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style:tab-stops>
          <style:tab-stop style:position="0.751cm"/>
          <style:tab-stop style:position="4.258cm"/>
          <style:tab-stop style:position="5.009cm"/>
        </style:tab-stops>
      </style:paragraph-properties>
    </style:style>
    <style:style style:name="P4" style:family="paragraph" style:parent-style-name="Standard">
      <style:paragraph-properties>
        <style:tab-stops>
          <style:tab-stop style:position="4.008cm"/>
        </style:tab-stops>
      </style:paragraph-properties>
    </style:style>
    <style:style style:name="P5" style:family="paragraph" style:parent-style-name="Standard">
      <style:paragraph-properties>
        <style:tab-stops>
          <style:tab-stop style:position="1.252cm"/>
        </style:tab-stops>
      </style:paragraph-properties>
    </style:style>
    <style:style style:name="P6" style:family="paragraph" style:parent-style-name="Standard">
      <style:paragraph-properties fo:keep-together="always"/>
    </style:style>
    <style:style style:name="P7" style:family="paragraph" style:parent-style-name="Standard">
      <style:paragraph-properties fo:keep-together="always" fo:orphans="2" fo:widows="2"/>
    </style:style>
    <style:style style:name="P8" style:family="paragraph" style:parent-style-name="Standard">
      <style:paragraph-properties fo:orphans="2" fo:widows="2"/>
    </style:style>
    <style:style style:name="P9" style:family="paragraph" style:parent-style-name="Standard">
      <style:paragraph-properties fo:orphans="2" fo:widows="2">
        <style:tab-stops>
          <style:tab-stop style:position="0.751cm"/>
          <style:tab-stop style:position="10.52cm"/>
        </style:tab-stops>
      </style:paragraph-properties>
    </style:style>
    <style:style style:name="P10" style:family="paragraph" style:parent-style-name="Standard">
      <style:paragraph-properties fo:orphans="2" fo:widows="2">
        <style:tab-stops>
          <style:tab-stop style:position="4.759cm"/>
        </style:tab-stops>
      </style:paragraph-properties>
    </style:style>
    <style:style style:name="P11" style:family="paragraph" style:parent-style-name="Standard">
      <style:paragraph-properties style:line-height-at-least="0.423cm"/>
      <style:text-properties fo:color="#ff0000" fo:language="nl" fo:country="NL" style:language-asian="none" style:country-asian="none"/>
    </style:style>
    <style:style style:name="P12" style:family="paragraph" style:parent-style-name="Standard">
      <style:paragraph-properties>
        <style:tab-stops>
          <style:tab-stop style:position="0.501cm"/>
          <style:tab-stop style:position="17cm" style:type="right"/>
        </style:tab-stops>
      </style:paragraph-properties>
    </style:style>
    <style:style style:name="P13" style:family="paragraph" style:parent-style-name="Standard">
      <style:paragraph-properties>
        <style:tab-stops>
          <style:tab-stop style:position="11.271cm"/>
        </style:tab-stops>
      </style:paragraph-properties>
    </style:style>
    <style:style style:name="P14" style:family="paragraph" style:parent-style-name="Standard">
      <style:paragraph-properties>
        <style:tab-stops>
          <style:tab-stop style:position="13.776cm"/>
        </style:tab-stops>
      </style:paragraph-properties>
    </style:style>
    <style:style style:name="P15" style:family="paragraph" style:parent-style-name="Standard">
      <style:paragraph-properties>
        <style:tab-stops>
          <style:tab-stop style:position="6.011cm"/>
        </style:tab-stops>
      </style:paragraph-properties>
    </style:style>
    <style:style style:name="P16" style:family="paragraph" style:parent-style-name="Standard">
      <style:paragraph-properties>
        <style:tab-stops>
          <style:tab-stop style:position="2.505cm"/>
          <style:tab-stop style:position="14.778cm" style:type="right"/>
        </style:tab-stops>
      </style:paragraph-properties>
    </style:style>
    <style:style style:name="P17" style:family="paragraph" style:parent-style-name="Standard">
      <style:paragraph-properties>
        <style:tab-stops>
          <style:tab-stop style:position="1.002cm"/>
          <style:tab-stop style:position="5.009cm"/>
        </style:tab-stops>
      </style:paragraph-properties>
    </style:style>
    <style:style style:name="P18" style:family="paragraph" style:parent-style-name="Standard">
      <style:paragraph-properties fo:margin-top="0cm" fo:margin-bottom="0cm"/>
    </style:style>
    <style:style style:name="P19" style:family="paragraph" style:parent-style-name="Standard">
      <style:paragraph-properties fo:margin-top="0cm" fo:margin-bottom="0cm" fo:text-align="center" style:justify-single-word="false"/>
    </style:style>
    <style:style style:name="P20" style:family="paragraph" style:parent-style-name="Standard">
      <style:paragraph-properties fo:margin-top="0cm" fo:margin-bottom="0cm">
        <style:tab-stops>
          <style:tab-stop style:position="0.501cm"/>
          <style:tab-stop style:position="17cm" style:type="right"/>
        </style:tab-stops>
      </style:paragraph-properties>
    </style:style>
    <style:style style:name="P21" style:family="paragraph" style:parent-style-name="Standard">
      <style:paragraph-properties fo:margin-top="0cm" fo:margin-bottom="0cm">
        <style:tab-stops>
          <style:tab-stop style:position="0.751cm"/>
        </style:tab-stops>
      </style:paragraph-properties>
    </style:style>
    <style:style style:name="P22" style:family="paragraph" style:parent-style-name="Standard">
      <style:paragraph-properties fo:margin-top="0cm" fo:margin-bottom="0cm">
        <style:tab-stops>
          <style:tab-stop style:position="6.011cm"/>
        </style:tab-stops>
      </style:paragraph-properties>
    </style:style>
    <style:style style:name="P23" style:family="paragraph" style:parent-style-name="Standard">
      <style:paragraph-properties fo:margin-top="0cm" fo:margin-bottom="0cm">
        <style:tab-stops>
          <style:tab-stop style:position="2.505cm"/>
          <style:tab-stop style:position="14.778cm" style:type="right"/>
        </style:tab-stops>
      </style:paragraph-properties>
    </style:style>
    <style:style style:name="P24" style:family="paragraph" style:parent-style-name="Standard">
      <style:paragraph-properties fo:margin-top="0cm" fo:margin-bottom="0cm" fo:orphans="2" fo:widows="2"/>
    </style:style>
    <style:style style:name="P25" style:family="paragraph" style:parent-style-name="Standard">
      <style:paragraph-properties fo:margin-top="0cm" fo:margin-bottom="0cm" fo:orphans="2" fo:widows="2" fo:keep-with-next="always"/>
    </style:style>
    <style:style style:name="P26" style:family="paragraph" style:parent-style-name="Standard">
      <style:paragraph-properties fo:margin-top="0cm" fo:margin-bottom="0cm" fo:orphans="2" fo:widows="2" fo:keep-with-next="always">
        <style:tab-stops>
          <style:tab-stop style:position="0.501cm"/>
          <style:tab-stop style:position="17cm" style:type="right"/>
        </style:tab-stops>
      </style:paragraph-properties>
    </style:style>
    <style:style style:name="P27" style:family="paragraph" style:parent-style-name="Standard">
      <style:paragraph-properties fo:margin-top="0cm" fo:margin-bottom="0cm" fo:orphans="2" fo:widows="2" fo:keep-with-next="always">
        <style:tab-stops>
          <style:tab-stop style:position="0.751cm"/>
        </style:tab-stops>
      </style:paragraph-properties>
    </style:style>
    <style:style style:name="P28" style:family="paragraph" style:parent-style-name="Standard">
      <style:paragraph-properties fo:margin-top="0cm" fo:margin-bottom="0cm" fo:orphans="2" fo:widows="2" fo:keep-with-next="always">
        <style:tab-stops>
          <style:tab-stop style:position="4.759cm"/>
        </style:tab-stops>
      </style:paragraph-properties>
    </style:style>
    <style:style style:name="P29" style:family="paragraph" style:parent-style-name="Standard">
      <style:paragraph-properties fo:margin-top="0cm" fo:margin-bottom="0cm" fo:keep-with-next="always">
        <style:tab-stops>
          <style:tab-stop style:position="0.751cm"/>
          <style:tab-stop style:position="10.52cm"/>
        </style:tab-stops>
      </style:paragraph-properties>
    </style:style>
    <style:style style:name="P30" style:family="paragraph" style:parent-style-name="Standard">
      <style:paragraph-properties fo:margin-top="0cm" fo:margin-bottom="0cm" fo:padding-left="0.141cm" fo:padding-right="0.141cm" fo:padding-top="0.035cm" fo:padding-bottom="0.035cm" fo:border="0.035cm solid #0000ff"/>
    </style:style>
    <style:style style:name="P31" style:family="paragraph" style:parent-style-name="Standard">
      <style:paragraph-properties fo:margin-top="0cm" fo:margin-bottom="0cm" fo:background-color="#e0e0ff" fo:padding-left="0.141cm" fo:padding-right="0.141cm" fo:padding-top="0.035cm" fo:padding-bottom="0.035cm" fo:border="0.035cm solid #0000ff" fo:keep-with-next="always">
        <style:background-image/>
      </style:paragraph-properties>
    </style:style>
    <style:style style:name="P32"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background-image/>
      </style:paragraph-properties>
    </style:style>
    <style:style style:name="P33"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0.751cm"/>
          <style:tab-stop style:position="3.006cm"/>
        </style:tab-stops>
        <style:background-image/>
      </style:paragraph-properties>
    </style:style>
    <style:style style:name="P34"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0.751cm"/>
          <style:tab-stop style:position="6.512cm"/>
          <style:tab-stop style:position="7.264cm"/>
        </style:tab-stops>
        <style:background-image/>
      </style:paragraph-properties>
    </style:style>
    <style:style style:name="P35"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17cm" style:type="right"/>
        </style:tab-stops>
        <style:background-image/>
      </style:paragraph-properties>
    </style:style>
    <style:style style:name="P36"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5.761cm"/>
        </style:tab-stops>
        <style:background-image/>
      </style:paragraph-properties>
    </style:style>
    <style:style style:name="P37"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2.755cm"/>
          <style:tab-stop style:position="6.763cm"/>
          <style:tab-stop style:position="10.019cm"/>
        </style:tab-stops>
        <style:background-image/>
      </style:paragraph-properties>
    </style:style>
    <style:style style:name="P38"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1.252cm"/>
        </style:tab-stops>
        <style:background-image/>
      </style:paragraph-properties>
    </style:style>
    <style:style style:name="P39"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3.256cm"/>
        </style:tab-stops>
        <style:background-image/>
      </style:paragraph-properties>
    </style:style>
    <style:style style:name="P40"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7.765cm"/>
        </style:tab-stops>
        <style:background-image/>
      </style:paragraph-properties>
    </style:style>
    <style:style style:name="P41"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7.013cm"/>
        </style:tab-stops>
        <style:background-image/>
      </style:paragraph-properties>
    </style:style>
    <style:style style:name="P42"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1.503cm"/>
        </style:tab-stops>
        <style:background-image/>
      </style:paragraph-properties>
    </style:style>
    <style:style style:name="P43" style:family="paragraph" style:parent-style-name="Standard">
      <style:paragraph-properties fo:margin-top="0cm" fo:margin-bottom="0cm" fo:orphans="2" fo:widows="2" fo:background-color="#e0e0ff" fo:padding-left="0.141cm" fo:padding-right="0.141cm" fo:padding-top="0.035cm" fo:padding-bottom="0.035cm" fo:border="0.035cm solid #0000ff" fo:keep-with-next="always">
        <style:tab-stops>
          <style:tab-stop style:position="2.004cm"/>
        </style:tab-stops>
        <style:background-image/>
      </style:paragraph-properties>
    </style:style>
    <style:style style:name="P44" style:family="paragraph" style:parent-style-name="Standard">
      <style:paragraph-properties fo:margin-top="0cm" fo:margin-bottom="0cm" fo:background-color="#e0e0ff" fo:padding-left="0.141cm" fo:padding-right="0.141cm" fo:padding-top="0.035cm" fo:padding-bottom="0.035cm" fo:border="0.035cm solid #0000ff" fo:keep-with-next="always">
        <style:tab-stops>
          <style:tab-stop style:position="17cm" style:type="right"/>
        </style:tab-stops>
        <style:background-image/>
      </style:paragraph-properties>
    </style:style>
    <style:style style:name="P45" style:family="paragraph" style:parent-style-name="Standard">
      <style:paragraph-properties fo:margin-top="0cm" fo:margin-bottom="0cm" fo:background-color="#e0e0ff" fo:padding-left="0.141cm" fo:padding-right="0.141cm" fo:padding-top="0.035cm" fo:padding-bottom="0.035cm" fo:border="0.035cm solid #0000ff" fo:keep-with-next="always">
        <style:tab-stops>
          <style:tab-stop style:position="7.514cm"/>
        </style:tab-stops>
        <style:background-image/>
      </style:paragraph-properties>
    </style:style>
    <style:style style:name="P46" style:family="paragraph" style:parent-style-name="Standard">
      <style:paragraph-properties fo:margin-top="0cm" fo:margin-bottom="0cm" fo:background-color="#e0e0ff" fo:padding-left="0.141cm" fo:padding-right="0.141cm" fo:padding-top="0.035cm" fo:padding-bottom="0.035cm" fo:border="0.035cm solid #0000ff" fo:keep-with-next="always">
        <style:tab-stops>
          <style:tab-stop style:position="7.514cm"/>
          <style:tab-stop style:position="13.526cm"/>
        </style:tab-stops>
        <style:background-image/>
      </style:paragraph-properties>
    </style:style>
    <style:style style:name="P47" style:family="paragraph" style:parent-style-name="Standard">
      <style:paragraph-properties fo:margin-top="0cm" fo:margin-bottom="0cm" fo:background-color="#e0e0ff" fo:padding-left="0.141cm" fo:padding-right="0.141cm" fo:padding-top="0.035cm" fo:padding-bottom="0.035cm" fo:border="0.035cm solid #0000ff" fo:keep-with-next="always">
        <style:tab-stops>
          <style:tab-stop style:position="1.252cm"/>
          <style:tab-stop style:position="6.262cm"/>
        </style:tab-stops>
        <style:background-image/>
      </style:paragraph-properties>
    </style:style>
    <style:style style:name="P48" style:family="paragraph" style:parent-style-name="Standard">
      <style:paragraph-properties fo:margin-top="0cm" fo:margin-bottom="0cm" fo:background-color="#e0e0ff" fo:padding-left="0.141cm" fo:padding-right="0.141cm" fo:padding-top="0.035cm" fo:padding-bottom="0.035cm" fo:border="0.035cm solid #0000ff" fo:keep-with-next="always">
        <style:tab-stops>
          <style:tab-stop style:position="3.757cm" style:type="center"/>
          <style:tab-stop style:position="4.258cm"/>
        </style:tab-stops>
        <style:background-image/>
      </style:paragraph-properties>
    </style:style>
    <style:style style:name="P49" style:family="paragraph" style:parent-style-name="Standard">
      <style:paragraph-properties fo:margin-top="0cm" fo:margin-bottom="0cm" fo:background-color="#e0e0ff" fo:padding-left="0.141cm" fo:padding-right="0.141cm" fo:padding-top="0.035cm" fo:padding-bottom="0.035cm" fo:border="0.035cm solid #0000ff" fo:keep-with-next="always">
        <style:tab-stops>
          <style:tab-stop style:position="4.258cm"/>
        </style:tab-stops>
        <style:background-image/>
      </style:paragraph-properties>
    </style:style>
    <style:style style:name="P50" style:family="paragraph" style:parent-style-name="Standard">
      <style:paragraph-properties fo:margin-top="0cm" fo:margin-bottom="0cm" fo:line-height="0.459cm" fo:orphans="2" fo:widows="2" fo:background-color="#e0e0ff" fo:padding-left="0.141cm" fo:padding-right="0.141cm" fo:padding-top="0.035cm" fo:padding-bottom="0.035cm" fo:border="0.035cm solid #0000ff" fo:keep-with-next="always">
        <style:background-image/>
      </style:paragraph-properties>
    </style:style>
    <style:style style:name="P51" style:family="paragraph" style:parent-style-name="Standard">
      <style:paragraph-properties fo:margin-top="0cm" fo:margin-bottom="0cm" fo:line-height="0.459cm" fo:orphans="2" fo:widows="2" fo:background-color="#e0e0ff" fo:padding-left="0.141cm" fo:padding-right="0.141cm" fo:padding-top="0.035cm" fo:padding-bottom="0.035cm" fo:border="0.035cm solid #0000ff" fo:keep-with-next="always">
        <style:tab-stops>
          <style:tab-stop style:position="17cm" style:type="right"/>
        </style:tab-stops>
        <style:background-image/>
      </style:paragraph-properties>
    </style:style>
    <style:style style:name="P52" style:family="paragraph" style:parent-style-name="Standard">
      <style:paragraph-properties fo:margin-top="0cm" fo:margin-bottom="0cm" fo:line-height="0.459cm" fo:orphans="2" fo:widows="2" fo:background-color="#e0e0ff" fo:padding-left="0.141cm" fo:padding-right="0.141cm" fo:padding-top="0.035cm" fo:padding-bottom="0.035cm" fo:border="0.035cm solid #0000ff" fo:keep-with-next="always">
        <style:tab-stops>
          <style:tab-stop style:position="7.013cm"/>
        </style:tab-stops>
        <style:background-image/>
      </style:paragraph-properties>
    </style:style>
    <style:style style:name="P53" style:family="paragraph" style:parent-style-name="Standard">
      <style:paragraph-properties fo:margin-top="0cm" fo:margin-bottom="0cm" fo:line-height="0.459cm" fo:orphans="2" fo:widows="2" fo:background-color="#e0e0ff" fo:padding-left="0.141cm" fo:padding-right="0.141cm" fo:padding-top="0.035cm" fo:padding-bottom="0.035cm" fo:border="0.035cm solid #0000ff" fo:keep-with-next="always">
        <style:tab-stops>
          <style:tab-stop style:position="7.514cm"/>
        </style:tab-stops>
        <style:background-image/>
      </style:paragraph-properties>
    </style:style>
    <style:style style:name="P54" style:family="paragraph" style:parent-style-name="Standard">
      <style:paragraph-properties fo:margin-top="0cm" fo:margin-bottom="0cm" fo:background-color="#e0e0ff" fo:padding-left="0.141cm" fo:padding-right="0.141cm" fo:padding-top="0.035cm" fo:padding-bottom="0.035cm" fo:border="0.035cm solid #0000ff">
        <style:background-image/>
      </style:paragraph-properties>
    </style:style>
    <style:style style:name="P55"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7cm" style:type="right"/>
        </style:tab-stops>
        <style:background-image/>
      </style:paragraph-properties>
    </style:style>
    <style:style style:name="P56"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2.755cm"/>
          <style:tab-stop style:position="6.763cm"/>
          <style:tab-stop style:position="10.019cm"/>
        </style:tab-stops>
        <style:background-image/>
      </style:paragraph-properties>
    </style:style>
    <style:style style:name="P57"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4.759cm"/>
        </style:tab-stops>
        <style:background-image/>
      </style:paragraph-properties>
    </style:style>
    <style:style style:name="P58"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252cm"/>
        </style:tab-stops>
        <style:background-image/>
      </style:paragraph-properties>
    </style:style>
    <style:style style:name="P59"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0.019cm"/>
        </style:tab-stops>
        <style:background-image/>
      </style:paragraph-properties>
    </style:style>
    <style:style style:name="P60"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7.765cm"/>
        </style:tab-stops>
        <style:background-image/>
      </style:paragraph-properties>
    </style:style>
    <style:style style:name="P61"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503cm"/>
        </style:tab-stops>
        <style:background-image/>
      </style:paragraph-properties>
    </style:style>
    <style:style style:name="P62"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503cm"/>
          <style:tab-stop style:position="17cm" style:type="right"/>
        </style:tab-stops>
        <style:background-image/>
      </style:paragraph-properties>
    </style:style>
    <style:style style:name="P63"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503cm"/>
          <style:tab-stop style:position="6.763cm"/>
        </style:tab-stops>
        <style:background-image/>
      </style:paragraph-properties>
    </style:style>
    <style:style style:name="P64"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0.52cm"/>
        </style:tab-stops>
        <style:background-image/>
      </style:paragraph-properties>
    </style:style>
    <style:style style:name="P65"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2.254cm"/>
        </style:tab-stops>
        <style:background-image/>
      </style:paragraph-properties>
    </style:style>
    <style:style style:name="P66"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16.782cm" style:type="right"/>
        </style:tab-stops>
        <style:background-image/>
      </style:paragraph-properties>
    </style:style>
    <style:style style:name="P67" style:family="paragraph" style:parent-style-name="Standard">
      <style:paragraph-properties fo:margin-top="0cm" fo:margin-bottom="0cm" fo:orphans="2" fo:widows="2" fo:background-color="#e0e0ff" fo:padding-left="0.141cm" fo:padding-right="0.141cm" fo:padding-top="0.035cm" fo:padding-bottom="0.035cm" fo:border="0.035cm solid #0000ff">
        <style:background-image/>
      </style:paragraph-properties>
    </style:style>
    <style:style style:name="P68" style:family="paragraph" style:parent-style-name="Standard">
      <style:paragraph-properties fo:margin-top="0cm" fo:margin-bottom="0cm" fo:background-color="#e0e0ff" fo:padding-left="0.141cm" fo:padding-right="0.141cm" fo:padding-top="0.035cm" fo:padding-bottom="0.035cm" fo:border="0.035cm solid #0000ff">
        <style:tab-stops>
          <style:tab-stop style:position="5.761cm"/>
        </style:tab-stops>
        <style:background-image/>
      </style:paragraph-properties>
    </style:style>
    <style:style style:name="P69" style:family="paragraph" style:parent-style-name="Standard">
      <style:paragraph-properties fo:margin-top="0cm" fo:margin-bottom="0cm" fo:background-color="#e6e6ff" fo:padding-left="0.141cm" fo:padding-right="0.141cm" fo:padding-top="0.035cm" fo:padding-bottom="0.035cm" fo:border="0.035cm solid #0000ff" fo:keep-with-next="always">
        <style:background-image/>
      </style:paragraph-properties>
    </style:style>
    <style:style style:name="P70" style:family="paragraph" style:parent-style-name="Standard">
      <style:paragraph-properties fo:keep-with-next="always"/>
    </style:style>
    <style:style style:name="P71" style:family="paragraph" style:parent-style-name="Standard">
      <style:paragraph-properties fo:orphans="2" fo:widows="2" fo:keep-with-next="always"/>
    </style:style>
    <style:style style:name="P72" style:family="paragraph" style:parent-style-name="Standard">
      <style:paragraph-properties fo:orphans="2" fo:widows="2" fo:padding-left="0.141cm" fo:padding-right="0.141cm" fo:padding-top="0.035cm" fo:padding-bottom="0.035cm" fo:border="0.035cm solid #0000ff" fo:keep-with-next="always"/>
    </style:style>
    <style:style style:name="P73" style:family="paragraph" style:parent-style-name="Standard">
      <style:paragraph-properties fo:padding-left="0.141cm" fo:padding-right="0.141cm" fo:padding-top="0.035cm" fo:padding-bottom="0.035cm" fo:border="0.035cm solid #0000ff"/>
    </style:style>
    <style:style style:name="P74" style:family="paragraph" style:parent-style-name="Standard">
      <style:paragraph-properties fo:orphans="2" fo:widows="2" fo:padding-left="0.141cm" fo:padding-right="0.141cm" fo:padding-top="0.035cm" fo:padding-bottom="0.035cm" fo:border="0.035cm solid #0000ff"/>
    </style:style>
    <style:style style:name="P75" style:family="paragraph" style:parent-style-name="Standard">
      <style:paragraph-properties fo:background-color="#e0e0ff" fo:padding-left="0.141cm" fo:padding-right="0.141cm" fo:padding-top="0.035cm" fo:padding-bottom="0.035cm" fo:border="0.035cm solid #0000ff" fo:keep-with-next="always">
        <style:background-image/>
      </style:paragraph-properties>
    </style:style>
    <style:style style:name="P76" style:family="paragraph" style:parent-style-name="Standard">
      <style:paragraph-properties fo:orphans="2" fo:widows="2" fo:background-color="#e0e0ff" fo:padding-left="0.141cm" fo:padding-right="0.141cm" fo:padding-top="0.035cm" fo:padding-bottom="0.035cm" fo:border="0.035cm solid #0000ff" fo:keep-with-next="always">
        <style:background-image/>
      </style:paragraph-properties>
    </style:style>
    <style:style style:name="P77" style:family="paragraph" style:parent-style-name="Standard">
      <style:paragraph-properties fo:orphans="2" fo:widows="2" fo:background-color="#e0e0ff" fo:padding-left="0.141cm" fo:padding-right="0.141cm" fo:padding-top="0.035cm" fo:padding-bottom="0.035cm" fo:border="0.035cm solid #0000ff" fo:keep-with-next="always">
        <style:tab-stops>
          <style:tab-stop style:position="0.751cm"/>
          <style:tab-stop style:position="3.006cm"/>
        </style:tab-stops>
        <style:background-image/>
      </style:paragraph-properties>
    </style:style>
    <style:style style:name="P78" style:family="paragraph" style:parent-style-name="Standard">
      <style:paragraph-properties fo:orphans="2" fo:widows="2" fo:background-color="#e0e0ff" fo:padding-left="0.141cm" fo:padding-right="0.141cm" fo:padding-top="0.035cm" fo:padding-bottom="0.035cm" fo:border="0.035cm solid #0000ff" fo:keep-with-next="always">
        <style:tab-stops>
          <style:tab-stop style:position="5.761cm"/>
        </style:tab-stops>
        <style:background-image/>
      </style:paragraph-properties>
    </style:style>
    <style:style style:name="P79" style:family="paragraph" style:parent-style-name="Standard">
      <style:paragraph-properties fo:orphans="2" fo:widows="2" fo:background-color="#e0e0ff" fo:padding-left="0.141cm" fo:padding-right="0.141cm" fo:padding-top="0.035cm" fo:padding-bottom="0.035cm" fo:border="0.035cm solid #0000ff" fo:keep-with-next="always">
        <style:tab-stops>
          <style:tab-stop style:position="7.013cm"/>
        </style:tab-stops>
        <style:background-image/>
      </style:paragraph-properties>
    </style:style>
    <style:style style:name="P80" style:family="paragraph" style:parent-style-name="Standard">
      <style:paragraph-properties fo:orphans="2" fo:widows="2" fo:background-color="#e0e0ff" fo:padding-left="0.141cm" fo:padding-right="0.141cm" fo:padding-top="0.035cm" fo:padding-bottom="0.035cm" fo:border="0.035cm solid #0000ff" fo:keep-with-next="always">
        <style:tab-stops>
          <style:tab-stop style:position="17cm" style:type="right"/>
        </style:tab-stops>
        <style:background-image/>
      </style:paragraph-properties>
    </style:style>
    <style:style style:name="P81" style:family="paragraph" style:parent-style-name="Standard">
      <style:paragraph-properties fo:background-color="#e0e0ff" fo:padding-left="0.141cm" fo:padding-right="0.141cm" fo:padding-top="0.035cm" fo:padding-bottom="0.035cm" fo:border="0.035cm solid #0000ff" fo:keep-with-next="always">
        <style:tab-stops>
          <style:tab-stop style:position="6.262cm"/>
        </style:tab-stops>
        <style:background-image/>
      </style:paragraph-properties>
    </style:style>
    <style:style style:name="P82" style:family="paragraph" style:parent-style-name="Standard">
      <style:paragraph-properties fo:line-height="0.459cm" fo:orphans="2" fo:widows="2" fo:background-color="#e0e0ff" fo:padding-left="0.141cm" fo:padding-right="0.141cm" fo:padding-top="0.035cm" fo:padding-bottom="0.035cm" fo:border="0.035cm solid #0000ff" fo:keep-with-next="always">
        <style:background-image/>
      </style:paragraph-properties>
    </style:style>
    <style:style style:name="P83" style:family="paragraph" style:parent-style-name="Standard">
      <style:paragraph-properties fo:background-color="#e0e0ff" fo:padding-left="0.141cm" fo:padding-right="0.141cm" fo:padding-top="0.035cm" fo:padding-bottom="0.035cm" fo:border="0.035cm solid #0000ff">
        <style:background-image/>
      </style:paragraph-properties>
    </style:style>
    <style:style style:name="P84" style:family="paragraph" style:parent-style-name="Standard">
      <style:paragraph-properties fo:background-color="#e0e0ff" fo:padding-left="0.141cm" fo:padding-right="0.141cm" fo:padding-top="0.035cm" fo:padding-bottom="0.035cm" fo:border="0.035cm solid #0000ff">
        <style:tab-stops>
          <style:tab-stop style:position="0.751cm"/>
          <style:tab-stop style:position="6.512cm"/>
          <style:tab-stop style:position="7.264cm"/>
        </style:tab-stops>
        <style:background-image/>
      </style:paragraph-properties>
    </style:style>
    <style:style style:name="P85" style:family="paragraph" style:parent-style-name="Standard">
      <style:paragraph-properties fo:background-color="#e0e0ff" fo:padding-left="0.141cm" fo:padding-right="0.141cm" fo:padding-top="0.035cm" fo:padding-bottom="0.035cm" fo:border="0.035cm solid #0000ff">
        <style:tab-stops>
          <style:tab-stop style:position="7.514cm"/>
        </style:tab-stops>
        <style:background-image/>
      </style:paragraph-properties>
    </style:style>
    <style:style style:name="P86" style:family="paragraph" style:parent-style-name="Standard">
      <style:paragraph-properties fo:background-color="#e0e0ff" fo:padding-left="0.141cm" fo:padding-right="0.141cm" fo:padding-top="0.035cm" fo:padding-bottom="0.035cm" fo:border="0.035cm solid #0000ff">
        <style:tab-stops>
          <style:tab-stop style:position="7.514cm"/>
          <style:tab-stop style:position="13.526cm"/>
        </style:tab-stops>
        <style:background-image/>
      </style:paragraph-properties>
    </style:style>
    <style:style style:name="P87" style:family="paragraph" style:parent-style-name="Standard">
      <style:paragraph-properties fo:background-color="#e0e0ff" fo:padding-left="0.141cm" fo:padding-right="0.141cm" fo:padding-top="0.035cm" fo:padding-bottom="0.035cm" fo:border="0.035cm solid #0000ff">
        <style:tab-stops>
          <style:tab-stop style:position="1.252cm"/>
          <style:tab-stop style:position="6.262cm"/>
        </style:tab-stops>
        <style:background-image/>
      </style:paragraph-properties>
    </style:style>
    <style:style style:name="P88" style:family="paragraph" style:parent-style-name="Standard">
      <style:paragraph-properties fo:background-color="#e0e0ff" fo:padding-left="0.141cm" fo:padding-right="0.141cm" fo:padding-top="0.035cm" fo:padding-bottom="0.035cm" fo:border="0.035cm solid #0000ff">
        <style:tab-stops>
          <style:tab-stop style:position="2.755cm"/>
          <style:tab-stop style:position="6.763cm"/>
          <style:tab-stop style:position="10.019cm"/>
        </style:tab-stops>
        <style:background-image/>
      </style:paragraph-properties>
    </style:style>
    <style:style style:name="P89" style:family="paragraph" style:parent-style-name="Standard">
      <style:paragraph-properties fo:background-color="#e0e0ff" fo:padding-left="0.141cm" fo:padding-right="0.141cm" fo:padding-top="0.035cm" fo:padding-bottom="0.035cm" fo:border="0.035cm solid #0000ff">
        <style:tab-stops>
          <style:tab-stop style:position="1.252cm"/>
        </style:tab-stops>
        <style:background-image/>
      </style:paragraph-properties>
    </style:style>
    <style:style style:name="P90" style:family="paragraph" style:parent-style-name="Standard">
      <style:paragraph-properties fo:background-color="#e0e0ff" fo:padding-left="0.141cm" fo:padding-right="0.141cm" fo:padding-top="0.035cm" fo:padding-bottom="0.035cm" fo:border="0.035cm solid #0000ff">
        <style:tab-stops>
          <style:tab-stop style:position="10.019cm"/>
        </style:tab-stops>
        <style:background-image/>
      </style:paragraph-properties>
    </style:style>
    <style:style style:name="P91" style:family="paragraph" style:parent-style-name="Standard">
      <style:paragraph-properties fo:background-color="#e0e0ff" fo:padding-left="0.141cm" fo:padding-right="0.141cm" fo:padding-top="0.035cm" fo:padding-bottom="0.035cm" fo:border="0.035cm solid #0000ff">
        <style:tab-stops>
          <style:tab-stop style:position="4.258cm"/>
        </style:tab-stops>
        <style:background-image/>
      </style:paragraph-properties>
    </style:style>
    <style:style style:name="P92" style:family="paragraph" style:parent-style-name="Standard">
      <style:paragraph-properties fo:line-height="0.459cm" fo:background-color="#e0e0ff" fo:padding-left="0.141cm" fo:padding-right="0.141cm" fo:padding-top="0.035cm" fo:padding-bottom="0.035cm" fo:border="0.035cm solid #0000ff">
        <style:tab-stops>
          <style:tab-stop style:position="7.514cm"/>
        </style:tab-stops>
        <style:background-image/>
      </style:paragraph-properties>
    </style:style>
    <style:style style:name="P93" style:family="paragraph" style:parent-style-name="Standard">
      <style:paragraph-properties fo:background-color="#e0e0ff" fo:padding-left="0.141cm" fo:padding-right="0.141cm" fo:padding-top="0.035cm" fo:padding-bottom="0.035cm" fo:border="0.035cm solid #0000ff">
        <style:tab-stops>
          <style:tab-stop style:position="1.503cm"/>
        </style:tab-stops>
        <style:background-image/>
      </style:paragraph-properties>
    </style:style>
    <style:style style:name="P94" style:family="paragraph" style:parent-style-name="Standard">
      <style:paragraph-properties fo:background-color="#e0e0ff" fo:padding-left="0.141cm" fo:padding-right="0.141cm" fo:padding-top="0.035cm" fo:padding-bottom="0.035cm" fo:border="0.035cm solid #0000ff">
        <style:tab-stops>
          <style:tab-stop style:position="1.503cm"/>
          <style:tab-stop style:position="6.763cm"/>
        </style:tab-stops>
        <style:background-image/>
      </style:paragraph-properties>
    </style:style>
    <style:style style:name="P95" style:family="paragraph" style:parent-style-name="Standard">
      <style:paragraph-properties fo:background-color="#e0e0ff" fo:padding-left="0.141cm" fo:padding-right="0.141cm" fo:padding-top="0.035cm" fo:padding-bottom="0.035cm" fo:border="0.035cm solid #0000ff">
        <style:tab-stops>
          <style:tab-stop style:position="17cm" style:type="right"/>
        </style:tab-stops>
        <style:background-image/>
      </style:paragraph-properties>
    </style:style>
    <style:style style:name="P96" style:family="paragraph" style:parent-style-name="Standard">
      <style:paragraph-properties fo:orphans="2" fo:widows="2" fo:background-color="#e0e0ff" fo:padding-left="0.141cm" fo:padding-right="0.141cm" fo:padding-top="0.035cm" fo:padding-bottom="0.035cm" fo:border="0.035cm solid #0000ff">
        <style:background-image/>
      </style:paragraph-properties>
    </style:style>
    <style:style style:name="P97" style:family="paragraph" style:parent-style-name="Standard">
      <style:paragraph-properties fo:background-color="#e0e0ff" fo:padding-left="0.141cm" fo:padding-right="0.141cm" fo:padding-top="0.035cm" fo:padding-bottom="0.035cm" fo:border="0.035cm solid #0000ff">
        <style:tab-stops>
          <style:tab-stop style:position="2.004cm"/>
        </style:tab-stops>
        <style:background-image/>
      </style:paragraph-properties>
    </style:style>
    <style:style style:name="P98" style:family="paragraph" style:parent-style-name="Standard">
      <style:paragraph-properties fo:background-color="#e0e0ff" fo:padding-left="0.141cm" fo:padding-right="0.141cm" fo:padding-top="0.035cm" fo:padding-bottom="0.035cm" fo:border="0.035cm solid #0000ff">
        <style:tab-stops>
          <style:tab-stop style:position="5.761cm"/>
        </style:tab-stops>
        <style:background-image/>
      </style:paragraph-properties>
    </style:style>
    <style:style style:name="P99" style:family="paragraph" style:parent-style-name="Standard">
      <style:paragraph-properties fo:margin-left="0.501cm" fo:margin-right="0cm" fo:text-indent="-0.501cm" style:auto-text-indent="false"/>
    </style:style>
    <style:style style:name="P100" style:family="paragraph" style:parent-style-name="Standard">
      <style:paragraph-properties fo:margin-left="0.501cm" fo:margin-right="0cm" fo:margin-top="0cm" fo:margin-bottom="0cm" fo:text-indent="-0.501cm" style:auto-text-indent="false"/>
    </style:style>
    <style:style style:name="P101" style:family="paragraph" style:parent-style-name="Standard">
      <style:paragraph-properties fo:margin-left="0.501cm" fo:margin-right="0cm" fo:margin-top="0cm" fo:margin-bottom="0cm" fo:line-height="0.353cm" fo:text-indent="-0.501cm" style:auto-text-indent="false">
        <style:tab-stops>
          <style:tab-stop style:position="4.759cm"/>
        </style:tab-stops>
      </style:paragraph-properties>
    </style:style>
    <style:style style:name="P102" style:family="paragraph" style:parent-style-name="Standard">
      <style:paragraph-properties fo:margin-left="0.501cm" fo:margin-right="0cm" fo:margin-top="0cm" fo:margin-bottom="0cm" fo:text-indent="-0.501cm" style:auto-text-indent="false" fo:padding-left="0.141cm" fo:padding-right="0.141cm" fo:padding-top="0.035cm" fo:padding-bottom="0.035cm" fo:border="0.035cm solid #0000ff"/>
    </style:style>
    <style:style style:name="P103" style:family="paragraph" style:parent-style-name="Standard">
      <style:paragraph-properties fo:margin-left="0.501cm" fo:margin-right="0cm" fo:text-indent="-0.501cm" style:auto-text-indent="false" fo:padding-left="0.141cm" fo:padding-right="0.141cm" fo:padding-top="0.035cm" fo:padding-bottom="0.035cm" fo:border="0.035cm solid #0000ff"/>
    </style:style>
    <style:style style:name="P104" style:family="paragraph" style:parent-style-name="Standard">
      <style:paragraph-properties fo:margin-left="0.499cm" fo:margin-right="0cm" fo:margin-top="0cm" fo:margin-bottom="0cm" fo:line-height="0.353cm" fo:text-indent="-0.499cm" style:auto-text-indent="false">
        <style:tab-stops>
          <style:tab-stop style:position="4.759cm"/>
        </style:tab-stops>
      </style:paragraph-properties>
    </style:style>
    <style:style style:name="P105" style:family="paragraph" style:parent-style-name="Standard">
      <style:paragraph-properties fo:margin-left="0.499cm" fo:margin-right="0cm" fo:margin-top="0cm" fo:margin-bottom="0cm" fo:line-height="0.353cm" fo:text-indent="-0.499cm" style:auto-text-indent="false">
        <style:tab-stops>
          <style:tab-stop style:position="4.759cm"/>
        </style:tab-stops>
      </style:paragraph-properties>
      <style:text-properties fo:font-size="9pt" style:font-size-asian="9pt" style:font-size-complex="9pt"/>
    </style:style>
    <style:style style:name="P106" style:family="paragraph" style:parent-style-name="Standard">
      <style:paragraph-properties fo:margin-left="0.499cm" fo:margin-right="0cm" fo:margin-top="0cm" fo:margin-bottom="0cm" fo:line-height="0.353cm" fo:text-indent="-0.499cm" style:auto-text-indent="false">
        <style:tab-stops>
          <style:tab-stop style:position="4.509cm"/>
        </style:tab-stops>
      </style:paragraph-properties>
      <style:text-properties fo:font-size="9pt" style:font-size-asian="9pt" style:font-size-complex="9pt"/>
    </style:style>
    <style:style style:name="P107" style:family="paragraph" style:parent-style-name="Standard">
      <style:paragraph-properties fo:line-height="0.318cm" fo:background-color="#e6e6ff" fo:padding-left="0.141cm" fo:padding-right="0.141cm" fo:padding-top="0.035cm" fo:padding-bottom="0.035cm" fo:border="0.035cm solid #0000ff">
        <style:tab-stops>
          <style:tab-stop style:position="0.741cm" style:type="center"/>
          <style:tab-stop style:position="1.679cm" style:type="center"/>
          <style:tab-stop style:position="2.099cm" style:type="center"/>
          <style:tab-stop style:position="2.642cm" style:type="center"/>
        </style:tab-stops>
        <style:background-image/>
      </style:paragraph-properties>
    </style:style>
    <style:style style:name="P108" style:family="paragraph" style:parent-style-name="Standard">
      <style:paragraph-properties fo:margin-left="1.251cm" fo:margin-right="0cm" fo:margin-top="0cm" fo:margin-bottom="0cm" fo:text-indent="-1.251cm" style:auto-text-indent="false" fo:background-color="#e0e0ff" fo:padding-left="0.141cm" fo:padding-right="0.141cm" fo:padding-top="0.035cm" fo:padding-bottom="0.035cm" fo:border="0.035cm solid #0000ff">
        <style:background-image/>
      </style:paragraph-properties>
    </style:style>
    <style:style style:name="P109" style:family="paragraph" style:parent-style-name="Standard">
      <style:paragraph-properties fo:margin-left="1.251cm" fo:margin-right="0cm" fo:text-indent="-1.251cm" style:auto-text-indent="false" fo:background-color="#e0e0ff" fo:padding-left="0.141cm" fo:padding-right="0.141cm" fo:padding-top="0.035cm" fo:padding-bottom="0.035cm" fo:border="0.035cm solid #0000ff">
        <style:background-image/>
      </style:paragraph-properties>
    </style:style>
    <style:style style:name="P110" style:family="paragraph" style:parent-style-name="Standard">
      <style:paragraph-properties fo:margin-left="0.751cm" fo:margin-right="0cm" fo:text-indent="-0.751cm" style:auto-text-indent="false"/>
    </style:style>
    <style:style style:name="P111" style:family="paragraph" style:parent-style-name="Standard" style:master-page-name="First_20_Page">
      <style:paragraph-properties style:page-number="auto"/>
    </style:style>
    <style:style style:name="P112" style:family="paragraph" style:parent-style-name="Heading_20_2">
      <style:paragraph-properties>
        <style:tab-stops>
          <style:tab-stop style:position="17cm" style:type="right"/>
        </style:tab-stops>
      </style:paragraph-properties>
    </style:style>
    <style:style style:name="P113" style:family="paragraph" style:parent-style-name="Heading_20_2">
      <style:paragraph-properties fo:orphans="2" fo:widows="2"/>
    </style:style>
    <style:style style:name="P114" style:family="paragraph" style:parent-style-name="Heading_20_2">
      <style:paragraph-properties fo:break-before="page"/>
    </style:style>
    <style:style style:name="P115" style:family="paragraph" style:parent-style-name="Heading_20_3">
      <style:paragraph-properties fo:orphans="2" fo:widows="2"/>
    </style:style>
    <style:style style:name="P116" style:family="paragraph" style:parent-style-name="Heading_20_3">
      <style:paragraph-properties fo:break-before="page"/>
    </style:style>
    <style:style style:name="P117" style:family="paragraph" style:parent-style-name="Heading_20_1">
      <style:paragraph-properties fo:margin-left="4.008cm" fo:margin-right="3.976cm" fo:text-align="center" style:justify-single-word="false" fo:text-indent="0cm" style:auto-text-indent="false" fo:padding="0cm" fo:border="0.035cm solid #000000"/>
    </style:style>
    <style:style style:name="P118" style:family="paragraph" style:parent-style-name="Footnote">
      <style:text-properties fo:language="nl" fo:country="NL"/>
    </style:style>
    <style:style style:name="P119" style:family="paragraph" style:parent-style-name="Footnote">
      <style:paragraph-properties fo:margin-top="0cm" fo:margin-bottom="0.106cm"/>
    </style:style>
    <style:style style:name="P120" style:family="paragraph" style:parent-style-name="Footnote">
      <style:paragraph-properties fo:margin-left="0.499cm" fo:margin-right="0cm" fo:text-indent="-0.499cm" style:auto-text-indent="false"/>
    </style:style>
    <style:style style:name="P121" style:family="paragraph" style:parent-style-name="Footnote">
      <style:paragraph-properties fo:margin-left="0.499cm" fo:margin-right="0cm" fo:margin-top="0cm" fo:margin-bottom="0.106cm" fo:text-indent="-0.499cm" style:auto-text-indent="false"/>
    </style:style>
    <style:style style:name="P122" style:family="paragraph" style:parent-style-name="Footnote">
      <style:paragraph-properties fo:margin-left="0.499cm" fo:margin-right="0cm" fo:margin-top="0cm" fo:margin-bottom="0.106cm" fo:orphans="2" fo:widows="2" fo:text-indent="-0.499cm" style:auto-text-indent="false"/>
    </style:style>
    <style:style style:name="P123" style:family="paragraph" style:parent-style-name="Header">
      <style:paragraph-properties>
        <style:tab-stops>
          <style:tab-stop style:position="8.255cm" style:type="center"/>
          <style:tab-stop style:position="16.51cm" style:type="right"/>
        </style:tab-stops>
      </style:paragraph-properties>
    </style:style>
    <style:style style:name="P124" style:family="paragraph" style:parent-style-name="Header">
      <style:paragraph-properties fo:margin-top="0cm" fo:margin-bottom="0cm">
        <style:tab-stops>
          <style:tab-stop style:position="8.266cm" style:type="center"/>
          <style:tab-stop style:position="17.032cm" style:type="right"/>
        </style:tab-stops>
      </style:paragraph-properties>
    </style:style>
    <style:style style:name="P125" style:family="paragraph">
      <style:paragraph-properties fo:text-align="center" style:writing-mode="lr-tb"/>
      <style:text-properties fo:font-size="24pt"/>
    </style:style>
    <style:style style:name="P126" style:family="paragraph">
      <style:paragraph-properties fo:margin-top="0cm" fo:margin-bottom="0.212cm" style:line-height-at-least="0.24cm" fo:text-align="center" style:writing-mode="lr-tb"/>
    </style:style>
    <style:style style:name="P127" style:family="paragraph">
      <style:paragraph-properties fo:margin-top="0cm" fo:margin-bottom="0.212cm" style:line-height-at-least="0.24cm" fo:text-align="justify" style:writing-mode="lr-tb"/>
    </style:style>
    <style:style style:name="P128" style:family="paragraph">
      <style:paragraph-properties style:writing-mode="lr-tb"/>
    </style:style>
    <style:style style:name="P129" style:family="paragraph">
      <style:paragraph-properties fo:margin-top="0cm" fo:margin-bottom="0.212cm" fo:line-height="0.28cm" fo:text-align="justify" style:writing-mode="lr-tb"/>
    </style:style>
    <style:style style:name="T1" style:family="text">
      <style:text-properties style:font-size-complex="9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tyle="italic" style:font-style-asian="italic"/>
    </style:style>
    <style:style style:name="T5" style:family="text">
      <style:text-properties fo:font-style="italic" style:font-style-asian="italic" style:font-size-complex="9pt"/>
    </style:style>
    <style:style style:name="T6" style:family="text">
      <style:text-properties fo:font-style="italic" style:font-style-asian="italic" style:font-name-complex="Courier New"/>
    </style:style>
    <style:style style:name="T7" style:family="text">
      <style:text-properties style:text-position="0% 100%"/>
    </style:style>
    <style:style style:name="T8" style:family="text">
      <style:text-properties style:text-position="0% 100%" style:font-size-complex="9pt"/>
    </style:style>
    <style:style style:name="T9" style:family="text">
      <style:text-properties style:text-position="super 58%"/>
    </style:style>
    <style:style style:name="T10" style:family="text">
      <style:text-properties style:text-position="super 58%" fo:font-size="9pt" style:font-size-asian="9pt" style:font-size-complex="9pt" text:display="true"/>
    </style:style>
    <style:style style:name="T11" style:family="text">
      <style:text-properties style:text-position="super 58%" fo:font-size="12pt" fo:font-weight="normal" style:font-size-asian="12pt" style:font-weight-asian="normal" style:font-size-complex="12pt"/>
    </style:style>
    <style:style style:name="T12" style:family="text">
      <style:text-properties text:display="true"/>
    </style:style>
    <style:style style:name="T13" style:family="text">
      <style:text-properties fo:font-size="9pt" style:font-size-asian="9pt"/>
    </style:style>
    <style:style style:name="T14" style:family="text">
      <style:text-properties fo:font-size="9pt" style:font-size-asian="9pt" style:font-size-complex="9pt"/>
    </style:style>
    <style:style style:name="T15" style:family="text">
      <style:text-properties fo:font-size="9pt" style:font-size-asian="9pt" style:font-size-complex="9pt" text:display="true"/>
    </style:style>
    <style:style style:name="T16" style:family="text">
      <style:text-properties fo:font-size="9pt" style:font-size-asian="9pt" style:font-size-complex="10pt"/>
    </style:style>
    <style:style style:name="T17" style:family="text">
      <style:text-properties fo:font-size="9pt" fo:language="en" fo:country="US" style:font-size-asian="9pt"/>
    </style:style>
    <style:style style:name="T18" style:family="text">
      <style:text-properties fo:font-size="9pt" style:text-underline-style="solid" style:text-underline-width="auto" style:text-underline-color="font-color" style:font-size-asian="9pt"/>
    </style:style>
    <style:style style:name="T19" style:family="text">
      <style:text-properties fo:font-size="9pt" style:text-underline-style="solid" style:text-underline-width="bold" style:text-underline-color="font-color" style:font-size-asian="9pt"/>
    </style:style>
    <style:style style:name="T20" style:family="text">
      <style:text-properties fo:font-size="9pt" style:text-underline-style="solid" style:text-underline-width="bold" style:text-underline-color="font-color" style:font-size-asian="9pt" style:font-size-complex="10pt"/>
    </style:style>
    <style:style style:name="T21" style:family="text">
      <style:text-properties fo:font-size="9pt" fo:font-weight="bold" style:font-size-asian="9pt" style:font-weight-asian="bold"/>
    </style:style>
    <style:style style:name="T22" style:family="text">
      <style:text-properties fo:font-weight="bold" style:font-weight-asian="bold"/>
    </style:style>
    <style:style style:name="T23" style:family="text">
      <style:text-properties fo:font-size="10pt" style:font-size-asian="10pt"/>
    </style:style>
    <style:style style:name="T24" style:family="text">
      <style:text-properties fo:font-size="10pt" style:font-size-asian="10pt" style:font-size-complex="10pt"/>
    </style:style>
    <style:style style:name="T25" style:family="text">
      <style:text-properties style:font-name="Courier New" fo:font-size="10pt" style:font-size-asian="10pt"/>
    </style:style>
    <style:style style:name="T26" style:family="text">
      <style:text-properties style:font-name="Courier New" fo:font-size="10pt" style:font-size-asian="10pt" style:font-name-complex="Courier New"/>
    </style:style>
    <style:style style:name="T27" style:family="text">
      <style:text-properties style:font-name="Courier New" fo:font-size="10pt" style:font-size-asian="10pt" style:font-name-complex="Courier New" style:font-size-complex="10pt"/>
    </style:style>
    <style:style style:name="T28" style:family="text">
      <style:text-properties style:font-name="Courier New" fo:font-size="10pt" style:font-size-asian="10pt" style:font-name-complex="Courier New" text:display="true"/>
    </style:style>
    <style:style style:name="T29" style:family="text">
      <style:text-properties style:font-name="Courier New" fo:font-size="10pt" style:font-size-asian="10pt" style:font-size-complex="10pt"/>
    </style:style>
    <style:style style:name="T30" style:family="text">
      <style:text-properties style:font-name="Courier New" fo:font-size="10pt" fo:language="en" fo:country="US" style:font-size-asian="10pt" style:font-name-complex="Courier New"/>
    </style:style>
    <style:style style:name="T31" style:family="text">
      <style:text-properties style:font-name="Courier New" fo:font-size="10pt" style:text-underline-style="solid" style:text-underline-width="auto" style:text-underline-color="font-color" style:font-size-asian="10pt" style:font-name-complex="Courier New"/>
    </style:style>
    <style:style style:name="T32" style:family="text">
      <style:text-properties style:font-name="Courier New" fo:font-size="10pt" style:text-underline-style="solid" style:text-underline-width="auto" style:text-underline-color="font-color" fo:font-weight="bold" style:font-size-asian="10pt" style:font-weight-asian="bold" style:font-name-complex="Courier New"/>
    </style:style>
    <style:style style:name="T33" style:family="text">
      <style:text-properties style:font-name="Courier New" fo:font-size="10pt" fo:font-weight="bold" style:font-size-asian="10pt" style:font-weight-asian="bold" style:font-name-complex="Courier New"/>
    </style:style>
    <style:style style:name="T34" style:family="text">
      <style:text-properties style:font-name="Courier New" fo:font-size="10pt" style:text-underline-style="solid" style:text-underline-width="bold" style:text-underline-color="font-color" style:font-size-asian="10pt" style:font-name-complex="Courier New"/>
    </style:style>
    <style:style style:name="T35" style:family="text">
      <style:text-properties style:font-name="Courier New" fo:font-size="10pt" style:text-underline-style="solid" style:text-underline-width="bold" style:text-underline-color="font-color" style:font-size-asian="10pt" style:font-name-complex="Courier New" style:font-size-complex="10pt"/>
    </style:style>
    <style:style style:name="T36" style:family="text">
      <style:text-properties style:font-name="Courier New" style:font-name-complex="Courier New"/>
    </style:style>
    <style:style style:name="T37" style:family="text">
      <style:text-properties style:font-name-complex="Courier New"/>
    </style:style>
    <style:style style:name="T38" style:family="text">
      <style:text-properties style:font-name="Symbol"/>
    </style:style>
    <style:style style:name="T39" style:family="text">
      <style:text-properties style:font-name="Symbol" fo:font-weight="bold" style:font-weight-asian="bold"/>
    </style:style>
    <style:style style:name="T40" style:family="text">
      <style:text-properties style:text-position="sub 58%"/>
    </style:style>
    <style:style style:name="T41" style:family="text">
      <style:text-properties style:text-position="sub 58%" fo:font-style="italic" style:font-style-asian="italic"/>
    </style:style>
    <style:style style:name="T42" style:family="text">
      <style:text-properties style:text-position="30% 100%" style:font-name="Courier New" fo:font-size="10pt" style:font-size-asian="10pt" style:font-name-complex="Courier New"/>
    </style:style>
    <style:style style:name="T43" style:family="text">
      <style:text-properties style:font-size-complex="10pt"/>
    </style:style>
    <style:style style:name="T44" style:family="text">
      <style:text-properties fo:language="en" fo:country="US"/>
    </style:style>
    <style:style style:name="T45" style:family="text">
      <style:text-properties fo:language="en" fo:country="US" fo:font-weight="bold" style:font-weight-asian="bold"/>
    </style:style>
    <style:style style:name="T46" style:family="text">
      <style:text-properties fo:color="#ff0000"/>
    </style:style>
    <style:style style:name="T47" style:family="text">
      <style:text-properties fo:color="#ff0000" style:font-name="Courier New" fo:font-size="10pt" style:font-size-asian="10pt" style:font-name-complex="Courier New"/>
    </style:style>
    <style:style style:name="T48" style:family="text">
      <style:text-properties fo:color="#ff0000" style:font-name="Courier New" fo:font-size="10pt" style:text-underline-style="solid" style:text-underline-width="auto" style:text-underline-color="font-color" style:font-size-asian="10pt" style:font-name-complex="Courier New"/>
    </style:style>
    <style:style style:name="T49" style:family="text">
      <style:text-properties fo:color="#ff0000" style:text-underline-style="solid" style:text-underline-width="auto" style:text-underline-color="font-color"/>
    </style:style>
    <style:style style:name="T50" style:family="text">
      <style:text-properties style:text-underline-style="solid" style:text-underline-width="auto" style:text-underline-color="font-color"/>
    </style:style>
    <style:style style:name="T51" style:family="text">
      <style:text-properties fo:color="#99cc00"/>
    </style:style>
    <style:style style:name="T52" style:family="text">
      <style:text-properties fo:language="none" fo:country="none" style:language-asian="none" style:country-asian="none"/>
    </style:style>
    <style:style style:name="T53" style:family="text">
      <style:text-properties style:text-underline-style="solid" style:text-underline-width="bold" style:text-underline-color="font-color"/>
    </style:style>
    <style:style style:name="T54" style:family="text">
      <style:text-properties style:text-underline-style="solid" style:text-underline-width="bold" style:text-underline-color="font-color" style:font-size-complex="10pt"/>
    </style:style>
    <style:style style:name="T55" style:family="text">
      <style:text-properties style:font-name-complex="Times New Roman"/>
    </style:style>
    <style:style style:name="T56" style:family="text">
      <style:text-properties fo:language="nl" fo:country="NL"/>
    </style:style>
    <style:style style:name="T57" style:family="text">
      <style:text-properties style:use-window-font-color="true" style:font-name="Times New Roman" fo:font-size="12pt" fo:language="nl" fo:country="NL" fo:font-style="italic" style:font-name-asian="Times New Roman" style:font-size-asian="12pt" style:font-style-asian="italic" style:font-name-complex="Times New Roman" style:font-size-complex="12pt" style:language-complex="ar" style:country-complex="SA"/>
    </style:style>
    <style:style style:name="T58" style:family="text">
      <style:text-properties style:use-window-font-color="true" style:text-position="sub 58%" style:font-name="Times New Roman" fo:font-size="12pt" fo:language="nl" fo:country="NL" fo:font-style="italic" style:font-name-asian="Times New Roman" style:font-size-asian="12pt" style:font-style-asian="italic" style:font-name-complex="Times New Roman" style:font-size-complex="12pt" style:language-complex="ar" style:country-complex="SA"/>
    </style:style>
    <style:style style:name="T59"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style>
    <style:style style:name="T60"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61" style:family="text">
      <style:text-properties style:use-window-font-color="true" style:font-name="Times New Roman" fo:font-size="12pt" fo:language="en" fo:country="GB" fo:font-style="italic" style:font-name-asian="Times New Roman" style:font-size-asian="12pt" style:font-style-asian="italic" style:font-name-complex="Times New Roman" style:font-size-complex="12pt" style:language-complex="ar" style:country-complex="SA"/>
    </style:style>
    <style:style style:name="T62" style:family="text">
      <style:text-properties style:use-window-font-color="true" style:font-name="Courier New" fo:font-size="10pt" fo:language="en" fo:country="GB" style:font-name-asian="Times New Roman" style:font-size-asian="10pt" style:font-name-complex="Courier New" style:font-size-complex="12pt" style:language-complex="ar" style:country-complex="SA"/>
    </style:style>
    <style:style style:name="T63" style:family="text">
      <style:text-properties style:use-window-font-color="true" style:font-name="Times New Roman" fo:font-size="9pt" fo:language="en" fo:country="GB" style:font-name-asian="Times New Roman" style:font-size-asian="9pt" style:font-name-complex="Times New Roman" style:font-size-complex="12pt" style:language-complex="ar" style:country-complex="SA"/>
    </style:style>
    <style:style style:name="T64" style:family="text">
      <style:text-properties style:use-window-font-color="true" style:font-name="Times New Roman" fo:font-size="9pt" fo:language="en" fo:country="GB" style:text-underline-style="solid" style:text-underline-width="bold" style:text-underline-color="font-color" style:font-name-asian="Times New Roman" style:font-size-asian="9pt" style:font-name-complex="Times New Roman" style:font-size-complex="12pt" style:language-complex="ar" style:country-complex="SA"/>
    </style:style>
    <style:style style:name="T65" style:family="text">
      <style:text-properties style:use-window-font-color="true" style:font-name="Courier New" fo:font-size="10pt" fo:language="en" fo:country="GB" style:text-underline-style="solid" style:text-underline-width="bold" style:text-underline-color="font-color" style:font-name-asian="Times New Roman" style:font-size-asian="10pt" style:font-name-complex="Courier New" style:font-size-complex="12pt" style:language-complex="ar" style:country-complex="SA"/>
    </style:style>
    <style:style style:name="T66" style:family="text">
      <style:text-properties style:use-window-font-color="true" style:font-name="Times New Roman" fo:font-size="12pt" fo:language="en" fo:country="GB" style:text-underline-style="solid" style:text-underline-width="bold" style:text-underline-color="font-color" style:font-name-asian="Times New Roman" style:font-size-asian="12pt" style:font-name-complex="Times New Roman" style:font-size-complex="12pt" style:language-complex="ar" style:country-complex="SA"/>
    </style:style>
    <style:style style:name="T67"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style>
    <style:style style:name="T6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9" style:family="text">
      <style:text-properties style:use-window-font-color="true" style:font-name="Courier New" fo:font-size="10pt" fo:language="en" fo:country="US" style:font-name-asian="Times New Roman" style:font-size-asian="10pt" style:font-name-complex="Courier New" style:font-size-complex="12pt" style:language-complex="ar" style:country-complex="SA"/>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dash" draw:stroke-dash="Dash_20_2"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solid" svg:stroke-width="0.026cm" svg:stroke-color="#000000" draw:marker-start="msArrowOpenEnd_20_5" draw:marker-start-width="0.556cm" draw:marker-start-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marker-end="msArrowOpenEnd_20_5" draw:marker-end-width="0.55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style:run-through="foreground"/>
    </style:style>
    <style:style style:name="gr11" style:family="graphic">
      <style:graphic-properties draw:stroke="dash" draw:stroke-dash="Dash_20_3" svg:stroke-width="0.026cm" svg:stroke-color="#000000" draw:marker-end="msArrowOpenEnd_20_5" draw:marker-end-width="0.55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dash" draw:stroke-dash="Dash_20_4" svg:stroke-width="0.026cm" svg:stroke-color="#000000" draw:marker-end="msArrowOpenEnd_20_5" draw:marker-end-width="0.55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4"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number:date-style style:name="N11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Standard"/>
      <text:p text:style-name="Standard"/>
      <text:p text:style-name="Standard"/>
      <text:p text:style-name="Standard"/>
      <text:p text:style-name="Standard"/>
      <text:p text:style-name="Standard"/>
      <text:p text:style-name="Standard"/>
      <text:list text:style-name="Outline">
        <text:list-item>
          <text:h text:style-name="P117" text:outline-level="1"/>
        </text:list-item>
        <text:list-item>
          <text:h text:style-name="P117" text:outline-level="1">Introduction to<text:line-break/>Lambda Calculus<text:line-break/>through redex<text:line-break/></text:h>
        </text:list-item>
      </text:list>
      <text:p text:style-name="P1"/>
      <text:p text:style-name="P1"/>
      <text:p text:style-name="P19">By Jacob J. A. Koot</text:p>
      <text:p text:style-name="P2"><text:date style:data-style-name="N116" text:date-value="2009-06-08T19:02:14.99">08/06/2009 19:02:15</text:date></text:p>
      <text:p text:style-name="Standard"/>
      <text:list text:style-name="Outline" text:continue-numbering="true">
        <text:list-item>
          <text:list text:continue-numbering="true">
            <text:list-item>
              <text:h text:style-name="P114" text:outline-level="2">Introduction</text:h>
            </text:list-item>
          </text:list>
        </text:list-item>
      </text:list>
      <text:p text:style-name="Standard">Every Scheme programmer knows the word ‘lambda’, which is the name of the Greek letter ‘λ’. Not every Scheme programmer knows the beautiful field of mathematics from which the use of the word ‘lambda’ originates. This piece of mathematics is called ‘Lambda Calculus’.<text:span text:style-name="T9"> (</text:span><text:span text:style-name="T9"><text:note text:id="ftn1" text:note-class="footnote"><text:note-citation>1</text:note-citation><text:note-body><text:p text:style-name="P119"><text:span text:style-name="T1">There are several Lambda Calculi. Here </text:span><text:span text:style-name="T2">λ</text:span>Kβ and <text:span text:style-name="T2">λ</text:span>Kβη are<text:span text:style-name="T1"> treated and are simply referred to as </text:span><text:span text:style-name="T5">the </text:span><text:span text:style-name="T1">Lambda Calculus.</text:span></text:p></text:note-body></text:note></text:span><text:span text:style-name="T9">)</text:span> Knowledge of the Lambda Calculus is not a prerequisite in order to become a good programmer. However, for a Scheme programmer with only some basic mathematical knowledge and some curiosity to know the ideas on which Scheme and other functional programming languages are built, it is not difficult to grasp the basics of the mathematical theory. In this essay I attempt to provide a short and simple introduction into the Lambda Calculus to the aforementioned audience. See <text:a xlink:type="simple" xlink:href="#Barendregt"><text:span text:style-name="Internet_20_link">Barendregt</text:span></text:a><text:span text:style-name="T12"> </text:span><text:span text:style-name="T10">(</text:span><text:span text:style-name="Footnote_20_Symbol"><text:span text:style-name="T15"><text:note text:id="ftn2" text:note-class="footnote"><text:note-citation>2</text:note-citation><text:note-body><text:p text:style-name="P122"><text:bookmark-start text:name="Barendregt"/><text:bookmark-end text:name="Barendregt"/><text:s/><text:tab/>H. P. Barendregt, The Lambda Calculus, Its Syntax and Semantics, North-Holland, ISBN 0-444-87508-5.</text:p></text:note-body></text:note></text:span></text:span><text:span text:style-name="T10">)</text:span> for a comprehensive treatment of the Lambda Calculus.</text:p>
      <text:list text:style-name="Outline" text:continue-numbering="true">
        <text:list-item>
          <text:list text:continue-numbering="true">
            <text:list-item>
              <text:h text:style-name="Heading_20_2" text:outline-level="2">Formal languages</text:h>
            </text:list-item>
          </text:list>
        </text:list-item>
      </text:list>
      <text:p text:style-name="Standard">The Lambda Calculus is a formal mathematical system that, very much like a programming language, has a grammar and a set of semantic rules. The grammar tells us which forms a program can take. The semantics tell us what a program means, in particular how a program (interpreted or compiled and run) produces its results. The Lambda Calculus can be regarded as the ultimate mathematical abstraction of all programming languages. It consists of abstraction (lambda) and application only, nothing else, no numbers, no characters, no lists, no strings, no vectors and not even one single primitive procedure. Therefore the Lambda Calculus is not suited for real life programming. Nevertheless, the Lambda Calculus allows the description of every feasible computation. For example, one can describe Scheme and a universal Turing machine in terms of the Lambda Calculus. It will be shown how to represent data such as numbers and how to create self reference and recursion without any of the self referential Scheme forms such as <text:span text:style-name="T4">define</text:span>, named <text:span text:style-name="T4">let</text:span> and <text:span text:style-name="T4">letrec</text:span>. Because the Lambda Calculus is a mathematical theory, one can reason about it with mathematical methods. Therefore the Lambda Calculus is an important tool in scientific studies on the properties of real life programming languages. </text:p>
      <text:list text:style-name="Outline" text:continue-numbering="true">
        <text:list-item>
          <text:list text:continue-numbering="true">
            <text:list-item>
              <text:h text:style-name="Heading_20_2" text:outline-level="2">Tools and source texts</text:h>
            </text:list-item>
          </text:list>
        </text:list-item>
      </text:list>
      <text:p text:style-name="Standard">This essay comes with a set of files providing tools and all source texts used and shown in this essay. They depend on <text:a xlink:type="simple" xlink:href="http://www.plt-scheme.org/"><text:span text:style-name="Internet_20_link">PLT Scheme</text:span></text:a>, particularly on PLT’s library <text:a xlink:type="simple" xlink:href="http://docs.plt-scheme.org/redex/index.html"><text:span text:style-name="Internet_20_link"><text:span text:style-name="T4">redex</text:span></text:span></text:a>. See <text:a xlink:type="simple" xlink:href="#_Appendix_A"><text:span text:style-name="Internet_20_link">appendix A</text:span></text:a> for instructions how to download and use PLT Scheme and the source texts. It takes a few mouse clicks only. Make sure to use a copy of this essay downloaded and stored as described the appendix.</text:p>
      <text:list text:style-name="Outline" text:continue-numbering="true">
        <text:list-item>
          <text:list text:continue-numbering="true">
            <text:list-item>
              <text:h text:style-name="Heading_20_2" text:outline-level="2">Reasoning <text:span text:style-name="T4">within</text:span> or <text:span text:style-name="T4">about</text:span> a formal system <text:span text:style-name="T11">(</text:span><text:span text:style-name="Footnote_20_Symbol"><text:span text:style-name="T3"><text:note text:id="ftn3" text:note-class="footnote"><text:note-citation>3</text:note-citation><text:note-body><text:p text:style-name="P121">With thanks to <text:a xlink:type="simple" xlink:href="http://www.cogs.indiana.edu/people/homepages/hofstadter.html"><text:span text:style-name="Internet_20_link">Douglas R. Hofstadter</text:span></text:a> who permitted me to borrow and adapt the MIU puzzle and to borrow the distinction between <text:span text:style-name="T4">within</text:span> and <text:span text:style-name="T4">about</text:span> from his book “Gödel, Escher, Bach, an Eternal Golden Braid”. This book is a must!</text:p></text:note-body></text:note></text:span></text:span><text:span text:style-name="T11">)</text:span></text:h>
            </text:list-item>
          </text:list>
        </text:list-item>
      </text:list>
      <text:p text:style-name="Standard">The grammar of the Lambda Calculus tells us which forms a program can take. A correctly composed program is called a ‘lambda term’ or a ‘well formed sentence’. The semantics consist of the rules of reduction and tell us how a program is evaluated. In order to find the properties and the results of a language or one of its programs, one can slavishly follow the rules of reduction just like an interpreter would do. This can be called: “reasoning <text:span text:style-name="T4">within</text:span> the system”. However, one may step out of the system and deduce properties of a language by contemplating the properties of its grammar and its semantics. This can be called: “reasoning <text:span text:style-name="T4">about</text:span> the system”. The MIU puzzle provides a good illustration of the difference between the two approaches. The language of this puzzle consists of all (proper) lists consisting of the symbols <text:span text:style-name="T26">M</text:span>, <text:span text:style-name="T26">I</text:span> and <text:span text:style-name="T26">U</text:span>. <text:span text:style-name="T9">(</text:span><text:span text:style-name="Footnote_20_Symbol"><text:note text:id="ftn4" text:note-class="footnote"><text:note-citation>4</text:note-citation><text:note-body><text:p text:style-name="P120"><text:span text:style-name="T1"><text:s/><text:tab/>In order to avoid an abundance of quotes, data or programs or fragments thereof, are implicitly quoted where necessary</text:span>.</text:p></text:note-body></text:note></text:span><text:span text:style-name="T9">)</text:span> The language and its rules are:</text:p>
      <text:p text:style-name="P33"><text:soft-page-break/><text:tab/>‹sentence›<text:tab/>::= <text:span text:style-name="T13">(</text:span>‹symbol› <text:span text:style-name="T22">...</text:span><text:span text:style-name="T13">)</text:span></text:p>
      <text:p text:style-name="P77"><text:span text:style-name="T26"><text:tab/></text:span>‹symbol›<text:tab/>::= <text:span text:style-name="T26">M</text:span> | <text:span text:style-name="T26">I</text:span> | <text:span text:style-name="T26">U</text:span></text:p>
      <text:p text:style-name="P34">0<text:tab/><text:span text:style-name="T13">(</text:span><text:span text:style-name="T26">M</text:span> <text:span text:style-name="T26">I</text:span><text:span text:style-name="T13">)</text:span><text:tab/><text:tab/>is given.</text:p>
      <text:p text:style-name="P34">1<text:tab/><text:span text:style-name="T13">(</text:span>‹symbol› <text:span text:style-name="T22">...</text:span> <text:span text:style-name="T26">I</text:span><text:span text:style-name="T13">)</text:span><text:tab/><text:span text:style-name="T38"></text:span><text:tab/><text:span text:style-name="T13">(</text:span>‹symbol› <text:span text:style-name="T22">...</text:span> <text:span text:style-name="T26">I</text:span> <text:span text:style-name="T26">U</text:span><text:span text:style-name="T13">)</text:span></text:p>
      <text:p text:style-name="P34">2<text:span text:style-name="T13"><text:tab/>(</text:span><text:span text:style-name="T26">M</text:span> ‹symbol› <text:span text:style-name="T22">...</text:span><text:span text:style-name="T13">)</text:span><text:tab/><text:span text:style-name="T38"></text:span><text:tab/><text:span text:style-name="T13">(</text:span><text:span text:style-name="T26">M</text:span> ‹symbol› <text:span text:style-name="T22">...</text:span> ‹symbol› <text:span text:style-name="T22">...</text:span><text:span text:style-name="T13">)</text:span></text:p>
      <text:p text:style-name="P84">3<text:tab/><text:span text:style-name="T13">(</text:span>‹symbol›<text:span text:style-name="T40">0</text:span> <text:span text:style-name="T22">...</text:span> <text:span text:style-name="T26">I</text:span> <text:span text:style-name="T26">I</text:span> <text:span text:style-name="T26">I</text:span> ‹symbol›<text:span text:style-name="T40">1</text:span> <text:span text:style-name="T22">...</text:span><text:span text:style-name="T13">)</text:span><text:tab/><text:span text:style-name="T38"></text:span><text:tab/><text:span text:style-name="T13">(</text:span>‹symbol›<text:span text:style-name="T40">0</text:span> <text:span text:style-name="T22">...</text:span> <text:span text:style-name="T26">U</text:span> ‹symbol›<text:span text:style-name="T40">1</text:span> <text:span text:style-name="T22">...</text:span><text:span text:style-name="T13">)</text:span></text:p>
      <text:p text:style-name="P3">We may regard <text:span text:style-name="T13">(</text:span><text:span text:style-name="T26">M</text:span> <text:span text:style-name="T26">I</text:span><text:span text:style-name="T13">)</text:span> as an axiom. Every sentence that can be deduced from the axiom by means of zero or more applications of rules 1, 2 and 3 can be regarded as a theorem, the axiom included. The left hand side of a rule is a pattern to be matched. The right hand side a template. Each rule indicates that if a sentence matching the pattern is a theorem, the template is a theorem as well. Every sequence ‘‹symbol› <text:span text:style-name="T22">...</text:span>’ matches an arbitrary sequence of the symbols <text:span text:style-name="T26">M</text:span>, <text:span text:style-name="T26">I</text:span> and <text:span text:style-name="T26">U</text:span>, but within an application of a rule every occurrence of ‘‹symbol› <text:span text:style-name="T22">...</text:span>’ represents the same sequence. Subscripts are used where it is necessary to distinguish between possibly different sequences (rule 3). Rule 1 states that symbol <text:span text:style-name="T26">U</text:span> may be added at the end of a sentence that ends with <text:span text:style-name="T26">I</text:span>. Rule 2 indicates that a sentence starting with <text:span text:style-name="T26">M</text:span> may be replaced by the sentence formed by appending all that follows the starting <text:span text:style-name="T26">M</text:span>, at the end of the original sentence. Rule 3 indicates that three consecutive symbols <text:span text:style-name="T26">I</text:span> may be replaced by one single symbol <text:span text:style-name="T26">U</text:span>. The question is: “Is <text:span text:style-name="T13">(</text:span><text:span text:style-name="T26">M</text:span> <text:span text:style-name="T26">U</text:span><text:span text:style-name="T13">)</text:span> a theorem?” The puzzle can easily be described in PLT’s redex:</text:p>
      <text:p text:style-name="P44"><text:span text:style-name="T26">#lang</text:span> <text:span text:style-name="T26">scheme</text:span> <text:span text:style-name="T13">(</text:span><text:span text:style-name="T26">require</text:span> <text:span text:style-name="T26">redex</text:span><text:span text:style-name="T13">)</text:span><text:tab/><text:span text:style-name="T26">;</text:span> <text:a xlink:type="simple" xlink:href="http://MIU-puzzle.ss/"><text:span text:style-name="Internet_20_link">File miu-puzzle.ss</text:span></text:a></text:p>
      <text:p text:style-name="P81"><text:span text:style-name="T13">(</text:span><text:span text:style-name="T26">provide</text:span> <text:span text:style-name="T26">MIU-rules</text:span> <text:span text:style-name="T26">traces</text:span><text:span text:style-name="T13">)</text:span></text:p>
      <text:p text:style-name="P45"><text:span text:style-name="T13">(</text:span><text:span text:style-name="T26">define-language</text:span> <text:span text:style-name="T26">MIU-language</text:span><text:tab/><text:span text:style-name="T26">;</text:span> Grammar.</text:p>
      <text:p text:style-name="P45"><text:span text:style-name="T26"> </text:span><text:span text:style-name="T13">(</text:span>‹<text:span text:style-name="T26">sentence</text:span>› <text:span text:style-name="T13">(</text:span>‹<text:span text:style-name="T26">symbol</text:span>› <text:span text:style-name="T22">...</text:span><text:span text:style-name="T13">))</text:span></text:p>
      <text:p text:style-name="P85"><text:span text:style-name="T26"> </text:span><text:span text:style-name="T13">(</text:span>‹<text:span text:style-name="T26">symbol</text:span>› <text:span text:style-name="T26">M</text:span> <text:span text:style-name="T26">I</text:span> <text:span text:style-name="T26">U</text:span><text:span text:style-name="T13">))</text:span></text:p>
      <text:p text:style-name="P45"><text:span text:style-name="T13">(</text:span><text:span text:style-name="T26">define</text:span> <text:span text:style-name="T26">MIU-rules</text:span><text:tab/><text:span text:style-name="T26">;</text:span> Semantics.</text:p>
      <text:p text:style-name="P31"><text:span text:style-name="T26"> </text:span><text:span text:style-name="T13">(</text:span><text:span text:style-name="T26">reduction-relation</text:span> <text:span text:style-name="T26">MIU-language</text:span></text:p>
      <text:p text:style-name="P46"><text:span text:style-name="T26">  </text:span><text:span text:style-name="T13">(</text:span><text:span text:style-name="T26">--&gt;</text:span> <text:span text:style-name="T13">(</text:span>‹<text:span text:style-name="T26">symbol</text:span>› <text:span text:style-name="T22">...</text:span> <text:span text:style-name="T26">I</text:span><text:span text:style-name="T13">)</text:span><text:tab/><text:span text:style-name="T13">(</text:span>‹<text:span text:style-name="T26">symbol</text:span>› <text:span text:style-name="T22">...</text:span> <text:span text:style-name="T26">I</text:span> <text:span text:style-name="T26">U</text:span><text:span text:style-name="T13">)</text:span><text:tab/><text:span text:style-name="T23">"</text:span><text:span text:style-name="T26">rule</text:span> <text:span text:style-name="T26">1</text:span><text:span text:style-name="T23">"</text:span><text:span text:style-name="T13">)</text:span></text:p>
      <text:p text:style-name="P46"><text:span text:style-name="T26">  </text:span><text:span text:style-name="T13">(</text:span><text:span text:style-name="T26">--&gt;</text:span> <text:span text:style-name="T13">(</text:span><text:span text:style-name="T26">M</text:span> ‹<text:span text:style-name="T26">symbol</text:span>› <text:span text:style-name="T22">...</text:span><text:span text:style-name="T13">)</text:span><text:tab/><text:span text:style-name="T13">(</text:span><text:span text:style-name="T26">M</text:span> ‹<text:span text:style-name="T26">symbol</text:span>› <text:span text:style-name="T22">...</text:span> ‹<text:span text:style-name="T26">symbol</text:span>› <text:span text:style-name="T22">...</text:span><text:span text:style-name="T13">)</text:span><text:tab/><text:span text:style-name="T23">"</text:span><text:span text:style-name="T26">rule</text:span> <text:span text:style-name="T26">2</text:span><text:span text:style-name="T23">"</text:span><text:span text:style-name="T13">)</text:span></text:p>
      <text:p text:style-name="P86"><text:span text:style-name="T26">  </text:span><text:span text:style-name="T13">(</text:span><text:span text:style-name="T26">--&gt;</text:span> <text:span text:style-name="T13">(</text:span>‹<text:span text:style-name="T26">symbol</text:span>›<text:span text:style-name="T42">_</text:span><text:span text:style-name="T26">0</text:span> <text:span text:style-name="T22">...</text:span> <text:span text:style-name="T26">I</text:span> <text:span text:style-name="T26">I</text:span> <text:span text:style-name="T26">I</text:span> ‹<text:span text:style-name="T26">symbol</text:span>›<text:span text:style-name="T42">_</text:span><text:span text:style-name="T26">2</text:span> <text:span text:style-name="T22">...</text:span><text:span text:style-name="T13">)</text:span><text:tab/><text:span text:style-name="T13">(</text:span>‹<text:span text:style-name="T26">symbol</text:span>›<text:span text:style-name="T42">_</text:span><text:span text:style-name="T26">0</text:span> <text:span text:style-name="T22">...</text:span> <text:span text:style-name="T26">U</text:span> ‹<text:span text:style-name="T26">symbol</text:span>›<text:span text:style-name="T42">_</text:span><text:span text:style-name="T26">1</text:span> <text:span text:style-name="T22">...</text:span><text:span text:style-name="T13">)</text:span><text:tab/><text:span text:style-name="T23">"</text:span><text:span text:style-name="T26">rule</text:span> <text:span text:style-name="T26">3</text:span><text:span text:style-name="T23">"</text:span><text:span text:style-name="T13">)))</text:span></text:p>
      <text:p text:style-name="Standard">In <text:span text:style-name="T4">redex</text:span> a subscript is written as an underscore followed by a natural number, id est an exact non negative integer number. In order to see part of the graph of deductions starting from the axiom, try:</text:p>
      <text:p text:style-name="P55"><text:span text:style-name="T26">#lang</text:span> <text:span text:style-name="T26">scheme<text:tab/>;</text:span> <text:a xlink:type="simple" xlink:href="http://MIU-traces.ss/"><text:span text:style-name="Internet_20_link">File miu-traces.ss</text:span></text:a></text:p>
      <text:p text:style-name="P55"><text:span text:style-name="T13">(</text:span><text:span text:style-name="T26">require</text:span> <text:span text:style-name="T26">"MIU-puzzle.ss</text:span><text:span text:style-name="T23">"</text:span><text:span text:style-name="T13">)</text:span><text:tab/></text:p>
      <text:p text:style-name="P83"><text:span text:style-name="T13">(</text:span><text:span text:style-name="T26">traces</text:span> <text:span text:style-name="T26">MIU-rules</text:span> <text:span text:style-name="T26">'</text:span><text:span text:style-name="T13">(</text:span><text:span text:style-name="T26">M</text:span> <text:span text:style-name="T26">I</text:span><text:span text:style-name="T13">))</text:span></text:p>
      <text:p text:style-name="Standard">Take a look at the graphical user interface opened by procedure <text:span text:style-name="T4">traces</text:span> and play with it. Procedure <text:span text:style-name="T4">traces</text:span> comes from PLT’s library <text:span text:style-name="T4">redex</text:span>. It forms a graph of all theorems that can be deduced from axiom <text:span text:style-name="T13">(</text:span><text:span text:style-name="T26">M</text:span> <text:span text:style-name="T26">I</text:span><text:span text:style-name="T13">)</text:span>. However, the procedure is protected such as to halt when the graph outgrows some maximum size. Click the reduce button in order to find more theorems. Notice that many theorems can be deduced in more than one way. If proposition <text:span text:style-name="T13">(</text:span><text:span text:style-name="T26">M</text:span> <text:span text:style-name="T26">U</text:span><text:span text:style-name="T13">)</text:span> is a theorem, then we may repeatedly press the reduce button until list <text:span text:style-name="T13">(</text:span><text:span text:style-name="T26">M</text:span> <text:span text:style-name="T26">U</text:span><text:span text:style-name="T13">)</text:span> appears in the graph. If proposition <text:span text:style-name="T13">(</text:span><text:span text:style-name="T26">M</text:span> <text:span text:style-name="T26">U</text:span><text:span text:style-name="T13">)</text:span> is a theorem, procedure <text:span text:style-name="T4">traces</text:span> ultimately will find it. If <text:span text:style-name="T13">(</text:span><text:span text:style-name="T26">M</text:span> <text:span text:style-name="T26">U</text:span><text:span text:style-name="T13">)</text:span> is not a theorem, it will never be found, of course, regardless of the number of times the graph is extended by means of the reduce button. The number of different theorems that can be deduced from the axiom is infinite. For example, the second rule implies that from axiom <text:span text:style-name="T13">(</text:span><text:span text:style-name="T26">M</text:span> <text:span text:style-name="T26">I</text:span><text:span text:style-name="T13">)</text:span> we can deduce every theorem <text:span text:style-name="T13">(</text:span><text:span text:style-name="T26">M</text:span> <text:span text:style-name="T26">I</text:span> <text:span text:style-name="T22">...</text:span><text:span text:style-name="T13">)</text:span> whose number of occurrences of symbol <text:span text:style-name="T26">I</text:span> is a power of two. If the number of different theorems deducible from <text:span text:style-name="T13">(</text:span><text:span text:style-name="T26">M</text:span> <text:span text:style-name="T26">I</text:span><text:span text:style-name="T13">)</text:span> would be finite, then procedure traces eventually would signal that no more theorems can be found.</text:p>
      <text:list text:style-name="Outline" text:continue-numbering="true">
        <text:list-item>
          <text:list text:continue-numbering="true">
            <text:list-item>
              <text:list text:continue-numbering="true">
                <text:list-item>
                  <text:h text:style-name="Heading_20_3" text:outline-level="3"><text:soft-page-break/>Question</text:h>
                </text:list-item>
              </text:list>
            </text:list-item>
          </text:list>
        </text:list-item>
      </text:list>
      <text:p text:style-name="Standard">Is <text:span text:style-name="T13">(</text:span><text:span text:style-name="T26">M</text:span> <text:span text:style-name="T26">U</text:span><text:span text:style-name="T13">)</text:span> a theorem? Think about it before turning to the next page.</text:p>
      <text:list text:style-name="Outline" text:continue-numbering="true">
        <text:list-item>
          <text:list text:continue-numbering="true">
            <text:list-item>
              <text:list text:continue-numbering="true">
                <text:list-item>
                  <text:h text:style-name="P116" text:outline-level="3">Answer</text:h>
                </text:list-item>
              </text:list>
            </text:list-item>
          </text:list>
        </text:list-item>
      </text:list>
      <text:p text:style-name="Standard"><text:span text:style-name="T13">(</text:span><text:span text:style-name="T26">M</text:span> <text:span text:style-name="T26">U</text:span><text:span text:style-name="T13">)</text:span> is not a theorem. If the graph of deductions would be finite, this could be checked by inspecting the whole graph and look whether or not <text:span text:style-name="T13">(</text:span><text:span text:style-name="T26">M</text:span> <text:span text:style-name="T26">U</text:span><text:span text:style-name="T13">)</text:span> appears in the graph. However the graph is infinite. In order to prove that <text:span text:style-name="T13">(</text:span><text:span text:style-name="T26">M</text:span> <text:span text:style-name="T26">U</text:span><text:span text:style-name="T13">)</text:span> is not a theorem, we must step out of the system and look at the rules from a higher point of view. Now the proof is easily found. The number of occurrences of symbol <text:span text:style-name="T26">I</text:span> in axiom (<text:span text:style-name="T26">M</text:span> <text:span text:style-name="T26">I</text:span>) is not a multiple of 3. This property is conserved by the three rules of deduction. Hence every theorem has the property. Because proposition (<text:span text:style-name="T26">M</text:span> <text:span text:style-name="T26">U</text:span>) does not have the property, it is not a theorem. </text:p>
      <text:p text:style-name="Standard">When studying the Lambda Calculus, it is important to be aware in which mode we are working: reasoning <text:span text:style-name="T4">within</text:span> the system or reasoning <text:span text:style-name="T4">about</text:span> the system.</text:p>
      <text:list text:style-name="Outline" text:continue-numbering="true">
        <text:list-item>
          <text:list text:continue-numbering="true">
            <text:list-item>
              <text:h text:style-name="Heading_20_2" text:outline-level="2">The grammar of the Lambda Calculus</text:h>
            </text:list-item>
          </text:list>
        </text:list-item>
      </text:list>
      <text:p text:style-name="P70">In Backus-Naur notation the grammar of the Lambda Calculus as used in this essay is: <text:span text:style-name="T9">(</text:span><text:span text:style-name="Footnote_20_Symbol"><text:note text:id="ftn5" text:note-class="footnote"><text:note-citation>5</text:note-citation><text:note-body><text:p text:style-name="Footnote">The conventional notation (without shorthand) for the Lambda Calculus is:</text:p><text:p text:style-name="P101"><text:tab/><text:span text:style-name="T14">‹term› ::= ‹var›<text:tab/>Use variables that do not require separators, for example arbitrary frames of pixels, except ‘λ’.</text:span></text:p><text:p text:style-name="P101"><text:span text:style-name="T14"><text:tab/>‹term› ::= (λ‹var›‹term›)<text:tab/>Abstraction</text:span></text:p><text:p text:style-name="P105"><text:tab/>‹term› ::= (‹term›‹term›)<text:tab/>Application</text:p><text:p text:style-name="P104"><text:span text:style-name="T14"><text:tab/>For example: ((λx(xx))(λx(xx)))<text:tab/>which is called ‘Ω’.</text:span></text:p><text:p text:style-name="P106"><text:tab/>We use a notation that allows lambda terms more easily to be processed by Scheme for tests and demonstrations.</text:p><text:p text:style-name="P118"/></text:note-body></text:note></text:span><text:span text:style-name="T9">)</text:span></text:p>
      <text:p text:style-name="P47">‹term›<text:tab/>::= ‹var›<text:span text:style-name="T29"><text:tab/></text:span>Variable reference</text:p>
      <text:p text:style-name="P47">‹term›<text:tab/>::= <text:span text:style-name="T13">(</text:span><text:span text:style-name="T26">λ</text:span> <text:span text:style-name="T13">(</text:span>‹var›<text:span text:style-name="T13">)</text:span> ‹term›<text:span text:style-name="T13">)<text:tab/></text:span>Abstraction</text:p>
      <text:p text:style-name="P47">‹term›<text:tab/>::= <text:span text:style-name="T13">(</text:span>‹term› ‹term›<text:span text:style-name="T13">)<text:tab/></text:span>Application</text:p>
      <text:p text:style-name="P87">‹var›<text:tab/>::= identifier, but not <text:span text:style-name="T26">λ</text:span><text:tab/>We don’t allow <text:span text:style-name="T26">λ</text:span> to be used as the name of a variable.</text:p>
      <text:p text:style-name="Standard">That’s all. There are no semantic restrictions. Notice that in PLT Scheme <text:span text:style-name="T26">λ</text:span> is a synonym of <text:span text:style-name="T26">lambda</text:span>. In this essay <text:span text:style-name="T26">λ</text:span> is used. Free, id est unbound, variables will sometimes be used. In Scheme they are not permitted or at least give rise to problems when referenced. However, one might imagine a Scheme dialect in which the value of an unbound variable is the very same symbol that names the variable. There are, or at least have been, some Lisp dialects with this property. In fact it is not difficult to implement such a language for PLT Scheme, <text:span text:style-name="T1">for example by a module that exports all of Scheme but renames </text:span><text:span text:style-name="T4">#%top</text:span><text:span text:style-name="T1"> as </text:span><text:span text:style-name="T5">#%datum</text:span>. See files <text:a xlink:type="simple" xlink:href="http://free-vars-in-scheme.ss/"><text:span text:style-name="Internet_20_link">free-vars-in-scheme.ss</text:span></text:a> and <text:a xlink:type="simple" xlink:href="http://test-free-vars-in-scheme.ss/"><text:span text:style-name="Internet_20_link">test-free-vars-in-scheme.ss</text:span></text:a>. Because the Lambda Calculus has no define-forms, there are no globally bound variables. When talking about lambda terms it is handy to have names for its components:</text:p>
      <text:p text:style-name="P18">‹var› is a subterm, particularly a variable reference, when occurring as an instantiation of a ‹term›.</text:p>
      <text:p text:style-name="P18">In <text:span text:style-name="T13">(</text:span><text:span text:style-name="T26">λ</text:span> <text:span text:style-name="T13">(</text:span>‹var›<text:span text:style-name="T13">)</text:span> ‹term›<text:span text:style-name="T13">)</text:span> the ‹term› is a subterm and is called the body of the abstraction</text:p>
      <text:p text:style-name="P18">In <text:span text:style-name="T13">(</text:span><text:span text:style-name="T26">λ</text:span> <text:span text:style-name="T13">(</text:span>‹var›<text:span text:style-name="T13">)</text:span> ‹term›<text:span text:style-name="T13">)</text:span> the ‹var› is a formal argument. This occurrence of the ‹var› is not a subterm.</text:p>
      <text:p text:style-name="P18">In <text:span text:style-name="T13">(</text:span>‹term›<text:span text:style-name="T40">0</text:span> ‹term›<text:span text:style-name="T40">1</text:span><text:span text:style-name="T13">)</text:span> ‹term›<text:span text:style-name="T40">0</text:span> is a subterm, particularly the operator of an application.</text:p>
      <text:p text:style-name="Standard">In <text:span text:style-name="T13">(</text:span>‹term›<text:span text:style-name="T40">0</text:span> ‹term›<text:span text:style-name="T40">1</text:span><text:span text:style-name="T13">)</text:span> ‹term›<text:span text:style-name="T40">1</text:span> is a subterm, particularly the actual argument of an application.</text:p>
      <text:p text:style-name="Standard">The above grammar is easily rewritten for <text:span text:style-name="T4">redex</text:span>. In addition we prepare some metapredicates and auxiliary non terminals like variable lists and environments. Later they will appear to be useful.</text:p>
      <text:p text:style-name="P35"><text:span text:style-name="T26">#lang</text:span> <text:span text:style-name="T26">scheme</text:span><text:tab/><text:span text:style-name="T26">;</text:span> <text:a xlink:type="simple" xlink:href="http://curried-lc-grammar.ss/"><text:span text:style-name="Internet_20_link">File curried-lc-grammar.ss</text:span></text:a></text:p>
      <text:p text:style-name="P36"><text:span text:style-name="T13">(</text:span><text:span text:style-name="T26">require</text:span> <text:span text:style-name="T26">redex</text:span><text:span text:style-name="T13">)</text:span></text:p>
      <text:p text:style-name="P36"><text:span text:style-name="T13">(</text:span><text:span text:style-name="T26">include</text:span> <text:span text:style-name="T26">"define-language-with-metapredicates.ss"</text:span><text:span text:style-name="T13">)</text:span></text:p>
      <text:p text:style-name="P78"><text:span text:style-name="T13">(</text:span><text:span text:style-name="T26">provide</text:span> <text:span text:style-name="T26">curried-lc-grammar</text:span> <text:span text:style-name="T26">Term?</text:span> <text:span text:style-name="T26">Abstr?</text:span> <text:span text:style-name="T26">Appl?</text:span> <text:span text:style-name="T26">Var?</text:span> <text:span text:style-name="T26">Varlist?</text:span> <text:span text:style-name="T26">Env?</text:span> <text:span text:style-name="T26">Binding?</text:span><text:span text:style-name="T13">)</text:span></text:p>
      <text:p text:style-name="P36"><text:span text:style-name="T13">(</text:span><text:span text:style-name="T26">define-language-with-metapredicates</text:span> <text:span text:style-name="T26">curried-lc-grammar</text:span></text:p>
      <text:p text:style-name="P37"><text:span text:style-name="T26"> </text:span><text:span text:style-name="T13">(</text:span>‹<text:span text:style-name="T26">term</text:span>›<text:tab/>‹<text:span text:style-name="T26">var</text:span>› ‹<text:span text:style-name="T26">abstr</text:span>› ‹<text:span text:style-name="T26">appl</text:span>›<text:tab/><text:span text:style-name="T26">#:pred</text:span> <text:span text:style-name="T26">Term?</text:span><text:tab/><text:span text:style-name="T13">)</text:span></text:p>
      <text:p text:style-name="P37"><text:span text:style-name="T26"> </text:span><text:span text:style-name="T13">(</text:span>‹<text:span text:style-name="T26">abstr</text:span>›<text:tab/><text:span text:style-name="T13">(</text:span><text:span text:style-name="T26">λ</text:span> <text:span text:style-name="T13">(</text:span>‹<text:span text:style-name="T26">var</text:span>›<text:span text:style-name="T13">)</text:span> ‹<text:span text:style-name="T26">term</text:span>›<text:span text:style-name="T13">)</text:span><text:tab/><text:span text:style-name="T26">#:pred</text:span> <text:span text:style-name="T26">Abstr?</text:span><text:tab/><text:span text:style-name="T13">)</text:span></text:p>
      <text:p text:style-name="P37"><text:span text:style-name="T26"> </text:span><text:span text:style-name="T13">(</text:span>‹<text:span text:style-name="T26">appl</text:span>›<text:tab/><text:span text:style-name="T13">(</text:span>‹<text:span text:style-name="T26">term</text:span>› ‹<text:span text:style-name="T26">term</text:span>›<text:span text:style-name="T13">)</text:span><text:tab/><text:span text:style-name="T26">#:pred</text:span> <text:span text:style-name="T26">Appl?</text:span><text:tab/><text:span text:style-name="T13">)</text:span></text:p>
      <text:p text:style-name="P88"><text:span text:style-name="T26"> </text:span><text:span text:style-name="T13">(</text:span>‹<text:span text:style-name="T26">var</text:span>›<text:tab/><text:span text:style-name="T13">(</text:span><text:span text:style-name="T26">variable-except</text:span> <text:span text:style-name="T26">λ</text:span><text:span text:style-name="T13">)</text:span><text:tab/><text:span text:style-name="T26">#:pred</text:span> <text:span text:style-name="T26">Var?</text:span><text:tab/><text:span text:style-name="T13">)</text:span></text:p>
      <text:p text:style-name="P37"><text:soft-page-break/><text:span text:style-name="T26">;</text:span> Additional forms.</text:p>
      <text:p text:style-name="P37"><text:span text:style-name="T26"> </text:span><text:span text:style-name="T13">(</text:span>‹<text:span text:style-name="T26">varlist</text:span>›<text:tab/><text:span text:style-name="T13">(</text:span>‹<text:span text:style-name="T26">var</text:span>› <text:span text:style-name="T22">...</text:span><text:span text:style-name="T13">)</text:span><text:tab/><text:span text:style-name="T26">#:pred</text:span> <text:span text:style-name="T26">Varlist?<text:tab/></text:span><text:span text:style-name="T13">)</text:span></text:p>
      <text:p text:style-name="P56"><text:span text:style-name="T26"> </text:span><text:span text:style-name="T13">(</text:span>‹<text:span text:style-name="T26">env</text:span>›<text:tab/><text:span text:style-name="T13">(</text:span>‹<text:span text:style-name="T26">binding</text:span>› <text:span text:style-name="T22">...</text:span><text:span text:style-name="T13">)</text:span> <text:tab/><text:span text:style-name="T26">#:pred</text:span> <text:span text:style-name="T26">Env?</text:span><text:tab/><text:span text:style-name="T13">)</text:span></text:p>
      <text:p text:style-name="P56"><text:span text:style-name="T26"> </text:span><text:span text:style-name="T13">(</text:span>‹<text:span text:style-name="T26">binding</text:span>›<text:tab/><text:span text:style-name="T13">(</text:span>‹<text:span text:style-name="T26">var</text:span>› <text:span text:style-name="T26">number</text:span><text:span text:style-name="T13">)</text:span><text:tab/><text:span text:style-name="T26">#:pred</text:span> <text:span text:style-name="T26">Binding?<text:tab/></text:span><text:span text:style-name="T13">)</text:span></text:p>
      <text:p text:style-name="P56"><text:span text:style-name="T26"> </text:span><text:span text:style-name="T13">(</text:span>‹<text:span text:style-name="T26">bool</text:span>›<text:tab/><text:span text:style-name="T26">#f</text:span> <text:span text:style-name="T26">#t</text:span><text:tab/><text:tab/><text:span text:style-name="T13">)</text:span></text:p>
      <text:p text:style-name="P88"><text:span text:style-name="T26"> </text:span><text:span text:style-name="T13">(</text:span>‹<text:span text:style-name="T26">subterm</text:span>›<text:tab/><text:span text:style-name="T13">(</text:span><text:span text:style-name="T26">λ</text:span> <text:span text:style-name="T13">(</text:span>‹<text:span text:style-name="T26">var</text:span>›<text:span text:style-name="T13">)</text:span> ‹<text:span text:style-name="T26">subterm</text:span>›<text:span text:style-name="T13">)</text:span> <text:span text:style-name="T13">(</text:span>‹<text:span text:style-name="T26">subterm</text:span>› ‹<text:span text:style-name="T26">term</text:span>›<text:span text:style-name="T13">)</text:span> <text:span text:style-name="T13">(</text:span>‹<text:span text:style-name="T26">term</text:span>› ‹<text:span text:style-name="T26">subterm</text:span>›<text:span text:style-name="T13">)</text:span> <text:span text:style-name="T26">hole</text:span><text:span text:style-name="T13">))</text:span></text:p>
      <text:p text:style-name="Standard">Within the context of <text:span text:style-name="T4">curried-lc-grammar</text:span>, the identifiers that appear as the first one in a clause, like ‹<text:span text:style-name="T26">term</text:span>› and ‹<text:span text:style-name="T26">var</text:span>›, are non terminals. To obtain a well formed lambda term, start with <text:span text:style-name="T23">‹</text:span><text:span text:style-name="T26">term</text:span><text:span text:style-name="T23">›</text:span> and apply the rules of the grammar one or more times such as to obtain a sentence without non terminals. <text:span text:style-name="T4">Redex</text:span> provides many tools to check the consistency of its use, for example:</text:p>
      <text:p text:style-name="P55"><text:span text:style-name="T26">#lang</text:span> <text:span text:style-name="T26">scheme<text:tab/>;</text:span> <text:a xlink:type="simple" xlink:href="http://test-curried-lc-grammar.ss/"><text:span text:style-name="Internet_20_link">File test-curried-lc-grammar.ss</text:span></text:a></text:p>
      <text:p text:style-name="P54"><text:span text:style-name="T13">(</text:span><text:span text:style-name="T26">require</text:span> <text:span text:style-name="T26">redex</text:span> <text:span text:style-name="T26">"curried-lc-grammar.ss"</text:span><text:span text:style-name="T13">)</text:span></text:p>
      <text:p text:style-name="P54"><text:span text:style-name="T13">(</text:span><text:span text:style-name="T26">redex-check</text:span> <text:span text:style-name="T26">curried-lc-grammar</text:span> ‹<text:span text:style-name="T26">term</text:span>›</text:p>
      <text:p text:style-name="P54"><text:span text:style-name="T26"> </text:span><text:span text:style-name="T13">(</text:span><text:span text:style-name="T26">or</text:span> <text:span text:style-name="T26">;</text:span> <text:span text:style-name="T4">Redex-check</text:span> randomly forms 10000 terms and checks that this condition is satisfied.</text:p>
      <text:p text:style-name="P57"><text:span text:style-name="T26">  </text:span><text:span text:style-name="T13">(</text:span><text:span text:style-name="T26">term</text:span> <text:span text:style-name="T13">(</text:span><text:span text:style-name="T26">Var?  </text:span> ‹<text:span text:style-name="T26">term</text:span>›<text:span text:style-name="T13">))</text:span><text:tab/><text:span text:style-name="T26">;</text:span> Here we check that every ‹term› is either a variable reference,</text:p>
      <text:p text:style-name="P57"><text:span text:style-name="T26">  </text:span><text:span text:style-name="T13">(</text:span><text:span text:style-name="T26">term</text:span> <text:span text:style-name="T13">(</text:span><text:span text:style-name="T26">Abstr?</text:span> ‹<text:span text:style-name="T26">term</text:span>›<text:span text:style-name="T13">))</text:span><text:tab/><text:span text:style-name="T26">;</text:span> abstraction or</text:p>
      <text:p text:style-name="P57"><text:span text:style-name="T26">  </text:span><text:span text:style-name="T13">(</text:span><text:span text:style-name="T26">term</text:span> <text:span text:style-name="T13">(</text:span><text:span text:style-name="T26">Appl? </text:span> ‹<text:span text:style-name="T26">term</text:span>›<text:span text:style-name="T13">)))<text:tab/></text:span><text:span text:style-name="T26">;</text:span> application.</text:p>
      <text:p text:style-name="P83"><text:span text:style-name="T26"> #:attempts</text:span> <text:span text:style-name="T26">10000</text:span> <text:span text:style-name="T26">#:retries</text:span> <text:span text:style-name="T26">100</text:span><text:span text:style-name="T13">)</text:span></text:p>
      <text:list text:style-name="Outline" text:continue-numbering="true">
        <text:list-item>
          <text:list text:continue-numbering="true">
            <text:list-item>
              <text:h text:style-name="Heading_20_2" text:outline-level="2">Scope</text:h>
            </text:list-item>
          </text:list>
        </text:list-item>
      </text:list>
      <text:p text:style-name="P70">Apart from occasional free variables and the absence of global bindings, the Lambda Calculus has the same rules of scope as Scheme. The formal argument of an abstraction is bound within the body of that abstraction and bindings may be shadowed. In the example below <text:span text:style-name="T26">x</text:span><text:span text:style-name="T40">1</text:span> creates a binding. <text:span text:style-name="T26">x</text:span><text:span text:style-name="T40">2</text:span> creates a binding that shadows that of <text:span text:style-name="T26">x</text:span><text:span text:style-name="T40">1</text:span>. <text:span text:style-name="T26">x</text:span><text:span text:style-name="T40">3</text:span> is a variable reference related to <text:span text:style-name="T26">x</text:span><text:span text:style-name="T40">2</text:span>. <text:span text:style-name="T26">x</text:span><text:span text:style-name="T40">4</text:span> is a free occurrence of variable <text:span text:style-name="T26">x</text:span>.</text:p>
      <text:p text:style-name="P69"><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text:span text:style-name="T26">x</text:span><text:span text:style-name="T13">)</text:span></text:p>
      <text:p text:style-name="P107"><text:span text:style-name="T26"><text:tab/></text:span><text:span text:style-name="T14">1<text:tab/>2<text:tab/>3<text:tab/>4</text:span></text:p>
      <text:list text:style-name="Outline" text:continue-numbering="true">
        <text:list-item>
          <text:list text:continue-numbering="true">
            <text:list-item>
              <text:h text:style-name="Heading_20_2" text:outline-level="2">Free variables</text:h>
            </text:list-item>
          </text:list>
        </text:list-item>
      </text:list>
      <text:p text:style-name="P4">Metafunction <text:span text:style-name="T4">Free-vars</text:span><text:span text:style-name="T30"> </text:span>finds the list of free variables of a lambda term. The produced list does not contain duplicates. Metafunction <text:span text:style-name="T4">Var-free-in?</text:span> returns <text:span text:style-name="T26">#t</text:span> or <text:span text:style-name="T26">#f</text:span> depending on whether or not a given variable occurs free in a given term.</text:p>
      <text:p text:style-name="P44"><text:span text:style-name="T30">#lang</text:span><text:span text:style-name="T44"> </text:span><text:span text:style-name="T30">scheme<text:tab/>;</text:span><text:span text:style-name="T44"> </text:span><text:a xlink:type="simple" xlink:href="http://free-vars.ss/"><text:span text:style-name="Internet_20_link"><text:span text:style-name="T44">File</text:span></text:span></text:a><text:a xlink:type="simple" xlink:href="http://free-vars.ss/"><text:span text:style-name="Internet_20_link"> </text:span></text:a><text:a xlink:type="simple" xlink:href="http://free-vars.ss/"><text:span text:style-name="Internet_20_link"><text:span text:style-name="T44">free-vars.ss</text:span></text:span></text:a></text:p>
      <text:p text:style-name="P58"><text:span text:style-name="T17">(</text:span><text:span text:style-name="T30">require</text:span><text:span text:style-name="T44"> </text:span><text:span text:style-name="T30">redex</text:span><text:span text:style-name="T44"> </text:span><text:span text:style-name="T30">"curried-lc-grammar.ss"</text:span><text:span text:style-name="T17">)</text:span></text:p>
      <text:p text:style-name="P89"><text:span text:style-name="T17">(</text:span><text:span text:style-name="T30">provide</text:span><text:span text:style-name="T44"> </text:span><text:span text:style-name="T30">Free-vars</text:span><text:span text:style-name="T44"> </text:span><text:span text:style-name="T30">Var-free-in?</text:span><text:span text:style-name="T17">)</text:span></text:p>
      <text:p text:style-name="P58"><text:span text:style-name="T17">(</text:span><text:span text:style-name="T30">define-metafunction</text:span><text:span text:style-name="T44"> </text:span><text:span text:style-name="T30">curried-lc-grammar</text:span><text:span text:style-name="T44"> </text:span><text:span text:style-name="T30">Free-vars</text:span><text:span text:style-name="T44"> </text:span><text:span text:style-name="T30">:</text:span><text:span text:style-name="T44"> ‹</text:span><text:span text:style-name="T30">term</text:span><text:span text:style-name="T44">› </text:span><text:span text:style-name="T30">-&gt;</text:span><text:span text:style-name="T44"> </text:span><text:span text:style-name="T17">(</text:span><text:span text:style-name="T44">‹</text:span><text:span text:style-name="T30">var</text:span><text:span text:style-name="T44">› </text:span><text:span text:style-name="T45">...</text:span><text:span text:style-name="T17">)</text:span></text:p>
      <text:p text:style-name="P58"><text:span text:style-name="T30"> </text:span><text:span text:style-name="T17">((</text:span><text:span text:style-name="T30">Free-vars</text:span><text:span text:style-name="T44"> ‹</text:span><text:span text:style-name="T30">var</text:span><text:span text:style-name="T44">›</text:span><text:span text:style-name="T17">)</text:span><text:span text:style-name="T44"> </text:span><text:span text:style-name="T17">(</text:span><text:span text:style-name="T44">‹</text:span><text:span text:style-name="T30">var</text:span><text:span text:style-name="T44">›</text:span><text:span text:style-name="T17">))</text:span></text:p>
      <text:p text:style-name="P58"><text:span text:style-name="T30"> </text:span><text:span text:style-name="T17">((</text:span><text:span text:style-name="T30">Free-vars</text:span><text:span text:style-name="T44"> </text:span><text:span text:style-name="T17">(</text:span><text:span text:style-name="T44">‹</text:span><text:span text:style-name="T30">term</text:span><text:span text:style-name="T44">›</text:span><text:span text:style-name="T30">_0</text:span><text:span text:style-name="T44"> ‹</text:span><text:span text:style-name="T30">term</text:span><text:span text:style-name="T44">›</text:span><text:span text:style-name="T30">_1</text:span><text:span text:style-name="T17">))</text:span> <text:span text:style-name="T17">(</text:span><text:span text:style-name="T30">Union</text:span><text:span text:style-name="T44"> </text:span><text:span text:style-name="T17">(</text:span><text:span text:style-name="T30">Free-vars</text:span><text:span text:style-name="T44"> ‹</text:span><text:span text:style-name="T30">term</text:span><text:span text:style-name="T44">›</text:span><text:span text:style-name="T30">_0</text:span><text:span text:style-name="T17">)</text:span><text:span text:style-name="T44"> </text:span><text:span text:style-name="T17">(</text:span><text:span text:style-name="T30">Free-vars</text:span><text:span text:style-name="T44"> ‹</text:span><text:span text:style-name="T30">term</text:span><text:span text:style-name="T44">›</text:span><text:span text:style-name="T30">_1</text:span><text:span text:style-name="T17">)))</text:span></text:p>
      <text:p text:style-name="P89"><text:span text:style-name="T30"> </text:span><text:span text:style-name="T17">((</text:span><text:span text:style-name="T30">Free-vars</text:span><text:span text:style-name="T44"> </text:span><text:span text:style-name="T17">(</text:span><text:span text:style-name="T30">λ</text:span><text:span text:style-name="T44"> </text:span><text:span text:style-name="T17">(</text:span><text:span text:style-name="T44">‹</text:span><text:span text:style-name="T30">var</text:span><text:span text:style-name="T44">›</text:span><text:span text:style-name="T17">)</text:span><text:span text:style-name="T44"> ‹</text:span><text:span text:style-name="T30">term</text:span><text:span text:style-name="T44">›</text:span><text:span text:style-name="T17">))</text:span> <text:span text:style-name="T17">(</text:span><text:span text:style-name="T30">Remove-var</text:span><text:span text:style-name="T44"> ‹</text:span><text:span text:style-name="T30">var</text:span><text:span text:style-name="T44">› </text:span><text:span text:style-name="T17">(</text:span><text:span text:style-name="T30">Free-vars</text:span><text:span text:style-name="T44"> ‹</text:span><text:span text:style-name="T30">term</text:span><text:span text:style-name="T44">›</text:span><text:span text:style-name="T17">))))</text:span></text:p>
      <text:p text:style-name="P58"><text:span text:style-name="T17">(</text:span><text:span text:style-name="T30">define-metafunction</text:span><text:span text:style-name="T44"> </text:span><text:span text:style-name="T30">curried-lc-grammar</text:span><text:span text:style-name="T44"> </text:span><text:span text:style-name="T30">Var-free-in?</text:span><text:span text:style-name="T44"> </text:span><text:span text:style-name="T30">:</text:span><text:span text:style-name="T44"> ‹</text:span><text:span text:style-name="T30">var</text:span><text:span text:style-name="T44">› ‹</text:span><text:span text:style-name="T30">term</text:span><text:span text:style-name="T44">› </text:span><text:span text:style-name="T30">-&gt;</text:span><text:span text:style-name="T44"> </text:span><text:span text:style-name="T30">any</text:span></text:p>
      <text:p text:style-name="P58"><text:span text:style-name="T30"> </text:span><text:span text:style-name="T17">((</text:span><text:span text:style-name="T30">Var-free-in?</text:span><text:span text:style-name="T44"> ‹</text:span><text:span text:style-name="T30">var</text:span><text:span text:style-name="T44">›</text:span><text:span text:style-name="T30">_0</text:span><text:span text:style-name="T44"> ‹</text:span><text:span text:style-name="T30">var</text:span><text:span text:style-name="T44">›</text:span><text:span text:style-name="T30">_0</text:span><text:span text:style-name="T17">)</text:span><text:span text:style-name="T44"> </text:span><text:span text:style-name="T30">#t</text:span><text:span text:style-name="T17">)</text:span></text:p>
      <text:p text:style-name="P58"><text:span text:style-name="T30"> </text:span><text:span text:style-name="T17">((</text:span><text:span text:style-name="T30">Var-free-in?</text:span><text:span text:style-name="T44"> ‹</text:span><text:span text:style-name="T30">var</text:span><text:span text:style-name="T44">›</text:span><text:span text:style-name="T30">_0</text:span><text:span text:style-name="T44"> ‹</text:span><text:span text:style-name="T30">var</text:span><text:span text:style-name="T44">›</text:span><text:span text:style-name="T30">_1</text:span><text:span text:style-name="T17">)</text:span><text:span text:style-name="T44"> </text:span><text:span text:style-name="T30">#f</text:span><text:span text:style-name="T17">)</text:span></text:p>
      <text:p text:style-name="P58"><text:span text:style-name="T30"> </text:span><text:span text:style-name="T17">((</text:span><text:span text:style-name="T30">Var-free-in?</text:span><text:span text:style-name="T44"> ‹</text:span><text:span text:style-name="T30">var</text:span><text:span text:style-name="T44">›</text:span><text:span text:style-name="T30">_0</text:span><text:span text:style-name="T44"> </text:span><text:span text:style-name="T17">(</text:span><text:span text:style-name="T30">λ</text:span><text:span text:style-name="T44"> </text:span><text:span text:style-name="T17">(</text:span><text:span text:style-name="T44">‹</text:span><text:span text:style-name="T30">var</text:span><text:span text:style-name="T44">›</text:span><text:span text:style-name="T30">_0</text:span><text:span text:style-name="T17">)</text:span><text:span text:style-name="T44"> ‹</text:span><text:span text:style-name="T30">term</text:span><text:span text:style-name="T44">›</text:span><text:span text:style-name="T17">))</text:span><text:span text:style-name="T44"> </text:span><text:span text:style-name="T30">#f</text:span><text:span text:style-name="T17">)</text:span></text:p>
      <text:p text:style-name="P58"><text:span text:style-name="T30"> </text:span><text:span text:style-name="T17">((</text:span><text:span text:style-name="T30">Var-free-in?</text:span><text:span text:style-name="T44"> ‹</text:span><text:span text:style-name="T30">var</text:span><text:span text:style-name="T44">›</text:span><text:span text:style-name="T30">_0</text:span><text:span text:style-name="T44"> </text:span><text:span text:style-name="T17">(</text:span><text:span text:style-name="T30">λ</text:span><text:span text:style-name="T44"> </text:span><text:span text:style-name="T17">(</text:span><text:span text:style-name="T44">‹</text:span><text:span text:style-name="T30">var</text:span><text:span text:style-name="T44">›</text:span><text:span text:style-name="T30">_1</text:span><text:span text:style-name="T17">)</text:span><text:span text:style-name="T44"> ‹</text:span><text:span text:style-name="T30">term</text:span><text:span text:style-name="T44">›</text:span><text:span text:style-name="T17">))</text:span><text:span text:style-name="T44"> </text:span><text:span text:style-name="T17">(</text:span><text:span text:style-name="T30">Var-free-in?</text:span><text:span text:style-name="T44"> ‹</text:span><text:span text:style-name="T30">var</text:span><text:span text:style-name="T44">›</text:span><text:span text:style-name="T30">_0</text:span><text:span text:style-name="T44"> ‹</text:span><text:span text:style-name="T30">term</text:span><text:span text:style-name="T44">›</text:span><text:span text:style-name="T17">))</text:span></text:p>
      <text:p text:style-name="P58"><text:span text:style-name="T30"> </text:span><text:span text:style-name="T17">((</text:span><text:span text:style-name="T30">Var-free-in?</text:span><text:span text:style-name="T44"> ‹</text:span><text:span text:style-name="T30">var</text:span><text:span text:style-name="T44">› </text:span><text:span text:style-name="T17">(</text:span><text:span text:style-name="T44">‹</text:span><text:span text:style-name="T30">term</text:span><text:span text:style-name="T44">›</text:span><text:span text:style-name="T30">_0</text:span><text:span text:style-name="T44"> ‹</text:span><text:span text:style-name="T30">term</text:span><text:span text:style-name="T44">›</text:span><text:span text:style-name="T30">_1</text:span><text:span text:style-name="T17">))</text:span></text:p>
      <text:p text:style-name="P58"><text:span text:style-name="T30"> ,</text:span><text:span text:style-name="T17">(</text:span><text:span text:style-name="T30">or<text:tab/></text:span><text:span text:style-name="T17">(</text:span><text:span text:style-name="T30">term</text:span><text:span text:style-name="T44"> </text:span><text:span text:style-name="T17">(</text:span><text:span text:style-name="T30">Var-free-in?</text:span><text:span text:style-name="T44"> ‹</text:span><text:span text:style-name="T30">var</text:span><text:span text:style-name="T44">› ‹</text:span><text:span text:style-name="T30">term</text:span><text:span text:style-name="T44">›</text:span><text:span text:style-name="T30">_0</text:span><text:span text:style-name="T17">))</text:span></text:p>
      <text:p text:style-name="P89"><text:span text:style-name="T30"><text:tab/></text:span><text:span text:style-name="T17">(</text:span><text:span text:style-name="T30">term</text:span><text:span text:style-name="T44"> </text:span><text:span text:style-name="T17">(</text:span><text:span text:style-name="T30">Var-free-in?</text:span><text:span text:style-name="T44"> ‹</text:span><text:span text:style-name="T30">var</text:span><text:span text:style-name="T44">› ‹</text:span><text:span text:style-name="T30">term</text:span><text:span text:style-name="T44">›</text:span><text:span text:style-name="T30">_1</text:span><text:span text:style-name="T17">)))))</text:span></text:p>
      <text:p text:style-name="P38"><text:soft-page-break/><text:span text:style-name="T17">(</text:span><text:span text:style-name="T30">define-metafunction</text:span><text:span text:style-name="T44"> </text:span><text:span text:style-name="T30">curried-lc-grammar</text:span> <text:span text:style-name="T30">Union</text:span><text:span text:style-name="T44"> </text:span><text:span text:style-name="T30">:</text:span><text:span text:style-name="T44"> </text:span><text:span text:style-name="T17">(</text:span><text:span text:style-name="T44">‹</text:span><text:span text:style-name="T30">var</text:span><text:span text:style-name="T44">› </text:span><text:span text:style-name="T45">...</text:span><text:span text:style-name="T17">)</text:span><text:span text:style-name="T44"> </text:span><text:span text:style-name="T17">(</text:span><text:span text:style-name="T44">‹</text:span><text:span text:style-name="T30">var</text:span><text:span text:style-name="T44">› </text:span><text:span text:style-name="T45">...</text:span><text:span text:style-name="T17">)</text:span><text:span text:style-name="T44"> </text:span><text:span text:style-name="T30">-&gt;</text:span><text:span text:style-name="T44"> </text:span><text:span text:style-name="T17">(</text:span><text:span text:style-name="T44">‹</text:span><text:span text:style-name="T30">var</text:span><text:span text:style-name="T44">› </text:span><text:span text:style-name="T45">...</text:span><text:span text:style-name="T17">)</text:span></text:p>
      <text:p text:style-name="P38"><text:span text:style-name="T30"> </text:span><text:span text:style-name="T17">((</text:span><text:span text:style-name="T30">Union</text:span><text:span text:style-name="T44"> </text:span><text:span text:style-name="T17">(</text:span><text:span text:style-name="T44">‹</text:span><text:span text:style-name="T30">var</text:span><text:span text:style-name="T44">›</text:span><text:span text:style-name="T30">_0</text:span><text:span text:style-name="T44"> </text:span><text:span text:style-name="T45">...</text:span><text:span text:style-name="T17">)</text:span><text:span text:style-name="T44"> </text:span><text:span text:style-name="T17">( ))</text:span><text:span text:style-name="T44"> </text:span><text:span text:style-name="T17">(</text:span><text:span text:style-name="T44">‹</text:span><text:span text:style-name="T30">var</text:span><text:span text:style-name="T44">›</text:span><text:span text:style-name="T30">_0</text:span><text:span text:style-name="T44"> </text:span><text:span text:style-name="T45">...</text:span><text:span text:style-name="T17">))</text:span></text:p>
      <text:p text:style-name="P38"><text:span text:style-name="T30"> </text:span><text:span text:style-name="T17">((</text:span><text:span text:style-name="T30">Union</text:span><text:span text:style-name="T44"> </text:span><text:span text:style-name="T17">( )</text:span><text:span text:style-name="T44"> </text:span><text:span text:style-name="T17">(</text:span><text:span text:style-name="T44">‹</text:span><text:span text:style-name="T30">var</text:span><text:span text:style-name="T44">›</text:span><text:span text:style-name="T30">_1</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1</text:span><text:span text:style-name="T44"> </text:span><text:span text:style-name="T45">...</text:span><text:span text:style-name="T17">))</text:span></text:p>
      <text:p text:style-name="P38"><text:span text:style-name="T30"> </text:span><text:span text:style-name="T17">((</text:span><text:span text:style-name="T30">Union</text:span><text:span text:style-name="T44"> </text:span><text:span text:style-name="T17">(</text:span><text:span text:style-name="T44">‹</text:span><text:span text:style-name="T30">var</text:span><text:span text:style-name="T44">›</text:span><text:span text:style-name="T30">_0</text:span><text:span text:style-name="T44"> ‹</text:span><text:span text:style-name="T30">var</text:span><text:span text:style-name="T44">›</text:span><text:span text:style-name="T30">_1</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2</text:span><text:span text:style-name="T44"> </text:span><text:span text:style-name="T45">...</text:span><text:span text:style-name="T44"> ‹</text:span><text:span text:style-name="T30">var</text:span><text:span text:style-name="T44">›</text:span><text:span text:style-name="T30">_0</text:span><text:span text:style-name="T44"> ‹</text:span><text:span text:style-name="T30">var</text:span><text:span text:style-name="T44">›</text:span><text:span text:style-name="T30">_3</text:span><text:span text:style-name="T44"> </text:span><text:span text:style-name="T45">...</text:span><text:span text:style-name="T17">))</text:span></text:p>
      <text:p text:style-name="P38"><text:span text:style-name="T30">  </text:span><text:span text:style-name="T17">(</text:span><text:span text:style-name="T44">‹</text:span><text:span text:style-name="T30">var</text:span><text:span text:style-name="T44">›</text:span><text:span text:style-name="T30">_0</text:span><text:span text:style-name="T44"> </text:span><text:span text:style-name="T30">,@</text:span><text:span text:style-name="T17">(</text:span><text:span text:style-name="T30">term</text:span><text:span text:style-name="T44"> </text:span><text:span text:style-name="T17">(</text:span><text:span text:style-name="T30">Union</text:span><text:span text:style-name="T44"> </text:span><text:span text:style-name="T17">(</text:span><text:span text:style-name="T44">‹</text:span><text:span text:style-name="T30">var</text:span><text:span text:style-name="T44">›</text:span><text:span text:style-name="T30">_1</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2</text:span><text:span text:style-name="T44"> </text:span><text:span text:style-name="T45">...</text:span><text:span text:style-name="T44"> ‹</text:span><text:span text:style-name="T30">var</text:span><text:span text:style-name="T44">›</text:span><text:span text:style-name="T30">_3</text:span><text:span text:style-name="T44"> </text:span><text:span text:style-name="T45">...</text:span><text:span text:style-name="T17">)))))</text:span></text:p>
      <text:p text:style-name="P38"><text:span text:style-name="T30"> </text:span><text:span text:style-name="T17">((</text:span><text:span text:style-name="T30">Union</text:span><text:span text:style-name="T44"> </text:span><text:span text:style-name="T17">(</text:span><text:span text:style-name="T44">‹</text:span><text:span text:style-name="T30">var</text:span><text:span text:style-name="T44">›</text:span><text:span text:style-name="T30">_2</text:span><text:span text:style-name="T44"> </text:span><text:span text:style-name="T45">...</text:span><text:span text:style-name="T44"> ‹</text:span><text:span text:style-name="T30">var</text:span><text:span text:style-name="T44">›</text:span><text:span text:style-name="T30">_0</text:span><text:span text:style-name="T44"> ‹</text:span><text:span text:style-name="T30">var</text:span><text:span text:style-name="T44">›</text:span><text:span text:style-name="T30">_3</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0</text:span><text:span text:style-name="T44"> ‹</text:span><text:span text:style-name="T30">var</text:span><text:span text:style-name="T44">›</text:span><text:span text:style-name="T30">_1</text:span><text:span text:style-name="T44"> </text:span><text:span text:style-name="T45">...</text:span><text:span text:style-name="T17">))</text:span></text:p>
      <text:p text:style-name="P38"><text:span text:style-name="T30">  </text:span><text:span text:style-name="T17">(</text:span><text:span text:style-name="T44">‹</text:span><text:span text:style-name="T30">var</text:span><text:span text:style-name="T44">›</text:span><text:span text:style-name="T30">_0</text:span><text:span text:style-name="T44"> </text:span><text:span text:style-name="T30">,@</text:span><text:span text:style-name="T17">(</text:span><text:span text:style-name="T30">term</text:span><text:span text:style-name="T44"> </text:span><text:span text:style-name="T17">(</text:span><text:span text:style-name="T30">Union</text:span><text:span text:style-name="T44"> </text:span><text:span text:style-name="T17">(</text:span><text:span text:style-name="T44">‹</text:span><text:span text:style-name="T30">var</text:span><text:span text:style-name="T44">›</text:span><text:span text:style-name="T30">_1</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2</text:span><text:span text:style-name="T44"> </text:span><text:span text:style-name="T45">...</text:span><text:span text:style-name="T44"> ‹</text:span><text:span text:style-name="T30">var</text:span><text:span text:style-name="T44">›</text:span><text:span text:style-name="T30">_3</text:span><text:span text:style-name="T44"> </text:span><text:span text:style-name="T45">...</text:span><text:span text:style-name="T17">)))))</text:span></text:p>
      <text:p text:style-name="P38"><text:span text:style-name="T30"> </text:span><text:span text:style-name="T17">((</text:span><text:span text:style-name="T30">Union</text:span><text:span text:style-name="T44"> </text:span><text:span text:style-name="T17">(</text:span><text:span text:style-name="T44">‹</text:span><text:span text:style-name="T30">var</text:span><text:span text:style-name="T44">›</text:span><text:span text:style-name="T30">_0</text:span><text:span text:style-name="T44"> ‹</text:span><text:span text:style-name="T30">var</text:span><text:span text:style-name="T44">›</text:span><text:span text:style-name="T30">_1</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2</text:span><text:span text:style-name="T44"> ‹</text:span><text:span text:style-name="T30">var</text:span><text:span text:style-name="T44">›</text:span><text:span text:style-name="T30">_3</text:span><text:span text:style-name="T44"> </text:span><text:span text:style-name="T45">...</text:span><text:span text:style-name="T17">))</text:span></text:p>
      <text:p text:style-name="P89"><text:span text:style-name="T30">  </text:span><text:span text:style-name="T17">(</text:span><text:span text:style-name="T44">‹</text:span><text:span text:style-name="T30">var</text:span><text:span text:style-name="T44">›</text:span><text:span text:style-name="T30">_0</text:span><text:span text:style-name="T44"> ‹</text:span><text:span text:style-name="T30">var</text:span><text:span text:style-name="T44">›</text:span><text:span text:style-name="T30">_2</text:span><text:span text:style-name="T44"> </text:span><text:span text:style-name="T30">,@</text:span><text:span text:style-name="T17">(</text:span><text:span text:style-name="T30">term</text:span><text:span text:style-name="T44"> </text:span><text:span text:style-name="T17">(</text:span><text:span text:style-name="T30">Union</text:span><text:span text:style-name="T44"> </text:span><text:span text:style-name="T17">(</text:span><text:span text:style-name="T44">‹</text:span><text:span text:style-name="T30">var</text:span><text:span text:style-name="T44">›</text:span><text:span text:style-name="T30">_1</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3</text:span><text:span text:style-name="T44"> </text:span><text:span text:style-name="T45">...</text:span><text:span text:style-name="T17">))))))</text:span></text:p>
      <text:p text:style-name="P58"><text:span text:style-name="T17">(</text:span><text:span text:style-name="T30">define-metafunction</text:span><text:span text:style-name="T44"> </text:span><text:span text:style-name="T30">curried-lc-grammar</text:span> <text:span text:style-name="T30">Remove-var</text:span><text:span text:style-name="T44"> </text:span><text:span text:style-name="T30">:</text:span><text:span text:style-name="T44"> ‹</text:span><text:span text:style-name="T30">var</text:span><text:span text:style-name="T44">› </text:span><text:span text:style-name="T17">(</text:span><text:span text:style-name="T44">‹</text:span><text:span text:style-name="T30">var</text:span><text:span text:style-name="T44">› </text:span><text:span text:style-name="T45">...</text:span><text:span text:style-name="T17">)</text:span><text:span text:style-name="T44"> </text:span><text:span text:style-name="T30">-&gt;</text:span><text:span text:style-name="T44"> </text:span><text:span text:style-name="T17">(</text:span><text:span text:style-name="T44">‹</text:span><text:span text:style-name="T30">var</text:span><text:span text:style-name="T44">› </text:span><text:span text:style-name="T45">...</text:span><text:span text:style-name="T17">)</text:span></text:p>
      <text:p text:style-name="P58"><text:span text:style-name="T30"> </text:span><text:span text:style-name="T17">((</text:span><text:span text:style-name="T30">Remove-var</text:span><text:span text:style-name="T44"> ‹</text:span><text:span text:style-name="T30">var</text:span><text:span text:style-name="T44">›</text:span><text:span text:style-name="T30">_0</text:span><text:span text:style-name="T44"> </text:span><text:span text:style-name="T17">(</text:span><text:span text:style-name="T44">‹</text:span><text:span text:style-name="T30">var</text:span><text:span text:style-name="T44">›</text:span><text:span text:style-name="T30">_1</text:span><text:span text:style-name="T44"> </text:span><text:span text:style-name="T45">...</text:span><text:span text:style-name="T44"> ‹</text:span><text:span text:style-name="T30">var</text:span><text:span text:style-name="T44">›</text:span><text:span text:style-name="T30">_0</text:span><text:span text:style-name="T44"> ‹</text:span><text:span text:style-name="T30">var</text:span><text:span text:style-name="T44">›</text:span><text:span text:style-name="T30">_2</text:span><text:span text:style-name="T44"> </text:span><text:span text:style-name="T45">...</text:span><text:span text:style-name="T17">))</text:span> <text:span text:style-name="T17">(</text:span><text:span text:style-name="T44">‹</text:span><text:span text:style-name="T30">var</text:span><text:span text:style-name="T44">›</text:span><text:span text:style-name="T30">_1</text:span><text:span text:style-name="T44"> </text:span><text:span text:style-name="T45">...</text:span><text:span text:style-name="T44"> ‹</text:span><text:span text:style-name="T30">var</text:span><text:span text:style-name="T44">›</text:span><text:span text:style-name="T30">_2</text:span><text:span text:style-name="T44"> </text:span><text:span text:style-name="T45">...</text:span><text:span text:style-name="T17">))</text:span></text:p>
      <text:p text:style-name="P89"><text:span text:style-name="T30"> </text:span><text:span text:style-name="T17">((</text:span><text:span text:style-name="T30">Remove-var</text:span><text:span text:style-name="T44"> ‹</text:span><text:span text:style-name="T30">var</text:span><text:span text:style-name="T44">› </text:span><text:span text:style-name="T17">(</text:span><text:span text:style-name="T44">‹</text:span><text:span text:style-name="T30">var</text:span><text:span text:style-name="T44">›</text:span><text:span text:style-name="T30">_0</text:span><text:span text:style-name="T44"> </text:span><text:span text:style-name="T45">...</text:span><text:span text:style-name="T17">))</text:span><text:span text:style-name="T44"> </text:span><text:span text:style-name="T17">(</text:span><text:span text:style-name="T44">‹</text:span><text:span text:style-name="T30">var</text:span><text:span text:style-name="T44">›</text:span><text:span text:style-name="T30">_0</text:span><text:span text:style-name="T44"> </text:span><text:span text:style-name="T45">...</text:span><text:span text:style-name="T17">)))</text:span></text:p>
      <text:p text:style-name="Standard"><text:span text:style-name="T44">The clauses in a definition of a metafunction have the form </text:span><text:span text:style-name="T17">(</text:span><text:span text:style-name="T44">‹pattern› ‹template›</text:span><text:span text:style-name="T17">)</text:span>, where the pattern must always begin with the name of the metafunction and the template is implicitly wrapped as in <text:span text:style-name="T13">(</text:span><text:span text:style-name="T26">term</text:span> ‹template›<text:span text:style-name="T13">)</text:span>. Syntax <text:span text:style-name="T4">term</text:span> is like a quasiquotation, allowing <text:span text:style-name="T4">unquote</text:span> and <text:span text:style-name="T4">unquote-splicing</text:span>, but also recognizing calls to metafunctions and the bindings introduced in the pattern.</text:p>
      <text:p text:style-name="P44"><text:span text:style-name="T30">#lang</text:span><text:span text:style-name="T44"> </text:span><text:span text:style-name="T30">scheme<text:tab/>;</text:span><text:span text:style-name="T44"> </text:span><text:a xlink:type="simple" xlink:href="http://test-free-vars.ss/"><text:span text:style-name="Internet_20_link"><text:span text:style-name="T44">File test-free-vars.ss</text:span></text:span></text:a></text:p>
      <text:p text:style-name="P75"><text:span text:style-name="T17">(</text:span><text:span text:style-name="T30">require</text:span><text:span text:style-name="T44"> </text:span><text:span text:style-name="T30">"free-vars.ss"</text:span><text:span text:style-name="T44"> </text:span><text:span text:style-name="T30">redex</text:span><text:span text:style-name="T17">)</text:span></text:p>
      <text:p text:style-name="P59"><text:span text:style-name="T17">(</text:span><text:span text:style-name="T30">test-equal</text:span><text:span text:style-name="T44"> </text:span><text:span text:style-name="T17">(</text:span><text:span text:style-name="T30">term</text:span><text:span text:style-name="T44"> </text:span><text:span text:style-name="T17">(</text:span><text:span text:style-name="T30">Free-vars</text:span><text:span text:style-name="T44"> </text:span><text:span text:style-name="T17">(</text:span><text:span text:style-name="T30">λ</text:span><text:span text:style-name="T44"> </text:span><text:span text:style-name="T17">(</text:span><text:span text:style-name="T30">x</text:span><text:span text:style-name="T17">)</text:span><text:span text:style-name="T44"> </text:span><text:span text:style-name="T17">(</text:span><text:span text:style-name="T30">x</text:span><text:span text:style-name="T44"> </text:span><text:span text:style-name="T30">x</text:span><text:span text:style-name="T17">))))</text:span><text:span text:style-name="T44"><text:tab/></text:span><text:span text:style-name="T17">(</text:span><text:span text:style-name="T30">term</text:span><text:span text:style-name="T44"> </text:span><text:span text:style-name="T17">(</text:span><text:span text:style-name="T44"> </text:span><text:span text:style-name="T17">)))</text:span></text:p>
      <text:p text:style-name="P59"><text:span text:style-name="T17">(</text:span><text:span text:style-name="T30">test-equal</text:span><text:span text:style-name="T44"> </text:span><text:span text:style-name="T17">(</text:span><text:span text:style-name="T30">term</text:span><text:span text:style-name="T44"> </text:span><text:span text:style-name="T17">(</text:span><text:span text:style-name="T30">Free-vars</text:span><text:span text:style-name="T44"> </text:span><text:span text:style-name="T17">(</text:span><text:span text:style-name="T30">λ</text:span><text:span text:style-name="T44"> </text:span><text:span text:style-name="T17">(</text:span><text:span text:style-name="T30">x</text:span><text:span text:style-name="T17">)</text:span><text:span text:style-name="T44"> </text:span><text:span text:style-name="T17">(</text:span><text:span text:style-name="T30">x</text:span><text:span text:style-name="T44"> </text:span><text:span text:style-name="T30">y</text:span><text:span text:style-name="T17">))))</text:span><text:span text:style-name="T44"><text:tab/></text:span><text:span text:style-name="T17">(</text:span><text:span text:style-name="T30">term</text:span><text:span text:style-name="T44"> </text:span><text:span text:style-name="T17">(</text:span><text:span text:style-name="T30">y</text:span><text:span text:style-name="T17">)))</text:span></text:p>
      <text:p text:style-name="P59"><text:span text:style-name="T17">(</text:span><text:span text:style-name="T30">test-equal</text:span><text:span text:style-name="T44"> </text:span><text:span text:style-name="T17">(</text:span><text:span text:style-name="T30">term</text:span><text:span text:style-name="T44"> </text:span><text:span text:style-name="T17">(</text:span><text:span text:style-name="T30">Free-vars</text:span><text:span text:style-name="T44"> </text:span><text:span text:style-name="T17">(</text:span><text:span text:style-name="T30">λ</text:span><text:span text:style-name="T44"> </text:span><text:span text:style-name="T17">(</text:span><text:span text:style-name="T30">x</text:span><text:span text:style-name="T17">)</text:span><text:span text:style-name="T44"> </text:span><text:span text:style-name="T17">((</text:span><text:span text:style-name="T30">x</text:span><text:span text:style-name="T44"> </text:span><text:span text:style-name="T30">y</text:span><text:span text:style-name="T17">)</text:span><text:span text:style-name="T44"> </text:span><text:span text:style-name="T30">z</text:span><text:span text:style-name="T17">))))</text:span><text:span text:style-name="T44"><text:tab/></text:span><text:span text:style-name="T17">(</text:span><text:span text:style-name="T30">term</text:span><text:span text:style-name="T44"> </text:span><text:span text:style-name="T17">(</text:span><text:span text:style-name="T30">z</text:span> <text:span text:style-name="T30">y</text:span><text:span text:style-name="T17">)))</text:span></text:p>
      <text:p text:style-name="P59"><text:span text:style-name="T17">(</text:span><text:span text:style-name="T30">test-equal</text:span><text:span text:style-name="T44"> </text:span><text:span text:style-name="T17">(</text:span><text:span text:style-name="T30">term</text:span><text:span text:style-name="T44"> </text:span><text:span text:style-name="T17">(</text:span><text:span text:style-name="T30">Free-vars</text:span><text:span text:style-name="T44"> </text:span><text:span text:style-name="T17">((</text:span><text:span text:style-name="T30">λ</text:span><text:span text:style-name="T44"> </text:span><text:span text:style-name="T17">(</text:span><text:span text:style-name="T30">x</text:span><text:span text:style-name="T17">)</text:span><text:span text:style-name="T44"> </text:span><text:span text:style-name="T17">(</text:span><text:span text:style-name="T30">x</text:span><text:span text:style-name="T44"> </text:span><text:span text:style-name="T30">y</text:span><text:span text:style-name="T17">))</text:span><text:span text:style-name="T44"> </text:span><text:span text:style-name="T17">(</text:span><text:span text:style-name="T30">λ</text:span><text:span text:style-name="T44"> </text:span><text:span text:style-name="T17">(</text:span><text:span text:style-name="T30">y</text:span><text:span text:style-name="T17">)</text:span><text:span text:style-name="T44"> </text:span><text:span text:style-name="T17">(</text:span><text:span text:style-name="T30">x</text:span><text:span text:style-name="T44"> </text:span><text:span text:style-name="T30">y</text:span><text:span text:style-name="T17">)))))</text:span><text:span text:style-name="T44"><text:tab/></text:span><text:span text:style-name="T17">(</text:span><text:span text:style-name="T30">term</text:span><text:span text:style-name="T44"> </text:span><text:span text:style-name="T17">(</text:span><text:span text:style-name="T30">y</text:span><text:span text:style-name="T44"> </text:span><text:span text:style-name="T30">x</text:span><text:span text:style-name="T17">)))</text:span></text:p>
      <text:p text:style-name="P59"><text:span text:style-name="T17">(</text:span><text:span text:style-name="T30">test-equal</text:span><text:span text:style-name="T44"> </text:span><text:span text:style-name="T17">(</text:span><text:span text:style-name="T30">term</text:span><text:span text:style-name="T44"> </text:span><text:span text:style-name="T17">(</text:span><text:span text:style-name="T30">Var-free-in?</text:span><text:span text:style-name="T44"> </text:span><text:span text:style-name="T30">x</text:span><text:span text:style-name="T44"> </text:span><text:span text:style-name="T17">(</text:span><text:span text:style-name="T30">λ</text:span><text:span text:style-name="T44"> </text:span><text:span text:style-name="T17">(</text:span><text:span text:style-name="T30">y</text:span><text:span text:style-name="T17">)</text:span><text:span text:style-name="T44"> </text:span><text:span text:style-name="T30">z</text:span><text:span text:style-name="T17">)))</text:span><text:span text:style-name="T44"><text:tab/></text:span><text:span text:style-name="T30">#f</text:span><text:span text:style-name="T17">)</text:span></text:p>
      <text:p text:style-name="P59"><text:span text:style-name="T17">(</text:span><text:span text:style-name="T30">test-equal</text:span><text:span text:style-name="T44"> </text:span><text:span text:style-name="T17">(</text:span><text:span text:style-name="T30">term</text:span><text:span text:style-name="T44"> </text:span><text:span text:style-name="T17">(</text:span><text:span text:style-name="T30">Var-free-in?</text:span><text:span text:style-name="T44"> </text:span><text:span text:style-name="T30">x</text:span><text:span text:style-name="T44"> </text:span><text:span text:style-name="T17">(</text:span><text:span text:style-name="T30">λ</text:span><text:span text:style-name="T44"> </text:span><text:span text:style-name="T17">(</text:span><text:span text:style-name="T30">x</text:span><text:span text:style-name="T17">)</text:span><text:span text:style-name="T44"> </text:span><text:span text:style-name="T30">x</text:span><text:span text:style-name="T17">)))</text:span><text:span text:style-name="T44"><text:tab/></text:span><text:span text:style-name="T30">#f</text:span><text:span text:style-name="T17">)</text:span></text:p>
      <text:p text:style-name="P90"><text:span text:style-name="T17">(</text:span><text:span text:style-name="T30">test-equal</text:span><text:span text:style-name="T44"> </text:span><text:span text:style-name="T17">(</text:span><text:span text:style-name="T30">term</text:span><text:span text:style-name="T44"> </text:span><text:span text:style-name="T17">(</text:span><text:span text:style-name="T30">Var-free-in?</text:span><text:span text:style-name="T44"> </text:span><text:span text:style-name="T30">x</text:span><text:span text:style-name="T44"> </text:span><text:span text:style-name="T17">(</text:span><text:span text:style-name="T30">λ</text:span><text:span text:style-name="T44"> </text:span><text:span text:style-name="T17">(</text:span><text:span text:style-name="T30">y</text:span><text:span text:style-name="T17">)</text:span><text:span text:style-name="T44"> </text:span><text:span text:style-name="T30">x</text:span><text:span text:style-name="T17">)))</text:span><text:span text:style-name="T44"><text:tab/></text:span><text:span text:style-name="T30">#t</text:span><text:span text:style-name="T17">)</text:span></text:p>
      <text:p text:style-name="P83"><text:span text:style-name="T17">(</text:span><text:span text:style-name="T30">test-results</text:span><text:span text:style-name="T17">)</text:span><text:span text:style-name="T44"> </text:span><text:span text:style-name="T30">;</text:span><text:span text:style-name="T44"> Displays:</text:span> <text:span text:style-name="T30">All</text:span><text:span text:style-name="T44"> </text:span><text:span text:style-name="T30">7</text:span><text:span text:style-name="T44"> </text:span><text:span text:style-name="T30">tests</text:span><text:span text:style-name="T44"> </text:span><text:span text:style-name="T30">passed.</text:span></text:p>
      <text:list text:style-name="Outline" text:continue-numbering="true">
        <text:list-item>
          <text:list text:continue-numbering="true">
            <text:list-item>
              <text:h text:style-name="Heading_20_2" text:outline-level="2">α-congruence</text:h>
            </text:list-item>
          </text:list>
        </text:list-item>
      </text:list>
      <text:p text:style-name="Standard">Consider the lambda terms: <text:span text:style-name="T13">(</text:span><text:span text:style-name="T26">λ</text:span> <text:span text:style-name="T13">(</text:span><text:span text:style-name="T26">x</text:span><text:span text:style-name="T13">)</text:span> <text:span text:style-name="T26">x</text:span><text:span text:style-name="T13">)</text:span> and <text:span text:style-name="T13">(</text:span><text:span text:style-name="T26">λ</text:span> <text:span text:style-name="T13">(</text:span><text:span text:style-name="T26">y</text:span><text:span text:style-name="T13">)</text:span> <text:span text:style-name="T26">y</text:span><text:span text:style-name="T13">)</text:span>. When interpreted as representations of the (untyped) identity function, both terms represent the very same function. The two terms are said to be α-congruent. The α-congruence of two terms can be decided by a metafunction as shown in the next piece of code. We use environments in order to keep track of the bindings of variables.</text:p>
      <text:p text:style-name="P55"><text:span text:style-name="T26">#lang</text:span> <text:span text:style-name="T26">scheme</text:span><text:tab/><text:span text:style-name="T26">;</text:span> <text:a xlink:type="simple" xlink:href="http://alpha-congruence.ss/"><text:span text:style-name="Internet_20_link">File alpha-congruence.ss</text:span></text:a></text:p>
      <text:p text:style-name="P108"><text:span text:style-name="T13">(</text:span><text:span text:style-name="T26">require</text:span> <text:span text:style-name="T26">redex</text:span> <text:span text:style-name="T26">"curried-lc-grammar.ss"</text:span><text:span text:style-name="T13">)</text:span></text:p>
      <text:p text:style-name="P109"><text:span text:style-name="T13">(</text:span><text:span text:style-name="T26">provide</text:span> <text:span text:style-name="T26">α-congruent?</text:span><text:span text:style-name="T13">)</text:span></text:p>
      <text:p text:style-name="P108"><text:span text:style-name="T13">(</text:span><text:span text:style-name="T26">define-metafunction</text:span> <text:span text:style-name="T26">curried-lc-grammar</text:span> <text:span text:style-name="T26">α-congruent?</text:span> <text:span text:style-name="T26">:</text:span> ‹<text:span text:style-name="T26">term</text:span>› ‹<text:span text:style-name="T26">term</text:span>› <text:span text:style-name="T26">-&gt;</text:span> ‹<text:span text:style-name="T26">bool</text:span>›</text:p>
      <text:p text:style-name="P109"><text:span text:style-name="T26"> </text:span><text:span text:style-name="T13">((</text:span><text:span text:style-name="T26">α-congruent?</text:span> ‹<text:span text:style-name="T26">term</text:span>›<text:span text:style-name="T26">_1</text:span> ‹<text:span text:style-name="T26">term</text:span>›<text:span text:style-name="T26">_2</text:span><text:span text:style-name="T13">)</text:span> <text:span text:style-name="T13">(</text:span><text:span text:style-name="T26">α-aux?</text:span> <text:span text:style-name="T13">(</text:span>‹<text:span text:style-name="T26">term</text:span>›<text:span text:style-name="T26">_1</text:span> <text:span text:style-name="T13">(</text:span> <text:span text:style-name="T13">))</text:span> <text:span text:style-name="T13">(</text:span>‹<text:span text:style-name="T26">term</text:span>›<text:span text:style-name="T26">_2</text:span> <text:span text:style-name="T13">(</text:span> <text:span text:style-name="T13">)))))</text:span></text:p>
      <text:p text:style-name="P32"><text:span text:style-name="T13">(</text:span><text:span text:style-name="T26">define</text:span> <text:span text:style-name="T26">new-scope</text:span> <text:span text:style-name="T26">;</text:span> Use semaphore because the guis of <text:span text:style-name="T4">traces</text:span> may run concurrently.</text:p>
      <text:p text:style-name="P32"><text:span text:style-name="T26"> </text:span><text:span text:style-name="T13">(</text:span><text:span text:style-name="T26">let</text:span> <text:span text:style-name="T13">((</text:span><text:span text:style-name="T26">semaphore</text:span> <text:span text:style-name="T13">(</text:span><text:span text:style-name="T26">make-semaphore</text:span> <text:span text:style-name="T26">1</text:span><text:span text:style-name="T13">))</text:span> <text:span text:style-name="T13">(</text:span><text:span text:style-name="T26">scope</text:span> <text:span text:style-name="T26">0</text:span><text:span text:style-name="T13">))</text:span></text:p>
      <text:p text:style-name="P32"><text:span text:style-name="T26">  </text:span><text:span text:style-name="T13">(</text:span><text:span text:style-name="T26">λ</text:span> <text:span text:style-name="T13">(</text:span> <text:span text:style-name="T13">)</text:span></text:p>
      <text:p text:style-name="P108"><text:span text:style-name="T26">   </text:span><text:span text:style-name="T13">(</text:span><text:span text:style-name="T26">begin0</text:span> <text:span text:style-name="T13">(</text:span><text:span text:style-name="T26">begin</text:span> <text:span text:style-name="T13">(</text:span><text:span text:style-name="T26">semaphore-wait</text:span> <text:span text:style-name="T26">semaphore</text:span><text:span text:style-name="T13">)</text:span> <text:span text:style-name="T13">(</text:span><text:span text:style-name="T26">set!</text:span> <text:span text:style-name="T26">scope</text:span> <text:span text:style-name="T13">(</text:span><text:span text:style-name="T26">add1</text:span> <text:span text:style-name="T26">scope</text:span><text:span text:style-name="T13">))</text:span> <text:span text:style-name="T26">scope</text:span><text:span text:style-name="T13">)</text:span></text:p>
      <text:p text:style-name="P109"><text:span text:style-name="T26">    </text:span><text:span text:style-name="T13">(</text:span><text:span text:style-name="T26">semaphore-post</text:span> <text:span text:style-name="T26">semaphore</text:span><text:span text:style-name="T13">)))))</text:span></text:p>
      <text:p text:style-name="P32"><text:soft-page-break/><text:span text:style-name="T13">(</text:span><text:span text:style-name="T26">define-metafunction</text:span> <text:span text:style-name="T26">curried-lc-grammar</text:span> <text:span text:style-name="T26">α-aux?</text:span> <text:span text:style-name="T26">:</text:span> <text:span text:style-name="T13">(</text:span>‹<text:span text:style-name="T26">term</text:span>› ‹<text:span text:style-name="T26">env</text:span>›<text:span text:style-name="T13">)</text:span> <text:span text:style-name="T13">(</text:span>‹<text:span text:style-name="T26">term</text:span>› ‹<text:span text:style-name="T26">env</text:span>›<text:span text:style-name="T13">)</text:span> <text:span text:style-name="T26">-&gt;</text:span> ‹<text:span text:style-name="T26">bool</text:span>›</text:p>
      <text:p text:style-name="P32"><text:span text:style-name="T26"> </text:span><text:span text:style-name="T13">((</text:span><text:span text:style-name="T26">α-aux?</text:span> <text:span text:style-name="T13">(</text:span>‹<text:span text:style-name="T26">var</text:span>›<text:span text:style-name="T26">_0</text:span> ‹<text:span text:style-name="T26">env</text:span>›<text:span text:style-name="T26">_0</text:span><text:span text:style-name="T13">)</text:span> <text:span text:style-name="T13">(</text:span>‹<text:span text:style-name="T26">var</text:span>›<text:span text:style-name="T26">_1</text:span> ‹<text:span text:style-name="T26">env</text:span>›<text:span text:style-name="T26">_1</text:span><text:span text:style-name="T13">))</text:span></text:p>
      <text:p text:style-name="P32"><text:span text:style-name="T26"> ,</text:span><text:span text:style-name="T13">(</text:span><text:span text:style-name="T26">let</text:span> <text:span text:style-name="T13">((</text:span><text:span text:style-name="T26">e0</text:span> <text:span text:style-name="T13">(</text:span><text:span text:style-name="T26">assq</text:span> <text:span text:style-name="T13">(</text:span><text:span text:style-name="T26">term</text:span> ‹<text:span text:style-name="T26">var</text:span>›<text:span text:style-name="T26">_0</text:span><text:span text:style-name="T13">)</text:span> <text:span text:style-name="T13">(</text:span><text:span text:style-name="T26">term</text:span> ‹<text:span text:style-name="T26">env</text:span>›<text:span text:style-name="T26">_0</text:span><text:span text:style-name="T13">)))</text:span> <text:span text:style-name="T13">(</text:span><text:span text:style-name="T26">e1</text:span> <text:span text:style-name="T13">(</text:span><text:span text:style-name="T26">assq</text:span> <text:span text:style-name="T13">(</text:span><text:span text:style-name="T26">term</text:span> ‹<text:span text:style-name="T26">var</text:span>›<text:span text:style-name="T26">_1</text:span><text:span text:style-name="T13">)</text:span> <text:span text:style-name="T13">(</text:span><text:span text:style-name="T26">term</text:span> ‹<text:span text:style-name="T26">env</text:span>›<text:span text:style-name="T26">_1</text:span><text:span text:style-name="T13">))))</text:span></text:p>
      <text:p text:style-name="P38"><text:span text:style-name="T26">   </text:span><text:span text:style-name="T13">(</text:span><text:span text:style-name="T26">or</text:span><text:tab/><text:span text:style-name="T13">(</text:span><text:span text:style-name="T26">and</text:span> <text:span text:style-name="T26">e0</text:span> <text:span text:style-name="T26">e1</text:span> <text:span text:style-name="T13">(</text:span><text:span text:style-name="T26">=</text:span> <text:span text:style-name="T13">(</text:span><text:span text:style-name="T26">cadr</text:span> <text:span text:style-name="T26">e0</text:span><text:span text:style-name="T13">)</text:span> <text:span text:style-name="T13">(</text:span><text:span text:style-name="T26">cadr</text:span> <text:span text:style-name="T26">e1</text:span><text:span text:style-name="T13">)))</text:span></text:p>
      <text:p text:style-name="P38"><text:span text:style-name="T26"><text:tab/></text:span><text:span text:style-name="T13">(</text:span><text:span text:style-name="T26">and</text:span> <text:span text:style-name="T13">(</text:span><text:span text:style-name="T26">not</text:span> <text:span text:style-name="T26">e0</text:span><text:span text:style-name="T13">)</text:span> <text:span text:style-name="T13">(</text:span><text:span text:style-name="T26">not</text:span> <text:span text:style-name="T26">e1</text:span><text:span text:style-name="T13">)</text:span> <text:span text:style-name="T13">(</text:span><text:span text:style-name="T26">eq?</text:span> <text:span text:style-name="T13">(</text:span><text:span text:style-name="T26">term</text:span> ‹<text:span text:style-name="T26">var</text:span>›<text:span text:style-name="T26">_0</text:span><text:span text:style-name="T13">)</text:span> <text:span text:style-name="T13">(</text:span><text:span text:style-name="T26">term</text:span> ‹<text:span text:style-name="T26">var</text:span>›<text:span text:style-name="T26">_1</text:span><text:span text:style-name="T13">))))))</text:span></text:p>
      <text:p text:style-name="P32"><text:span text:style-name="T26"> </text:span><text:span text:style-name="T13">((</text:span><text:span text:style-name="T26">α-aux?</text:span> <text:span text:style-name="T13">((</text:span><text:span text:style-name="T26">λ</text:span> <text:span text:style-name="T13">(</text:span>‹<text:span text:style-name="T26">var</text:span>›<text:span text:style-name="T26">_0</text:span><text:span text:style-name="T13">)</text:span> ‹<text:span text:style-name="T26">term</text:span>›<text:span text:style-name="T26">_0</text:span><text:span text:style-name="T13">)</text:span> ‹<text:span text:style-name="T26">env</text:span>›<text:span text:style-name="T26">_0</text:span><text:span text:style-name="T13">)</text:span> <text:span text:style-name="T13">((</text:span><text:span text:style-name="T26">λ</text:span> <text:span text:style-name="T13">(</text:span>‹<text:span text:style-name="T26">var</text:span>›<text:span text:style-name="T26">_1</text:span><text:span text:style-name="T13">)</text:span> ‹<text:span text:style-name="T26">term</text:span>›<text:span text:style-name="T26">_1</text:span><text:span text:style-name="T13">)</text:span> ‹<text:span text:style-name="T26">env</text:span>›<text:span text:style-name="T26">_1</text:span><text:span text:style-name="T13">))</text:span></text:p>
      <text:p text:style-name="P32"><text:span text:style-name="T26"> ,</text:span><text:span text:style-name="T13">(</text:span><text:span text:style-name="T26">term-let</text:span> <text:span text:style-name="T13">((</text:span><text:span text:style-name="T26">g</text:span> <text:span text:style-name="T13">(</text:span><text:span text:style-name="T26">new-scope</text:span><text:span text:style-name="T13">)))</text:span></text:p>
      <text:p text:style-name="P39"><text:span text:style-name="T26">   </text:span><text:span text:style-name="T13">(</text:span><text:span text:style-name="T26">term</text:span> <text:span text:style-name="T13">(</text:span><text:span text:style-name="T26">α-aux?<text:tab/></text:span><text:span text:style-name="T13">(</text:span>‹<text:span text:style-name="T26">term</text:span>›<text:span text:style-name="T26">_0</text:span> <text:span text:style-name="T13">((</text:span>‹<text:span text:style-name="T26">var</text:span>›<text:span text:style-name="T26">_0</text:span> <text:span text:style-name="T26">g</text:span><text:span text:style-name="T13">)</text:span> <text:span text:style-name="T26">,@</text:span><text:span text:style-name="T13">(</text:span><text:span text:style-name="T26">term</text:span> ‹<text:span text:style-name="T26">env</text:span>›<text:span text:style-name="T26">_0</text:span><text:span text:style-name="T13">)))</text:span></text:p>
      <text:p text:style-name="P39"><text:span text:style-name="T26"><text:tab/></text:span><text:span text:style-name="T13">(</text:span>‹<text:span text:style-name="T26">term</text:span>›<text:span text:style-name="T26">_1</text:span> <text:span text:style-name="T13">((</text:span>‹<text:span text:style-name="T26">var</text:span>›<text:span text:style-name="T26">_1</text:span> <text:span text:style-name="T26">g</text:span><text:span text:style-name="T13">)</text:span> <text:span text:style-name="T26">,@</text:span><text:span text:style-name="T13">(</text:span><text:span text:style-name="T26">term</text:span> ‹<text:span text:style-name="T26">env</text:span>›<text:span text:style-name="T26">_1</text:span><text:span text:style-name="T13">)))))))</text:span></text:p>
      <text:p text:style-name="P32"><text:span text:style-name="T26"> </text:span><text:span text:style-name="T13">((</text:span><text:span text:style-name="T26">α-aux?</text:span> <text:span text:style-name="T13">((</text:span>‹<text:span text:style-name="T26">term</text:span>›<text:span text:style-name="T26">_0</text:span> ‹<text:span text:style-name="T26">term</text:span>›<text:span text:style-name="T26">_1</text:span><text:span text:style-name="T13">)</text:span> ‹<text:span text:style-name="T26">env</text:span>›<text:span text:style-name="T26">_0</text:span><text:span text:style-name="T13">)</text:span> <text:span text:style-name="T13">((</text:span>‹<text:span text:style-name="T26">term</text:span>›<text:span text:style-name="T26">_2</text:span> ‹<text:span text:style-name="T26">term</text:span>›<text:span text:style-name="T26">_3</text:span><text:span text:style-name="T13">)</text:span> ‹<text:span text:style-name="T26">env</text:span>›<text:span text:style-name="T26">_2</text:span><text:span text:style-name="T13">))</text:span></text:p>
      <text:p text:style-name="P38"><text:span text:style-name="T26"> ,</text:span><text:span text:style-name="T13">(</text:span><text:span text:style-name="T26">and<text:tab/></text:span><text:span text:style-name="T13">(</text:span><text:span text:style-name="T26">term</text:span> <text:span text:style-name="T13">(</text:span><text:span text:style-name="T26">α-aux?</text:span> <text:span text:style-name="T13">(</text:span>‹<text:span text:style-name="T26">term</text:span>›<text:span text:style-name="T26">_0</text:span> ‹<text:span text:style-name="T26">env</text:span>›<text:span text:style-name="T26">_0</text:span><text:span text:style-name="T13">)</text:span> <text:span text:style-name="T13">(</text:span>‹<text:span text:style-name="T26">term</text:span>›<text:span text:style-name="T26">_2</text:span> ‹<text:span text:style-name="T26">env</text:span>›<text:span text:style-name="T26">_2</text:span><text:span text:style-name="T13">)))</text:span></text:p>
      <text:p text:style-name="P38"><text:span text:style-name="T26"><text:tab/></text:span><text:span text:style-name="T13">(</text:span><text:span text:style-name="T26">term</text:span> <text:span text:style-name="T13">(</text:span><text:span text:style-name="T26">α-aux?</text:span> <text:span text:style-name="T13">(</text:span>‹<text:span text:style-name="T26">term</text:span>›<text:span text:style-name="T26">_1</text:span> ‹<text:span text:style-name="T26">env</text:span>›<text:span text:style-name="T26">_0</text:span><text:span text:style-name="T13">)</text:span> <text:span text:style-name="T13">(</text:span>‹<text:span text:style-name="T26">term</text:span>›<text:span text:style-name="T26">_3</text:span> ‹<text:span text:style-name="T26">env</text:span>›<text:span text:style-name="T26">_2</text:span><text:span text:style-name="T13">)))))</text:span></text:p>
      <text:p text:style-name="P108"><text:span text:style-name="T26"> </text:span><text:span text:style-name="T13">((</text:span><text:span text:style-name="T26">α-aux?</text:span> <text:span text:style-name="T26">any_1</text:span> <text:span text:style-name="T26">any_2</text:span><text:span text:style-name="T13">)</text:span> <text:span text:style-name="T26">#f</text:span><text:span text:style-name="T13">))</text:span></text:p>
      <text:p text:style-name="P18"/>
      <text:p text:style-name="P44"><text:span text:style-name="T26">#lang</text:span> <text:span text:style-name="T26">scheme</text:span><text:tab/><text:span text:style-name="T26">;</text:span> <text:a xlink:type="simple" xlink:href="http://test-alpha-congruence.ss/"><text:span text:style-name="Internet_20_link">File test-alpha-congruence.ss</text:span></text:a></text:p>
      <text:p text:style-name="P83"><text:span text:style-name="T13">(</text:span><text:span text:style-name="T26">require</text:span> <text:span text:style-name="T26">redex</text:span> <text:span text:style-name="T26">"alpha-congruence.ss"</text:span><text:span text:style-name="T13">)</text:span></text:p>
      <text:p text:style-name="P54"><text:span text:style-name="T13">(</text:span><text:span text:style-name="T26">define-syntax</text:span> <text:span text:style-name="T26">tester</text:span> <text:span text:style-name="T26">;</text:span> Does concurrent tests.</text:p>
      <text:p text:style-name="P54"><text:span text:style-name="T26"> </text:span><text:span text:style-name="T13">(</text:span><text:span text:style-name="T26">syntax-rules</text:span> <text:span text:style-name="T13">( )</text:span></text:p>
      <text:p text:style-name="P54"><text:span text:style-name="T26">  </text:span><text:span text:style-name="T13">((</text:span><text:span text:style-name="T26">tester</text:span> ‹<text:span text:style-name="T26">term</text:span>› <text:span text:style-name="T26">expected</text:span><text:span text:style-name="T13">)</text:span></text:p>
      <text:p text:style-name="P54"><text:span text:style-name="T26">   </text:span><text:span text:style-name="T13">(</text:span><text:span text:style-name="T26">void</text:span></text:p>
      <text:p text:style-name="P54"><text:span text:style-name="T26">    </text:span><text:span text:style-name="T13">(</text:span><text:span text:style-name="T26">set!</text:span> <text:span text:style-name="T26">nr-of-tests</text:span> <text:span text:style-name="T13">(</text:span><text:span text:style-name="T26">add1</text:span> <text:span text:style-name="T26">nr-of-tests</text:span><text:span text:style-name="T13">))</text:span></text:p>
      <text:p text:style-name="P83"><text:span text:style-name="T26">    </text:span><text:span text:style-name="T13">(</text:span><text:span text:style-name="T26">thread</text:span> <text:span text:style-name="T13">(</text:span><text:span text:style-name="T26">λ</text:span> <text:span text:style-name="T13">( )</text:span> <text:span text:style-name="T13">(</text:span><text:span text:style-name="T26">test-equal</text:span> <text:span text:style-name="T13">(</text:span><text:span text:style-name="T26">term</text:span> ‹<text:span text:style-name="T26">term</text:span>›<text:span text:style-name="T13">)</text:span> <text:span text:style-name="T26">expected</text:span><text:span text:style-name="T13">)</text:span> <text:span text:style-name="T13">(</text:span><text:span text:style-name="T26">semaphore-post</text:span> <text:span text:style-name="T26">sema</text:span><text:span text:style-name="T13">)))))))</text:span></text:p>
      <text:p text:style-name="P54"><text:span text:style-name="T13">(</text:span><text:span text:style-name="T26">define</text:span> <text:span text:style-name="T26">nr-of-tests</text:span> <text:span text:style-name="T26">0</text:span><text:span text:style-name="T13">)</text:span></text:p>
      <text:p text:style-name="P83"><text:span text:style-name="T13">(</text:span><text:span text:style-name="T26">define</text:span> <text:span text:style-name="T26">sema</text:span> <text:span text:style-name="T13">(</text:span><text:span text:style-name="T26">make-semaphore</text:span> <text:span text:style-name="T26">0</text:span><text:span text:style-name="T13">))</text:span></text:p>
      <text:p text:style-name="P32"><text:span text:style-name="T13">(</text:span><text:span text:style-name="T26">tester</text:span></text:p>
      <text:p text:style-name="P32"><text:span text:style-name="T26"> </text:span><text:span text:style-name="T13">(</text:span><text:span text:style-name="T26">α-congruent?</text:span></text:p>
      <text:p text:style-name="P32"><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λ</text:span> <text:span text:style-name="T13">(</text:span><text:span text:style-name="T26">z</text:span><text:span text:style-name="T13">)</text:span> <text:span text:style-name="T13">((</text:span><text:span text:style-name="T26">x</text:span> <text:span text:style-name="T26">y</text:span><text:span text:style-name="T13">)</text:span> <text:span text:style-name="T26">z</text:span><text:span text:style-name="T13">))))</text:span> <text:span text:style-name="T26">a</text:span><text:span text:style-name="T13">)</text:span></text:p>
      <text:p text:style-name="P32"><text:span text:style-name="T26">  </text:span><text:span text:style-name="T13">((</text:span><text:span text:style-name="T26">λ</text:span> <text:span text:style-name="T13">(</text:span><text:span text:style-name="T26">p</text:span><text:span text:style-name="T13">)</text:span> <text:span text:style-name="T13">(</text:span><text:span text:style-name="T26">λ</text:span> <text:span text:style-name="T13">(</text:span><text:span text:style-name="T26">q</text:span><text:span text:style-name="T13">)</text:span> <text:span text:style-name="T13">(</text:span><text:span text:style-name="T26">λ</text:span> <text:span text:style-name="T13">(</text:span><text:span text:style-name="T26">r</text:span><text:span text:style-name="T13">)</text:span> <text:span text:style-name="T13">((</text:span><text:span text:style-name="T26">p</text:span> <text:span text:style-name="T26">q</text:span><text:span text:style-name="T13">)</text:span> <text:span text:style-name="T26">r</text:span><text:span text:style-name="T13">))))</text:span> <text:span text:style-name="T26">a</text:span><text:span text:style-name="T13">))</text:span></text:p>
      <text:p text:style-name="P83"><text:span text:style-name="T26"> #t</text:span><text:span text:style-name="T13">)</text:span> <text:span text:style-name="T26">;</text:span> Because there is a one to one correspondence between all variables.</text:p>
      <text:p text:style-name="P32"><text:span text:style-name="T13">(</text:span><text:span text:style-name="T26">tester</text:span></text:p>
      <text:p text:style-name="P32"><text:span text:style-name="T26"> </text:span><text:span text:style-name="T13">(</text:span><text:span text:style-name="T26">α-congruent?</text:span></text:p>
      <text:p text:style-name="P32"><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λ</text:span> <text:span text:style-name="T13">(</text:span><text:span text:style-name="T26">z</text:span><text:span text:style-name="T13">)</text:span> <text:span text:style-name="T13">((</text:span><text:span text:style-name="T26">x</text:span> <text:span text:style-name="T26">y</text:span><text:span text:style-name="T13">)</text:span> <text:span text:style-name="T26">z</text:span><text:span text:style-name="T13">))))</text:span> <text:span text:style-name="T47">a</text:span><text:span text:style-name="T13">)</text:span></text:p>
      <text:p text:style-name="P32"><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λ</text:span> <text:span text:style-name="T13">(</text:span><text:span text:style-name="T26">z</text:span><text:span text:style-name="T13">)</text:span> <text:span text:style-name="T13">((</text:span><text:span text:style-name="T26">x</text:span> <text:span text:style-name="T26">y</text:span><text:span text:style-name="T13">)</text:span> <text:span text:style-name="T26">z</text:span><text:span text:style-name="T13">))))</text:span> <text:span text:style-name="T47">b</text:span><text:span text:style-name="T13">))</text:span></text:p>
      <text:p text:style-name="P83"><text:span text:style-name="T26"> #f</text:span><text:span text:style-name="T13">)</text:span> <text:span text:style-name="T26">;</text:span> Because free variable <text:span text:style-name="T47">a</text:span> <text:span text:style-name="T26">≠</text:span> free variable <text:span text:style-name="T47">b</text:span>.</text:p>
      <text:p text:style-name="P32"><text:span text:style-name="T13">(</text:span><text:span text:style-name="T26">tester</text:span></text:p>
      <text:p text:style-name="P32"><text:span text:style-name="T26"> </text:span><text:span text:style-name="T13">(</text:span><text:span text:style-name="T26">α-congruent?</text:span></text:p>
      <text:p text:style-name="P32"><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8">(</text:span><text:span text:style-name="T31">λ</text:span><text:span text:style-name="T50"> </text:span><text:span text:style-name="T18">(</text:span><text:span text:style-name="T48">z</text:span><text:span text:style-name="T18">)</text:span><text:span text:style-name="T50"> </text:span><text:span text:style-name="T18">((</text:span><text:span text:style-name="T48">z</text:span><text:span text:style-name="T49"> </text:span><text:span text:style-name="T48">z</text:span><text:span text:style-name="T18">)</text:span><text:span text:style-name="T50"> </text:span><text:span text:style-name="T48">z</text:span><text:span text:style-name="T18">))</text:span><text:span text:style-name="T13">))</text:span></text:p>
      <text:p text:style-name="P32"><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8">(</text:span><text:span text:style-name="T31">λ</text:span><text:span text:style-name="T50"> </text:span><text:span text:style-name="T18">(</text:span><text:span text:style-name="T48">x</text:span><text:span text:style-name="T18">)</text:span><text:span text:style-name="T50"> </text:span><text:span text:style-name="T18">((</text:span><text:span text:style-name="T48">x</text:span><text:span text:style-name="T49"> </text:span><text:span text:style-name="T48">x</text:span><text:span text:style-name="T18">)</text:span><text:span text:style-name="T50"> </text:span><text:span text:style-name="T48">x</text:span><text:span text:style-name="T18">))</text:span><text:span text:style-name="T13">)))</text:span></text:p>
      <text:p text:style-name="P83"><text:span text:style-name="T26"> #t</text:span><text:span text:style-name="T13">)</text:span> <text:span text:style-name="T26">;</text:span> Because the underlined abstractions have no references to the other two bindings.</text:p>
      <text:p text:style-name="P54"><text:span text:style-name="T13">(</text:span><text:span text:style-name="T26">tester</text:span></text:p>
      <text:p text:style-name="P54"><text:span text:style-name="T26"> </text:span><text:span text:style-name="T13">(</text:span><text:span text:style-name="T26">α-congruent?</text:span></text:p>
      <text:p text:style-name="P54"><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λ</text:span> <text:span text:style-name="T13">(</text:span><text:span text:style-name="T47">z</text:span><text:span text:style-name="T13">)</text:span> <text:span text:style-name="T13">((</text:span><text:span text:style-name="T47">z</text:span><text:span text:style-name="T46"> </text:span><text:span text:style-name="T47">z</text:span><text:span text:style-name="T13">)</text:span> <text:span text:style-name="T47">z</text:span><text:span text:style-name="T13">))))</text:span></text:p>
      <text:p text:style-name="P54"><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47">z</text:span><text:span text:style-name="T13">)</text:span> <text:span text:style-name="T13">(</text:span><text:span text:style-name="T26">λ</text:span> <text:span text:style-name="T13">(</text:span><text:span text:style-name="T26">y</text:span><text:span text:style-name="T13">)</text:span> <text:span text:style-name="T13">((</text:span><text:span text:style-name="T47">z</text:span><text:span text:style-name="T46"> </text:span><text:span text:style-name="T47">z</text:span><text:span text:style-name="T13">)</text:span> <text:span text:style-name="T47">z</text:span><text:span text:style-name="T13">)))))</text:span></text:p>
      <text:p text:style-name="P83"><text:span text:style-name="T26"> #f</text:span><text:span text:style-name="T13">)</text:span> <text:span text:style-name="T26">;</text:span> Because <text:span text:style-name="T47">z</text:span> has different binding levels.</text:p>
      <text:p text:style-name="P40"><text:span text:style-name="T13">(</text:span><text:span text:style-name="T26">let</text:span> <text:span text:style-name="T26">loop</text:span> <text:span text:style-name="T13">((</text:span><text:span text:style-name="T26">nr-of-tests</text:span> <text:span text:style-name="T26">nr-of-tests</text:span><text:span text:style-name="T13">))</text:span><text:tab/><text:span text:style-name="T26">;</text:span> Wait until after the threads have finished before</text:p>
      <text:p text:style-name="P60"><text:span text:style-name="T26"> </text:span><text:span text:style-name="T13">(</text:span><text:span text:style-name="T26">if</text:span> <text:span text:style-name="T13">(</text:span><text:span text:style-name="T26">zero?</text:span> <text:span text:style-name="T26">nr-of-tests</text:span><text:span text:style-name="T13">)</text:span> <text:span text:style-name="T13">(</text:span><text:span text:style-name="T26">test-results</text:span><text:span text:style-name="T13">)<text:tab/></text:span><text:span text:style-name="T26">;</text:span> checking the test results.</text:p>
      <text:p text:style-name="P54"><text:span text:style-name="T26">  </text:span><text:span text:style-name="T13">(</text:span><text:span text:style-name="T26">begin</text:span> <text:span text:style-name="T13">(</text:span><text:span text:style-name="T26">semaphore-wait</text:span> <text:span text:style-name="T26">sema</text:span><text:span text:style-name="T13">)</text:span></text:p>
      <text:p text:style-name="P83"><text:span text:style-name="T26">   </text:span><text:span text:style-name="T13">(</text:span><text:span text:style-name="T26">loop</text:span> <text:span text:style-name="T13">(</text:span><text:span text:style-name="T26">sub1</text:span> <text:span text:style-name="T26">nr-of-tests</text:span><text:span text:style-name="T13">)))))</text:span> <text:span text:style-name="T26">;</text:span> Displays: <text:span text:style-name="T26">All</text:span> <text:span text:style-name="T26">4</text:span> <text:span text:style-name="T26">tests</text:span> <text:span text:style-name="T26">passed.</text:span></text:p>
      <text:list text:style-name="Outline" text:continue-numbering="true">
        <text:list-item>
          <text:list text:continue-numbering="true">
            <text:list-item>
              <text:h text:style-name="Heading_20_2" text:outline-level="2"><text:soft-page-break/>Curry</text:h>
            </text:list-item>
          </text:list>
        </text:list-item>
      </text:list>
      <text:p text:style-name="P71">Although the observation was first made by M. Schönfinkel, the name of H. B. Curry is attached to the idea that every function of a fixed number of one or more arguments can be written in terms of functions of one single argument. Applications must be adapted accordingly. For example:</text:p>
      <text:p text:style-name="P48"><text:span text:style-name="T22">Uncurried<text:tab/><text:tab/>Curried</text:span></text:p>
      <text:p text:style-name="P49"><text:span text:style-name="T13">(</text:span><text:span text:style-name="T26">λ</text:span> <text:span text:style-name="T13">(</text:span><text:span text:style-name="T26">x</text:span> <text:span text:style-name="T26">y</text:span><text:span text:style-name="T13">)</text:span> <text:span text:style-name="T26">x</text:span><text:span text:style-name="T13">)</text:span><text:tab/><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x</text:span><text:span text:style-name="T13">))</text:span></text:p>
      <text:p text:style-name="P49"><text:span text:style-name="T13">(</text:span><text:span text:style-name="T26">a</text:span> <text:span text:style-name="T26">b</text:span> <text:span text:style-name="T26">c</text:span> <text:span text:style-name="T26">d</text:span><text:span text:style-name="T13">)</text:span><text:tab/><text:span text:style-name="T13">(((</text:span><text:span text:style-name="T26">a</text:span> <text:span text:style-name="T26">b</text:span><text:span text:style-name="T13">)</text:span> <text:span text:style-name="T26">c</text:span><text:span text:style-name="T13">)</text:span> <text:span text:style-name="T26">d</text:span><text:span text:style-name="T13">)</text:span></text:p>
      <text:p text:style-name="P91"><text:span text:style-name="T13">((</text:span><text:span text:style-name="T26">λ</text:span> <text:span text:style-name="T13">(</text:span><text:span text:style-name="T26">x</text:span> <text:span text:style-name="T26">y</text:span><text:span text:style-name="T13">)</text:span> <text:span text:style-name="T26">x</text:span><text:span text:style-name="T13">)</text:span> <text:span text:style-name="T26">p</text:span> <text:span text:style-name="T26">q</text:span><text:span text:style-name="T13">)</text:span><text:tab/><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x</text:span><text:span text:style-name="T13">))</text:span> <text:span text:style-name="T26">p</text:span><text:span text:style-name="T13">)</text:span> <text:span text:style-name="T26">q</text:span><text:span text:style-name="T13">)</text:span></text:p>
      <text:p text:style-name="Standard">In order to improve readability, uncurried notation and superfluous parentheses will be allowed, but should always be regarded as shorthand for a fully curried form. This applies to both abstractions and applications. To indicate this, we write ‹uncurried-term› ≡ ‹corresponding-curried-term›.</text:p>
      <text:p text:style-name="P55"><text:span text:style-name="T26">#lang</text:span> <text:span text:style-name="T26">scheme</text:span><text:tab/><text:span text:style-name="T26">;</text:span> <text:a xlink:type="simple" xlink:href="http://uncurried-lc-grammar.ss/"><text:span text:style-name="Internet_20_link">File uncurried-lc-grammar.ss</text:span></text:a></text:p>
      <text:p text:style-name="P54"><text:span text:style-name="T13">(</text:span><text:span text:style-name="T26">require</text:span> <text:span text:style-name="T26">redex</text:span> <text:span text:style-name="T26">"curried-lc-grammar.ss"</text:span><text:span text:style-name="T13">)</text:span></text:p>
      <text:p text:style-name="P83"><text:span text:style-name="T13">(</text:span><text:span text:style-name="T26">provide</text:span> <text:span text:style-name="T26">uncurried-lc-grammar</text:span><text:span text:style-name="T13">)</text:span></text:p>
      <text:p text:style-name="P54"><text:span text:style-name="T13">(</text:span><text:span text:style-name="T26">define-extended-language</text:span> <text:span text:style-name="T26">uncurried-lc-grammar</text:span> <text:span text:style-name="T26">curried-lc-grammar</text:span></text:p>
      <text:p text:style-name="P83"><text:span text:style-name="T26"> </text:span><text:span text:style-name="T13">(</text:span>‹<text:span text:style-name="T26">term</text:span>› <text:span text:style-name="T23">‹</text:span><text:span text:style-name="T26">var</text:span><text:span text:style-name="T23">›</text:span> <text:span text:style-name="T13">(</text:span><text:span text:style-name="T26">λ</text:span> <text:span text:style-name="T13">(</text:span>‹<text:span text:style-name="T26">var</text:span>› <text:span text:style-name="T22">...</text:span><text:span text:style-name="T13">)</text:span> ‹<text:span text:style-name="T26">term</text:span>›<text:span text:style-name="T13">)</text:span> <text:span text:style-name="T13">(</text:span>‹<text:span text:style-name="T26">term</text:span>› ‹<text:span text:style-name="T26">term</text:span>› <text:span text:style-name="T22">...</text:span><text:span text:style-name="T13">)))</text:span></text:p>
      <text:p text:style-name="Standard">The new language is like the original one, but with the definition of the non terminal <text:span text:style-name="T23">‹</text:span><text:span text:style-name="T26">term</text:span><text:span text:style-name="T23">›</text:span> replaced by the new one. The process of transforming abstractions and applications of more than one argument to nested abstractions and applications of one argument is called ‘currying’. The uncurried shorthand of application is left associative, id est, <text:span text:style-name="T13">(</text:span><text:span text:style-name="T26">a</text:span> <text:span text:style-name="T26">b</text:span> <text:span text:style-name="T26">c</text:span><text:span text:style-name="T13">)</text:span> means <text:span text:style-name="T13">((</text:span><text:span text:style-name="T26">a</text:span> <text:span text:style-name="T26">b</text:span><text:span text:style-name="T13">)</text:span> <text:span text:style-name="T26">c</text:span><text:span text:style-name="T13">)</text:span>, not <text:span text:style-name="T13">(</text:span><text:span text:style-name="T26">a</text:span> <text:span text:style-name="T13">(</text:span><text:span text:style-name="T26">b</text:span> <text:span text:style-name="T26">c</text:span><text:span text:style-name="T13">))</text:span>. As a Schemer you already know that these two expressions usually have different behaviour. The formal arguments of an abstraction in uncurried shorthand are not required to be distinct. A formal argument may shadow a formal argument of the same name to its left. For example: <text:span text:style-name="T13">(</text:span><text:span text:style-name="T26">λ</text:span> <text:span text:style-name="T13">(</text:span><text:span text:style-name="T26">x</text:span> <text:span text:style-name="T26">y</text:span> <text:span text:style-name="T26">x</text:span><text:span text:style-name="T13">)</text:span> <text:span text:style-name="T25">z</text:span><text:span text:style-name="T13">)</text:span> <text:span text:style-name="T38"></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λ</text:span> <text:span text:style-name="T13">(</text:span><text:span text:style-name="T26">x</text:span><text:span text:style-name="T13">)</text:span> <text:span text:style-name="T25">z</text:span><text:span text:style-name="T13">)))</text:span>. We shall need a metafunction that transforms an uncurried or partially uncurried lambda term into a fully curried one.</text:p>
      <text:p text:style-name="P51"><text:span text:style-name="T26">#lang</text:span> <text:span text:style-name="T26">scheme<text:tab/>;</text:span> <text:a xlink:type="simple" xlink:href="http://curry.ss/"><text:span text:style-name="Internet_20_link">File curry.ss</text:span></text:a></text:p>
      <text:p text:style-name="P50"><text:span text:style-name="T13">(</text:span><text:span text:style-name="T26">require</text:span> <text:span text:style-name="T26">redex</text:span> <text:span text:style-name="T26">"uncurried-lc-grammar.ss"</text:span><text:span text:style-name="T13">)</text:span></text:p>
      <text:p text:style-name="P82"><text:span text:style-name="T13">(</text:span><text:span text:style-name="T26">provide</text:span> <text:span text:style-name="T26">Curry</text:span><text:span text:style-name="T13">)</text:span></text:p>
      <text:p text:style-name="P52"><text:span text:style-name="T13">(</text:span><text:span text:style-name="T26">define-metafunction</text:span> <text:span text:style-name="T26">uncurried-lc-grammar</text:span> <text:span text:style-name="T26">Curry</text:span> <text:span text:style-name="T26">:</text:span> ‹<text:span text:style-name="T26">term</text:span>› <text:span text:style-name="T26">-&gt;</text:span> ‹<text:span text:style-name="T26">term</text:span>›</text:p>
      <text:p text:style-name="P53"><text:span text:style-name="T26"> </text:span><text:span text:style-name="T13">((</text:span><text:span text:style-name="T26">Curry</text:span> <text:span text:style-name="T13">(</text:span><text:span text:style-name="T26">λ</text:span> <text:span text:style-name="T13">( )</text:span> ‹<text:span text:style-name="T26">term</text:span>›<text:span text:style-name="T13">))<text:tab/>(</text:span><text:span text:style-name="T26">Curry</text:span> ‹<text:span text:style-name="T26">term</text:span>›<text:span text:style-name="T13">))</text:span></text:p>
      <text:p text:style-name="P53"><text:span text:style-name="T26"> </text:span><text:span text:style-name="T13">((</text:span><text:span text:style-name="T26">Curry</text:span> <text:span text:style-name="T13">(</text:span><text:span text:style-name="T26">λ</text:span> <text:span text:style-name="T13">(</text:span>‹<text:span text:style-name="T26">var</text:span>›<text:span text:style-name="T26">_0</text:span> ‹<text:span text:style-name="T26">var</text:span>›<text:span text:style-name="T26">_1</text:span> <text:span text:style-name="T22">...</text:span><text:span text:style-name="T13">)</text:span> ‹<text:span text:style-name="T26">term</text:span>›<text:span text:style-name="T13">))</text:span><text:tab/><text:span text:style-name="T13">(</text:span><text:span text:style-name="T26">λ</text:span> <text:span text:style-name="T13">(</text:span>‹<text:span text:style-name="T26">var</text:span>›<text:span text:style-name="T26">_0</text:span><text:span text:style-name="T13">)</text:span> <text:span text:style-name="T13">(</text:span><text:span text:style-name="T26">Curry</text:span> <text:span text:style-name="T13">(</text:span><text:span text:style-name="T26">λ</text:span> <text:span text:style-name="T13">(</text:span>‹<text:span text:style-name="T26">var</text:span>›<text:span text:style-name="T26">_1</text:span> <text:span text:style-name="T22">...</text:span><text:span text:style-name="T13">)</text:span> ‹<text:span text:style-name="T26">term</text:span>›<text:span text:style-name="T13">))))</text:span></text:p>
      <text:p text:style-name="P53"><text:span text:style-name="T26"> </text:span><text:span text:style-name="T13">((</text:span><text:span text:style-name="T26">Curry</text:span> <text:span text:style-name="T13">(</text:span>‹<text:span text:style-name="T26">term</text:span>›<text:span text:style-name="T13">))</text:span><text:tab/><text:span text:style-name="T13">(</text:span><text:span text:style-name="T26">Curry</text:span> ‹<text:span text:style-name="T26">term</text:span>›<text:span text:style-name="T13">))</text:span></text:p>
      <text:p text:style-name="P53"><text:span text:style-name="T26"> </text:span><text:span text:style-name="T13">((</text:span><text:span text:style-name="T26">Curry</text:span> <text:span text:style-name="T13">(</text:span>‹<text:span text:style-name="T26">term</text:span>›<text:span text:style-name="T26">_0</text:span> ‹<text:span text:style-name="T26">term</text:span>›<text:span text:style-name="T26">_1</text:span><text:span text:style-name="T13">))</text:span><text:tab/><text:span text:style-name="T13">((</text:span><text:span text:style-name="T26">Curry</text:span> ‹<text:span text:style-name="T26">term</text:span>›<text:span text:style-name="T26">_0</text:span><text:span text:style-name="T13">)</text:span> <text:span text:style-name="T13">(</text:span><text:span text:style-name="T26">Curry</text:span> ‹<text:span text:style-name="T26">term</text:span>›<text:span text:style-name="T26">_1</text:span><text:span text:style-name="T13">)))</text:span></text:p>
      <text:p text:style-name="P53"><text:span text:style-name="T26"> </text:span><text:span text:style-name="T13">((</text:span><text:span text:style-name="T26">Curry</text:span> <text:span text:style-name="T13">(</text:span>‹<text:span text:style-name="T26">term</text:span>›<text:span text:style-name="T26">_0</text:span> ‹<text:span text:style-name="T26">term</text:span>›<text:span text:style-name="T26">_1</text:span> ‹<text:span text:style-name="T26">term</text:span>›<text:span text:style-name="T26">_2</text:span> <text:span text:style-name="T22">...</text:span><text:span text:style-name="T13">))</text:span><text:tab/><text:span text:style-name="T13">(</text:span><text:span text:style-name="T26">Curry</text:span> <text:span text:style-name="T13">((</text:span>‹<text:span text:style-name="T26">term</text:span>›<text:span text:style-name="T26">_0</text:span> ‹<text:span text:style-name="T26">term</text:span>›<text:span text:style-name="T26">_1</text:span><text:span text:style-name="T13">)</text:span> ‹<text:span text:style-name="T26">term</text:span>›<text:span text:style-name="T26">_2</text:span> <text:span text:style-name="T22">...</text:span><text:span text:style-name="T13">)))</text:span></text:p>
      <text:p text:style-name="P92"><text:span text:style-name="T26"> </text:span><text:span text:style-name="T13">((</text:span><text:span text:style-name="T26">Curry</text:span> ‹<text:span text:style-name="T26">var</text:span>›<text:span text:style-name="T13">)</text:span><text:tab/>‹<text:span text:style-name="T26">var</text:span>›<text:span text:style-name="T13">))</text:span></text:p>
      <text:p text:style-name="Standard">The identifications <text:span text:style-name="T13">(</text:span>‹term›<text:span text:style-name="T13">)</text:span> <text:span text:style-name="T38"></text:span> ‹term› and <text:span text:style-name="T13">(</text:span><text:span text:style-name="T26">λ</text:span> <text:span text:style-name="T13">(</text:span> <text:span text:style-name="T13">)</text:span> ‹term›<text:span text:style-name="T13">)</text:span> <text:span text:style-name="T38"></text:span> ‹term› cannot be made in Scheme for in scheme a function is not required to have an argument. For example <text:span text:style-name="T13">((</text:span><text:span text:style-name="T26">λ</text:span> <text:span text:style-name="T13">(</text:span> <text:span text:style-name="T13">)</text:span> <text:span text:style-name="T26">3</text:span><text:span text:style-name="T13">))</text:span> → <text:span text:style-name="T26">3</text:span>, whereas <text:span text:style-name="T13">(</text:span><text:span text:style-name="T26">λ</text:span> <text:span text:style-name="T13">(</text:span> <text:span text:style-name="T13">)</text:span> <text:span text:style-name="T26">3</text:span><text:span text:style-name="T13">)</text:span> → <text:span text:style-name="T26">#&lt;procedure&gt;</text:span>. In the Lambda Calculus the identifications are quite natural, for <text:span text:style-name="T13">(</text:span>‹term›<text:span text:style-name="T13">)</text:span> and <text:span text:style-name="T13">(</text:span><text:span text:style-name="T36">λ</text:span> <text:span text:style-name="T13">(</text:span> <text:span text:style-name="T13">)</text:span> ‹term›<text:span text:style-name="T13">)</text:span> are not allowed as curried lambda terms.</text:p>
      <text:p text:style-name="P35"><text:span text:style-name="T26">#lang</text:span> <text:span text:style-name="T26">scheme</text:span><text:tab/><text:span text:style-name="T26">;</text:span> <text:a xlink:type="simple" xlink:href="http://test-curry.ss/"><text:span text:style-name="Internet_20_link">File test-curry.ss</text:span></text:a></text:p>
      <text:p text:style-name="P76"><text:span text:style-name="T13">(</text:span><text:span text:style-name="T26">require</text:span> <text:span text:style-name="T26">redex</text:span> <text:span text:style-name="T26">"curry.ss"</text:span> <text:span text:style-name="T26">"uncurried-lc-grammar.ss"</text:span> <text:span text:style-name="T26">"curried-lc-grammar.ss"</text:span><text:span text:style-name="T13">)</text:span></text:p>
      <text:p text:style-name="P32"><text:span text:style-name="T13">(</text:span><text:span text:style-name="T26">test-equal</text:span></text:p>
      <text:p text:style-name="P54"><text:span text:style-name="T26"> </text:span><text:span text:style-name="T13">(</text:span><text:span text:style-name="T26">term</text:span> <text:span text:style-name="T13">(</text:span><text:span text:style-name="T26">Curry</text:span> <text:span text:style-name="T13">((</text:span><text:span text:style-name="T26">λ</text:span> <text:span text:style-name="T13">(</text:span><text:span text:style-name="T26">x</text:span> <text:span text:style-name="T26">x</text:span> <text:span text:style-name="T26">x</text:span><text:span text:style-name="T13">)</text:span> <text:span text:style-name="T13">(</text:span><text:span text:style-name="T26">x</text:span> <text:span text:style-name="T26">x</text:span> <text:span text:style-name="T26">x</text:span><text:span text:style-name="T13">))</text:span> <text:span text:style-name="T13">(</text:span><text:span text:style-name="T26">λ</text:span> <text:span text:style-name="T13">(</text:span><text:span text:style-name="T26">x</text:span> <text:span text:style-name="T26">x</text:span> <text:span text:style-name="T26">x</text:span><text:span text:style-name="T13">)</text:span> <text:span text:style-name="T13">(</text:span><text:span text:style-name="T26">x</text:span> <text:span text:style-name="T26">x</text:span> <text:span text:style-name="T26">x</text:span><text:span text:style-name="T13">))</text:span> <text:span text:style-name="T13">(</text:span><text:span text:style-name="T26">λ</text:span> <text:span text:style-name="T13">(</text:span><text:span text:style-name="T26">x</text:span> <text:span text:style-name="T26">x</text:span> <text:span text:style-name="T26">x</text:span><text:span text:style-name="T13">)</text:span> <text:span text:style-name="T13">(</text:span><text:span text:style-name="T26">x</text:span> <text:span text:style-name="T26">x</text:span> <text:span text:style-name="T26">x</text:span><text:span text:style-name="T13">)))))</text:span></text:p>
      <text:p text:style-name="P83"><text:span text:style-name="T26"> </text:span><text:span text:style-name="T13">(</text:span><text:span text:style-name="T26">term</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26">x</text:span><text:span text:style-name="T13">)))))))</text:span></text:p>
      <text:p text:style-name="P54"><text:span text:style-name="T13">(</text:span><text:span text:style-name="T26">test-equal</text:span> <text:span text:style-name="T13">(</text:span><text:span text:style-name="T26">term</text:span> <text:span text:style-name="T13">(</text:span><text:span text:style-name="T26">Curry</text:span> <text:span text:style-name="T13">((((</text:span><text:span text:style-name="T26">x</text:span><text:span text:style-name="T13">))))))</text:span> <text:span text:style-name="T13">(</text:span><text:span text:style-name="T26">term</text:span> <text:span text:style-name="T26">x</text:span><text:span text:style-name="T13">))</text:span></text:p>
      <text:p text:style-name="P83"><text:span text:style-name="T13">(</text:span><text:span text:style-name="T26">test-equal</text:span> <text:span text:style-name="T13">(</text:span><text:span text:style-name="T26">term</text:span> <text:span text:style-name="T13">(</text:span><text:span text:style-name="T26">Curry</text:span> <text:span text:style-name="T13">((((</text:span><text:span text:style-name="T26">λ</text:span> <text:span text:style-name="T13">( )</text:span> <text:span text:style-name="T13">(((((</text:span><text:span text:style-name="T26">x</text:span><text:span text:style-name="T13">)</text:span> <text:span text:style-name="T13">(</text:span><text:span text:style-name="T26">y</text:span><text:span text:style-name="T13">)))))))))))</text:span> <text:span text:style-name="T13">(</text:span><text:span text:style-name="T26">term</text:span> <text:span text:style-name="T13">(</text:span><text:span text:style-name="T26">x</text:span> <text:span text:style-name="T26">y</text:span><text:span text:style-name="T13">)))</text:span></text:p>
      <text:p text:style-name="P32"><text:soft-page-break/><text:span text:style-name="T13">(</text:span><text:span text:style-name="T26">redex-check</text:span> <text:span text:style-name="T26">uncurried-lc-grammar</text:span> ‹<text:span text:style-name="T26">term</text:span>› <text:span text:style-name="T26">;</text:span> Check that <text:span text:style-name="T4">Curry</text:span> indeed forms curried terms.</text:p>
      <text:p text:style-name="P83"><text:span text:style-name="T26"> </text:span><text:span text:style-name="T13">(</text:span><text:span text:style-name="T26">term</text:span> <text:span text:style-name="T13">(</text:span><text:span text:style-name="T26">Term?</text:span> <text:span text:style-name="T13">(</text:span><text:span text:style-name="T26">Curry</text:span> ‹<text:span text:style-name="T26">term</text:span>›<text:span text:style-name="T13">)))</text:span> <text:span text:style-name="T26">#:attempts</text:span> <text:span text:style-name="T26">2000</text:span> <text:span text:style-name="T26">#:retries</text:span> <text:span text:style-name="T26">100</text:span><text:span text:style-name="T13">)</text:span></text:p>
      <text:p text:style-name="P54"><text:span text:style-name="T13">(</text:span><text:span text:style-name="T26">test-results</text:span><text:span text:style-name="T13">)</text:span></text:p>
      <text:p text:style-name="P54"><text:span text:style-name="T26">;</text:span> Displays:</text:p>
      <text:p text:style-name="P54"><text:span text:style-name="T26">;</text:span> <text:span text:style-name="T26">redex-check:</text:span> <text:span text:style-name="T22">...</text:span><text:span text:style-name="T26">\test-curry.ss:13</text:span> <text:span text:style-name="T26">no</text:span> <text:span text:style-name="T26">counterexamples</text:span> <text:span text:style-name="T26">in</text:span> <text:span text:style-name="T26">2000</text:span> <text:span text:style-name="T26">attempts</text:span></text:p>
      <text:p text:style-name="P83"><text:span text:style-name="T26">;</text:span> <text:span text:style-name="T26">All</text:span> <text:span text:style-name="T26">3</text:span> <text:span text:style-name="T26">tests</text:span> <text:span text:style-name="T26">passed.</text:span></text:p>
      <text:list text:style-name="Outline" text:continue-numbering="true">
        <text:list-item>
          <text:list text:continue-numbering="true">
            <text:list-item>
              <text:h text:style-name="Heading_20_2" text:outline-level="2">Reduction</text:h>
            </text:list-item>
          </text:list>
        </text:list-item>
      </text:list>
      <text:p text:style-name="P6">Up to now the grammar of the Lambda Calculus has been presented, together with some metafunctions and meta-predicates for curried terms. Nothing has been said about the semantics yet. In the Lambda Calculus evaluation is called ‘reduction’. A lambda term is reduced by contraction of redices until no more redices are left. There are two types of redices, β-redices and η-redices.</text:p>
      <text:list text:style-name="Outline" text:continue-numbering="true">
        <text:list-item>
          <text:list text:continue-numbering="true">
            <text:list-item>
              <text:list text:continue-numbering="true">
                <text:list-item>
                  <text:h text:style-name="Heading_20_3" text:outline-level="3">β-redices</text:h>
                </text:list-item>
              </text:list>
            </text:list-item>
          </text:list>
        </text:list-item>
      </text:list>
      <text:p text:style-name="P70">A β-redex is a subterm of the form:</text:p>
      <text:p text:style-name="P83"><text:span text:style-name="T13">((</text:span><text:span text:style-name="T26">λ</text:span> <text:span text:style-name="T13">(</text:span>‹formal-argument›<text:span text:style-name="T13">)</text:span> ‹body›<text:span text:style-name="T13">)</text:span> ‹actual-argument›<text:span text:style-name="T13">)</text:span>, where ‹body› and ‹actual-argument› are terms.</text:p>
      <text:p text:style-name="Standard">A β-redex is an application of an abstraction to an actual argument. Somehow the formal argument must be associated with the actual argument while the body of the abstraction is evaluated. In Scheme this is done by evaluation of the actual argument and binding the formal argument to the value of the actual argument. Subsequently the value of body is computed in the environment of the abstraction to which the new binding is added. In the Lambda Calculus substitution is used. In principle this means that the above term reduces to the body, but with all free <text:span text:style-name="T13">(</text:span>id est non shadowed<text:span text:style-name="T13">)</text:span> occurrences of the formal argument replaced by the actual argument. For example: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text:span text:style-name="T26">p</text:span><text:span text:style-name="T13">)</text:span> →<text:span text:style-name="T9">β</text:span> <text:span text:style-name="T13">((</text:span><text:span text:style-name="T26">p</text:span> <text:span text:style-name="T26">p</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where the free occurrences of <text:span text:style-name="T33">x</text:span> in body <text:span text:style-name="T13">((</text:span><text:span text:style-name="T33">x</text:span> <text:span text:style-name="T33">x</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id est the boldface ones, are replaced by actual argument <text:span text:style-name="T26">p</text:span>. However, there is a nasty pitfall:</text:p>
      <text:p text:style-name="P54"><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x</text:span><text:span text:style-name="T13">))</text:span> <text:span text:style-name="T26">y</text:span><text:span text:style-name="T13">)</text:span> →<text:span text:style-name="T9">β</text:span> <text:span text:style-name="T13">(</text:span><text:span text:style-name="T26">λ</text:span> <text:span text:style-name="T13">(</text:span><text:span text:style-name="T26">y</text:span><text:span text:style-name="T13">)</text:span> <text:span text:style-name="T26">y</text:span><text:span text:style-name="T13">)</text:span>, <text:span text:style-name="T46">wrong</text:span>.</text:p>
      <text:p text:style-name="P83"><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z</text:span><text:span text:style-name="T13">)</text:span> <text:span text:style-name="T26">x</text:span><text:span text:style-name="T13">))</text:span> <text:span text:style-name="T26">y</text:span><text:span text:style-name="T13">)</text:span> →<text:span text:style-name="T9">β</text:span> <text:span text:style-name="T13">(</text:span><text:span text:style-name="T26">λ</text:span> <text:span text:style-name="T13">(</text:span><text:span text:style-name="T26">z</text:span><text:span text:style-name="T13">)</text:span> <text:span text:style-name="T26">y</text:span><text:span text:style-name="T13">)</text:span>, <text:span text:style-name="T51">ok</text:span>.</text:p>
      <text:p text:style-name="P5">The problem is revealed by writing the free variable in boldface:</text:p>
      <text:p text:style-name="P83"><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x</text:span><text:span text:style-name="T13">))</text:span> <text:span text:style-name="T33">y</text:span><text:span text:style-name="T13">)</text:span> →<text:span text:style-name="T9">β</text:span> <text:span text:style-name="T13">(</text:span><text:span text:style-name="T26">λ</text:span> <text:span text:style-name="T13">(</text:span><text:span text:style-name="T26">y</text:span><text:span text:style-name="T13">)</text:span> <text:span text:style-name="T33">y</text:span><text:span text:style-name="T13">)</text:span></text:p>
      <text:p text:style-name="Standard">A variable must not be substituted in a context where it would obtain another binding or would become bound whereas it was free. In this case correct substitution requires α-conversion:</text:p>
      <text:p text:style-name="P83"><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x</text:span><text:span text:style-name="T13">))</text:span> <text:span text:style-name="T26">y</text:span><text:span text:style-name="T13">)</text:span> →<text:span text:style-name="T9">α</text:span>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z</text:span><text:span text:style-name="T13">)</text:span> <text:span text:style-name="T26">x</text:span><text:span text:style-name="T13">))</text:span> <text:span text:style-name="T26">y</text:span><text:span text:style-name="T13">)</text:span> →<text:span text:style-name="T9">β</text:span> <text:span text:style-name="T13">(</text:span><text:span text:style-name="T26">λ</text:span> <text:span text:style-name="T13">(</text:span><text:span text:style-name="T26">z</text:span><text:span text:style-name="T13">)</text:span> <text:span text:style-name="T26">y</text:span><text:span text:style-name="T13">)</text:span></text:p>
      <text:p text:style-name="Standard">Of course we use <text:span text:style-name="T4">redex</text:span> for the implementation of the β-reduction:</text:p>
      <text:p text:style-name="P55"><text:span text:style-name="T26">#lang</text:span> <text:span text:style-name="T26">scheme</text:span><text:tab/><text:span text:style-name="T26">;</text:span> <text:a xlink:type="simple" xlink:href="http://beta-reductor.ss/"><text:span text:style-name="Internet_20_link">File beta-reductor.ss</text:span></text:a></text:p>
      <text:p text:style-name="P54"><text:span text:style-name="T13">(</text:span><text:span text:style-name="T26">require</text:span> <text:span text:style-name="T26">redex</text:span> <text:span text:style-name="T26">"curried-lc-grammar.ss"</text:span> <text:span text:style-name="T26">"free-vars.ss"</text:span><text:span text:style-name="T13">)</text:span></text:p>
      <text:p text:style-name="P83"><text:span text:style-name="T13">(</text:span><text:span text:style-name="T26">provide</text:span> <text:span text:style-name="T26">β-reductor</text:span> <text:span text:style-name="T26">Subst</text:span> <text:span text:style-name="T26">βnf?</text:span><text:span text:style-name="T13">)</text:span></text:p>
      <text:p text:style-name="P32"><text:span text:style-name="T13">(</text:span><text:span text:style-name="T26">define</text:span> <text:span text:style-name="T26">β-reductor</text:span></text:p>
      <text:p text:style-name="P32"><text:span text:style-name="T26"> </text:span><text:span text:style-name="T13">(</text:span><text:span text:style-name="T26">reduction-relation</text:span> <text:span text:style-name="T26">curried-lc-grammar</text:span></text:p>
      <text:p text:style-name="P32"><text:span text:style-name="T26">  </text:span><text:span text:style-name="T13">(</text:span><text:span text:style-name="T26">--&gt;</text:span><text:tab/><text:span text:style-name="T13">(</text:span><text:span text:style-name="T26">in-hole</text:span> ‹<text:span text:style-name="T26">subterm</text:span>› <text:span text:style-name="T13">((</text:span><text:span text:style-name="T26">λ</text:span> <text:span text:style-name="T13">(</text:span>‹<text:span text:style-name="T26">var</text:span>›<text:span text:style-name="T13">)</text:span> ‹<text:span text:style-name="T26">term</text:span>›<text:span text:style-name="T26">_0</text:span><text:span text:style-name="T13">)</text:span> ‹<text:span text:style-name="T26">term</text:span>›<text:span text:style-name="T26">_1</text:span><text:span text:style-name="T13">))</text:span></text:p>
      <text:p text:style-name="P83"><text:span text:style-name="T26"><text:tab/></text:span><text:span text:style-name="T13">(</text:span><text:span text:style-name="T26">in-hole</text:span> ‹<text:span text:style-name="T26">subterm</text:span>› <text:span text:style-name="T13">(</text:span><text:span text:style-name="T26">Subst</text:span> <text:span text:style-name="T13">(</text:span>‹<text:span text:style-name="T26">var</text:span>› ‹<text:span text:style-name="T26">term</text:span>›<text:span text:style-name="T26">_1</text:span><text:span text:style-name="T13">)</text:span> ‹<text:span text:style-name="T26">term</text:span>›<text:span text:style-name="T26">_0</text:span><text:span text:style-name="T13">))</text:span> <text:span text:style-name="T26">"β"</text:span><text:span text:style-name="T13">)))</text:span></text:p>
      <text:p text:style-name="P54"><text:span text:style-name="T13">(</text:span><text:span text:style-name="T26">define-metafunction</text:span> <text:span text:style-name="T26">curried-lc-grammar</text:span> <text:span text:style-name="T26">βnf?</text:span> <text:span text:style-name="T26">:</text:span> ‹<text:span text:style-name="T26">term</text:span>› <text:span text:style-name="T26">-&gt;</text:span> ‹<text:span text:style-name="T26">bool</text:span>›</text:p>
      <text:p text:style-name="P83"><text:span text:style-name="T26"> </text:span><text:span text:style-name="T13">((</text:span><text:span text:style-name="T26">βnf?</text:span> ‹<text:span text:style-name="T26">term</text:span>›<text:span text:style-name="T13">)</text:span> <text:span text:style-name="T26">,</text:span><text:span text:style-name="T13">(</text:span><text:span text:style-name="T26">null?</text:span> <text:span text:style-name="T13">(</text:span><text:span text:style-name="T26">apply-reduction-relation</text:span> <text:span text:style-name="T26">β-reductor</text:span> <text:span text:style-name="T13">(</text:span><text:span text:style-name="T26">term</text:span> ‹<text:span text:style-name="T26">term</text:span>›<text:span text:style-name="T13">)))))</text:span></text:p>
      <text:p text:style-name="P76"><text:soft-page-break/><text:span text:style-name="T26">;</text:span> Metafunction <text:span text:style-name="T4">Subst</text:span> does the substitution for β-contraction</text:p>
      <text:p text:style-name="P32"><text:span text:style-name="T13">(</text:span><text:span text:style-name="T26">define-metafunction</text:span> <text:span text:style-name="T26">curried-lc-grammar</text:span> <text:span text:style-name="T26">Subst</text:span> <text:span text:style-name="T26">:</text:span> <text:span text:style-name="T13">(</text:span>‹<text:span text:style-name="T26">var</text:span>› ‹<text:span text:style-name="T26">term</text:span>›<text:span text:style-name="T13">)</text:span> ‹<text:span text:style-name="T26">term</text:span>› <text:span text:style-name="T26">-&gt;</text:span> ‹<text:span text:style-name="T26">term</text:span>›</text:p>
      <text:p text:style-name="P32"><text:span text:style-name="T26"> ;</text:span> Matching var: substitute ‹<text:span text:style-name="T26">term</text:span>›<text:span text:style-name="T26">_0</text:span> for ‹<text:span text:style-name="T26">var</text:span>›<text:span text:style-name="T26">_0</text:span>.</text:p>
      <text:p text:style-name="P32"><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26">var</text:span>›<text:span text:style-name="T26">_0</text:span><text:span text:style-name="T13">)</text:span> ‹<text:span text:style-name="T26">term</text:span>›<text:span text:style-name="T26">_0</text:span><text:span text:style-name="T13">)</text:span></text:p>
      <text:p text:style-name="P32"><text:span text:style-name="T26"> ;</text:span> Non matching var: no substitution.</text:p>
      <text:p text:style-name="P32"><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26">var</text:span>›<text:span text:style-name="T26">_1</text:span><text:span text:style-name="T13">)</text:span> ‹<text:span text:style-name="T26">var</text:span>›<text:span text:style-name="T26">_1</text:span><text:span text:style-name="T13">)</text:span></text:p>
      <text:p text:style-name="P32"><text:span text:style-name="T26"> ;</text:span> Subst in abstr that shadows the var: no substitution in body.</text:p>
      <text:p text:style-name="P32"><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13">(</text:span><text:span text:style-name="T26">λ</text:span> <text:span text:style-name="T13">(</text:span>‹<text:span text:style-name="T26">var</text:span>›<text:span text:style-name="T26">_0</text:span><text:span text:style-name="T13">)</text:span> ‹<text:span text:style-name="T26">term</text:span>›<text:span text:style-name="T26">_1</text:span><text:span text:style-name="T13">))</text:span> <text:span text:style-name="T13">(</text:span><text:span text:style-name="T26">λ</text:span> <text:span text:style-name="T13">(</text:span>‹<text:span text:style-name="T26">var</text:span>›<text:span text:style-name="T26">_0</text:span><text:span text:style-name="T13">)</text:span> ‹<text:span text:style-name="T26">term</text:span>›<text:span text:style-name="T26">_1</text:span><text:span text:style-name="T13">))</text:span></text:p>
      <text:p text:style-name="P32"><text:span text:style-name="T26"> ;</text:span> Subst in abstr that does not shadow the var: β contraction (= substitution)</text:p>
      <text:p text:style-name="P32"><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13">(</text:span><text:span text:style-name="T26">λ</text:span> <text:span text:style-name="T13">(</text:span>‹<text:span text:style-name="T26">var</text:span>›<text:span text:style-name="T26">_1</text:span><text:span text:style-name="T13">)</text:span> ‹<text:span text:style-name="T26">term</text:span>›<text:span text:style-name="T26">_1</text:span><text:span text:style-name="T13">))</text:span></text:p>
      <text:p text:style-name="P32"><text:span text:style-name="T26"> ,</text:span><text:span text:style-name="T13">(</text:span><text:span text:style-name="T26">term-let</text:span> <text:span text:style-name="T13">((</text:span><text:span text:style-name="T26">Free</text:span> <text:span text:style-name="T13">(</text:span><text:span text:style-name="T26">term</text:span> <text:span text:style-name="T13">(</text:span><text:span text:style-name="T26">Free-vars</text:span> ‹<text:span text:style-name="T26">term</text:span>›<text:span text:style-name="T26">_0</text:span><text:span text:style-name="T13">))))</text:span></text:p>
      <text:p text:style-name="P32"><text:span text:style-name="T26">   </text:span><text:span text:style-name="T13">(</text:span><text:span text:style-name="T26">if</text:span> <text:span text:style-name="T13">(</text:span><text:span text:style-name="T26">member</text:span> <text:span text:style-name="T13">(</text:span><text:span text:style-name="T26">term</text:span> ‹<text:span text:style-name="T26">var</text:span>›<text:span text:style-name="T26">_1</text:span><text:span text:style-name="T13">)</text:span> <text:span text:style-name="T13">(</text:span><text:span text:style-name="T26">term</text:span> <text:span text:style-name="T26">Free</text:span><text:span text:style-name="T13">))</text:span></text:p>
      <text:p text:style-name="P32"><text:span text:style-name="T26">    </text:span><text:span text:style-name="T13">(</text:span><text:span text:style-name="T26">term-let</text:span> <text:span text:style-name="T26">;</text:span> α-conversion required.</text:p>
      <text:p text:style-name="P32"><text:span text:style-name="T26">     </text:span><text:span text:style-name="T13">((</text:span>‹<text:span text:style-name="T26">new-var</text:span>›</text:p>
      <text:p text:style-name="P32"><text:span text:style-name="T26">       </text:span><text:span text:style-name="T13">(</text:span><text:span text:style-name="T26">variable-not-in</text:span> <text:span text:style-name="T13">(</text:span><text:span text:style-name="T26">term</text:span> <text:span text:style-name="T13">(</text:span>‹<text:span text:style-name="T26">var</text:span>›<text:span text:style-name="T26">_0</text:span> <text:span text:style-name="T26">Free</text:span> <text:span text:style-name="T13">(</text:span><text:span text:style-name="T26">Free-vars</text:span> ‹<text:span text:style-name="T26">term</text:span>›<text:span text:style-name="T26">_1</text:span><text:span text:style-name="T13">)))</text:span> <text:span text:style-name="T13">(</text:span><text:span text:style-name="T26">term</text:span> ‹<text:span text:style-name="T26">var</text:span>›<text:span text:style-name="T26">_1</text:span><text:span text:style-name="T13">))))</text:span></text:p>
      <text:p text:style-name="P32"><text:span text:style-name="T26">     </text:span><text:span text:style-name="T13">(</text:span><text:span text:style-name="T26">term</text:span></text:p>
      <text:p text:style-name="P32"><text:span text:style-name="T26">      </text:span><text:span text:style-name="T13">(</text:span><text:span text:style-name="T26">λ</text:span> <text:span text:style-name="T13">(</text:span>‹<text:span text:style-name="T26">new-var</text:span>›<text:span text:style-name="T13">)</text:span> <text:span text:style-name="T26">;</text:span> ‹<text:span text:style-name="T26">new-var</text:span>› is the new name for ‹<text:span text:style-name="T26">var</text:span>›<text:span text:style-name="T26">_1</text:span>.</text:p>
      <text:p text:style-name="P32"><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13">(</text:span><text:span text:style-name="T26">Subst</text:span> <text:span text:style-name="T13">(</text:span>‹<text:span text:style-name="T26">var</text:span>›<text:span text:style-name="T26">_1</text:span> ‹<text:span text:style-name="T26">new-var</text:span>›<text:span text:style-name="T13">)</text:span> ‹<text:span text:style-name="T26">term</text:span>›<text:span text:style-name="T26">_1</text:span><text:span text:style-name="T13">)))))</text:span></text:p>
      <text:p text:style-name="P32"><text:span text:style-name="T26">    </text:span><text:span text:style-name="T13">(</text:span><text:span text:style-name="T26">term</text:span> <text:span text:style-name="T13">(</text:span><text:span text:style-name="T26">λ</text:span> <text:span text:style-name="T13">(</text:span>‹<text:span text:style-name="T26">var</text:span>›<text:span text:style-name="T26">_1</text:span><text:span text:style-name="T13">)</text:span> <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26">term</text:span>›<text:span text:style-name="T26">_1</text:span><text:span text:style-name="T13">))))))</text:span> <text:span text:style-name="T26">;</text:span> α-conversion not required.</text:p>
      <text:p text:style-name="P32"><text:span text:style-name="T26"> ;</text:span> Application: recur on operator and actual argument.</text:p>
      <text:p text:style-name="P32"><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13">(</text:span>‹<text:span text:style-name="T26">term</text:span>›<text:span text:style-name="T26">_1</text:span> ‹<text:span text:style-name="T26">term</text:span>›<text:span text:style-name="T26">_2</text:span><text:span text:style-name="T13">))</text:span></text:p>
      <text:p text:style-name="P54"><text:span text:style-name="T26">  </text:span><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26">term</text:span>›<text:span text:style-name="T26">_1</text:span><text:span text:style-name="T13">)</text:span> <text:span text:style-name="T13">(</text:span><text:span text:style-name="T26">Subst</text:span> <text:span text:style-name="T13">(</text:span>‹<text:span text:style-name="T26">var</text:span>›<text:span text:style-name="T26">_0</text:span> ‹<text:span text:style-name="T26">term</text:span>›<text:span text:style-name="T26">_0</text:span><text:span text:style-name="T13">)</text:span> ‹<text:span text:style-name="T26">term</text:span>›<text:span text:style-name="T26">_2</text:span><text:span text:style-name="T13">))))</text:span></text:p>
      <text:p text:style-name="P18"/>
      <text:p text:style-name="P35"><text:span text:style-name="T26">#lang</text:span> <text:span text:style-name="T26">scheme</text:span><text:tab/><text:span text:style-name="T26">;</text:span> <text:a xlink:type="simple" xlink:href="http://test-beta-reductor.ss/"><text:span text:style-name="Internet_20_link">file test-beta-reductor.ss</text:span></text:a></text:p>
      <text:p text:style-name="P76"><text:span text:style-name="T13">(</text:span><text:span text:style-name="T26">require</text:span> <text:span text:style-name="T26">redex</text:span> <text:span text:style-name="T26">"beta-reductor.ss"</text:span> <text:span text:style-name="T26">"tracer.ss"</text:span><text:span text:style-name="T13">)</text:span></text:p>
      <text:p text:style-name="P32"><text:span text:style-name="T13">(</text:span><text:span text:style-name="T26">parameterize</text:span> <text:span text:style-name="T13">((</text:span><text:span text:style-name="T26">reduction-steps-cutoff</text:span> <text:span text:style-name="T26">100</text:span><text:span text:style-name="T13">))</text:span></text:p>
      <text:p text:style-name="P32"><text:span text:style-name="T26"> </text:span><text:span text:style-name="T13">(</text:span><text:span text:style-name="T26">tracer</text:span> <text:span text:style-name="T26">β-reductor</text:span></text:p>
      <text:p text:style-name="P41"><text:span text:style-name="T26">  </text:span><text:span text:style-name="T13">((</text:span><text:span text:style-name="T26">x</text:span> <text:span text:style-name="T26">y</text:span> <text:span text:style-name="T26">z</text:span><text:span text:style-name="T13">)</text:span><text:tab/><text:span text:style-name="T13">(</text:span><text:span text:style-name="T26">x</text:span> <text:span text:style-name="T26">y</text:span> <text:span text:style-name="T26">z</text:span><text:span text:style-name="T13">))</text:span></text:p>
      <text:p text:style-name="P41"><text:span text:style-name="T26">  </text:span><text:span text:style-name="T13">((</text:span><text:span text:style-name="T26">λ</text:span> <text:span text:style-name="T13">(</text:span><text:span text:style-name="T26">x</text:span><text:span text:style-name="T13">)</text:span> <text:span text:style-name="T26">x</text:span><text:span text:style-name="T13">)</text:span><text:tab/><text:span text:style-name="T13">(</text:span><text:span text:style-name="T26">λ</text:span> <text:span text:style-name="T13">(</text:span><text:span text:style-name="T26">y</text:span><text:span text:style-name="T13">)</text:span> <text:span text:style-name="T26">y</text:span><text:span text:style-name="T13">))</text:span></text:p>
      <text:p text:style-name="P41"><text:span text:style-name="T26">  </text:span><text:span text:style-name="T13">((</text:span><text:span text:style-name="T26">λ</text:span> <text:span text:style-name="T13">(</text:span><text:span text:style-name="T26">x</text:span><text:span text:style-name="T13">)</text:span> <text:span text:style-name="T13">(</text:span><text:span text:style-name="T26">F</text:span> <text:span text:style-name="T26">x</text:span><text:span text:style-name="T13">))</text:span><text:tab/><text:span text:style-name="T13">(</text:span><text:span text:style-name="T26">λ</text:span> <text:span text:style-name="T13">(</text:span><text:span text:style-name="T26">x</text:span><text:span text:style-name="T13">)</text:span> <text:span text:style-name="T13">(</text:span><text:span text:style-name="T26">F</text:span> <text:span text:style-name="T26">x</text:span><text:span text:style-name="T13">)))</text:span></text:p>
      <text:p text:style-name="P41"><text:span text:style-name="T26">  </text:span><text:span text:style-name="T13">(((</text:span><text:span text:style-name="T26">λ</text:span> <text:span text:style-name="T13">(</text:span><text:span text:style-name="T26">x</text:span><text:span text:style-name="T13">)</text:span> <text:span text:style-name="T13">(</text:span><text:span text:style-name="T26">y</text:span> <text:span text:style-name="T26">x</text:span><text:span text:style-name="T13">))</text:span> <text:span text:style-name="T26">x</text:span><text:span text:style-name="T13">)</text:span><text:tab/><text:span text:style-name="T13">(</text:span><text:span text:style-name="T26">y</text:span> <text:span text:style-name="T26">x</text:span><text:span text:style-name="T13">))</text:span></text:p>
      <text:p text:style-name="P41"><text:span text:style-name="T26">  </text:span><text:span text:style-name="T13">(((</text:span><text:span text:style-name="T26">λ</text:span> <text:span text:style-name="T13">(</text:span><text:span text:style-name="T26">x</text:span> <text:span text:style-name="T26">y</text:span><text:span text:style-name="T13">)</text:span> <text:span text:style-name="T26">x</text:span><text:span text:style-name="T13">)</text:span> <text:span text:style-name="T26">y</text:span><text:span text:style-name="T13">)</text:span><text:tab/><text:span text:style-name="T13">(</text:span><text:span text:style-name="T26">λ</text:span> <text:span text:style-name="T13">(</text:span><text:span text:style-name="T26">p</text:span><text:span text:style-name="T13">)</text:span> <text:span text:style-name="T26">y</text:span><text:span text:style-name="T13">))</text:span></text:p>
      <text:p text:style-name="P41"><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x</text:span> <text:span text:style-name="T26">y</text:span><text:span text:style-name="T13">)))</text:span> <text:span text:style-name="T26">z</text:span><text:span text:style-name="T13">)</text:span><text:tab/><text:span text:style-name="T13">(</text:span><text:span text:style-name="T26">λ</text:span> <text:span text:style-name="T13">(</text:span><text:span text:style-name="T26">y</text:span><text:span text:style-name="T13">)</text:span> <text:span text:style-name="T13">(</text:span><text:span text:style-name="T26">z</text:span> <text:span text:style-name="T26">y</text:span><text:span text:style-name="T13">)))</text:span></text:p>
      <text:p text:style-name="P41"><text:span text:style-name="T26">  </text:span><text:span text:style-name="T13">(((</text:span><text:span text:style-name="T26">λ</text:span> <text:span text:style-name="T13">(</text:span><text:span text:style-name="T26">x</text:span> <text:span text:style-name="T26">y</text:span> <text:span text:style-name="T26">z</text:span><text:span text:style-name="T13">)</text:span> <text:span text:style-name="T13">(</text:span><text:span text:style-name="T26">x</text:span> <text:span text:style-name="T26">y</text:span> <text:span text:style-name="T26">z</text:span><text:span text:style-name="T13">))</text:span> <text:span text:style-name="T26">a</text:span> <text:span text:style-name="T26">b</text:span> <text:span text:style-name="T26">c</text:span><text:span text:style-name="T13">)</text:span><text:tab/><text:span text:style-name="T13">(</text:span><text:span text:style-name="T26">a</text:span> <text:span text:style-name="T26">b</text:span> <text:span text:style-name="T26">c</text:span><text:span text:style-name="T13">))</text:span></text:p>
      <text:p text:style-name="P41"><text:span text:style-name="T26">  </text:span><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text:tab/><text:span text:style-name="T26">#f</text:span><text:span text:style-name="T13">)</text:span></text:p>
      <text:p text:style-name="P41"><text:span text:style-name="T26">  </text:span><text:span text:style-name="T13">((</text:span><text:span text:style-name="T26">λ</text:span> <text:span text:style-name="T13">(</text:span><text:span text:style-name="T26">p</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text:tab/><text:span text:style-name="T26">#f</text:span><text:span text:style-name="T13">)</text:span></text:p>
      <text:p text:style-name="P79"><text:span text:style-name="T26">  </text:span><text:span text:style-name="T13">(((((</text:span><text:span text:style-name="T26">λ</text:span> <text:span text:style-name="T13">(</text:span><text:span text:style-name="T26">z</text:span><text:span text:style-name="T13">)</text:span> <text:span text:style-name="T13">(</text:span><text:span text:style-name="T26">z</text:span> <text:span text:style-name="T26">z</text:span><text:span text:style-name="T13">))</text:span> <text:span text:style-name="T13">(</text:span><text:span text:style-name="T26">λ</text:span> <text:span text:style-name="T13">(</text:span><text:span text:style-name="T26">x</text:span> <text:span text:style-name="T26">y</text:span><text:span text:style-name="T13">)</text:span> <text:span text:style-name="T13">(</text:span><text:span text:style-name="T26">x</text:span> <text:span text:style-name="T13">(</text:span><text:span text:style-name="T26">x</text:span> <text:span text:style-name="T26">y</text:span><text:span text:style-name="T13">))))</text:span> <text:span text:style-name="T26">a</text:span><text:span text:style-name="T13">)</text:span> <text:span text:style-name="T26">z</text:span><text:span text:style-name="T13">)</text:span><text:tab/><text:span text:style-name="T13">(</text:span><text:span text:style-name="T26">a</text:span> <text:span text:style-name="T13">(</text:span><text:span text:style-name="T26">a</text:span> <text:span text:style-name="T13">(</text:span><text:span text:style-name="T26">a</text:span> <text:span text:style-name="T13">(</text:span><text:span text:style-name="T26">a</text:span> <text:span text:style-name="T26">z</text:span><text:span text:style-name="T13">)))))))</text:span></text:p>
      <text:p text:style-name="P32"><text:span text:style-name="T13">(</text:span><text:span text:style-name="T26">parameterize</text:span> <text:span text:style-name="T13">((</text:span><text:span text:style-name="T26">reduction-steps-cutoff</text:span> <text:span text:style-name="T26">10</text:span><text:span text:style-name="T13">))</text:span></text:p>
      <text:p text:style-name="P83"><text:span text:style-name="T26"> </text:span><text:span text:style-name="T13">(</text:span><text:span text:style-name="T26">tracer</text:span> <text:span text:style-name="T26">β-reductor</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 <text:span text:style-name="T26">x</text:span><text:span text:style-name="T13">)))</text:span> <text:span text:style-name="T26">#f</text:span><text:span text:style-name="T13">)))</text:span></text:p>
      <text:list text:style-name="Outline" text:continue-numbering="true">
        <text:list-item>
          <text:list text:continue-numbering="true">
            <text:list-item>
              <text:list text:continue-numbering="true">
                <text:list-item>
                  <text:h text:style-name="Heading_20_3" text:outline-level="3">η-redices</text:h>
                </text:list-item>
              </text:list>
            </text:list-item>
          </text:list>
        </text:list-item>
      </text:list>
      <text:p text:style-name="P71">An η-redex is a lambda term of the form <text:span text:style-name="T13">(</text:span><text:span text:style-name="T26">λ</text:span> <text:span text:style-name="T13">(</text:span>‹var›<text:span text:style-name="T40">0</text:span><text:span text:style-name="T13">)</text:span> <text:span text:style-name="T13">(</text:span>‹term›<text:span text:style-name="T40">0</text:span> ‹var›<text:span text:style-name="T40">0</text:span><text:span text:style-name="T13">))</text:span>, where ‹term›<text:span text:style-name="T40">0</text:span> does not contain any free occurrence of the formal argument. With this condition, we have:</text:p>
      <text:p text:style-name="P83"><text:span text:style-name="T13">((</text:span><text:span text:style-name="T26">λ</text:span> <text:span text:style-name="T13">(</text:span>‹var›<text:span text:style-name="T40">0</text:span><text:span text:style-name="T13">)</text:span> <text:span text:style-name="T13">(</text:span>‹term›<text:span text:style-name="T40">0</text:span> ‹var›<text:span text:style-name="T40">0</text:span><text:span text:style-name="T13">))</text:span> ‹term›<text:span text:style-name="T40">1</text:span><text:span text:style-name="T13">)</text:span> →<text:span text:style-name="T9">β</text:span> <text:span text:style-name="T13">(</text:span>‹term›<text:span text:style-name="T40">0</text:span> ‹term›<text:span text:style-name="T40">1</text:span><text:span text:style-name="T13">)</text:span></text:p>
      <text:p text:style-name="Standard">Therefore we can make the following contraction:</text:p>
      <text:p text:style-name="P83"><text:span text:style-name="T13">(</text:span><text:span text:style-name="T26">λ</text:span> <text:span text:style-name="T13">(</text:span>‹var›<text:span text:style-name="T40">0</text:span><text:span text:style-name="T13">)</text:span> <text:span text:style-name="T13">(</text:span>‹term›<text:span text:style-name="T40">0</text:span> ‹var›<text:span text:style-name="T40">0</text:span><text:span text:style-name="T13">))</text:span> →<text:span text:style-name="T9">η</text:span> ‹term›<text:span text:style-name="T40">0</text:span>, provided ‹var›<text:span text:style-name="T40">0</text:span> has no free occurrence in ‹term›<text:span text:style-name="T40">0</text:span>.</text:p>
      <text:p text:style-name="P8">This is an observation made by talking <text:span text:style-name="T4">about</text:span> the Lambda Calculus. It is not possible to derive this observation <text:span text:style-name="T4">within</text:span> the rules of <text:s/><text:span text:style-name="T4">β-reductor</text:span> shown above. If we want to include η-contraction, the <text:soft-page-break/>above rule must be added to the semantics of the Lambda Calculus. We extend the <text:span text:style-name="T4">β-reductor</text:span> such as to include η-contraction</text:p>
      <text:p text:style-name="P35"><text:span text:style-name="T26">#lang</text:span> <text:span text:style-name="T26">scheme</text:span><text:tab/><text:span text:style-name="T26">;</text:span> <text:a xlink:type="simple" xlink:href="http://beta-eta-reductor.ss/"><text:span text:style-name="Internet_20_link">File beta-eta-reductor.ss</text:span></text:a></text:p>
      <text:p text:style-name="P61"><text:span text:style-name="T13">(</text:span><text:span text:style-name="T26">require</text:span> <text:span text:style-name="T26">"curried-lc-grammar.ss"</text:span> <text:span text:style-name="T26">"beta-reductor.ss"</text:span> <text:span text:style-name="T26">"free-vars.ss"</text:span> <text:span text:style-name="T26">redex</text:span><text:span text:style-name="T13">)</text:span></text:p>
      <text:p text:style-name="P93"><text:span text:style-name="T13">(</text:span><text:span text:style-name="T26">provide</text:span> <text:span text:style-name="T26">βη-reductor</text:span> <text:span text:style-name="T26">βηnf?</text:span><text:span text:style-name="T13">)</text:span></text:p>
      <text:p text:style-name="P42"><text:span text:style-name="T13">(</text:span><text:span text:style-name="T26">define</text:span> <text:span text:style-name="T26">βη-reductor</text:span></text:p>
      <text:p text:style-name="P61"><text:span text:style-name="T26"> </text:span><text:span text:style-name="T13">(</text:span><text:span text:style-name="T26">extend-reduction-relation</text:span> <text:span text:style-name="T26">β-reductor</text:span> <text:span text:style-name="T26">curried-lc-grammar</text:span></text:p>
      <text:p text:style-name="P61"><text:span text:style-name="T26">  </text:span><text:span text:style-name="T13">(</text:span><text:span text:style-name="T26">--&gt;</text:span><text:tab/><text:span text:style-name="T13">(</text:span><text:span text:style-name="T26">in-hole</text:span> ‹<text:span text:style-name="T26">subterm</text:span>› <text:span text:style-name="T13">(</text:span><text:span text:style-name="T26">λ</text:span> <text:span text:style-name="T13">(</text:span>‹<text:span text:style-name="T26">var</text:span>›<text:span text:style-name="T26">_0</text:span><text:span text:style-name="T13">)</text:span> <text:span text:style-name="T13">(</text:span>‹<text:span text:style-name="T26">term</text:span>› ‹<text:span text:style-name="T26">var</text:span>›<text:span text:style-name="T26">_0</text:span><text:span text:style-name="T13">)))</text:span></text:p>
      <text:p text:style-name="P61"><text:span text:style-name="T26"><text:tab/></text:span><text:span text:style-name="T13">(</text:span><text:span text:style-name="T26">in-hole</text:span> ‹<text:span text:style-name="T26">subterm</text:span>› ‹<text:span text:style-name="T26">term</text:span>›<text:span text:style-name="T13">)</text:span></text:p>
      <text:p text:style-name="P61"><text:span text:style-name="T26"><text:tab/></text:span><text:span text:style-name="T13">(</text:span><text:span text:style-name="T26">side-condition</text:span> <text:span text:style-name="T13">(</text:span><text:span text:style-name="T26">not</text:span> <text:span text:style-name="T13">(</text:span><text:span text:style-name="T26">term</text:span> <text:span text:style-name="T13">(</text:span><text:span text:style-name="T26">Var-free-in?</text:span> ‹<text:span text:style-name="T26">var</text:span>›<text:span text:style-name="T26">_0</text:span> ‹<text:span text:style-name="T26">term</text:span>›<text:span text:style-name="T13">))))</text:span></text:p>
      <text:p text:style-name="P93"><text:span text:style-name="T26"><text:tab/>"η"</text:span><text:span text:style-name="T13">)))</text:span></text:p>
      <text:p text:style-name="P61"><text:span text:style-name="T13">(</text:span><text:span text:style-name="T26">define-metafunction</text:span> <text:span text:style-name="T26">curried-lc-grammar</text:span> <text:span text:style-name="T26">βηnf?</text:span> <text:span text:style-name="T26">:</text:span> ‹<text:span text:style-name="T26">term</text:span>› <text:span text:style-name="T26">-&gt;</text:span> ‹<text:span text:style-name="T26">bool</text:span>›</text:p>
      <text:p text:style-name="P61"><text:span text:style-name="T26"> </text:span><text:span text:style-name="T13">((</text:span><text:span text:style-name="T26">βηnf?</text:span> ‹<text:span text:style-name="T26">term</text:span>›<text:span text:style-name="T13">)</text:span> <text:span text:style-name="T26">,</text:span><text:span text:style-name="T13">(</text:span><text:span text:style-name="T26">null?</text:span> <text:span text:style-name="T13">(</text:span><text:span text:style-name="T26">apply-reduction-relation</text:span> <text:span text:style-name="T26">βη-reductor</text:span> <text:span text:style-name="T13">(</text:span><text:span text:style-name="T26">term</text:span> ‹<text:span text:style-name="T26">term</text:span>›<text:span text:style-name="T13">)))))</text:span></text:p>
      <text:p text:style-name="P18"/>
      <text:p text:style-name="P62"><text:span text:style-name="T26">#lang</text:span> <text:span text:style-name="T26">scheme</text:span><text:tab/><text:span text:style-name="T26">;</text:span> <text:a xlink:type="simple" xlink:href="http://test-beta-eta-reductor.ss/"><text:span text:style-name="Internet_20_link">file test-beta-eta-reductor.ss</text:span></text:a></text:p>
      <text:p text:style-name="P93"><text:span text:style-name="T13">(</text:span><text:span text:style-name="T26">require</text:span> <text:span text:style-name="T26">redex</text:span> <text:span text:style-name="T26">"beta-eta-reductor.ss"</text:span> <text:span text:style-name="T26">"tracer.ss"</text:span><text:span text:style-name="T13">)</text:span></text:p>
      <text:p text:style-name="P61"><text:span text:style-name="T13">(</text:span><text:span text:style-name="T26">parameterize</text:span> <text:span text:style-name="T13">((</text:span><text:span text:style-name="T26">reduction-steps-cutoff</text:span> <text:span text:style-name="T26">100</text:span><text:span text:style-name="T13">))</text:span></text:p>
      <text:p text:style-name="P61"><text:span text:style-name="T26"> </text:span><text:span text:style-name="T13">(</text:span><text:span text:style-name="T26">tracer</text:span> <text:span text:style-name="T26">βη-reductor</text:span></text:p>
      <text:p text:style-name="P63"><text:span text:style-name="T26">  </text:span><text:span text:style-name="T13">((</text:span><text:span text:style-name="T26">x</text:span> <text:span text:style-name="T26">y</text:span> <text:span text:style-name="T26">z</text:span><text:span text:style-name="T13">)</text:span><text:tab/><text:span text:style-name="T13">(</text:span><text:span text:style-name="T26">x</text:span> <text:span text:style-name="T26">y</text:span> <text:span text:style-name="T26">z</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26">x</text:span><text:span text:style-name="T13">)</text:span><text:tab/><text:span text:style-name="T13">(</text:span><text:span text:style-name="T26">λ</text:span> <text:span text:style-name="T13">(</text:span><text:span text:style-name="T26">y</text:span><text:span text:style-name="T13">)</text:span> <text:span text:style-name="T26">y</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text:tab/><text:span text:style-name="T13">(</text:span><text:span text:style-name="T26">λ</text:span> <text:span text:style-name="T13">(</text:span><text:span text:style-name="T26">y</text:span><text:span text:style-name="T13">)</text:span> <text:span text:style-name="T13">(</text:span><text:span text:style-name="T26">y</text:span> <text:span text:style-name="T26">y</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13">(</text:span><text:span text:style-name="T26">F</text:span> <text:span text:style-name="T26">x</text:span><text:span text:style-name="T13">))</text:span><text:tab/><text:span text:style-name="T26">F</text:span><text:span text:style-name="T13">)</text:span></text:p>
      <text:p text:style-name="P63"><text:span text:style-name="T26">  </text:span><text:span text:style-name="T13">((</text:span><text:span text:style-name="T26">λ</text:span> <text:span text:style-name="T13">(</text:span><text:span text:style-name="T26">x</text:span> <text:span text:style-name="T26">x</text:span><text:span text:style-name="T13">)</text:span> <text:span text:style-name="T13">(</text:span><text:span text:style-name="T26">F</text:span> <text:span text:style-name="T26">x</text:span><text:span text:style-name="T13">))</text:span><text:tab/><text:span text:style-name="T13">(</text:span><text:span text:style-name="T26">λ</text:span> <text:span text:style-name="T13">(</text:span><text:span text:style-name="T26">x</text:span><text:span text:style-name="T13">)</text:span> <text:span text:style-name="T26">F</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13">(</text:span><text:span text:style-name="T26">F</text:span> <text:span text:style-name="T26">x</text:span> <text:span text:style-name="T26">x</text:span><text:span text:style-name="T13">))</text:span><text:tab/><text:span text:style-name="T13">(</text:span><text:span text:style-name="T26">λ</text:span> <text:span text:style-name="T13">(</text:span><text:span text:style-name="T26">x</text:span><text:span text:style-name="T13">)</text:span> <text:span text:style-name="T13">(</text:span><text:span text:style-name="T26">F</text:span> <text:span text:style-name="T26">x</text:span> <text:span text:style-name="T26">x</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13">(</text:span><text:span text:style-name="T26">y</text:span> <text:span text:style-name="T26">x</text:span><text:span text:style-name="T13">))</text:span> <text:span text:style-name="T26">x</text:span><text:span text:style-name="T13">)</text:span><text:tab/><text:span text:style-name="T13">(</text:span><text:span text:style-name="T26">y</text:span> <text:span text:style-name="T26">x</text:span><text:span text:style-name="T13">))</text:span></text:p>
      <text:p text:style-name="P63"><text:span text:style-name="T26">  </text:span><text:span text:style-name="T13">(((</text:span><text:span text:style-name="T26">λ</text:span> <text:span text:style-name="T13">(</text:span><text:span text:style-name="T26">x</text:span> <text:span text:style-name="T26">y</text:span><text:span text:style-name="T13">)</text:span> <text:span text:style-name="T26">x</text:span><text:span text:style-name="T13">)</text:span> <text:span text:style-name="T26">y</text:span><text:span text:style-name="T13">)</text:span> <text:span text:style-name="T13">(</text:span><text:span text:style-name="T26">λ</text:span> <text:span text:style-name="T13">(</text:span><text:span text:style-name="T26">p</text:span><text:span text:style-name="T13">)</text:span><text:tab/><text:span text:style-name="T26">y</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13">(</text:span><text:span text:style-name="T26">x</text:span> <text:span text:style-name="T26">y</text:span><text:span text:style-name="T13">)))</text:span> <text:span text:style-name="T26">z</text:span><text:span text:style-name="T13">)</text:span><text:tab/><text:span text:style-name="T26">z</text:span><text:span text:style-name="T13">)</text:span></text:p>
      <text:p text:style-name="P63"><text:span text:style-name="T26">  </text:span><text:span text:style-name="T13">(((</text:span><text:span text:style-name="T26">λ</text:span> <text:span text:style-name="T13">(</text:span><text:span text:style-name="T26">x</text:span> <text:span text:style-name="T26">y</text:span> <text:span text:style-name="T26">z</text:span><text:span text:style-name="T13">)</text:span> <text:span text:style-name="T13">(</text:span><text:span text:style-name="T26">x</text:span> <text:span text:style-name="T26">y</text:span> <text:span text:style-name="T26">z</text:span><text:span text:style-name="T13">))</text:span> <text:span text:style-name="T26">a</text:span> <text:span text:style-name="T26">b</text:span> <text:span text:style-name="T26">c</text:span><text:span text:style-name="T13">)</text:span><text:tab/><text:span text:style-name="T13">(</text:span><text:span text:style-name="T26">a</text:span> <text:span text:style-name="T26">b</text:span> <text:span text:style-name="T26">c</text:span><text:span text:style-name="T13">))</text:span></text:p>
      <text:p text:style-name="P63"><text:span text:style-name="T26">  </text:span><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text:tab/><text:span text:style-name="T26">#f</text:span><text:span text:style-name="T13">)</text:span></text:p>
      <text:p text:style-name="P63"><text:span text:style-name="T26">  </text:span><text:span text:style-name="T13">((</text:span><text:span text:style-name="T26">λ</text:span> <text:span text:style-name="T13">(</text:span><text:span text:style-name="T26">p</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text:tab/><text:span text:style-name="T26">#f</text:span><text:span text:style-name="T13">)</text:span></text:p>
      <text:p text:style-name="P94"><text:span text:style-name="T26">  </text:span><text:span text:style-name="T13">(((((</text:span><text:span text:style-name="T26">λ</text:span> <text:span text:style-name="T13">(</text:span><text:span text:style-name="T26">z</text:span><text:span text:style-name="T13">)</text:span> <text:span text:style-name="T13">(</text:span><text:span text:style-name="T26">z</text:span> <text:span text:style-name="T26">z</text:span><text:span text:style-name="T13">))</text:span> <text:span text:style-name="T13">(</text:span><text:span text:style-name="T26">λ</text:span> <text:span text:style-name="T13">(</text:span><text:span text:style-name="T26">x</text:span> <text:span text:style-name="T26">y</text:span><text:span text:style-name="T13">)</text:span> <text:span text:style-name="T13">(</text:span><text:span text:style-name="T26">x</text:span> <text:span text:style-name="T13">(</text:span><text:span text:style-name="T26">x</text:span> <text:span text:style-name="T26">y</text:span><text:span text:style-name="T13">))))</text:span> <text:span text:style-name="T26">a</text:span><text:span text:style-name="T13">)</text:span> <text:span text:style-name="T26">z</text:span><text:span text:style-name="T13">)</text:span><text:tab/><text:span text:style-name="T13">(</text:span><text:span text:style-name="T26">a</text:span> <text:span text:style-name="T13">(</text:span><text:span text:style-name="T26">a</text:span> <text:span text:style-name="T13">(</text:span><text:span text:style-name="T26">a</text:span> <text:span text:style-name="T13">(</text:span><text:span text:style-name="T26">a</text:span> <text:span text:style-name="T26">z</text:span><text:span text:style-name="T13">)))))))</text:span></text:p>
      <text:p text:style-name="P61"><text:span text:style-name="T13">(</text:span><text:span text:style-name="T26">parameterize</text:span> <text:span text:style-name="T13">((</text:span><text:span text:style-name="T26">reduction-steps-cutoff</text:span> <text:span text:style-name="T26">10</text:span><text:span text:style-name="T13">))</text:span></text:p>
      <text:p text:style-name="P93"><text:span text:style-name="T26"> </text:span><text:span text:style-name="T13">(</text:span><text:span text:style-name="T26">tracer</text:span> <text:span text:style-name="T26">βη-reductor</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 <text:span text:style-name="T26">x</text:span><text:span text:style-name="T13">)))</text:span> <text:span text:style-name="T26">#f</text:span><text:span text:style-name="T13">)))</text:span></text:p>
      <text:list text:style-name="Outline" text:continue-numbering="true">
        <text:list-item>
          <text:list text:continue-numbering="true">
            <text:list-item>
              <text:h text:style-name="Heading_20_2" text:outline-level="2">Normal forms and reducibility</text:h>
            </text:list-item>
          </text:list>
        </text:list-item>
      </text:list>
      <text:p text:style-name="Standard"><draw:line text:anchor-type="char" draw:z-index="1" draw:style-name="gr14" draw:text-style-name="P125" svg:x1="9.267cm" svg:y1="4.106cm" svg:x2="9.267cm" svg:y2="4.106cm"><text:p/></draw:line>A normal form is a lambda term without redices, id est a term of which no subterm is a redex. Simpler said, a normal form is a lambda term that cannot be reduced any further. β-reduction consists of zero or more subsequent β‑contractions, where needed with α-conversion, until no more β-redices are left. The result is a β-normal form. It may still contain η-redices. βη-reduction consists of zero or more subsequent β‑ and η-contractions, where needed with α-conversion. The result is a βη-normal form. A term is called reducible if it is a normal form or can be reduced to a normal form. If a lambda term has a normal form, the latter is uniquely defined modulo α-congruence. This is a consequence of the Church-Rosser theorem, which holds for both β-reduction and βη-reduction. When running file <text:a xlink:type="simple" xlink:href="http://test-beta-eta-reductor.ss/"><text:span text:style-name="Internet_20_link">test-beta-eta-reductor.ss</text:span></text:a>, you see that a lambda term can have zero one or more redices. The Church-Rosser theorem is: if a lambda term <text:span text:style-name="T4">M</text:span> can be reduced to a lambda term <text:span text:style-name="T4">N</text:span><text:span text:style-name="T41">1</text:span> and also to a lambda term <text:span text:style-name="T4">N</text:span><text:span text:style-name="T41">2</text:span>, then there is a lambda term <text:span text:style-name="T4">L</text:span> such that both <text:span text:style-name="T4">N</text:span><text:span text:style-name="T41">1</text:span> and <text:span text:style-name="T4">N</text:span><text:span text:style-name="T41">2</text:span> can be reduced to <text:span text:style-name="T4">L</text:span>. See figure 1. See <text:a xlink:type="simple" xlink:href="#Barendregt"><text:span text:style-name="Internet_20_link">Barendregt</text:span></text:a> for a proof. </text:p>
      <text:p text:style-name="P11"><text:soft-page-break/><draw:g text:anchor-type="as-char" svg:y="0cm" draw:z-index="0" draw:style-name="gr1"><draw:rect draw:style-name="gr2" draw:text-style-name="P125" svg:width="16.802cm" svg:height="15.28cm" svg:x="0.002cm" svg:y="0cm"><text:p/></draw:rect><draw:line draw:style-name="gr3" draw:text-style-name="P125" svg:x1="2.503cm" svg:y1="1.249cm" svg:x2="1cm" svg:y2="2.752cm"><text:p/></draw:line><draw:line draw:style-name="gr3" draw:text-style-name="P125" svg:x1="2.503cm" svg:y1="1.249cm" svg:x2="4.008cm" svg:y2="2.752cm"><text:p/></draw:line><draw:line draw:style-name="gr4" draw:text-style-name="P125" svg:x1="1cm" svg:y1="2.752cm" svg:x2="2.503cm" svg:y2="4.255cm"><text:p/></draw:line><draw:line draw:style-name="gr4" draw:text-style-name="P125" svg:x1="4.006cm" svg:y1="2.752cm" svg:x2="2.501cm" svg:y2="4.255cm"><text:p/></draw:line><draw:frame draw:style-name="gr5" draw:text-style-name="P126" svg:width="0.999cm" svg:height="1.004cm" svg:x="2.006cm" svg:y="0.494cm"><draw:text-box><text:p text:style-name="P126"><text:span text:style-name="T57">M</text:span></text:p></draw:text-box></draw:frame><draw:frame draw:style-name="gr5" draw:text-style-name="P126" svg:width="1.003cm" svg:height="1.004cm" svg:x="0.023cm" svg:y="2.281cm"><draw:text-box><text:p text:style-name="P126"><text:span text:style-name="T57">N</text:span><text:span text:style-name="T58">1</text:span></text:p></draw:text-box></draw:frame><draw:frame draw:style-name="gr5" draw:text-style-name="P126" svg:width="0.999cm" svg:height="1.003cm" svg:x="2.006cm" svg:y="4.255cm"><draw:text-box><text:p text:style-name="P126"><text:span text:style-name="T57">L</text:span></text:p></draw:text-box></draw:frame><draw:frame draw:style-name="gr6" draw:text-style-name="P127" svg:width="7.513cm" svg:height="4.262cm" svg:x="9.267cm" svg:y="0.249cm"><draw:text-box><text:p text:style-name="P127"><text:span text:style-name="T59">Figure 1: The Church-Rosser theorem</text:span></text:p><text:p text:style-name="P127"><text:span text:style-name="T60">The two solid arrows imply the existence of </text:span><text:span text:style-name="T61">L</text:span><text:span text:style-name="T60"> and the two dotted lines. Each arrow represents a sequence of zero or more contractions.</text:span></text:p></draw:text-box></draw:frame><draw:custom-shape draw:style-name="gr7" draw:text-style-name="P128" svg:width="16.781cm" svg:height="5.01cm" svg:x="0.023cm" svg:y="0.279cm"><text:p/><draw:enhanced-geometry svg:viewBox="0 0 21600 21600" draw:type="rectangle" draw:enhanced-path="M 0 0 L 21600 0 21600 21600 0 21600 0 0 Z N"/></draw:custom-shape><draw:frame draw:style-name="gr5" draw:text-style-name="P127" svg:width="1.003cm" svg:height="1.003cm" svg:x="4.008cm" svg:y="2.252cm"><draw:text-box><text:p text:style-name="P127"><text:span text:style-name="T57">N</text:span><text:span text:style-name="T58">2</text:span></text:p></draw:text-box></draw:frame><draw:frame draw:style-name="gr5" draw:text-style-name="P127" svg:width="0.999cm" svg:height="1.006cm" svg:x="1.254cm" svg:y="8.262cm"><draw:text-box><text:p text:style-name="P127"><text:span text:style-name="T62">y</text:span></text:p></draw:text-box></draw:frame><draw:frame draw:style-name="gr5" draw:text-style-name="P127" svg:width="7.758cm" svg:height="0.999cm" svg:x="1.254cm" svg:y="7.26cm"><draw:text-box><text:p text:style-name="P127"><text:span text:style-name="T63">((</text:span><text:span text:style-name="T62">λ</text:span><text:span text:style-name="T60"> </text:span><text:span text:style-name="T63">(</text:span><text:span text:style-name="T62">x</text:span><text:span text:style-name="T63">)</text:span><text:span text:style-name="T60"> </text:span><text:span text:style-name="T62">y</text:span><text:span text:style-name="T63">)</text:span><text:span text:style-name="T60"> </text:span><text:span text:style-name="T64">((</text:span><text:span text:style-name="T65">λ</text:span><text:span text:style-name="T66"> </text:span><text:span text:style-name="T64">(</text:span><text:span text:style-name="T65">x</text:span><text:span text:style-name="T64">)</text:span><text:span text:style-name="T66"> </text:span><text:span text:style-name="T64">(</text:span><text:span text:style-name="T65">x</text:span><text:span text:style-name="T66"> </text:span><text:span text:style-name="T65">x</text:span><text:span text:style-name="T64">))</text:span><text:span text:style-name="T66"> </text:span><text:span text:style-name="T64">(</text:span><text:span text:style-name="T65">λ</text:span><text:span text:style-name="T66"> </text:span><text:span text:style-name="T64">(</text:span><text:span text:style-name="T65">x</text:span><text:span text:style-name="T64">)</text:span><text:span text:style-name="T66"> </text:span><text:span text:style-name="T64">(</text:span><text:span text:style-name="T65">x</text:span><text:span text:style-name="T66"> </text:span><text:span text:style-name="T65">x</text:span><text:span text:style-name="T64">)))</text:span><text:span text:style-name="T63">)</text:span></text:p></draw:text-box></draw:frame><draw:line draw:style-name="gr8" draw:text-style-name="P125" svg:x1="1.254cm" svg:y1="7.512cm" svg:x2="1.504cm" svg:y2="7.519cm"><text:p/></draw:line><draw:custom-shape draw:style-name="gr7" draw:text-style-name="P128" svg:width="1.504cm" svg:height="1.507cm" svg:x="0.503cm" svg:y="6.013cm"><text:p/><draw:enhanced-geometry svg:viewBox="0 0 21600 21600" draw:glue-points="10800 0 3160 3160 0 10800 3160 18440 10800 21600 18440 18440 21600 10800 18440 3160" draw:text-areas="3200 3200 18400 18400" draw:type="ellipse"/></draw:custom-shape><draw:line draw:style-name="gr9" draw:text-style-name="P125" svg:x1="1.254cm" svg:y1="7.514cm" svg:x2="1.256cm" svg:y2="8.766cm"><text:p/></draw:line><draw:frame draw:style-name="gr6" draw:text-style-name="P127" svg:width="7.511cm" svg:height="3.509cm" svg:x="9.269cm" svg:y="5.756cm"><draw:text-box><text:p text:style-name="P127"><text:span text:style-name="T67">Figure 2: Simple reduction graph</text:span></text:p><text:p text:style-name="P127"><text:span text:style-name="T68">Contraction of the underlined redex results in the very same term and makes the graph contain a cycle. Contraction of the only other redex immediately produces the normal form </text:span><text:span text:style-name="T69">y</text:span><text:span text:style-name="T60">.</text:span></text:p></draw:text-box></draw:frame><draw:custom-shape draw:style-name="gr7" draw:text-style-name="P128" svg:width="16.781cm" svg:height="3.509cm" svg:x="0.002cm" svg:y="5.757cm"><text:p/><draw:enhanced-geometry svg:viewBox="0 0 21600 21600" draw:type="rectangle" draw:enhanced-path="M 0 0 L 21600 0 21600 21600 0 21600 0 0 Z N"/></draw:custom-shape><draw:custom-shape draw:style-name="gr7" draw:text-style-name="P128" svg:width="16.802cm" svg:height="5.506cm" svg:x="0.002cm" svg:y="9.768cm"><text:p/><draw:enhanced-geometry svg:viewBox="0 0 21600 21600" draw:type="rectangle" draw:enhanced-path="M 0 0 L 21600 0 21600 21600 0 21600 0 0 Z N"/></draw:custom-shape><draw:frame draw:style-name="gr5" draw:text-style-name="P129" svg:width="6.762cm" svg:height="0.997cm" svg:x="0cm" svg:y="9.767cm"><draw:text-box><text:p text:style-name="P129"><text:span text:style-name="T63">((</text:span><text:span text:style-name="T62">λ</text:span><text:span text:style-name="T60"> </text:span><text:span text:style-name="T63">(</text:span><text:span text:style-name="T62">x</text:span><text:span text:style-name="T63">)</text:span><text:span text:style-name="T60"> </text:span><text:span text:style-name="T62">y</text:span><text:span text:style-name="T63">)</text:span><text:span text:style-name="T60"> </text:span><text:span text:style-name="T64">((</text:span><text:span text:style-name="T65">λ</text:span><text:span text:style-name="T66"> </text:span><text:span text:style-name="T64">(</text:span><text:span text:style-name="T65">x</text:span><text:span text:style-name="T64">)</text:span><text:span text:style-name="T66"> </text:span><text:span text:style-name="T64">(</text:span><text:span text:style-name="T65">x</text:span><text:span text:style-name="T66"> </text:span><text:span text:style-name="T65">x</text:span><text:span text:style-name="T66"> </text:span><text:span text:style-name="T65">x</text:span><text:span text:style-name="T64">))</text:span><text:span text:style-name="T66"> </text:span><text:span text:style-name="T64">(</text:span><text:span text:style-name="T65">λ</text:span><text:span text:style-name="T66"> </text:span><text:span text:style-name="T64">(</text:span><text:span text:style-name="T65">x</text:span><text:span text:style-name="T64">)</text:span><text:span text:style-name="T66"> </text:span><text:span text:style-name="T64">(</text:span><text:span text:style-name="T65">x</text:span><text:span text:style-name="T66"> </text:span><text:span text:style-name="T65">x</text:span><text:span text:style-name="T66"> </text:span><text:span text:style-name="T65">x</text:span><text:span text:style-name="T64">)))</text:span><text:span text:style-name="T63">)</text:span></text:p></draw:text-box></draw:frame><draw:frame draw:style-name="gr5" draw:text-style-name="P129" svg:width="0.999cm" svg:height="1.004cm" svg:x="3.006cm" svg:y="13.772cm"><draw:text-box><text:p text:style-name="P129"><text:span text:style-name="T69">y</text:span></text:p></draw:text-box></draw:frame><draw:frame draw:style-name="gr5" draw:text-style-name="P129" svg:width="7.513cm" svg:height="2.507cm" svg:x="9.267cm" svg:y="12.771cm"><draw:text-box><text:p text:style-name="P129"><text:span text:style-name="T67">Figure 3:</text:span></text:p><text:p text:style-name="P129"><text:span text:style-name="T60">Infinite reduction graph for a term having a normal form. Hence the order of following the branches does matter.</text:span></text:p></draw:text-box></draw:frame><draw:g draw:style-name="gr10"><draw:line draw:style-name="gr9" draw:text-style-name="P125" svg:x1="3.757cm" svg:y1="10.77cm" svg:x2="4.258cm" svg:y2="10.77cm"><text:p/></draw:line><draw:line draw:style-name="gr9" draw:text-style-name="P125" svg:x1="4.258cm" svg:y1="10.77cm" svg:x2="4.759cm" svg:y2="10.772cm"><text:p/></draw:line><draw:line draw:style-name="gr9" draw:text-style-name="P125" svg:x1="4.759cm" svg:y1="10.77cm" svg:x2="5.256cm" svg:y2="10.77cm"><text:p/></draw:line><draw:line draw:style-name="gr11" draw:text-style-name="P125" svg:x1="5.256cm" svg:y1="10.77cm" svg:x2="7.51cm" svg:y2="10.77cm"><text:p/></draw:line><draw:line draw:style-name="gr9" draw:text-style-name="P125" svg:x1="7.509cm" svg:y1="10.77cm" svg:x2="8.01cm" svg:y2="10.772cm"><text:p/></draw:line><draw:line draw:style-name="gr9" draw:text-style-name="P125" svg:x1="8.012cm" svg:y1="10.77cm" svg:x2="8.515cm" svg:y2="10.774cm"><text:p/></draw:line><draw:line draw:style-name="gr9" draw:text-style-name="P125" svg:x1="8.514cm" svg:y1="10.77cm" svg:x2="9.01cm" svg:y2="10.772cm"><text:p/></draw:line><draw:line draw:style-name="gr11" draw:text-style-name="P125" svg:x1="9.015cm" svg:y1="10.77cm" svg:x2="12.019cm" svg:y2="10.772cm"><text:p/></draw:line><draw:line draw:style-name="gr9" draw:text-style-name="P125" svg:x1="3.757cm" svg:y1="10.77cm" svg:x2="3.757cm" svg:y2="14.275cm"><text:p/></draw:line><draw:line draw:style-name="gr9" draw:text-style-name="P125" svg:x1="4.258cm" svg:y1="10.77cm" svg:x2="3.757cm" svg:y2="14.275cm"><text:p/></draw:line><draw:line draw:style-name="gr9" draw:text-style-name="P125" svg:x1="4.759cm" svg:y1="10.77cm" svg:x2="3.757cm" svg:y2="14.275cm"><text:p/></draw:line><draw:line draw:style-name="gr9" draw:text-style-name="P125" svg:x1="5.256cm" svg:y1="10.77cm" svg:x2="3.757cm" svg:y2="14.275cm"><text:p/></draw:line><draw:line draw:style-name="gr9" draw:text-style-name="P125" svg:x1="7.51cm" svg:y1="10.77cm" svg:x2="3.755cm" svg:y2="14.275cm"><text:p/></draw:line><draw:line draw:style-name="gr9" draw:text-style-name="P125" svg:x1="8.011cm" svg:y1="10.77cm" svg:x2="3.755cm" svg:y2="14.275cm"><text:p/></draw:line><draw:line draw:style-name="gr9" draw:text-style-name="P125" svg:x1="8.512cm" svg:y1="10.77cm" svg:x2="3.755cm" svg:y2="14.275cm"><text:p/></draw:line><draw:line draw:style-name="gr9" draw:text-style-name="P125" svg:x1="9.013cm" svg:y1="10.77cm" svg:x2="3.755cm" svg:y2="14.275cm"><text:p/></draw:line></draw:g><draw:line draw:style-name="gr12" draw:text-style-name="P125" svg:x1="12.019cm" svg:y1="10.77cm" svg:x2="3.755cm" svg:y2="14.277cm"><text:p/></draw:line><draw:custom-shape draw:style-name="gr13" draw:text-style-name="P128" svg:width="1.502cm" svg:height="0.793cm" svg:x="2.006cm" svg:y="10.518cm"><text:p/><draw:enhanced-geometry svg:viewBox="0 0 852 450" draw:type="non-primitive" draw:enhanced-path="M 0 0  C 0 201 0 402 142 426  C 284 450 734 189 852 142  N"/></draw:custom-shape><draw:line draw:style-name="gr3" draw:text-style-name="P125" svg:x1="3.507cm" svg:y1="10.767cm" svg:x2="3.507cm" svg:y2="10.767cm"><text:p/></draw:line><draw:frame draw:style-name="gr5" draw:text-style-name="P129" svg:width="5.01cm" svg:height="2.255cm" svg:x="11.772cm" svg:y="9.768cm"><draw:text-box><text:p text:style-name="P129"><text:span text:style-name="T68">Ever expanding term when trying to first normalize the underlined irreducible subterm.</text:span></text:p></draw:text-box></draw:frame></draw:g></text:p>
      <text:list text:style-name="Outline" text:continue-numbering="true">
        <text:list-item>
          <text:list text:continue-numbering="true">
            <text:list-item>
              <text:h text:style-name="Heading_20_2" text:outline-level="2">Reduction strategies</text:h>
            </text:list-item>
          </text:list>
        </text:list-item>
      </text:list>
      <text:p text:style-name="P8">The Church-Rosser theorem implies that, in principle, the order of reduction is irrelevant. However, when contracting the underlined redex of the lambda term shown in figure 2, the original lambda term is obtained again, while the lambda term as a whole is a redex too and immediately reduces to the normal form <text:span text:style-name="T26">y</text:span>. In figure 3 a lambda term is shown with the same normal form, but with an infinite reduction graph for the underlined subterm. In both figure 2 and figure 3 a strategy is required that sooner or later takes the outer redex that branches down to <text:span text:style-name="T26">y</text:span>.</text:p>
      <text:list text:style-name="Outline" text:continue-numbering="true">
        <text:list-item>
          <text:list text:continue-numbering="true">
            <text:list-item>
              <text:list text:continue-numbering="true">
                <text:list-item>
                  <text:h text:style-name="Heading_20_3" text:outline-level="3">Non deterministic or width first traversal</text:h>
                </text:list-item>
              </text:list>
            </text:list-item>
          </text:list>
        </text:list-item>
      </text:list>
      <text:p text:style-name="P8">Procedure <text:span text:style-name="T4">traces</text:span> follows all possible reduction paths by traversing the graph in width first order. See file <text:a xlink:type="simple" xlink:href="http://width-first-traversal.ss/"><text:span text:style-name="Internet_20_link">width-first-traversal.ss</text:span></text:a> for a simple example of this method. This strategy ensures that given a reducible lambda term, the normal form will be found. It is as though <text:span text:style-name="T4">traces</text:span>, when inspecting a lambda term, contracts all its redices in parallel and follows all branches to the reducts simultaneously.</text:p>
      <text:list text:style-name="Outline" text:continue-numbering="true">
        <text:list-item>
          <text:list text:continue-numbering="true">
            <text:list-item>
              <text:list text:continue-numbering="true">
                <text:list-item>
                  <text:h text:style-name="Heading_20_3" text:outline-level="3">One step or deterministic reduction strategies</text:h>
                </text:list-item>
              </text:list>
            </text:list-item>
          </text:list>
        </text:list-item>
      </text:list>
      <text:p text:style-name="Standard">A one step strategy is one that chooses one branch only. The result is a linear path without bifurcations. The branch is determined by a function, say <text:span text:style-name="T4">F</text:span>, such that given a non normal form ‹term›, <text:span text:style-name="T4">F</text:span>(‹term›) can be obtained from term› by one single contraction. Examples are: normal order, applicative order and random order. Given an initial term, the followed path is: ‹term› → <text:span text:style-name="T4">F</text:span>(‹term›) → <text:span text:style-name="T4">F</text:span>(<text:span text:style-name="T4">F</text:span>(‹term›)) ≡ <text:span text:style-name="T4">F</text:span><text:span text:style-name="T9">2</text:span>(‹term›) → <text:span text:style-name="T4">F</text:span>(<text:span text:style-name="T4">F</text:span><text:span text:style-name="T9">2</text:span>(‹term›)) ≡ <text:span text:style-name="T4">F</text:span><text:span text:style-name="T9">3</text:span>‹term› → <text:span text:style-name="T22">...</text:span> → <text:span text:style-name="T4">F</text:span><text:span text:style-name="T9">n</text:span>‹term› <text:span text:style-name="T22">...</text:span>, until a normal form is <text:soft-page-break/>obtained (or non ending if the reduction strategy fails or the term is irreducible)</text:p>
      <text:list text:style-name="Outline" text:continue-numbering="true">
        <text:list-item>
          <text:list text:continue-numbering="true">
            <text:list-item>
              <text:list text:continue-numbering="true">
                <text:list-item>
                  <text:h text:style-name="Heading_20_3" text:outline-level="3">Normal order reduction strategy</text:h>
                </text:list-item>
              </text:list>
            </text:list-item>
          </text:list>
        </text:list-item>
      </text:list>
      <text:p text:style-name="Standard">For the normal order strategy function <text:span text:style-name="T4">F</text:span> selects the leftmost redex, id est the redex whose left parenthesis is left of those of all other redices. When given a reducible term, the normal order strategy does lead to the normal form within a finite number of reduction steps. Let <text:span text:style-name="T4">N</text:span> be the normal form of a reducible term <text:span text:style-name="T4">M</text:span>. If this strategy would not find the normal form, then every reduction from <text:span text:style-name="T4">M</text:span> to <text:span text:style-name="T4">N</text:span> would require one or more steps involving the contraction of a non leftmost redex. Let <text:span text:style-name="T4">M</text:span><text:span text:style-name="T40">i</text:span>→<text:span text:style-name="T4">M</text:span><text:span text:style-name="T40">i+1</text:span> be such a non leftmost reduction step. Then <text:span text:style-name="T4">M</text:span><text:span text:style-name="T40">i+1</text:span> still has the leftmost redex of <text:span text:style-name="T4">M</text:span><text:span text:style-name="T40">i</text:span>, possibly internally contracted. More contractions may follow, possibly affecting the subterms of the still not contracted leftmost redex. A non leftmost contraction cannot contract the still uncontracted (possibly internally modified) leftmost redex. Eventually we must contract this leftmost redex in order to obtain the normal form. We may as well do so for the step <text:span text:style-name="T4">M</text:span><text:span text:style-name="T40">i</text:span>→<text:span text:style-name="T4">M</text:span><text:span text:style-name="T40">i+1</text:span>.</text:p>
      <text:list text:style-name="Outline" text:continue-numbering="true">
        <text:list-item>
          <text:list text:continue-numbering="true">
            <text:list-item>
              <text:list text:continue-numbering="true">
                <text:list-item>
                  <text:h text:style-name="Heading_20_3" text:outline-level="3">Applicative order reduction strategy</text:h>
                </text:list-item>
              </text:list>
            </text:list-item>
          </text:list>
        </text:list-item>
      </text:list>
      <text:p text:style-name="Standard">The normal order reduction strategy is a safe one, but not always efficient. For example:</text:p>
      <text:p text:style-name="P18"><text:span text:style-name="T20">((</text:span><text:span text:style-name="T35">λ</text:span><text:span text:style-name="T54"> </text:span><text:span text:style-name="T20">(</text:span><text:span text:style-name="T35">x</text:span><text:span text:style-name="T20">)</text:span><text:span text:style-name="T54"> </text:span><text:span text:style-name="T20">(</text:span><text:span text:style-name="T35">x</text:span><text:span text:style-name="T54"> </text:span><text:span text:style-name="T35">x</text:span><text:span text:style-name="T20">))</text:span><text:span text:style-name="T54"> </text:span><text:span text:style-name="T20">((</text:span><text:span text:style-name="T35">λ</text:span><text:span text:style-name="T54"> </text:span><text:span text:style-name="T20">(</text:span><text:span text:style-name="T35">x</text:span><text:span text:style-name="T20">)</text:span><text:span text:style-name="T54"> </text:span><text:span text:style-name="T35">x</text:span><text:span text:style-name="T20">)</text:span><text:span text:style-name="T54"> </text:span><text:span text:style-name="T20">(</text:span><text:span text:style-name="T35">λ</text:span><text:span text:style-name="T54"> </text:span><text:span text:style-name="T20">(</text:span><text:span text:style-name="T35">x</text:span><text:span text:style-name="T20">)</text:span><text:span text:style-name="T54"> </text:span><text:span text:style-name="T35">x</text:span><text:span text:style-name="T20">)))</text:span> →</text:p>
      <text:p text:style-name="P18"><text:span text:style-name="T13">(</text:span><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 <text:span text:style-name="T13">((</text:span><text:span text:style-name="T26">λ</text:span> <text:span text:style-name="T13">(</text:span><text:span text:style-name="T26">x</text:span><text:span text:style-name="T13">)</text:span> <text:span text:style-name="T26">x</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text:p>
      <text:p text:style-name="P18"><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 →</text:p>
      <text:p text:style-name="Standard"><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34">x</text:span><text:span text:style-name="T19">))</text:span> → <text:span text:style-name="T13">(</text:span><text:span text:style-name="T26">λ</text:span> <text:span text:style-name="T13">(</text:span><text:span text:style-name="T26">x</text:span><text:span text:style-name="T13">)</text:span> <text:span text:style-name="T26">x</text:span><text:span text:style-name="T13">)</text:span></text:p>
      <text:p text:style-name="Standard">In each line the redex being contracted is underlined. We see that subterm <text:span text:style-name="T13">((</text:span><text:span text:style-name="T26">λ</text:span> <text:span text:style-name="T13">(</text:span><text:span text:style-name="T26">x</text:span><text:span text:style-name="T13">)</text:span> <text:span text:style-name="T26">x</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is reduced twice. This is avoided by the applicative order strategy. For this strategy we shall use β-reduction only (without η-contractions). We still consider the leftmost redex, but before contracting it, the formal argument is reduced. This gives:</text:p>
      <text:p text:style-name="Standard"><text:span text:style-name="T16">((</text:span><text:span text:style-name="T27">λ</text:span><text:span text:style-name="T43"> </text:span><text:span text:style-name="T16">(</text:span><text:span text:style-name="T27">x</text:span><text:span text:style-name="T16">)</text:span><text:span text:style-name="T43"> </text:span><text:span text:style-name="T16">(</text:span><text:span text:style-name="T27">x</text:span><text:span text:style-name="T43"> </text:span><text:span text:style-name="T27">x</text:span><text:span text:style-name="T16">))</text:span><text:span text:style-name="T43"> </text:span><text:span text:style-name="T20">((</text:span><text:span text:style-name="T35">λ</text:span><text:span text:style-name="T54"> </text:span><text:span text:style-name="T20">(</text:span><text:span text:style-name="T35">x</text:span><text:span text:style-name="T20">)</text:span><text:span text:style-name="T54"> </text:span><text:span text:style-name="T35">x</text:span><text:span text:style-name="T20">)</text:span><text:span text:style-name="T54"> </text:span><text:span text:style-name="T20">(</text:span><text:span text:style-name="T35">λ</text:span><text:span text:style-name="T54"> </text:span><text:span text:style-name="T20">(</text:span><text:span text:style-name="T35">x</text:span><text:span text:style-name="T20">)</text:span><text:span text:style-name="T54"> </text:span><text:span text:style-name="T35">x</text:span><text:span text:style-name="T20">))</text:span><text:span text:style-name="T16">)</text:span> → <text:span text:style-name="T16">((</text:span><text:span text:style-name="T27">λ</text:span><text:span text:style-name="T43"> </text:span><text:span text:style-name="T16">(</text:span><text:span text:style-name="T27">x</text:span><text:span text:style-name="T16">)</text:span><text:span text:style-name="T43"> </text:span><text:span text:style-name="T16">(</text:span><text:span text:style-name="T27">x</text:span><text:span text:style-name="T43"> </text:span><text:span text:style-name="T27">x</text:span><text:span text:style-name="T16">))</text:span> <text:span text:style-name="T13">(</text:span><text:span text:style-name="T26">λ</text:span> <text:span text:style-name="T13">(</text:span><text:span text:style-name="T26">x</text:span><text:span text:style-name="T13">)</text:span> <text:span text:style-name="T26">x</text:span><text:span text:style-name="T13">))</text:span> → <text:span text:style-name="T14">(</text:span><text:span text:style-name="T13">(</text:span><text:span text:style-name="T26">λ</text:span> <text:span text:style-name="T13">(</text:span><text:span text:style-name="T26">x</text:span><text:span text:style-name="T13">)</text:span> <text:span text:style-name="T26">x</text:span><text:span text:style-name="T13">)</text:span> <text:span text:style-name="T13">(</text:span><text:span text:style-name="T26">λ</text:span> <text:span text:style-name="T13">(</text:span><text:span text:style-name="T26">x</text:span><text:span text:style-name="T13">)</text:span> <text:span text:style-name="T26">x</text:span><text:span text:style-name="T13">))</text:span> → <text:span text:style-name="T13">(</text:span><text:span text:style-name="T26">λ</text:span> <text:span text:style-name="T13">(</text:span><text:span text:style-name="T26">x</text:span><text:span text:style-name="T13">)</text:span> <text:span text:style-name="T26">x</text:span><text:span text:style-name="T13">)</text:span></text:p>
      <text:p text:style-name="Standard">This is only one step less than for normal order reduction, but in more complicated examples the gain of efficiency can be huge. A drawback of applicative order reduction is that it does not always find the normal form. Figures 2 and 3 show examples of reducible terms that cannot be reduced to their normal forms in applicative order.</text:p>
      <text:list text:style-name="Outline" text:continue-numbering="true">
        <text:list-item>
          <text:list text:continue-numbering="true">
            <text:list-item>
              <text:list text:continue-numbering="true">
                <text:list-item>
                  <text:h text:style-name="Heading_20_3" text:outline-level="3">Random order reduction strategy</text:h>
                </text:list-item>
              </text:list>
            </text:list-item>
          </text:list>
        </text:list-item>
      </text:list>
      <text:p text:style-name="Standard">The next redex to be contracted can be chosen randomly from all redices. With a good random selector this strategy almost surely leads to the normal form, provided the initial term is reducible. The reason is that with a good random selector, there is a fair chance that after ignoring a leftmost redex for a while, it will eventually be chosen.</text:p>
      <text:list text:style-name="Outline" text:continue-numbering="true">
        <text:list-item>
          <text:list text:continue-numbering="true">
            <text:list-item>
              <text:h text:style-name="P112" text:outline-level="2">Normal order <text:span text:style-name="T55">β</text:span>-reduction</text:h>
            </text:list-item>
          </text:list>
        </text:list-item>
      </text:list>
      <text:p text:style-name="Standard">In this section two programs are shown for normal order β-reduction. The first one uses a metafunction for the reduction proper. The second one uses a language and reduction-relation that recognize leftmost β-redices.</text:p>
      <text:p text:style-name="P95"><text:span text:style-name="T26">#lang</text:span> <text:span text:style-name="T26">scheme</text:span><text:tab/><text:span text:style-name="T26">;</text:span> <text:a xlink:type="simple" xlink:href="http://normal-order-beta-reductor-version-1.ss/"><text:span text:style-name="Internet_20_link">File normal-order-beta-reductor-version-1.ss</text:span></text:a></text:p>
      <text:p text:style-name="P54"><text:span text:style-name="T13">(</text:span><text:span text:style-name="T26">require</text:span> <text:span text:style-name="T26">redex</text:span> <text:span text:style-name="T26">"curried-lc-grammar.ss"</text:span><text:span text:style-name="T13">)</text:span></text:p>
      <text:p text:style-name="P54"><text:span text:style-name="T13">(</text:span><text:span text:style-name="T26">require</text:span> <text:span text:style-name="T13">(</text:span><text:span text:style-name="T26">only-in</text:span> <text:span text:style-name="T26">"beta-reductor.ss"</text:span> <text:span text:style-name="T26">Subst</text:span><text:span text:style-name="T13">))</text:span></text:p>
      <text:p text:style-name="P83"><text:span text:style-name="T13">(</text:span><text:span text:style-name="T26">provide</text:span> <text:span text:style-name="T26">normal-order-β-reductor-version-1</text:span> <text:span text:style-name="T26">βNf?</text:span> <text:span text:style-name="T26">β-redex?</text:span><text:span text:style-name="T13">)</text:span></text:p>
      <text:p text:style-name="P54"><text:span text:style-name="T13">(</text:span><text:span text:style-name="T26">define</text:span> <text:span text:style-name="T26">normal-order-β-reductor-version-1</text:span></text:p>
      <text:p text:style-name="P54"><text:span text:style-name="T26"> </text:span><text:span text:style-name="T13">(</text:span><text:span text:style-name="T26">reduction-relation</text:span> <text:span text:style-name="T26">curried-lc-grammar</text:span></text:p>
      <text:p text:style-name="P54"><text:span text:style-name="T26">  </text:span><text:span text:style-name="T13">(</text:span><text:span text:style-name="T26">--&gt;</text:span> ‹<text:span text:style-name="T26">term</text:span>› <text:span text:style-name="T13">(</text:span><text:span text:style-name="T26">Contract-once</text:span> ‹<text:span text:style-name="T26">term</text:span>›<text:span text:style-name="T13">)</text:span></text:p>
      <text:p text:style-name="P83"><text:span text:style-name="T26">   </text:span><text:span text:style-name="T13">(</text:span><text:span text:style-name="T26">side-condition</text:span> <text:span text:style-name="T13">(</text:span><text:span text:style-name="T26">not</text:span> <text:span text:style-name="T13">(</text:span><text:span text:style-name="T26">term</text:span> <text:span text:style-name="T13">(</text:span><text:span text:style-name="T26">βNf?</text:span> ‹<text:span text:style-name="T26">term</text:span>›<text:span text:style-name="T13">)))))))</text:span></text:p>
      <text:p text:style-name="P32"><text:soft-page-break/><text:span text:style-name="T13">(</text:span><text:span text:style-name="T26">define-metafunction</text:span> <text:span text:style-name="T26">curried-lc-grammar</text:span> <text:span text:style-name="T26">βNf?</text:span> <text:span text:style-name="T26">:</text:span> ‹<text:span text:style-name="T26">term</text:span>› <text:span text:style-name="T26">-&gt;</text:span> ‹<text:span text:style-name="T26">bool</text:span>›</text:p>
      <text:p text:style-name="P32"><text:span text:style-name="T26"> </text:span><text:span text:style-name="T13">((</text:span><text:span text:style-name="T26">βNf?</text:span> ‹<text:span text:style-name="T26">var</text:span>›<text:span text:style-name="T13">)</text:span> <text:span text:style-name="T26">#t</text:span><text:span text:style-name="T13">)</text:span></text:p>
      <text:p text:style-name="P32"><text:span text:style-name="T26"> </text:span><text:span text:style-name="T13">((</text:span><text:span text:style-name="T26">βNf?</text:span> <text:span text:style-name="T13">(</text:span><text:span text:style-name="T26">λ</text:span> <text:span text:style-name="T13">(</text:span>‹<text:span text:style-name="T26">var</text:span>›<text:span text:style-name="T13">)</text:span> ‹<text:span text:style-name="T26">term</text:span>›<text:span text:style-name="T13">))</text:span> <text:span text:style-name="T13">(</text:span><text:span text:style-name="T26">βNf?</text:span> ‹<text:span text:style-name="T26">term</text:span>›<text:span text:style-name="T13">))</text:span></text:p>
      <text:p text:style-name="P32"><text:span text:style-name="T26"> </text:span><text:span text:style-name="T13">((</text:span><text:span text:style-name="T26">βNf?</text:span> <text:span text:style-name="T13">(</text:span>‹<text:span text:style-name="T26">term</text:span>›<text:span text:style-name="T26">_0</text:span> ‹<text:span text:style-name="T26">term</text:span>›<text:span text:style-name="T26">_1</text:span><text:span text:style-name="T13">))</text:span></text:p>
      <text:p text:style-name="P32"><text:span text:style-name="T26"> ,</text:span><text:span text:style-name="T13">(</text:span><text:span text:style-name="T26">and</text:span><text:tab/><text:span text:style-name="T13">(</text:span><text:span text:style-name="T26">not</text:span> <text:span text:style-name="T13">(</text:span><text:span text:style-name="T26">term</text:span> <text:span text:style-name="T13">(</text:span><text:span text:style-name="T26">Abstr?</text:span> ‹<text:span text:style-name="T26">term</text:span>›<text:span text:style-name="T26">_0</text:span><text:span text:style-name="T13">)))</text:span></text:p>
      <text:p text:style-name="P32"><text:span text:style-name="T26"><text:tab/></text:span><text:span text:style-name="T13">(</text:span><text:span text:style-name="T26">term</text:span> <text:span text:style-name="T13">(</text:span><text:span text:style-name="T26">βNf?</text:span> ‹<text:span text:style-name="T26">term</text:span>›<text:span text:style-name="T26">_0</text:span><text:span text:style-name="T13">))</text:span></text:p>
      <text:p text:style-name="P83"><text:span text:style-name="T26"><text:tab/></text:span><text:span text:style-name="T13">(</text:span><text:span text:style-name="T26">term</text:span> <text:span text:style-name="T13">(</text:span><text:span text:style-name="T26">βNf?</text:span> ‹<text:span text:style-name="T26">term</text:span>›<text:span text:style-name="T26">_1</text:span><text:span text:style-name="T13">)))))</text:span></text:p>
      <text:p text:style-name="P54"><text:span text:style-name="T13">(</text:span><text:span text:style-name="T26">define-metafunction</text:span> <text:span text:style-name="T26">curried-lc-grammar</text:span> <text:span text:style-name="T26">β-redex?</text:span> <text:span text:style-name="T26">:</text:span> ‹<text:span text:style-name="T26">term</text:span>› <text:span text:style-name="T26">-&gt;</text:span> ‹<text:span text:style-name="T26">bool</text:span>›</text:p>
      <text:p text:style-name="P54"><text:span text:style-name="T26"> </text:span><text:span text:style-name="T13">((</text:span><text:span text:style-name="T26">β-redex?</text:span> <text:span text:style-name="T13">((</text:span><text:span text:style-name="T26">λ</text:span> <text:span text:style-name="T13">(</text:span>‹<text:span text:style-name="T26">var</text:span>›<text:span text:style-name="T13">)</text:span> ‹<text:span text:style-name="T26">term</text:span>›<text:span text:style-name="T26">_0</text:span><text:span text:style-name="T13">)</text:span> ‹<text:span text:style-name="T26">term</text:span>›<text:span text:style-name="T26">_1</text:span><text:span text:style-name="T13">))</text:span> <text:span text:style-name="T26">#t</text:span><text:span text:style-name="T13">)</text:span></text:p>
      <text:p text:style-name="P83"><text:span text:style-name="T26"> </text:span><text:span text:style-name="T13">((</text:span><text:span text:style-name="T26">β-redex?</text:span> <text:span text:style-name="T26">any</text:span><text:span text:style-name="T13">)</text:span> <text:span text:style-name="T26">#f</text:span><text:span text:style-name="T13">))</text:span></text:p>
      <text:p text:style-name="P54"><text:span text:style-name="T13">(</text:span><text:span text:style-name="T26">define-metafunction</text:span> <text:span text:style-name="T26">curried-lc-grammar</text:span> <text:span text:style-name="T26">Contract-once</text:span> <text:span text:style-name="T26">:</text:span> ‹<text:span text:style-name="T26">term</text:span>› <text:span text:style-name="T26">-&gt;</text:span> ‹<text:span text:style-name="T26">term</text:span>›</text:p>
      <text:p text:style-name="P54"><text:span text:style-name="T26"> </text:span><text:span text:style-name="T13">((</text:span><text:span text:style-name="T26">Contract-once</text:span> <text:span text:style-name="T13">(</text:span><text:span text:style-name="T26">side-condition</text:span> ‹<text:span text:style-name="T26">term</text:span>› <text:span text:style-name="T13">(</text:span><text:span text:style-name="T26">term</text:span> <text:span text:style-name="T13">(</text:span><text:span text:style-name="T26">β-redex?</text:span> ‹<text:span text:style-name="T26">term</text:span>›<text:span text:style-name="T13">))))</text:span></text:p>
      <text:p text:style-name="P54"><text:span text:style-name="T26">  </text:span><text:span text:style-name="T13">(</text:span><text:span text:style-name="T26">Contract-β-redex</text:span> ‹<text:span text:style-name="T26">term</text:span>›<text:span text:style-name="T13">))</text:span></text:p>
      <text:p text:style-name="P54"><text:span text:style-name="T26"> </text:span><text:span text:style-name="T13">((</text:span><text:span text:style-name="T26">Contract-once</text:span> <text:span text:style-name="T13">(</text:span><text:span text:style-name="T26">λ</text:span> <text:span text:style-name="T13">(</text:span>‹<text:span text:style-name="T26">var</text:span>›<text:span text:style-name="T13">)</text:span> ‹<text:span text:style-name="T26">term</text:span>›<text:span text:style-name="T13">))</text:span></text:p>
      <text:p text:style-name="P54"><text:span text:style-name="T26"><text:s text:c="2"/></text:span><text:span text:style-name="T13">(</text:span><text:span text:style-name="T26">λ</text:span> <text:span text:style-name="T13">(</text:span>‹<text:span text:style-name="T26">var</text:span>›<text:span text:style-name="T13">)</text:span> <text:span text:style-name="T13">(</text:span><text:span text:style-name="T26">Contract-once</text:span> ‹<text:span text:style-name="T26">term</text:span>›<text:span text:style-name="T13">)))</text:span></text:p>
      <text:p text:style-name="P54"><text:span text:style-name="T26"> </text:span><text:span text:style-name="T13">((</text:span><text:span text:style-name="T26">Contract-once</text:span> <text:span text:style-name="T13">((</text:span><text:span text:style-name="T26">side-condition</text:span> ‹<text:span text:style-name="T26">term</text:span>›<text:span text:style-name="T26">_0</text:span> <text:span text:style-name="T13">(</text:span><text:span text:style-name="T26">not</text:span> <text:span text:style-name="T13">(</text:span><text:span text:style-name="T26">term</text:span> <text:span text:style-name="T13">(</text:span><text:span text:style-name="T26">βNf?</text:span> ‹<text:span text:style-name="T26">term</text:span>›<text:span text:style-name="T26">_0</text:span><text:span text:style-name="T13">))))</text:span> ‹<text:span text:style-name="T26">term</text:span>›<text:span text:style-name="T26">_1</text:span><text:span text:style-name="T13">))</text:span></text:p>
      <text:p text:style-name="P54"><text:span text:style-name="T26">  </text:span><text:span text:style-name="T13">((</text:span><text:span text:style-name="T26">Contract-once</text:span> ‹<text:span text:style-name="T26">term</text:span>›<text:span text:style-name="T26">_0</text:span><text:span text:style-name="T13">)</text:span> ‹<text:span text:style-name="T26">term</text:span>›<text:span text:style-name="T26">_1</text:span><text:span text:style-name="T13">))</text:span></text:p>
      <text:p text:style-name="P54"><text:span text:style-name="T26"> </text:span><text:span text:style-name="T13">((</text:span><text:span text:style-name="T26">Contract-once</text:span> <text:span text:style-name="T13">(</text:span>‹<text:span text:style-name="T26">term</text:span>›<text:span text:style-name="T26">_0</text:span> ‹<text:span text:style-name="T26">term</text:span>›<text:span text:style-name="T26">_1</text:span><text:span text:style-name="T13">))</text:span></text:p>
      <text:p text:style-name="P83"><text:span text:style-name="T26"><text:s text:c="2"/></text:span><text:span text:style-name="T13">(</text:span>‹<text:span text:style-name="T26">term</text:span>›<text:span text:style-name="T26">_0</text:span> <text:span text:style-name="T13">(</text:span><text:span text:style-name="T26">Contract-once</text:span> ‹<text:span text:style-name="T26">term</text:span>›<text:span text:style-name="T26">_1</text:span><text:span text:style-name="T13">))))</text:span></text:p>
      <text:p text:style-name="P54"><text:span text:style-name="T13">(</text:span><text:span text:style-name="T26">define-metafunction</text:span> <text:span text:style-name="T26">curried-lc-grammar</text:span> <text:span text:style-name="T26">Contract-β-redex</text:span> <text:span text:style-name="T26">:</text:span> ‹<text:span text:style-name="T26">term</text:span>› <text:span text:style-name="T26">-&gt;</text:span> ‹<text:span text:style-name="T26">term</text:span>›</text:p>
      <text:p text:style-name="P54"><text:span text:style-name="T26"> </text:span><text:span text:style-name="T13">((</text:span><text:span text:style-name="T26">Contract-β-redex</text:span> <text:span text:style-name="T13">((</text:span><text:span text:style-name="T26">λ</text:span> <text:span text:style-name="T13">(</text:span>‹<text:span text:style-name="T26">var</text:span>›<text:span text:style-name="T26">_0</text:span><text:span text:style-name="T13">)</text:span> ‹<text:span text:style-name="T26">term</text:span>›<text:span text:style-name="T26">_0</text:span><text:span text:style-name="T13">)</text:span> ‹<text:span text:style-name="T26">term</text:span>›<text:span text:style-name="T26">_1</text:span><text:span text:style-name="T13">))</text:span></text:p>
      <text:p text:style-name="P54"><text:span text:style-name="T26">  </text:span><text:span text:style-name="T13">(</text:span><text:span text:style-name="T26">Subst</text:span> <text:span text:style-name="T13">(</text:span>‹<text:span text:style-name="T26">var</text:span>›<text:span text:style-name="T26">_0</text:span> ‹<text:span text:style-name="T26">term</text:span>›<text:span text:style-name="T26">_1</text:span><text:span text:style-name="T13">)</text:span> ‹<text:span text:style-name="T26">term</text:span>›<text:span text:style-name="T26">_0</text:span><text:span text:style-name="T13">)))</text:span></text:p>
      <text:p text:style-name="P18"/>
      <text:p text:style-name="P55"><text:span text:style-name="T26">#lang</text:span> <text:span text:style-name="T26">scheme</text:span><text:tab/><text:span text:style-name="T26">;</text:span> <text:a xlink:type="simple" xlink:href="http://test-normal-order-beta-reductor-version-1.ss/"><text:span text:style-name="Internet_20_link">File test-normal-order-beta-reductor-version-1.ss</text:span></text:a></text:p>
      <text:p text:style-name="P54"><text:span text:style-name="T13">(</text:span><text:span text:style-name="T26">require</text:span> <text:span text:style-name="T13">(</text:span><text:span text:style-name="T26">only-in</text:span> <text:span text:style-name="T26">"curried-lc-grammar.ss"</text:span> <text:span text:style-name="T26">curried-lc-grammar</text:span><text:span text:style-name="T13">))</text:span></text:p>
      <text:p text:style-name="P54"><text:span text:style-name="T13">(</text:span><text:span text:style-name="T26">require</text:span> <text:span text:style-name="T26">"normal-order-beta-reductor-version-1.ss"</text:span><text:span text:style-name="T13">)</text:span></text:p>
      <text:p text:style-name="P54"><text:span text:style-name="T13">(</text:span><text:span text:style-name="T26">require</text:span> <text:span text:style-name="T26">"normal-order-test.ss"</text:span><text:span text:style-name="T13">)</text:span></text:p>
      <text:p text:style-name="P54"><text:span text:style-name="T13">(</text:span><text:span text:style-name="T26">normal-order-test</text:span> <text:span text:style-name="T26">curried-lc-grammar</text:span> <text:span text:style-name="T26">normal-order-β-reductor-version-1</text:span> <text:span text:style-name="T26">βNf?</text:span><text:span text:style-name="T13">)</text:span></text:p>
      <text:p text:style-name="P18"/>
      <text:p text:style-name="P35"><text:span text:style-name="T26">#lang</text:span> <text:span text:style-name="T26">scheme</text:span><text:tab/><text:span text:style-name="T26">;</text:span> <text:a xlink:type="simple" xlink:href="http://normal-order-test.ss/"><text:span text:style-name="Internet_20_link">File normal-order-test.ss</text:span></text:a></text:p>
      <text:p text:style-name="P32"><text:span text:style-name="T13">(</text:span><text:span text:style-name="T26">require</text:span> <text:span text:style-name="T26">redex</text:span> <text:span text:style-name="T26">"tracer.ss"</text:span><text:span text:style-name="T13">)</text:span></text:p>
      <text:p text:style-name="P76"><text:span text:style-name="T13">(</text:span><text:span text:style-name="T26">provide</text:span> <text:span text:style-name="T26">normal-order-test</text:span><text:span text:style-name="T13">)</text:span></text:p>
      <text:p text:style-name="P32"><text:span text:style-name="T13">(</text:span><text:span text:style-name="T26">define-syntax</text:span> <text:span text:style-name="T26">normal-order-test</text:span></text:p>
      <text:p text:style-name="P54"><text:span text:style-name="T26"> </text:span><text:span text:style-name="T13">(</text:span><text:span text:style-name="T26">syntax-rules</text:span> <text:span text:style-name="T13">( )</text:span></text:p>
      <text:p text:style-name="P54"><text:span text:style-name="T26">  </text:span><text:span text:style-name="T13">((</text:span><text:span text:style-name="T26">_</text:span> <text:span text:style-name="T26">grammar</text:span> <text:span text:style-name="T26">reductor</text:span> <text:span text:style-name="T26">βNf?</text:span><text:span text:style-name="T13">)</text:span></text:p>
      <text:p text:style-name="P54"><text:span text:style-name="T26">   </text:span><text:span text:style-name="T13">(</text:span><text:span text:style-name="T26">begin</text:span></text:p>
      <text:p text:style-name="P54"><text:span text:style-name="T26">    </text:span><text:span text:style-name="T13">(</text:span><text:span text:style-name="T26">tracer</text:span> <text:span text:style-name="T26">reductor</text:span></text:p>
      <text:p text:style-name="P64"><text:span text:style-name="T26">     </text:span><text:span text:style-name="T13">(((((</text:span><text:span text:style-name="T26">λ</text:span> <text:span text:style-name="T13">(</text:span><text:span text:style-name="T26">x</text:span> <text:span text:style-name="T26">y</text:span><text:span text:style-name="T13">)</text:span> <text:span text:style-name="T26">x</text:span><text:span text:style-name="T13">)</text:span> <text:span text:style-name="T26">y</text:span><text:span text:style-name="T13">)</text:span> <text:span text:style-name="T26">z</text:span><text:span text:style-name="T13">)</text:span> <text:span text:style-name="T13">((((</text:span><text:span text:style-name="T26">λ</text:span> <text:span text:style-name="T13">(</text:span><text:span text:style-name="T26">z</text:span><text:span text:style-name="T13">)</text:span> <text:span text:style-name="T13">(</text:span><text:span text:style-name="T26">z</text:span> <text:span text:style-name="T26">z</text:span><text:span text:style-name="T13">))</text:span> <text:span text:style-name="T13">(</text:span><text:span text:style-name="T26">λ</text:span> <text:span text:style-name="T13">(</text:span><text:span text:style-name="T26">x</text:span> <text:span text:style-name="T26">y</text:span><text:span text:style-name="T13">)</text:span> <text:span text:style-name="T13">(</text:span><text:span text:style-name="T26">x</text:span> <text:span text:style-name="T13">(</text:span><text:span text:style-name="T26">x</text:span> <text:span text:style-name="T26">y</text:span><text:span text:style-name="T13">))))</text:span> <text:span text:style-name="T26">a</text:span><text:span text:style-name="T13">)</text:span> <text:span text:style-name="T26">z</text:span><text:span text:style-name="T13">))<text:tab/>(</text:span><text:span text:style-name="T26">y</text:span> <text:span text:style-name="T13">(</text:span><text:span text:style-name="T26">a</text:span> <text:span text:style-name="T13">(</text:span><text:span text:style-name="T26">a</text:span> <text:span text:style-name="T13">(</text:span><text:span text:style-name="T26">a</text:span> <text:span text:style-name="T13">(</text:span><text:span text:style-name="T26">a</text:span> <text:span text:style-name="T26">z</text:span><text:span text:style-name="T13">))))))</text:span></text:p>
      <text:p text:style-name="P64"><text:span text:style-name="T26">     </text:span><text:span text:style-name="T13">(((((</text:span><text:span text:style-name="T26">λ</text:span> <text:span text:style-name="T13">(</text:span><text:span text:style-name="T26">z</text:span><text:span text:style-name="T13">)</text:span> <text:span text:style-name="T13">(</text:span><text:span text:style-name="T26">z</text:span> <text:span text:style-name="T26">z</text:span><text:span text:style-name="T13">))</text:span> <text:span text:style-name="T13">(</text:span><text:span text:style-name="T26">λ</text:span> <text:span text:style-name="T13">(</text:span><text:span text:style-name="T26">x</text:span> <text:span text:style-name="T26">y</text:span><text:span text:style-name="T13">)</text:span> <text:span text:style-name="T13">(</text:span><text:span text:style-name="T26">x</text:span> <text:span text:style-name="T13">(</text:span><text:span text:style-name="T26">x</text:span> <text:span text:style-name="T26">y</text:span><text:span text:style-name="T13">))))</text:span> <text:span text:style-name="T26">a</text:span><text:span text:style-name="T13">)</text:span> <text:span text:style-name="T26">z</text:span><text:span text:style-name="T13">)</text:span><text:tab/><text:span text:style-name="T13">(</text:span><text:span text:style-name="T26">a</text:span> <text:span text:style-name="T13">(</text:span><text:span text:style-name="T26">a</text:span> <text:span text:style-name="T13">(</text:span><text:span text:style-name="T26">a</text:span> <text:span text:style-name="T13">(</text:span><text:span text:style-name="T26">a</text:span> <text:span text:style-name="T26">z</text:span><text:span text:style-name="T13">)))))</text:span></text:p>
      <text:p text:style-name="P64"><text:span text:style-name="T26">     </text:span><text:span text:style-name="T13">((</text:span><text:span text:style-name="T26">λ</text:span> <text:span text:style-name="T13">(</text:span><text:span text:style-name="T26">x</text:span><text:span text:style-name="T13">)</text:span> <text:span text:style-name="T13">(</text:span><text:span text:style-name="T26">y</text:span> <text:span text:style-name="T26">x</text:span><text:span text:style-name="T13">))</text:span><text:tab/><text:span text:style-name="T13">(</text:span><text:span text:style-name="T26">λ</text:span> <text:span text:style-name="T13">(</text:span><text:span text:style-name="T26">x</text:span><text:span text:style-name="T13">)</text:span> <text:span text:style-name="T13">(</text:span><text:span text:style-name="T26">y</text:span> <text:span text:style-name="T26">x</text:span><text:span text:style-name="T13">)))</text:span></text:p>
      <text:p text:style-name="P64"><text:span text:style-name="T26">     </text:span><text:span text:style-name="T13">(((</text:span><text:span text:style-name="T26">λ</text:span> <text:span text:style-name="T13">(</text:span><text:span text:style-name="T26">x</text:span><text:span text:style-name="T13">)</text:span> <text:span text:style-name="T26">x</text:span><text:span text:style-name="T13">)</text:span> <text:span text:style-name="T26">y</text:span><text:span text:style-name="T13">)</text:span><text:tab/><text:span text:style-name="T26">y</text:span><text:span text:style-name="T13">)</text:span></text:p>
      <text:p text:style-name="P64"><text:span text:style-name="T26">     </text:span><text:span text:style-name="T13">(((</text:span><text:span text:style-name="T26">λ</text:span> <text:span text:style-name="T13">(</text:span><text:span text:style-name="T26">x</text:span> <text:span text:style-name="T26">y</text:span> <text:span text:style-name="T26">z</text:span><text:span text:style-name="T13">)</text:span> <text:span text:style-name="T13">(</text:span><text:span text:style-name="T26">x</text:span> <text:span text:style-name="T26">y</text:span> <text:span text:style-name="T26">z</text:span><text:span text:style-name="T13">))</text:span> <text:span text:style-name="T26">a</text:span> <text:span text:style-name="T26">b</text:span> <text:span text:style-name="T26">c</text:span><text:span text:style-name="T13">)</text:span><text:tab/><text:span text:style-name="T13">(</text:span><text:span text:style-name="T26">a</text:span> <text:span text:style-name="T26">b</text:span> <text:span text:style-name="T26">c</text:span><text:span text:style-name="T13">))</text:span></text:p>
      <text:p text:style-name="P64"><text:span text:style-name="T26">     </text:span><text:span text:style-name="T13">(((</text:span><text:span text:style-name="T26">λ</text:span> <text:span text:style-name="T13">(</text:span><text:span text:style-name="T26">z</text:span><text:span text:style-name="T13">)</text:span> <text:span text:style-name="T13">((</text:span><text:span text:style-name="T26">a</text:span> <text:span text:style-name="T26">b</text:span><text:span text:style-name="T13">)</text:span> <text:span text:style-name="T26">z</text:span><text:span text:style-name="T13">))</text:span> <text:span text:style-name="T26">c</text:span><text:span text:style-name="T13">)</text:span><text:tab/><text:span text:style-name="T13">(</text:span><text:span text:style-name="T26">a</text:span> <text:span text:style-name="T26">b</text:span> <text:span text:style-name="T26">c</text:span><text:span text:style-name="T13">))</text:span></text:p>
      <text:p text:style-name="P64"><text:span text:style-name="T26">     </text:span><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text:tab/><text:span text:style-name="T26">#f</text:span><text:span text:style-name="T13">))</text:span></text:p>
      <text:p text:style-name="P32"><text:soft-page-break/><text:span text:style-name="T26">    </text:span><text:span text:style-name="T13">(</text:span><text:span text:style-name="T26">redex-check</text:span> <text:span text:style-name="T26">grammar</text:span> ‹<text:span text:style-name="T26">term</text:span>›</text:p>
      <text:p text:style-name="P32"><text:span text:style-name="T26">     </text:span><text:span text:style-name="T13">(</text:span><text:span text:style-name="T26">let*</text:span></text:p>
      <text:p text:style-name="P32"><text:span text:style-name="T26">      </text:span><text:span text:style-name="T13">((</text:span><text:span text:style-name="T26">nf?</text:span> <text:span text:style-name="T13">(</text:span><text:span text:style-name="T26">term</text:span> <text:span text:style-name="T13">(</text:span><text:span text:style-name="T26">βNf?</text:span> ‹<text:span text:style-name="T26">term</text:span>›<text:span text:style-name="T13">)))</text:span></text:p>
      <text:p text:style-name="P32"><text:span text:style-name="T26">       </text:span><text:span text:style-name="T13">(</text:span><text:span text:style-name="T26">redices</text:span> <text:span text:style-name="T13">(</text:span><text:span text:style-name="T26">apply-reduction-relation</text:span> <text:span text:style-name="T26">reductor</text:span> <text:span text:style-name="T13">(</text:span><text:span text:style-name="T26">term</text:span> ‹<text:span text:style-name="T26">term</text:span>›<text:span text:style-name="T13">))))</text:span></text:p>
      <text:p text:style-name="P32"><text:span text:style-name="T26">      </text:span><text:span text:style-name="T13">(</text:span><text:span text:style-name="T26">cond</text:span></text:p>
      <text:p text:style-name="P32"><text:span text:style-name="T26">       </text:span><text:span text:style-name="T13">((</text:span><text:span text:style-name="T26">and</text:span> <text:span text:style-name="T13">(</text:span><text:span text:style-name="T26">pair?</text:span> <text:span text:style-name="T26">redices</text:span><text:span text:style-name="T13">)</text:span> <text:span text:style-name="T13">(</text:span><text:span text:style-name="T26">pair?</text:span> <text:span text:style-name="T13">(</text:span><text:span text:style-name="T26">cdr</text:span> <text:span text:style-name="T26">redices</text:span><text:span text:style-name="T13">)))</text:span></text:p>
      <text:p text:style-name="P32"><text:span text:style-name="T26">        </text:span><text:span text:style-name="T13">(</text:span><text:span text:style-name="T26">error</text:span> <text:span text:style-name="T26">'test</text:span> <text:span text:style-name="T26">"more</text:span> <text:span text:style-name="T26">than</text:span> <text:span text:style-name="T26">one</text:span> <text:span text:style-name="T26">left</text:span> <text:span text:style-name="T26">most</text:span> <text:span text:style-name="T26">redex</text:span> <text:span text:style-name="T26">for</text:span> <text:span text:style-name="T26">term</text:span> <text:span text:style-name="T26">~s"</text:span></text:p>
      <text:p text:style-name="P32"><text:span text:style-name="T26">         </text:span><text:span text:style-name="T13">(</text:span><text:span text:style-name="T26">term</text:span> ‹<text:span text:style-name="T26">term</text:span>›<text:span text:style-name="T13">)))</text:span></text:p>
      <text:p text:style-name="P32"><text:span text:style-name="T26">       </text:span><text:span text:style-name="T13">((</text:span><text:span text:style-name="T26">and</text:span> <text:span text:style-name="T26">nf?</text:span> <text:span text:style-name="T13">(</text:span><text:span text:style-name="T26">pair?</text:span> <text:span text:style-name="T26">redices</text:span><text:span text:style-name="T13">))</text:span></text:p>
      <text:p text:style-name="P32"><text:span text:style-name="T26">        </text:span><text:span text:style-name="T13">(</text:span><text:span text:style-name="T26">error</text:span> <text:span text:style-name="T26">'test</text:span> <text:span text:style-name="T26">"</text:span><text:span text:style-name="T13">(</text:span><text:span text:style-name="T26">βNf?</text:span> <text:span text:style-name="T26">~s</text:span><text:span text:style-name="T13">)</text:span><text:span text:style-name="T26">-&gt;#t</text:span> <text:span text:style-name="T26">but</text:span> <text:span text:style-name="T26">reductor</text:span> <text:span text:style-name="T26">found</text:span> <text:span text:style-name="T26">redex</text:span> <text:span text:style-name="T26">~s."</text:span></text:p>
      <text:p text:style-name="P32"><text:span text:style-name="T26">         </text:span><text:span text:style-name="T13">(</text:span><text:span text:style-name="T26">term</text:span> ‹<text:span text:style-name="T26">term</text:span>›<text:span text:style-name="T13">)</text:span> <text:span text:style-name="T13">(</text:span><text:span text:style-name="T26">car</text:span> <text:span text:style-name="T26">redices</text:span><text:span text:style-name="T13">)))</text:span></text:p>
      <text:p text:style-name="P32"><text:span text:style-name="T26">       </text:span><text:span text:style-name="T13">((</text:span><text:span text:style-name="T26">and</text:span> <text:span text:style-name="T13">(</text:span><text:span text:style-name="T26">not</text:span> <text:span text:style-name="T26">nf?</text:span><text:span text:style-name="T13">)</text:span> <text:span text:style-name="T13">(</text:span><text:span text:style-name="T26">null?</text:span> <text:span text:style-name="T26">redices</text:span><text:span text:style-name="T13">))</text:span></text:p>
      <text:p text:style-name="P32"><text:span text:style-name="T26">        </text:span><text:span text:style-name="T13">(</text:span><text:span text:style-name="T26">error</text:span> <text:span text:style-name="T26">'test</text:span> <text:span text:style-name="T26">"</text:span><text:span text:style-name="T13">(</text:span><text:span text:style-name="T26">βNf?</text:span> <text:span text:style-name="T26">~s</text:span><text:span text:style-name="T13">)</text:span><text:span text:style-name="T26">-&gt;#f</text:span> <text:span text:style-name="T26">but</text:span> <text:span text:style-name="T26">reductor</text:span> <text:span text:style-name="T26">found</text:span> <text:span text:style-name="T26">no</text:span> <text:span text:style-name="T26">redex</text:span> <text:span text:style-name="T26">~s."</text:span></text:p>
      <text:p text:style-name="P54"><text:span text:style-name="T26">         </text:span><text:span text:style-name="T13">(</text:span><text:span text:style-name="T26">term</text:span> ‹<text:span text:style-name="T26">term</text:span>›<text:span text:style-name="T13">)))))</text:span> <text:span text:style-name="T26">#:attempts</text:span> <text:span text:style-name="T26">10000</text:span> <text:span text:style-name="T26">#:retries</text:span> <text:span text:style-name="T26">100</text:span><text:span text:style-name="T13">)))))</text:span></text:p>
      <text:p text:style-name="P18"/>
      <text:p text:style-name="P55"><text:span text:style-name="T26">#lang</text:span> <text:span text:style-name="T26">scheme</text:span><text:tab/><text:span text:style-name="T26">;</text:span> <text:a xlink:type="simple" xlink:href="http://normal-order-beta-reductor-version-2.ss/"><text:span text:style-name="Internet_20_link">File normal-order-beta-reductor-version-2.ss</text:span></text:a></text:p>
      <text:p text:style-name="P54"><text:span text:style-name="T13">(</text:span><text:span text:style-name="T26">require</text:span> <text:span text:style-name="T26">redex</text:span><text:span text:style-name="T13">)</text:span></text:p>
      <text:p text:style-name="P54"><text:span text:style-name="T13">(</text:span><text:span text:style-name="T26">require</text:span> <text:span text:style-name="T13">(</text:span><text:span text:style-name="T26">only-in</text:span> <text:span text:style-name="T26">"curried-lc-grammar.ss"</text:span> <text:span text:style-name="T26">curried-lc-grammar</text:span><text:span text:style-name="T13">))</text:span></text:p>
      <text:p text:style-name="P54"><text:span text:style-name="T13">(</text:span><text:span text:style-name="T26">require</text:span> <text:span text:style-name="T13">(</text:span><text:span text:style-name="T26">only-in</text:span> <text:span text:style-name="T26">"free-vars.ss"</text:span> <text:span text:style-name="T26">Free-vars</text:span><text:span text:style-name="T13">))</text:span></text:p>
      <text:p text:style-name="P54"><text:span text:style-name="T13">(</text:span><text:span text:style-name="T26">require</text:span> <text:span text:style-name="T13">(</text:span><text:span text:style-name="T26">only-in</text:span> <text:span text:style-name="T26">"beta-reductor.ss"</text:span> <text:span text:style-name="T26">Subst</text:span><text:span text:style-name="T13">))</text:span></text:p>
      <text:p text:style-name="P83"><text:span text:style-name="T13">(</text:span><text:span text:style-name="T26">provide</text:span> <text:span text:style-name="T26">normal-order-β-reductor-version-2</text:span> <text:span text:style-name="T26">βNf?</text:span> <text:span text:style-name="T26">curried-lc-language</text:span><text:span text:style-name="T13">)</text:span></text:p>
      <text:p text:style-name="P54"><text:span text:style-name="T13">(</text:span><text:span text:style-name="T26">define-extended-language</text:span> <text:span text:style-name="T26">curried-lc-language</text:span> <text:span text:style-name="T26">curried-lc-grammar</text:span></text:p>
      <text:p text:style-name="P54"><text:span text:style-name="T26"> </text:span><text:span text:style-name="T13">(</text:span>‹<text:span text:style-name="T26">nf</text:span>› <text:span text:style-name="T13">(</text:span><text:span text:style-name="T26">λ</text:span> <text:span text:style-name="T13">(</text:span>‹<text:span text:style-name="T26">var</text:span>›<text:span text:style-name="T13">)</text:span> ‹<text:span text:style-name="T26">nf</text:span>›<text:span text:style-name="T13">)</text:span> ‹<text:span text:style-name="T26">non-abstr-nf</text:span>›<text:span text:style-name="T13">)</text:span></text:p>
      <text:p text:style-name="P54"><text:span text:style-name="T26"> </text:span><text:span text:style-name="T13">(</text:span>‹<text:span text:style-name="T26">non-abstr-nf</text:span>› ‹<text:span text:style-name="T26">var</text:span>› <text:span text:style-name="T13">(</text:span>‹<text:span text:style-name="T26">non-abstr-nf</text:span>› ‹<text:span text:style-name="T26">nf</text:span>›<text:span text:style-name="T13">))</text:span></text:p>
      <text:p text:style-name="P54"><text:span text:style-name="T26"> </text:span><text:span text:style-name="T13">(</text:span>‹<text:span text:style-name="T26">hole</text:span>› <text:span text:style-name="T26">hole</text:span> <text:span text:style-name="T13">(</text:span><text:span text:style-name="T26">λ</text:span> <text:span text:style-name="T13">(</text:span>‹<text:span text:style-name="T26">var</text:span>›<text:span text:style-name="T13">)</text:span> ‹<text:span text:style-name="T26">hole</text:span>›<text:span text:style-name="T13">)</text:span> <text:span text:style-name="T13">(</text:span>‹<text:span text:style-name="T26">non-abstr-nf</text:span>› ‹<text:span text:style-name="T26">hole</text:span>›<text:span text:style-name="T13">)</text:span></text:p>
      <text:p text:style-name="P83"><text:span text:style-name="T26">  </text:span><text:span text:style-name="T13">(</text:span><text:span text:style-name="T26">side-condition</text:span> <text:span text:style-name="T13">(</text:span>‹<text:span text:style-name="T26">hole</text:span>›<text:span text:style-name="T26">_1</text:span> ‹<text:span text:style-name="T26">term</text:span>›<text:span text:style-name="T13">)</text:span> <text:span text:style-name="T13">(</text:span><text:span text:style-name="T26">not</text:span> <text:span text:style-name="T13">(</text:span><text:span text:style-name="T26">term</text:span> <text:span text:style-name="T13">(</text:span><text:span text:style-name="T26">Abstr?</text:span> ‹<text:span text:style-name="T26">hole</text:span>›<text:span text:style-name="T26">_1</text:span><text:span text:style-name="T13">))))))</text:span></text:p>
      <text:p text:style-name="P54"><text:span text:style-name="T13">(</text:span><text:span text:style-name="T26">define</text:span> <text:span text:style-name="T26">normal-order-β-reductor-version-2</text:span></text:p>
      <text:p text:style-name="P54"><text:span text:style-name="T26"> </text:span><text:span text:style-name="T13">(</text:span><text:span text:style-name="T26">reduction-relation</text:span> <text:span text:style-name="T26">curried-lc-language</text:span></text:p>
      <text:p text:style-name="P61"><text:span text:style-name="T26">  </text:span><text:span text:style-name="T13">(</text:span><text:span text:style-name="T26">--&gt;</text:span><text:tab/><text:span text:style-name="T13">(</text:span><text:span text:style-name="T26">in-hole</text:span> ‹<text:span text:style-name="T26">hole</text:span>› <text:span text:style-name="T13">((</text:span><text:span text:style-name="T26">λ</text:span> <text:span text:style-name="T13">(</text:span>‹<text:span text:style-name="T26">var</text:span>›<text:span text:style-name="T13">)</text:span> ‹<text:span text:style-name="T26">term</text:span>›<text:span text:style-name="T26">_1</text:span><text:span text:style-name="T13">)</text:span> ‹<text:span text:style-name="T26">term</text:span>›<text:span text:style-name="T26">_2</text:span><text:span text:style-name="T13">))</text:span></text:p>
      <text:p text:style-name="P93"><text:span text:style-name="T26"><text:tab/></text:span><text:span text:style-name="T13">(</text:span><text:span text:style-name="T26">in-hole</text:span> ‹<text:span text:style-name="T26">hole</text:span>› <text:span text:style-name="T13">(</text:span><text:span text:style-name="T26">Subst</text:span> <text:span text:style-name="T13">(</text:span>‹<text:span text:style-name="T26">var</text:span>› ‹<text:span text:style-name="T26">term</text:span>›<text:span text:style-name="T26">_2</text:span><text:span text:style-name="T13">)</text:span> ‹<text:span text:style-name="T26">term</text:span>›<text:span text:style-name="T26">_1</text:span><text:span text:style-name="T13">)))))</text:span></text:p>
      <text:p text:style-name="P32"><text:span text:style-name="T13">(</text:span><text:span text:style-name="T26">define-metafunction</text:span> <text:span text:style-name="T26">curried-lc-language</text:span> <text:span text:style-name="T26">Abstr?</text:span> <text:span text:style-name="T26">:</text:span> <text:span text:style-name="T26">any</text:span> <text:span text:style-name="T26">-&gt;</text:span> <text:span text:style-name="T26">any</text:span></text:p>
      <text:p text:style-name="P83"><text:span text:style-name="T26"> </text:span><text:span text:style-name="T13">((</text:span><text:span text:style-name="T26">Abstr?</text:span> <text:span text:style-name="T13">(</text:span><text:span text:style-name="T26">λ</text:span> <text:span text:style-name="T13">(</text:span>‹<text:span text:style-name="T26">var</text:span>›<text:span text:style-name="T13">)</text:span> <text:span text:style-name="T26">any</text:span><text:span text:style-name="T13">))</text:span> <text:span text:style-name="T26">#t</text:span><text:span text:style-name="T13">)</text:span><text:span text:style-name="T26"> </text:span><text:span text:style-name="T13">((</text:span><text:span text:style-name="T26">Abstr?</text:span> <text:span text:style-name="T26">any</text:span><text:span text:style-name="T13">)</text:span> <text:span text:style-name="T26">#f</text:span><text:span text:style-name="T13">))</text:span></text:p>
      <text:p text:style-name="P54"><text:span text:style-name="T13">(</text:span><text:span text:style-name="T26">define-metafunction</text:span> <text:span text:style-name="T26">curried-lc-language</text:span> <text:span text:style-name="T26">βNf?</text:span> <text:span text:style-name="T26">:</text:span> <text:span text:style-name="T26">any</text:span> <text:span text:style-name="T26">-&gt;</text:span> <text:span text:style-name="T26">any</text:span></text:p>
      <text:p text:style-name="P54"><text:span text:style-name="T26"> </text:span><text:span text:style-name="T13">((</text:span><text:span text:style-name="T26">βNf?</text:span> ‹<text:span text:style-name="T26">nf</text:span>›<text:span text:style-name="T13">)</text:span> <text:span text:style-name="T26">#t</text:span><text:span text:style-name="T13">)</text:span><text:span text:style-name="T26"> </text:span><text:span text:style-name="T13">((</text:span><text:span text:style-name="T26">βNf?</text:span> <text:span text:style-name="T26">any</text:span><text:span text:style-name="T13">)</text:span> <text:span text:style-name="T26">#f</text:span><text:span text:style-name="T13">))</text:span></text:p>
      <text:p text:style-name="P18"/>
      <text:p text:style-name="P35"><text:span text:style-name="T26">#lang</text:span> <text:span text:style-name="T26">scheme</text:span><text:tab/><text:span text:style-name="T26">;</text:span> <text:a xlink:type="simple" xlink:href="http://test-normal-order-beta-reductor-version-2.ss/"><text:span text:style-name="Internet_20_link">File test-normal-order-beta-reductor-version-2.ss</text:span></text:a></text:p>
      <text:p text:style-name="P32"><text:span text:style-name="T13">(</text:span><text:span text:style-name="T26">require</text:span> <text:span text:style-name="T26">"normal-order-beta-reductor-version-2.ss"</text:span><text:span text:style-name="T13">)</text:span></text:p>
      <text:p text:style-name="P32"><text:span text:style-name="T13">(</text:span><text:span text:style-name="T26">require</text:span> <text:span text:style-name="T26">"normal-order-test.ss"</text:span><text:span text:style-name="T13">)</text:span></text:p>
      <text:p text:style-name="P83"><text:span text:style-name="T13">(</text:span><text:span text:style-name="T26">normal-order-test</text:span> <text:span text:style-name="T26">curried-lc-language</text:span> <text:span text:style-name="T26">normal-order-β-reductor-version-2</text:span> <text:span text:style-name="T26">βNf?</text:span><text:span text:style-name="T13">)</text:span></text:p>
      <text:list text:style-name="Outline" text:continue-numbering="true">
        <text:list-item>
          <text:list text:continue-numbering="true">
            <text:list-item>
              <text:h text:style-name="Heading_20_2" text:outline-level="2">Equality relation on lambda terms</text:h>
            </text:list-item>
          </text:list>
        </text:list-item>
      </text:list>
      <text:p text:style-name="P8">The equality relation on lambda terms is the compatible, reflexive, symmetric and transitive closure of α-congruence and the β- or βη-reduction-relation. This means the following list of axioms:</text:p>
      <text:p text:style-name="P26"><text:soft-page-break/>0<text:tab/>‹term›<text:span text:style-name="T40">0</text:span> →<text:span text:style-name="T9">α</text:span> ‹term›<text:span text:style-name="T40">1</text:span> <text:span text:style-name="T38"></text:span> ‹term›<text:span text:style-name="T40">0</text:span> = ‹term›<text:span text:style-name="T40">1</text:span><text:tab/>α-congruence.</text:p>
      <text:p text:style-name="P26">1<text:tab/>‹term›<text:span text:style-name="T40">0</text:span> →<text:span text:style-name="T9">β</text:span> ‹term›<text:span text:style-name="T40">1</text:span> <text:span text:style-name="T38"></text:span> ‹term›<text:span text:style-name="T40">0</text:span> = ‹term›<text:span text:style-name="T40">1</text:span><text:tab/>Single step β-contraction.</text:p>
      <text:p text:style-name="P26">2<text:tab/>‹term›<text:span text:style-name="T40">0</text:span> = ‹term›<text:span text:style-name="T40">0</text:span><text:tab/>Reflexive closure<text:span text:style-name="T13">.</text:span></text:p>
      <text:p text:style-name="P26">3<text:tab/>‹term›<text:span text:style-name="T40">0</text:span> = ‹term›<text:span text:style-name="T40">1</text:span> <text:span text:style-name="T38"></text:span> ‹term›<text:span text:style-name="T40">1</text:span> = ‹term›<text:span text:style-name="T40">0</text:span><text:tab/>Symmetric closure.</text:p>
      <text:p text:style-name="P26">4<text:tab/>‹term›<text:span text:style-name="T40">0</text:span> = ‹term›<text:span text:style-name="T40">1</text:span>  <text:span text:style-name="T39"></text:span> ‹term›<text:span text:style-name="T40">1</text:span> = ‹term›<text:span text:style-name="T40">2</text:span> <text:span text:style-name="T38"></text:span> ‹term›<text:span text:style-name="T40">0</text:span> = ‹term›<text:span text:style-name="T40">2</text:span><text:tab/>Transitive closure.</text:p>
      <text:p text:style-name="P26">5<text:tab/>‹term›<text:span text:style-name="T40">0</text:span> = ‹term›<text:span text:style-name="T40">1</text:span> <text:span text:style-name="T38"></text:span> <text:span text:style-name="T13">(</text:span><text:span text:style-name="T36">λ</text:span> <text:span text:style-name="T13">(</text:span>‹var›<text:span text:style-name="T40">0</text:span><text:span text:style-name="T13">)</text:span> ‹term›<text:span text:style-name="T40">0</text:span><text:span text:style-name="T13">)</text:span> = <text:span text:style-name="T13">(</text:span><text:span text:style-name="T36">λ</text:span> <text:span text:style-name="T13">(</text:span>‹var›<text:span text:style-name="T40">0</text:span><text:span text:style-name="T13">)</text:span> ‹term›<text:span text:style-name="T40">1</text:span><text:span text:style-name="T13">)</text:span><text:tab/>Compatibility with abstraction.</text:p>
      <text:p text:style-name="P26">6<text:tab/>‹term›<text:span text:style-name="T40">0</text:span> = ‹term›<text:span text:style-name="T40">1</text:span> <text:span text:style-name="T38"></text:span> <text:span text:style-name="T13">(</text:span>‹term›<text:span text:style-name="T40">0 </text:span>‹term›<text:span text:style-name="T40">2</text:span><text:span text:style-name="T13">)</text:span> = <text:span text:style-name="T13">(</text:span>‹term›<text:span text:style-name="T40">1</text:span> ‹term›<text:span text:style-name="T40">2</text:span><text:span text:style-name="T13">)</text:span><text:tab/>Compatibility with application.</text:p>
      <text:p text:style-name="P12">7<text:tab/>‹term›<text:span text:style-name="T40">0</text:span> = ‹term›<text:span text:style-name="T40">1</text:span> <text:span text:style-name="T38"></text:span> <text:span text:style-name="T13">(</text:span>‹term›<text:span text:style-name="T40">2 </text:span>‹term›<text:span text:style-name="T40">0</text:span><text:span text:style-name="T13">)</text:span> = <text:span text:style-name="T13">(</text:span>‹term›<text:span text:style-name="T40">2</text:span> ‹term›<text:span text:style-name="T40">1</text:span><text:span text:style-name="T13">)</text:span><text:tab/>Compatibility with application.</text:p>
      <text:p text:style-name="P13">Axiom 5 is also called ‘rule ξ’. We may also add:</text:p>
      <text:p text:style-name="P20">8<text:tab/><text:span text:style-name="T13">(</text:span>‹term›<text:span text:style-name="T40">0</text:span> ‹var›<text:span text:style-name="T40">0</text:span><text:span text:style-name="T13">)</text:span> = <text:span text:style-name="T13">(</text:span>‹term›<text:span text:style-name="T40">1</text:span> ‹var›<text:span text:style-name="T40">0</text:span><text:span text:style-name="T13">)</text:span> <text:span text:style-name="T38"></text:span> ‹term›<text:span text:style-name="T40">0</text:span> =<text:span text:style-name="T9">β</text:span> ‹term›<text:span text:style-name="T40">1</text:span><text:tab/>Extensionality.</text:p>
      <text:p text:style-name="P12"><text:span text:style-name="T26"><text:tab/></text:span>provided ‹var›<text:span text:style-name="T40">0</text:span> has no free occurrences in ‹term›<text:span text:style-name="T40">0</text:span> nor in ‹term›<text:span text:style-name="T40">1</text:span>.</text:p>
      <text:p text:style-name="P14">Addition of extensionality (axiom 8) is equivalent with adding η-conversion.</text:p>
      <text:p text:style-name="P18">Proof: extensionality <text:span text:style-name="T38"></text:span> η-conversion (in <text:span text:style-name="T4">about</text:span> mode)</text:p>
      <text:p text:style-name="Standard">If ‹var›<text:span text:style-name="T40">0</text:span> has no free occurrences in ‹term›<text:span text:style-name="T40">0</text:span>, then we have <text:span text:style-name="T13">((</text:span><text:span text:style-name="T36">λ</text:span> <text:span text:style-name="T13">(</text:span>‹var›<text:span text:style-name="T40">0</text:span><text:span text:style-name="T13">)</text:span> <text:span text:style-name="T13">(</text:span>‹term›<text:span text:style-name="T40">0</text:span> ‹var›<text:span text:style-name="T40">0</text:span><text:span text:style-name="T13">))</text:span> ‹var›<text:span text:style-name="T40">0</text:span><text:span text:style-name="T13">)</text:span> = <text:span text:style-name="T13">(</text:span>‹term› ‹var›<text:span text:style-name="T40">0</text:span><text:span text:style-name="T13">)</text:span>. Now extensionality gives <text:span text:style-name="T13">(</text:span><text:span text:style-name="T36">λ</text:span> <text:span text:style-name="T13">(</text:span>‹var›<text:span text:style-name="T40">0</text:span><text:span text:style-name="T13">)</text:span> <text:span text:style-name="T13">(</text:span>‹term›<text:span text:style-name="T40">0</text:span> ‹var›<text:span text:style-name="T40">0</text:span><text:span text:style-name="T13">))</text:span> = ‹term›<text:span text:style-name="T40">0</text:span>. QED.</text:p>
      <text:p text:style-name="P18">Proof: η-conversion <text:span text:style-name="T38"></text:span> extensionality (in <text:span text:style-name="T4">about</text:span> mode)</text:p>
      <text:p text:style-name="Standard">Suppose <text:span text:style-name="T13">(</text:span>‹term›<text:span text:style-name="T40">0</text:span><text:span text:style-name="T13">)</text:span> ‹var›<text:span text:style-name="T40">0</text:span><text:span text:style-name="T13">)</text:span> = <text:span text:style-name="T13">(</text:span>‹term›<text:span text:style-name="T40">1</text:span><text:span text:style-name="T13">)</text:span> ‹var›<text:span text:style-name="T40">0</text:span><text:span text:style-name="T13">)</text:span>, where ‹var›<text:span text:style-name="T40">0</text:span> has no free occurrences in ‹term›<text:span text:style-name="T40">0</text:span> nor in ‹term›<text:span text:style-name="T40">1</text:span>. Then by rule ξ: <text:span text:style-name="T13">(</text:span><text:span text:style-name="T36">λ</text:span> <text:span text:style-name="T13">(</text:span>‹var›<text:span text:style-name="T40">0</text:span><text:span text:style-name="T13">)</text:span> <text:span text:style-name="T13">(</text:span>‹term›<text:span text:style-name="T40">0</text:span> ‹var›<text:span text:style-name="T40">0</text:span><text:span text:style-name="T13">))</text:span> = <text:span text:style-name="T13">(</text:span><text:span text:style-name="T36">λ</text:span> <text:span text:style-name="T13">(</text:span>‹var›<text:span text:style-name="T40">0</text:span><text:span text:style-name="T13">)</text:span> <text:span text:style-name="T13">(</text:span>‹term›<text:span text:style-name="T40">1</text:span> ‹var›<text:span text:style-name="T40">0</text:span><text:span text:style-name="T13">))</text:span>. η-contraction of the left and right hand sides gives: ‹term›<text:span text:style-name="T40">0</text:span> = ‹term›<text:span text:style-name="T40">1</text:span>. QED.</text:p>
      <text:p text:style-name="Standard">With addition of the extensionality, the Lambda Calculus has the following property of completeness: let <text:span text:style-name="T4">M</text:span> and <text:span text:style-name="T4">N</text:span> be two reducible lambda terms and <text:span text:style-name="T4">M</text:span>≠<text:span text:style-name="T4">N</text:span>; then addition of <text:span text:style-name="T4">M</text:span>=<text:span text:style-name="T4">N</text:span> to axioms 1-8 produces a degenerated calculus in which all lambda terms are equal to each other. It is like adding the axiom 0=1 to number theory, making all numbers equal to each other. See <text:a xlink:type="simple" xlink:href="#Barendregt"><text:span text:style-name="Internet_20_link">Barendregt</text:span></text:a> for proof.</text:p>
      <text:list text:style-name="Outline" text:continue-numbering="true">
        <text:list-item>
          <text:list text:continue-numbering="true">
            <text:list-item>
              <text:h text:style-name="Heading_20_2" text:outline-level="2">Applicative order Y combinator in Scheme</text:h>
            </text:list-item>
          </text:list>
        </text:list-item>
      </text:list>
      <text:p text:style-name="Standard">Y combinators are used for the creation of recursive function without the use of forms like <text:span text:style-name="T4">define</text:span>, <text:span text:style-name="T4">letrec</text:span>, named <text:span text:style-name="T4">let</text:span> or other forms that bind variables before their values have been established. Before presenting a more formal introduction to Y combinators, this section shows a derivation in pure Scheme. Although this derivation requires more text than the more formal introduction in the next section, it may nevertheless be a good preparation. <text:span text:style-name="T9">(</text:span><text:span text:style-name="Footnote_20_Symbol"><text:note text:id="ftn6" text:note-class="footnote"><text:note-citation>6</text:note-citation><text:note-body><text:p text:style-name="Footnote"><text:s/><text:tab/>With thanks to Daniel P. Friedman and Matthias Felleisen permitting me to use an adapted version of their approach in ‘The Little LISPer’ c.q. ‘<text:a xlink:type="simple" xlink:href="http://www.amazon.co.uk/Little-Schemer-DP-Friedman/dp/0262560992"><text:span text:style-name="Internet_20_link">The Little Schemer</text:span></text:a>’.</text:p></text:note-body></text:note></text:span><text:span text:style-name="T9">)</text:span></text:p>
      <text:p text:style-name="P95"><text:span text:style-name="T26">#lang</text:span> <text:span text:style-name="T26">scheme</text:span><text:tab/><text:span text:style-name="T26">;</text:span> <text:a xlink:type="simple" xlink:href="http://y-derivation-in-scheme.ss/"><text:span text:style-name="Internet_20_link">File y-derivation-in-scheme.ss</text:span></text:a></text:p>
      <text:p text:style-name="P73"><text:span text:style-name="T28"><text:s/>#|</text:span>Preparation of a recursive function without <text:span text:style-name="T4">define</text:span>, named <text:span text:style-name="T4">let</text:span>, <text:span text:style-name="T4">letrec</text:span> or any form alike. First look at a simple way to define function factorial using <text:span text:style-name="T4">define</text:span>:<text:span text:style-name="T28">|#</text:span></text:p>
      <text:p text:style-name="P54"><text:span text:style-name="T26">;</text:span> <text:span text:style-name="T22">Version 1</text:span></text:p>
      <text:p text:style-name="P54"><text:span text:style-name="T13">(</text:span><text:span text:style-name="T26">define</text:span> <text:span text:style-name="T26">factorial-1</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1</text:span> <text:span text:style-name="T13">(</text:span><text:span text:style-name="T26">sub1</text:span> <text:span text:style-name="T26">n</text:span><text:span text:style-name="T13">))))))</text:span></text:p>
      <text:p text:style-name="P83"><text:span text:style-name="T13">(</text:span><text:span text:style-name="T26">factorial-1</text:span> <text:span text:style-name="T26">4</text:span><text:span text:style-name="T13">)</text:span></text:p>
      <text:p text:style-name="P74"><text:span text:style-name="T28">#|</text:span>Add a layer of abstraction (why do we want an extra layer of abstraction? Read on and see)<text:span text:style-name="T28">|#</text:span></text:p>
      <text:p text:style-name="P32"><text:span text:style-name="T26">;</text:span> <text:span text:style-name="T22">Version 2</text:span></text:p>
      <text:p text:style-name="P32"><text:span text:style-name="T13">(</text:span><text:span text:style-name="T26">define</text:span> <text:span text:style-name="T26">make-factorial-2</text:span></text:p>
      <text:p text:style-name="P32"><text:span text:style-name="T26"> </text:span><text:span text:style-name="T13">(</text:span><text:span text:style-name="T26">λ</text:span> <text:span text:style-name="T13">( )</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make-factorial-2</text:span><text:span text:style-name="T13">)</text:span> <text:span text:style-name="T13">(</text:span><text:span text:style-name="T26">sub1</text:span> <text:span text:style-name="T26">n</text:span><text:span text:style-name="T13">)))))))</text:span></text:p>
      <text:p text:style-name="P54"><text:span text:style-name="T13">(</text:span><text:span text:style-name="T26">define</text:span> <text:span text:style-name="T26">factorial-2</text:span> <text:span text:style-name="T13">(</text:span><text:span text:style-name="T26">make-factorial-2</text:span><text:span text:style-name="T13">))</text:span></text:p>
      <text:p text:style-name="P83"><text:span text:style-name="T13">(</text:span><text:span text:style-name="T26">factorial-2</text:span> <text:span text:style-name="T26">4</text:span><text:span text:style-name="T13">)</text:span></text:p>
      <text:p text:style-name="P72"><text:soft-page-break/><text:span text:style-name="T28">#|</text:span>Function <text:span text:style-name="T4">factorial-2</text:span> has no argument, but we can give it a dummy argument. Why this is done will become clear within three steps.<text:span text:style-name="T28">|#</text:span></text:p>
      <text:p text:style-name="P54"><text:span text:style-name="T26">;</text:span> <text:span text:style-name="T22">Version 3</text:span></text:p>
      <text:p text:style-name="P54"><text:span text:style-name="T13">(</text:span><text:span text:style-name="T26">define</text:span> <text:span text:style-name="T26">make-factorial-3</text:span></text:p>
      <text:p text:style-name="P54"><text:span text:style-name="T26"> </text:span><text:span text:style-name="T13">(</text:span><text:span text:style-name="T26">λ</text:span> <text:span text:style-name="T13">(</text:span><text:span text:style-name="T26">dummy-arg</text:span><text:span text:style-name="T13">)</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make-factorial-3</text:span> <text:span text:style-name="T26">dummy-arg</text:span><text:span text:style-name="T13">)</text:span> <text:span text:style-name="T13">(</text:span><text:span text:style-name="T26">sub1</text:span> <text:span text:style-name="T26">n</text:span><text:span text:style-name="T13">)))))))</text:span></text:p>
      <text:p text:style-name="P54"><text:span text:style-name="T13">(</text:span><text:span text:style-name="T26">define</text:span> <text:span text:style-name="T26">factorial-3</text:span> <text:span text:style-name="T13">(</text:span><text:span text:style-name="T26">make-factorial-3</text:span> <text:span text:style-name="T26">"dummy"</text:span><text:span text:style-name="T13">))</text:span></text:p>
      <text:p text:style-name="P83"><text:span text:style-name="T13">(</text:span><text:span text:style-name="T26">factorial-3</text:span> <text:span text:style-name="T26">4</text:span><text:span text:style-name="T13">)</text:span></text:p>
      <text:p text:style-name="P73"><text:span text:style-name="T28">#|</text:span>In version 3 the dummy argument is never used. It is just passed around. It does not matter what actual argument we provide for the dummy formal argument. We may as well pass <text:span text:style-name="T4">make-factorial-3</text:span> to itself. Why we want to do that? This will become clear within two more steps. The dummy argument can be renamed such as to indicate that its value will be the factorial-maker itself.<text:span text:style-name="T28">|#</text:span></text:p>
      <text:p text:style-name="P54"><text:span text:style-name="T26">;</text:span> <text:span text:style-name="T22">Version 4</text:span></text:p>
      <text:p text:style-name="P54"><text:span text:style-name="T13">(</text:span><text:span text:style-name="T26">define</text:span> <text:span text:style-name="T26">make-factorial-4</text:span></text:p>
      <text:p text:style-name="P54"><text:span text:style-name="T26"> </text:span><text:span text:style-name="T13">(</text:span><text:span text:style-name="T26">λ</text:span> <text:span text:style-name="T13">(</text:span><text:span text:style-name="T26">make-factorial</text:span><text:span text:style-name="T13">)</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make-factorial-4</text:span> <text:span text:style-name="T26">make-factorial</text:span><text:span text:style-name="T13">)</text:span> <text:span text:style-name="T13">(</text:span><text:span text:style-name="T26">sub1</text:span> <text:span text:style-name="T26">n</text:span><text:span text:style-name="T13">)))))))</text:span></text:p>
      <text:p text:style-name="P54"><text:span text:style-name="T13">(</text:span><text:span text:style-name="T26">define</text:span> <text:span text:style-name="T26">factorial-4</text:span> <text:span text:style-name="T13">(</text:span><text:span text:style-name="T26">make-factorial-4</text:span> <text:span text:style-name="T26">make-factorial-4</text:span><text:span text:style-name="T13">))</text:span></text:p>
      <text:p text:style-name="P83"><text:span text:style-name="T13">(</text:span><text:span text:style-name="T26">factorial-4</text:span> <text:span text:style-name="T26">4</text:span><text:span text:style-name="T13">)</text:span></text:p>
      <text:p text:style-name="P73"><text:span text:style-name="T28">#|</text:span>In <text:span text:style-name="T4">make-factorial-4</text:span> we have subexpression <text:span text:style-name="T13">(</text:span><text:span text:style-name="T26">make-factorial-4</text:span> <text:span text:style-name="T26">make-factorial</text:span><text:span text:style-name="T13">)</text:span> but <text:span text:style-name="T4">make-factorial-4</text:span> is called with itself for its actual argument <text:span text:style-name="T26">make-factorial</text:span> The two variables have the same value. Hence we can replace the subexpression by <text:span text:style-name="T13">(</text:span><text:span text:style-name="T26">make-factorial</text:span> <text:span text:style-name="T26">make-factorial</text:span><text:span text:style-name="T13">).</text:span><text:span text:style-name="T28">|#</text:span></text:p>
      <text:p text:style-name="P54"><text:span text:style-name="T26">;</text:span> <text:span text:style-name="T22">Version 5</text:span></text:p>
      <text:p text:style-name="P54"><text:span text:style-name="T13">(</text:span><text:span text:style-name="T26">define</text:span> <text:span text:style-name="T26">make-factorial-5</text:span></text:p>
      <text:p text:style-name="P54"><text:span text:style-name="T26"> </text:span><text:span text:style-name="T13">(</text:span><text:span text:style-name="T26">λ</text:span> <text:span text:style-name="T13">(</text:span><text:span text:style-name="T26">make-factorial</text:span><text:span text:style-name="T13">)</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make-factorial</text:span> <text:span text:style-name="T26">make-factorial</text:span><text:span text:style-name="T13">)</text:span> <text:span text:style-name="T13">(</text:span><text:span text:style-name="T26">sub1</text:span> <text:span text:style-name="T26">n</text:span><text:span text:style-name="T13">)))))))</text:span></text:p>
      <text:p text:style-name="P54"><text:span text:style-name="T13">(</text:span><text:span text:style-name="T26">define</text:span> <text:span text:style-name="T26">factorial-5</text:span> <text:span text:style-name="T13">(</text:span><text:span text:style-name="T26">make-factorial-5</text:span> <text:span text:style-name="T26">make-factorial-5</text:span><text:span text:style-name="T13">))</text:span></text:p>
      <text:p text:style-name="P83"><text:span text:style-name="T13">(</text:span><text:span text:style-name="T26">factorial-5</text:span> <text:span text:style-name="T26">4</text:span><text:span text:style-name="T13">)</text:span></text:p>
      <text:p text:style-name="P73"><text:span text:style-name="T28">#|</text:span>Now we see why it made sense to apply <text:span text:style-name="T4">make-factorial</text:span> to itself. <text:span text:style-name="T4">Make-factorial-5</text:span> no longer is recursive, or is it? Anyway, function <text:span text:style-name="T13">(</text:span><text:span text:style-name="T26">λ</text:span> <text:span text:style-name="T13">(</text:span><text:span text:style-name="T26">make-factorial</text:span><text:span text:style-name="T13">)</text:span> <text:span text:style-name="T22">...</text:span><text:span text:style-name="T13">)</text:span> no longer has a recursive reference to variable <text:span text:style-name="T26">make-factorial-5</text:span>.</text:p>
      <text:p text:style-name="P73">Function <text:span text:style-name="T13">(</text:span><text:span text:style-name="T26">λ</text:span> <text:span text:style-name="T13">(</text:span><text:span text:style-name="T26">n</text:span><text:span text:style-name="T13">)</text:span> <text:span text:style-name="T22">...</text:span><text:span text:style-name="T13">)</text:span> contains the subexpression <text:span text:style-name="T13">(</text:span><text:span text:style-name="T26">make-factorial</text:span> <text:span text:style-name="T26">make-factorial</text:span><text:span text:style-name="T13">)</text:span>, where we would like to write <text:span text:style-name="T26">factorial</text:span>. This can be done by binding the value of the subexpression to a variable of this name.<text:span text:style-name="T28">|#</text:span></text:p>
      <text:p text:style-name="P32"><text:span text:style-name="T26">;</text:span> <text:span text:style-name="T22">Version 6</text:span></text:p>
      <text:p text:style-name="P32"><text:span text:style-name="T26">;</text:span><text:span text:style-name="T13">(</text:span><text:span text:style-name="T26">define</text:span> <text:span text:style-name="T26">make-factorial-6</text:span></text:p>
      <text:p text:style-name="P32"><text:span text:style-name="T26">; </text:span><text:span text:style-name="T13">(</text:span><text:span text:style-name="T26">λ</text:span> <text:span text:style-name="T13">(</text:span><text:span text:style-name="T26">make-factorial</text:span><text:span text:style-name="T13">)</text:span></text:p>
      <text:p text:style-name="P32"><text:span text:style-name="T26">;  </text:span><text:span text:style-name="T13">((</text:span><text:span text:style-name="T26">λ</text:span> <text:span text:style-name="T13">(</text:span><text:span text:style-name="T26">factorial</text:span><text:span text:style-name="T13">)</text:span></text:p>
      <text:p text:style-name="P32"><text:span text:style-name="T26">;    </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96"><text:span text:style-name="T26">;   </text:span><text:span text:style-name="T13">(</text:span><text:span text:style-name="T26">make-factorial</text:span> <text:span text:style-name="T26">make-factorial</text:span><text:span text:style-name="T13">))))</text:span></text:p>
      <text:p text:style-name="P32"><text:span text:style-name="T26">;</text:span><text:span text:style-name="T13">(</text:span><text:span text:style-name="T26">define</text:span> <text:span text:style-name="T26">factorial-6</text:span> <text:span text:style-name="T13">(</text:span><text:span text:style-name="T26">make-factorial-6</text:span> <text:span text:style-name="T26">make-factorial-6</text:span><text:span text:style-name="T13">))</text:span></text:p>
      <text:p text:style-name="P83"><text:span text:style-name="T26">;</text:span><text:span text:style-name="T13">(</text:span><text:span text:style-name="T26">factorial-6</text:span> <text:span text:style-name="T26">4</text:span><text:span text:style-name="T13">)</text:span></text:p>
      <text:p text:style-name="P73"><text:span text:style-name="T28">#|</text:span>Version 6 has been commented out for good reason. Copy the example into a fresh definitions window, uncomment it and use Debug to see what happens. Function <text:span text:style-name="T4">make-factorial-6</text:span> immediately applies, <text:span text:style-name="T4">make-factorial</text:span> to itself. But we have given <text:span text:style-name="T4">make-factorial-6</text:span> as the value for <text:span text:style-name="T26">make-factorial</text:span>. Hence <text:span text:style-name="T4">make-factorial-6</text:span> is applied to itself, but this application makes <text:span text:style-name="T4">make-factorial-6</text:span> apply itself to itself immediately again and again and again <text:span text:style-name="T22">...</text:span> What has happened during the <text:soft-page-break/>transformation from version 5 to version 6? In version 5 the self application <text:span text:style-name="T13">(</text:span><text:span text:style-name="T26">make-factorial</text:span> <text:span text:style-name="T26">make-factorial</text:span><text:span text:style-name="T13">)</text:span> is in the else-part of an if-form. It is evaluated only when needed. At the bottom of the recursion, it is not evaluated. However, in version 6 the self-application is evaluated unconditionally for it has been lifted out of the if-form. We have to postpone the self application until it is needed in the else-part of the if-form. This can be done by wrapping it in a lambda-form. If we have an expression <text:span text:style-name="T4">F</text:span> that produces a function of one argument, the function <text:span text:style-name="T13">(</text:span><text:span text:style-name="T26">λ</text:span> <text:span text:style-name="T13">(</text:span><text:span text:style-name="T26">x</text:span><text:span text:style-name="T13">)</text:span> <text:span text:style-name="T13">(</text:span><text:span text:style-name="T4">F</text:span> <text:span text:style-name="T26">x</text:span><text:span text:style-name="T13">))</text:span> exactly does the same, provided evaluation of <text:span text:style-name="T4">F</text:span> produces no side effects and <text:span text:style-name="T4">F</text:span> does not refer to variable <text:span text:style-name="T26">x</text:span>. If <text:span text:style-name="T4">F</text:span> does depend on a variable called ‘<text:span text:style-name="T26">x</text:span>’, we can take (<text:span text:style-name="T26">λ</text:span> <text:span text:style-name="T13">(</text:span><text:span text:style-name="T26">y</text:span><text:span text:style-name="T13">)</text:span> <text:span text:style-name="T13">(</text:span><text:span text:style-name="T4">F</text:span> <text:span text:style-name="T26">y</text:span><text:span text:style-name="T13">))</text:span> or choose any other formal argument that does not conflict with the variables used in <text:span text:style-name="T4">F</text:span>. <text:span text:style-name="T4">F</text:span> is not evaluated before <text:span text:style-name="T13">(</text:span><text:span text:style-name="T26">λ</text:span> <text:span text:style-name="T13">(</text:span><text:span text:style-name="T26">x</text:span><text:span text:style-name="T13">)</text:span> <text:span text:style-name="T13">(</text:span><text:span text:style-name="T4">F</text:span> <text:span text:style-name="T26">x</text:span><text:span text:style-name="T13">))</text:span> is called. That is precisely what a function is for. It is a recipe. We don't have to start cooking right away. We can wait until we are hungry. The appetite is in the else-part if the if-form.<text:span text:style-name="T28">|#</text:span></text:p>
      <text:p text:style-name="P54"><text:span text:style-name="T26">;</text:span> <text:span text:style-name="T22">Version 7</text:span></text:p>
      <text:p text:style-name="P54"><text:span text:style-name="T13">(</text:span><text:span text:style-name="T26">define</text:span> <text:span text:style-name="T26">make-factorial-7</text:span></text:p>
      <text:p text:style-name="P54"><text:span text:style-name="T26"> </text:span><text:span text:style-name="T13">(</text:span><text:span text:style-name="T26">λ</text:span> <text:span text:style-name="T13">(</text:span><text:span text:style-name="T26">make-factorial</text:span><text:span text:style-name="T13">)</text:span></text:p>
      <text:p text:style-name="P54"><text:span text:style-name="T26">  </text:span><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make-factorial</text:span> <text:span text:style-name="T26">make-factorial</text:span><text:span text:style-name="T13">)</text:span> <text:span text:style-name="T26">n</text:span><text:span text:style-name="T13">)))))</text:span></text:p>
      <text:p text:style-name="P54"><text:span text:style-name="T13">(</text:span><text:span text:style-name="T26">define</text:span> <text:span text:style-name="T26">factorial-7</text:span> <text:span text:style-name="T13">(</text:span><text:span text:style-name="T26">make-factorial-7</text:span> <text:span text:style-name="T26">make-factorial-7</text:span><text:span text:style-name="T13">))</text:span></text:p>
      <text:p text:style-name="P83"><text:span text:style-name="T13">(</text:span><text:span text:style-name="T26">factorial-7</text:span> <text:span text:style-name="T26">4</text:span><text:span text:style-name="T13">)</text:span></text:p>
      <text:p text:style-name="P73"><text:span text:style-name="T28">#|</text:span>Now we can put the definition of <text:span text:style-name="T4">make-factorial-7</text:span> into the self application that defines <text:span text:style-name="T4">factorial-7</text:span>:<text:span text:style-name="T28">|#</text:span></text:p>
      <text:p text:style-name="P54"><text:span text:style-name="T26">;</text:span> <text:span text:style-name="T22">Version 8</text:span></text:p>
      <text:p text:style-name="P54"><text:span text:style-name="T13">(</text:span><text:span text:style-name="T26">define</text:span> <text:span text:style-name="T26">factorial-8</text:span></text:p>
      <text:p text:style-name="P54"><text:span text:style-name="T26"> </text:span><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26">;</text:span> does the self application.</text:p>
      <text:p text:style-name="P54"><text:span text:style-name="T26">  </text:span><text:span text:style-name="T13">(</text:span><text:span text:style-name="T26">λ</text:span> <text:span text:style-name="T13">(</text:span><text:span text:style-name="T26">make-factorial</text:span><text:span text:style-name="T13">)</text:span></text:p>
      <text:p text:style-name="P54"><text:span text:style-name="T26">   </text:span><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make-factorial</text:span> <text:span text:style-name="T26">make-factorial</text:span><text:span text:style-name="T13">)</text:span> <text:span text:style-name="T26">n</text:span><text:span text:style-name="T13">))))))</text:span></text:p>
      <text:p text:style-name="P83"><text:span text:style-name="T13">(</text:span><text:span text:style-name="T26">factorial-8</text:span> <text:span text:style-name="T26">4</text:span><text:span text:style-name="T13">)</text:span></text:p>
      <text:p text:style-name="P73"><text:span text:style-name="T28">#|</text:span>Function <text:span text:style-name="T13">(</text:span><text:span text:style-name="T26">λ</text:span> <text:span text:style-name="T13">(</text:span><text:span text:style-name="T26">factorial</text:span><text:span text:style-name="T13">)</text:span> <text:span text:style-name="T22">...</text:span><text:span text:style-name="T13">)</text:span> does not refer to make-factorial. Therefore it can be lifted to out. We call it <text:span text:style-name="T26">m</text:span>.<text:span text:style-name="T28">|#</text:span></text:p>
      <text:p text:style-name="P32"><text:span text:style-name="T26">;</text:span> <text:span text:style-name="T22">Version 9</text:span></text:p>
      <text:p text:style-name="P32"><text:span text:style-name="T13">(</text:span><text:span text:style-name="T26">define</text:span> <text:span text:style-name="T26">factorial-9</text:span></text:p>
      <text:p text:style-name="P32"><text:span text:style-name="T26"> </text:span><text:span text:style-name="T13">((</text:span><text:span text:style-name="T26">λ</text:span> <text:span text:style-name="T13">(</text:span><text:span text:style-name="T26">m</text:span><text:span text:style-name="T13">)</text:span></text:p>
      <text:p text:style-name="P32"><text:span text:style-name="T26">   </text:span><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text:p>
      <text:p text:style-name="P32"><text:span text:style-name="T26">    </text:span><text:span text:style-name="T13">(</text:span><text:span text:style-name="T26">λ</text:span> <text:span text:style-name="T13">(</text:span><text:span text:style-name="T26">make-factorial</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make-factorial</text:span> <text:span text:style-name="T26">make-factorial</text:span><text:span text:style-name="T13">)</text:span> <text:span text:style-name="T26">n</text:span><text:span text:style-name="T13">))))))</text:span></text:p>
      <text:p text:style-name="P96"><text:span text:style-name="T26">  </text:span><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83"><text:span text:style-name="T13">(</text:span><text:span text:style-name="T26">factorial-9</text:span> <text:span text:style-name="T26">4</text:span><text:span text:style-name="T13">)</text:span></text:p>
      <text:p text:style-name="P73"><text:span text:style-name="T28">#|</text:span>Now function <text:span text:style-name="T13">(</text:span><text:span text:style-name="T26">λ</text:span> <text:span text:style-name="T13">(</text:span><text:span text:style-name="T26">m</text:span><text:span text:style-name="T13">)</text:span> <text:span text:style-name="T22">...</text:span><text:span text:style-name="T13">)</text:span> is independent from the algorithm used for the factorial function. It can be used for other functions too. Therefore it is better to change the name <text:span text:style-name="T26">make-factorial</text:span> into a more general one. We choose <text:span text:style-name="T26">g</text:span>.<text:span text:style-name="T28">|#</text:span></text:p>
      <text:p text:style-name="P32"><text:span text:style-name="T26">;</text:span> <text:span text:style-name="T22">Version 10</text:span></text:p>
      <text:p text:style-name="P32"><text:span text:style-name="T13">(</text:span><text:span text:style-name="T26">define</text:span> <text:span text:style-name="T26">factorial-10</text:span></text:p>
      <text:p text:style-name="P54"><text:span text:style-name="T26"> </text:span><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13">(</text:span><text:span text:style-name="T26">λ</text:span> <text:span text:style-name="T13">(</text:span><text:span text:style-name="T26">g</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g</text:span> <text:span text:style-name="T26">g</text:span><text:span text:style-name="T13">)</text:span> <text:span text:style-name="T26">n</text:span><text:span text:style-name="T13">))))))</text:span></text:p>
      <text:p text:style-name="P83"><text:span text:style-name="T26">  </text:span><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83"><text:span text:style-name="T13">(</text:span><text:span text:style-name="T26">factorial-10</text:span> <text:span text:style-name="T26">4</text:span><text:span text:style-name="T13">)</text:span></text:p>
      <text:p text:style-name="P54"><text:span text:style-name="T13">(</text:span><text:span text:style-name="T26">define</text:span> <text:span text:style-name="T26">length-10</text:span></text:p>
      <text:p text:style-name="P54"><text:soft-page-break/><text:span text:style-name="T26"> </text:span><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13">(</text:span><text:span text:style-name="T26">λ</text:span> <text:span text:style-name="T13">(</text:span><text:span text:style-name="T26">g</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g</text:span> <text:span text:style-name="T26">g</text:span><text:span text:style-name="T13">)</text:span> <text:span text:style-name="T26">n</text:span><text:span text:style-name="T13">))))))</text:span></text:p>
      <text:p text:style-name="P83"><text:span text:style-name="T26">  </text:span><text:span text:style-name="T13">(</text:span><text:span text:style-name="T26">λ</text:span> <text:span text:style-name="T13">(</text:span><text:span text:style-name="T26">length</text:span><text:span text:style-name="T13">)</text:span> <text:span text:style-name="T13">(</text:span><text:span text:style-name="T26">λ</text:span> <text:span text:style-name="T13">(</text:span><text:span text:style-name="T26">lyst</text:span><text:span text:style-name="T13">)</text:span> <text:span text:style-name="T13">(</text:span><text:span text:style-name="T26">if</text:span> <text:span text:style-name="T13">(</text:span><text:span text:style-name="T26">null?</text:span> <text:span text:style-name="T26">lyst</text:span><text:span text:style-name="T13">)</text:span> <text:span text:style-name="T26">0</text:span> <text:span text:style-name="T13">(</text:span><text:span text:style-name="T26">add1</text:span> <text:span text:style-name="T13">(</text:span><text:span text:style-name="T26">length</text:span> <text:span text:style-name="T13">(</text:span><text:span text:style-name="T26">cdr</text:span> <text:span text:style-name="T26">lyst</text:span><text:span text:style-name="T13">))))))))</text:span></text:p>
      <text:p text:style-name="P83"><text:span text:style-name="T13">(</text:span><text:span text:style-name="T26">length-10</text:span> <text:span text:style-name="T26">'</text:span><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r</text:span> <text:span text:style-name="T26">s</text:span> <text:span text:style-name="T26">t</text:span> <text:span text:style-name="T26">u</text:span> <text:span text:style-name="T26">v</text:span> <text:span text:style-name="T26">w</text:span> <text:span text:style-name="T26">x</text:span><text:span text:style-name="T13">))</text:span><text:span text:style-name="T26"> </text:span></text:p>
      <text:p text:style-name="P73"><text:span text:style-name="T28">#|</text:span>We no longer need <text:span text:style-name="T4">define</text:span>:<text:span text:style-name="T28">|#</text:span></text:p>
      <text:p text:style-name="P54"><text:span text:style-name="T26">;</text:span> <text:span text:style-name="T22">Version 11</text:span></text:p>
      <text:p text:style-name="P54"><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13">(</text:span><text:span text:style-name="T26">λ</text:span> <text:span text:style-name="T13">(</text:span><text:span text:style-name="T26">g</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g</text:span> <text:span text:style-name="T26">g</text:span><text:span text:style-name="T13">)</text:span> <text:span text:style-name="T26">n</text:span><text:span text:style-name="T13">))))))</text:span></text:p>
      <text:p text:style-name="P54"><text:span text:style-name="T26">  </text:span><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83"><text:span text:style-name="T26"> 4</text:span><text:span text:style-name="T13">)</text:span></text:p>
      <text:p text:style-name="P54"><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13">(</text:span><text:span text:style-name="T26">λ</text:span> <text:span text:style-name="T13">(</text:span><text:span text:style-name="T26">g</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g</text:span> <text:span text:style-name="T26">g</text:span><text:span text:style-name="T13">)</text:span> <text:span text:style-name="T26">n</text:span><text:span text:style-name="T13">))))))</text:span></text:p>
      <text:p text:style-name="P54"><text:span text:style-name="T26">  </text:span><text:span text:style-name="T13">(</text:span><text:span text:style-name="T26">λ</text:span> <text:span text:style-name="T13">(</text:span><text:span text:style-name="T26">length</text:span><text:span text:style-name="T13">)</text:span> <text:span text:style-name="T13">(</text:span><text:span text:style-name="T26">λ</text:span> <text:span text:style-name="T13">(</text:span><text:span text:style-name="T26">lyst</text:span><text:span text:style-name="T13">)</text:span> <text:span text:style-name="T13">(</text:span><text:span text:style-name="T26">if</text:span> <text:span text:style-name="T13">(</text:span><text:span text:style-name="T26">null?</text:span> <text:span text:style-name="T26">lyst</text:span><text:span text:style-name="T13">)</text:span> <text:span text:style-name="T26">0</text:span> <text:span text:style-name="T13">(</text:span><text:span text:style-name="T26">add1</text:span> <text:span text:style-name="T13">(</text:span><text:span text:style-name="T26">length</text:span> <text:span text:style-name="T13">(</text:span><text:span text:style-name="T26">cdr</text:span> <text:span text:style-name="T26">lyst</text:span><text:span text:style-name="T13">)))))))</text:span></text:p>
      <text:p text:style-name="P83"><text:span text:style-name="T26">'</text:span><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r</text:span> <text:span text:style-name="T26">s</text:span> <text:span text:style-name="T26">t</text:span> <text:span text:style-name="T26">u</text:span> <text:span text:style-name="T26">v</text:span> <text:span text:style-name="T26">w</text:span> <text:span text:style-name="T26">x</text:span><text:span text:style-name="T13">))</text:span></text:p>
      <text:p text:style-name="P73"><text:span text:style-name="T28"><text:s/>#|</text:span>Function <text:span text:style-name="T13">(</text:span><text:span text:style-name="T26">λ</text:span> <text:span text:style-name="T13">(</text:span><text:span text:style-name="T26">m</text:span><text:span text:style-name="T13">)</text:span> <text:span text:style-name="T22">...</text:span><text:span text:style-name="T13">)</text:span> is usually called ‘Y’, in this case an ‘applicative order Y combinator’. Applicative order, because it is suited to applicative order evaluation as in Scheme. This means that an actual argument is evaluated before its value is passed to the function that needs it. It also is important that a function does not evaluate its body until it is called. Well it can’t, because it needs values for its formal arguments. However, it must not even evaluate parts of its body that do not depend on the values provided for the formal arguments. Scheme satisfies this requirement, although an optimizer may pre-evaluate parts of the body, but only when it can prove that the optimization does no harm. Y is a combinator because it only contains references to variables that are bound within Y. That is the definition of a combinator: a lambda term without free variables.<text:span text:style-name="T28">|#</text:span></text:p>
      <text:p text:style-name="P54"><text:span text:style-name="T26">;</text:span> <text:span text:style-name="T22">Version 12</text:span></text:p>
      <text:p text:style-name="P54"><text:span text:style-name="T13">(</text:span><text:span text:style-name="T26">let*</text:span></text:p>
      <text:p text:style-name="P54"><text:span text:style-name="T26"> </text:span><text:span text:style-name="T13">((</text:span><text:span text:style-name="T26">Y</text:span> <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13">(</text:span><text:span text:style-name="T26">λ</text:span> <text:span text:style-name="T13">(</text:span><text:span text:style-name="T26">g</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g</text:span> <text:span text:style-name="T26">g</text:span><text:span text:style-name="T13">)</text:span> <text:span text:style-name="T26">n</text:span><text:span text:style-name="T13">)))))))</text:span></text:p>
      <text:p text:style-name="P54"><text:span text:style-name="T26">  </text:span><text:span text:style-name="T13">(</text:span><text:span text:style-name="T26">factorial</text:span> <text:span text:style-name="T13">(</text:span><text:span text:style-name="T26">Y</text:span> <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text:p>
      <text:p text:style-name="P83"><text:span text:style-name="T26"> </text:span><text:span text:style-name="T13">(</text:span><text:span text:style-name="T26">factorial</text:span> <text:span text:style-name="T26">4</text:span><text:span text:style-name="T13">))</text:span></text:p>
      <text:p text:style-name="P54"><text:span text:style-name="T13">(</text:span><text:span text:style-name="T26">let*</text:span></text:p>
      <text:p text:style-name="P54"><text:span text:style-name="T26"> </text:span><text:span text:style-name="T13">((</text:span><text:span text:style-name="T26">Y</text:span> <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f</text:span> <text:span text:style-name="T26">f</text:span><text:span text:style-name="T13">))</text:span> <text:span text:style-name="T13">(</text:span><text:span text:style-name="T26">λ</text:span> <text:span text:style-name="T13">(</text:span><text:span text:style-name="T26">g</text:span><text:span text:style-name="T13">)</text:span> <text:span text:style-name="T13">(</text:span><text:span text:style-name="T26">m</text:span> <text:span text:style-name="T13">(</text:span><text:span text:style-name="T26">λ</text:span> <text:span text:style-name="T13">(</text:span><text:span text:style-name="T26">n</text:span><text:span text:style-name="T13">)</text:span> <text:span text:style-name="T13">((</text:span><text:span text:style-name="T26">g</text:span> <text:span text:style-name="T26">g</text:span><text:span text:style-name="T13">)</text:span> <text:span text:style-name="T26">n</text:span><text:span text:style-name="T13">)))))))</text:span></text:p>
      <text:p text:style-name="P54"><text:span text:style-name="T26">  </text:span><text:span text:style-name="T13">(</text:span><text:span text:style-name="T26">length</text:span> <text:span text:style-name="T13">(</text:span><text:span text:style-name="T26">Y</text:span> <text:span text:style-name="T13">(</text:span><text:span text:style-name="T26">λ</text:span> <text:span text:style-name="T13">(</text:span><text:span text:style-name="T26">length</text:span><text:span text:style-name="T13">)</text:span> <text:span text:style-name="T13">(</text:span><text:span text:style-name="T26">λ</text:span> <text:span text:style-name="T13">(</text:span><text:span text:style-name="T26">lst</text:span><text:span text:style-name="T13">)</text:span> <text:span text:style-name="T13">(</text:span><text:span text:style-name="T26">if</text:span> <text:span text:style-name="T13">(</text:span><text:span text:style-name="T26">null?</text:span> <text:span text:style-name="T26">lst</text:span><text:span text:style-name="T13">)</text:span> <text:span text:style-name="T26">0</text:span> <text:span text:style-name="T13">(</text:span><text:span text:style-name="T26">add1</text:span> <text:span text:style-name="T13">(</text:span><text:span text:style-name="T26">length</text:span> <text:span text:style-name="T13">(</text:span><text:span text:style-name="T26">cdr</text:span> <text:span text:style-name="T26">lst</text:span><text:span text:style-name="T13">)))))))))</text:span></text:p>
      <text:p text:style-name="P83"><text:span text:style-name="T26"> </text:span><text:span text:style-name="T13">(</text:span><text:span text:style-name="T26">length</text:span> <text:span text:style-name="T26">'</text:span><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r</text:span> <text:span text:style-name="T26">s</text:span> <text:span text:style-name="T26">t</text:span> <text:span text:style-name="T26">u</text:span> <text:span text:style-name="T26">v</text:span> <text:span text:style-name="T26">w</text:span> <text:span text:style-name="T26">x</text:span><text:span text:style-name="T13">)))</text:span></text:p>
      <text:p text:style-name="P73"><text:span text:style-name="T28">#|</text:span>Y of version 12 is not the only possible way to write it. For example it can also be written as:<text:span text:style-name="T28">|#</text:span></text:p>
      <text:p text:style-name="P54"><text:span text:style-name="T26">;</text:span> <text:span text:style-name="T22">Version 13</text:span></text:p>
      <text:p text:style-name="P54"><text:span text:style-name="T13">(</text:span><text:span text:style-name="T26">define</text:span> <text:span text:style-name="T26">Y-13</text:span></text:p>
      <text:p text:style-name="P54"><text:span text:style-name="T26"> </text:span><text:span text:style-name="T13">(</text:span><text:span text:style-name="T26">λ</text:span> <text:span text:style-name="T13">(</text:span><text:span text:style-name="T26">m</text:span><text:span text:style-name="T13">)</text:span></text:p>
      <text:p text:style-name="P54"><text:span text:style-name="T26">  </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λ</text:span> <text:span text:style-name="T13">(</text:span><text:span text:style-name="T26">x</text:span><text:span text:style-name="T13">)</text:span> <text:span text:style-name="T13">((</text:span><text:span text:style-name="T26">f</text:span> <text:span text:style-name="T26">f</text:span><text:span text:style-name="T13">)</text:span> <text:span text:style-name="T26">x</text:span><text:span text:style-name="T13">))))</text:span></text:p>
      <text:p text:style-name="P83"><text:span text:style-name="T26">   </text:span><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λ</text:span> <text:span text:style-name="T13">(</text:span><text:span text:style-name="T26">x</text:span><text:span text:style-name="T13">)</text:span> <text:span text:style-name="T13">((</text:span><text:span text:style-name="T26">f</text:span> <text:span text:style-name="T26">f</text:span><text:span text:style-name="T13">)</text:span> <text:span text:style-name="T26">x</text:span><text:span text:style-name="T13">)))))))</text:span></text:p>
      <text:p text:style-name="P83"><text:span text:style-name="T13">((</text:span><text:span text:style-name="T26">Y-13</text:span> <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 <text:span text:style-name="T26">4</text:span><text:span text:style-name="T13">)</text:span></text:p>
      <text:p text:style-name="P54"><text:span text:style-name="T13">((</text:span><text:span text:style-name="T26">Y-13</text:span> <text:span text:style-name="T13">(</text:span><text:span text:style-name="T26">λ</text:span> <text:span text:style-name="T13">(</text:span><text:span text:style-name="T26">length</text:span><text:span text:style-name="T13">)</text:span> <text:span text:style-name="T13">(</text:span><text:span text:style-name="T26">λ</text:span> <text:span text:style-name="T13">(</text:span><text:span text:style-name="T26">lst</text:span><text:span text:style-name="T13">)</text:span> <text:span text:style-name="T13">(</text:span><text:span text:style-name="T26">if</text:span> <text:span text:style-name="T13">(</text:span><text:span text:style-name="T26">null?</text:span> <text:span text:style-name="T26">lst</text:span><text:span text:style-name="T13">)</text:span> <text:span text:style-name="T26">0</text:span> <text:span text:style-name="T13">(</text:span><text:span text:style-name="T26">add1</text:span> <text:span text:style-name="T13">(</text:span><text:span text:style-name="T26">length</text:span> <text:span text:style-name="T13">(</text:span><text:span text:style-name="T26">cdr</text:span> <text:span text:style-name="T26">lst</text:span><text:span text:style-name="T13">)))))))</text:span></text:p>
      <text:p text:style-name="P83"><text:span text:style-name="T26">'</text:span><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r</text:span> <text:span text:style-name="T26">s</text:span> <text:span text:style-name="T26">t</text:span> <text:span text:style-name="T26">u</text:span> <text:span text:style-name="T26">v</text:span> <text:span text:style-name="T26">w</text:span> <text:span text:style-name="T26">x</text:span><text:span text:style-name="T13">))</text:span></text:p>
      <text:p text:style-name="P73"><text:span text:style-name="T28">#|</text:span>or as:<text:span text:style-name="T28">|#</text:span></text:p>
      <text:p text:style-name="P32"><text:span text:style-name="T26">;</text:span> <text:span text:style-name="T22">Version 14</text:span> <text:span text:style-name="T9">(</text:span><text:span text:style-name="Footnote_20_Symbol"><text:note text:id="ftn7" text:note-class="footnote"><text:note-citation>7</text:note-citation><text:note-body><text:p text:style-name="Footnote">This version is an adapted one of an example in <text:a xlink:type="simple" xlink:href="#Barendregt"><text:span text:style-name="Internet_20_link">Barendregt</text:span></text:a>. </text:p></text:note-body></text:note></text:span><text:span text:style-name="T9">)</text:span></text:p>
      <text:p text:style-name="P32"><text:span text:style-name="T13">(</text:span><text:span text:style-name="T26">define</text:span> <text:span text:style-name="T26">Y-14</text:span></text:p>
      <text:p text:style-name="P32"><text:span text:style-name="T26"> </text:span><text:span text:style-name="T13">((</text:span><text:span text:style-name="T26">λ</text:span> <text:span text:style-name="T13">(</text:span><text:span text:style-name="T26">x</text:span><text:span text:style-name="T13">)</text:span> <text:span text:style-name="T13">(</text:span><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text:span text:style-name="T13">))</text:span></text:p>
      <text:p text:style-name="P32"><text:span text:style-name="T26">  </text:span><text:span text:style-name="T13">(</text:span><text:span text:style-name="T26">λ</text:span> <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s</text:span> <text:span text:style-name="T26">t</text:span> <text:span text:style-name="T26">u</text:span> <text:span text:style-name="T26">v</text:span> <text:span text:style-name="T26">w</text:span> <text:span text:style-name="T26">x</text:span> <text:span text:style-name="T26">y</text:span> <text:span text:style-name="T26">z</text:span><text:span text:style-name="T13">)</text:span></text:p>
      <text:p text:style-name="P83"><text:span text:style-name="T26">   </text:span><text:span text:style-name="T13">(</text:span><text:span text:style-name="T26">λ</text:span> <text:span text:style-name="T13">(</text:span><text:span text:style-name="T26">r</text:span><text:span text:style-name="T13">)</text:span> <text:span text:style-name="T13">(</text:span><text:span text:style-name="T26">λ</text:span> <text:span text:style-name="T13">(</text:span><text:span text:style-name="T26">u</text:span><text:span text:style-name="T13">)</text:span> <text:span text:style-name="T13">((</text:span><text:span text:style-name="T26">r</text:span> <text:span text:style-name="T13">((</text:span><text:span text:style-name="T26">t</text:span> <text:span text:style-name="T26">h</text:span> <text:span text:style-name="T26">i</text:span> <text:span text:style-name="T26">s</text:span> <text:span text:style-name="T26">i</text:span> <text:span text:style-name="T26">s</text:span> <text:span text:style-name="T26">a</text:span> <text:span text:style-name="T26">f</text:span> <text:span text:style-name="T26">i</text:span> <text:span text:style-name="T26">x</text:span> <text:span text:style-name="T26">e</text:span> <text:span text:style-name="T26">d</text:span> <text:span text:style-name="T26">p</text:span> <text:span text:style-name="T26">o</text:span> <text:span text:style-name="T26">i</text:span> <text:span text:style-name="T26">n</text:span> <text:span text:style-name="T26">t</text:span> <text:span text:style-name="T26">c</text:span> <text:span text:style-name="T26">o</text:span> <text:span text:style-name="T26">m</text:span> <text:span text:style-name="T26">b</text:span> <text:span text:style-name="T26">i</text:span> <text:span text:style-name="T26">n</text:span> <text:span text:style-name="T26">a</text:span> <text:span text:style-name="T26">t</text:span> <text:span text:style-name="T26">o</text:span><text:span text:style-name="T13">)</text:span> <text:span text:style-name="T26">r</text:span><text:span text:style-name="T13">))</text:span> <text:span text:style-name="T26">u</text:span><text:span text:style-name="T13">))))))</text:span></text:p>
      <text:p text:style-name="P54"><text:soft-page-break/><text:span text:style-name="T13">((</text:span><text:span text:style-name="T26">Y-14</text:span> <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 <text:span text:style-name="T26">4</text:span><text:span text:style-name="T13">)</text:span></text:p>
      <text:p text:style-name="P54"><text:span text:style-name="T13">((</text:span><text:span text:style-name="T26">Y-14</text:span> <text:span text:style-name="T13">(</text:span><text:span text:style-name="T26">λ</text:span> <text:span text:style-name="T13">(</text:span><text:span text:style-name="T26">length</text:span><text:span text:style-name="T13">)</text:span> <text:span text:style-name="T13">(</text:span><text:span text:style-name="T26">λ</text:span> <text:span text:style-name="T13">(</text:span><text:span text:style-name="T26">lst</text:span><text:span text:style-name="T13">)</text:span> <text:span text:style-name="T13">(</text:span><text:span text:style-name="T26">if</text:span> <text:span text:style-name="T13">(</text:span><text:span text:style-name="T26">null?</text:span> <text:span text:style-name="T26">lst</text:span><text:span text:style-name="T13">)</text:span> <text:span text:style-name="T26">0</text:span> <text:span text:style-name="T13">(</text:span><text:span text:style-name="T26">add1</text:span> <text:span text:style-name="T13">(</text:span><text:span text:style-name="T26">length</text:span> <text:span text:style-name="T13">(</text:span><text:span text:style-name="T26">cdr</text:span> <text:span text:style-name="T26">lst</text:span><text:span text:style-name="T13">)))))))</text:span></text:p>
      <text:p text:style-name="P83"><text:span text:style-name="T26">'</text:span><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r</text:span> <text:span text:style-name="T26">s</text:span> <text:span text:style-name="T26">t</text:span> <text:span text:style-name="T26">u</text:span> <text:span text:style-name="T26">v</text:span> <text:span text:style-name="T26">w</text:span> <text:span text:style-name="T26">x</text:span><text:span text:style-name="T13">))</text:span></text:p>
      <text:p text:style-name="P73"><text:span text:style-name="T28">#|</text:span>or as:<text:span text:style-name="T28">|#</text:span></text:p>
      <text:p text:style-name="P54"><text:span text:style-name="T26">;</text:span> <text:span text:style-name="T22">Version 15</text:span></text:p>
      <text:p text:style-name="P54"><text:span text:style-name="T13">(</text:span><text:span text:style-name="T26">define</text:span> <text:span text:style-name="T26">Y-15</text:span></text:p>
      <text:p text:style-name="P54"><text:span text:style-name="T26"> </text:span><text:span text:style-name="T13">((</text:span><text:span text:style-name="T26">λ</text:span> <text:span text:style-name="T13">(</text:span><text:span text:style-name="T26">x</text:span><text:span text:style-name="T13">)</text:span> <text:span text:style-name="T13">(</text:span><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text:span text:style-name="T13">))</text:span></text:p>
      <text:p text:style-name="P54"><text:span text:style-name="T26">  </text:span><text:span text:style-name="T13">(</text:span><text:span text:style-name="T26">λ</text:span> <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s</text:span> <text:span text:style-name="T26">t</text:span> <text:span text:style-name="T26">u</text:span> <text:span text:style-name="T26">v</text:span> <text:span text:style-name="T26">w</text:span> <text:span text:style-name="T26">x</text:span> <text:span text:style-name="T26">y</text:span> <text:span text:style-name="T26">z</text:span><text:span text:style-name="T13">)</text:span></text:p>
      <text:p text:style-name="P83"><text:span text:style-name="T26">   </text:span><text:span text:style-name="T13">(</text:span><text:span text:style-name="T26">λ</text:span> <text:span text:style-name="T13">(</text:span><text:span text:style-name="T26">r</text:span><text:span text:style-name="T13">)</text:span> <text:span text:style-name="T13">(</text:span><text:span text:style-name="T26">λ</text:span> <text:span text:style-name="T13">(</text:span><text:span text:style-name="T26">u</text:span><text:span text:style-name="T13">)</text:span> <text:span text:style-name="T13">((</text:span><text:span text:style-name="T26">r</text:span> <text:span text:style-name="T13">((</text:span><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 <text:span text:style-name="T26">x</text:span><text:span text:style-name="T13">)</text:span> <text:span text:style-name="T26">r</text:span><text:span text:style-name="T13">))</text:span> <text:span text:style-name="T26">u</text:span><text:span text:style-name="T13">))))))</text:span></text:p>
      <text:p text:style-name="P83"><text:span text:style-name="T13">((</text:span><text:span text:style-name="T26">Y-15</text:span> <text:span text:style-name="T13">(</text:span><text:span text:style-name="T26">λ</text:span> <text:span text:style-name="T13">(</text:span><text:span text:style-name="T26">factorial</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factorial</text:span> <text:span text:style-name="T13">(</text:span><text:span text:style-name="T26">sub1</text:span> <text:span text:style-name="T26">n</text:span><text:span text:style-name="T13">)))))))</text:span> <text:span text:style-name="T26">4</text:span><text:span text:style-name="T13">)</text:span></text:p>
      <text:p text:style-name="P54"><text:span text:style-name="T13">((</text:span><text:span text:style-name="T26">Y-15</text:span> <text:span text:style-name="T13">(</text:span><text:span text:style-name="T26">λ</text:span> <text:span text:style-name="T13">(</text:span><text:span text:style-name="T26">length</text:span><text:span text:style-name="T13">)</text:span> <text:span text:style-name="T13">(</text:span><text:span text:style-name="T26">λ</text:span> <text:span text:style-name="T13">(</text:span><text:span text:style-name="T26">lst</text:span><text:span text:style-name="T13">)</text:span> <text:span text:style-name="T13">(</text:span><text:span text:style-name="T26">if</text:span> <text:span text:style-name="T13">(</text:span><text:span text:style-name="T26">null?</text:span> <text:span text:style-name="T26">lst</text:span><text:span text:style-name="T13">)</text:span> <text:span text:style-name="T26">0</text:span> <text:span text:style-name="T13">(</text:span><text:span text:style-name="T26">add1</text:span> <text:span text:style-name="T13">(</text:span><text:span text:style-name="T26">length</text:span> <text:span text:style-name="T13">(</text:span><text:span text:style-name="T26">cdr</text:span> <text:span text:style-name="T26">lst</text:span><text:span text:style-name="T13">)))))))</text:span></text:p>
      <text:p text:style-name="P83"><text:span text:style-name="T26">'</text:span><text:span text:style-name="T13">(</text:span><text:span text:style-name="T26">a</text:span> <text:span text:style-name="T26">b</text:span> <text:span text:style-name="T26">c</text:span> <text:span text:style-name="T26">d</text:span> <text:span text:style-name="T26">e</text:span> <text:span text:style-name="T26">f</text:span> <text:span text:style-name="T26">g</text:span> <text:span text:style-name="T26">h</text:span> <text:span text:style-name="T26">i</text:span> <text:span text:style-name="T26">j</text:span> <text:span text:style-name="T26">k</text:span> <text:span text:style-name="T26">l</text:span> <text:span text:style-name="T26">m</text:span> <text:span text:style-name="T26">n</text:span> <text:span text:style-name="T26">o</text:span> <text:span text:style-name="T26">p</text:span> <text:span text:style-name="T26">q</text:span> <text:span text:style-name="T26">r</text:span> <text:span text:style-name="T26">s</text:span> <text:span text:style-name="T26">t</text:span> <text:span text:style-name="T26">u</text:span> <text:span text:style-name="T26">v</text:span> <text:span text:style-name="T26">w</text:span> <text:span text:style-name="T26">x</text:span><text:span text:style-name="T13">))</text:span></text:p>
      <text:p text:style-name="P73"><text:span text:style-name="T28">#|</text:span>When you run this program, all results should be <text:span text:style-name="T26">24</text:span>. Notice that an applicative Y combinator can be used in normal order evaluators too. Such an evaluator does not evaluate an actual argument before passing it to a function. The reverse is not true. Normal order Y combinators cannot be used for an applicative order evaluator.<text:span text:style-name="T28">|#</text:span></text:p>
      <text:p text:style-name="Standard">In the above derivation we have used some constants and primitive functions like <text:span text:style-name="T4">zero?</text:span>, <text:span text:style-name="T4">null?,</text:span> <text:span text:style-name="T4">sub1</text:span>, <text:span text:style-name="T4">add1</text:span>, etc. Later we shall see how they can be expressed in Lambda Calculus. We also used if-forms. <text:span text:style-name="T4">If</text:span> too can be expressed in Lambda Calculus.</text:p>
      <text:list text:style-name="Outline" text:continue-numbering="true">
        <text:list-item>
          <text:list text:continue-numbering="true">
            <text:list-item>
              <text:h text:style-name="Heading_20_2" text:outline-level="2">Fixed point combinators, self-reference and recursion</text:h>
            </text:list-item>
          </text:list>
        </text:list-item>
      </text:list>
      <text:p text:style-name="P8">We return to Lambda Calculus. Consider the term <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f</text:span> <text:span text:style-name="T26">f</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f</text:span> <text:span text:style-name="T26">f</text:span><text:span text:style-name="T13">)))))</text:span>. We abbreviate it as ‘<text:span text:style-name="T33">Y</text:span>’. Let ‹term› be an arbitrary lambda term without free occurrences of <text:span text:style-name="T26">m</text:span> and <text:span text:style-name="T26">n</text:span>. If it has, we can α-convert <text:span text:style-name="T33">Y</text:span> such that it does not contain any variable occurring free in ‹term›. Below bold underlined is substituted in thin underlined:</text:p>
      <text:p text:style-name="P29">1<text:span text:style-name="T13"><text:tab/>(</text:span><text:span text:style-name="T33">Y</text:span> ‹term›<text:span text:style-name="T13">)</text:span> =<text:tab/>Write <text:span text:style-name="T33">Y</text:span> in full.</text:p>
      <text:p text:style-name="P29">2<text:tab/><text:span text:style-name="T13">((</text:span><text:span text:style-name="T26">λ</text:span> <text:span text:style-name="T13">(</text:span><text:span text:style-name="T26">m</text:span><text:span text:style-name="T13">)</text:span> <text:span text:style-name="T18">((</text:span><text:span text:style-name="T31">λ</text:span><text:span text:style-name="T50"> </text:span><text:span text:style-name="T18">(</text:span><text:span text:style-name="T31">f</text:span><text:span text:style-name="T18">)</text:span><text:span text:style-name="T50"> </text:span><text:span text:style-name="T18">(</text:span><text:span text:style-name="T31">m</text:span><text:span text:style-name="T50"> </text:span><text:span text:style-name="T18">(</text:span><text:span text:style-name="T31">f</text:span><text:span text:style-name="T50"> </text:span><text:span text:style-name="T31">f</text:span><text:span text:style-name="T18">)))</text:span><text:span text:style-name="T50"> </text:span><text:span text:style-name="T18">(</text:span><text:span text:style-name="T31">λ</text:span><text:span text:style-name="T50"> </text:span><text:span text:style-name="T18">(</text:span><text:span text:style-name="T31">f</text:span><text:span text:style-name="T18">)</text:span><text:span text:style-name="T50"> </text:span><text:span text:style-name="T18">(</text:span><text:span text:style-name="T31">m</text:span><text:span text:style-name="T50"> </text:span><text:span text:style-name="T18">(</text:span><text:span text:style-name="T31">f</text:span><text:span text:style-name="T50"> </text:span><text:span text:style-name="T31">f</text:span><text:span text:style-name="T18">))))</text:span><text:span text:style-name="T13">)</text:span> <text:span text:style-name="T53">‹term›</text:span><text:span text:style-name="T13">)</text:span> =<text:tab/>Substitute <text:span text:style-name="T53">‹term›</text:span> for <text:span text:style-name="T26">m</text:span>.</text:p>
      <text:p text:style-name="P29">3<text:tab/><text:span text:style-name="T13">((</text:span><text:span text:style-name="T26">λ</text:span> <text:span text:style-name="T13">(</text:span><text:span text:style-name="T26">f</text:span><text:span text:style-name="T13">)</text:span> <text:span text:style-name="T18">(</text:span><text:span text:style-name="T50">‹term› </text:span><text:span text:style-name="T18">(</text:span><text:span text:style-name="T31">f</text:span><text:span text:style-name="T50"> </text:span><text:span text:style-name="T31">f</text:span><text:span text:style-name="T18">))</text:span><text:span text:style-name="T13">)</text:span> <text:span text:style-name="T19">(</text:span><text:span text:style-name="T34">λ</text:span><text:span text:style-name="T53"> </text:span><text:span text:style-name="T19">(</text:span><text:span text:style-name="T34">f</text:span><text:span text:style-name="T19">)</text:span><text:span text:style-name="T53"> </text:span><text:span text:style-name="T19">(</text:span><text:span text:style-name="T53">‹term› </text:span><text:span text:style-name="T19">(</text:span><text:span text:style-name="T34">f</text:span><text:span text:style-name="T53"> </text:span><text:span text:style-name="T34">f</text:span><text:span text:style-name="T19">)))</text:span><text:span text:style-name="T13">)</text:span> =<text:tab/>Substitute <text:span text:style-name="T19">(</text:span><text:span text:style-name="T34">λ</text:span><text:span text:style-name="T53"> </text:span><text:span text:style-name="T19">(</text:span><text:span text:style-name="T34">f</text:span><text:span text:style-name="T19">)</text:span><text:span text:style-name="T53"> </text:span><text:span text:style-name="T19">(</text:span><text:span text:style-name="T53">‹term› </text:span><text:span text:style-name="T19">(</text:span><text:span text:style-name="T34">f</text:span><text:span text:style-name="T53"> </text:span><text:span text:style-name="T34">f</text:span><text:span text:style-name="T19">)))</text:span> for <text:span text:style-name="T26">f</text:span>.</text:p>
      <text:p text:style-name="P29">4<text:tab/><text:span text:style-name="T13">(</text:span>‹term› <text:span text:style-name="T18">((</text:span><text:span text:style-name="T31">λ</text:span><text:span text:style-name="T50"> </text:span><text:span text:style-name="T18">(</text:span><text:span text:style-name="T31">f</text:span><text:span text:style-name="T18">)</text:span><text:span text:style-name="T50"> </text:span><text:span text:style-name="T18">(</text:span><text:span text:style-name="T50">‹term› </text:span><text:span text:style-name="T18">(</text:span><text:span text:style-name="T31">f</text:span><text:span text:style-name="T50"> </text:span><text:span text:style-name="T31">f</text:span><text:span text:style-name="T18">)))</text:span><text:span text:style-name="T50"> </text:span><text:span text:style-name="T18">(</text:span><text:span text:style-name="T31">λ</text:span><text:span text:style-name="T50"> </text:span><text:span text:style-name="T18">(</text:span><text:span text:style-name="T31">f</text:span><text:span text:style-name="T18">)</text:span><text:span text:style-name="T50"> </text:span><text:span text:style-name="T18">(</text:span><text:span text:style-name="T50">‹term› </text:span><text:span text:style-name="T18">(</text:span><text:span text:style-name="T31">f</text:span><text:span text:style-name="T50"> </text:span><text:span text:style-name="T31">f</text:span><text:span text:style-name="T18">))))</text:span><text:span text:style-name="T13">)</text:span> =<text:tab/>Because line 3 = line 2.</text:p>
      <text:p text:style-name="P29">5<text:tab/><text:span text:style-name="T13">(</text:span>‹term› <text:span text:style-name="T18">((</text:span><text:span text:style-name="T31">λ</text:span><text:span text:style-name="T50"> </text:span><text:span text:style-name="T18">(</text:span><text:span text:style-name="T31">m</text:span><text:span text:style-name="T18">)</text:span><text:span text:style-name="T50"> </text:span><text:span text:style-name="T18">((</text:span><text:span text:style-name="T31">λ</text:span><text:span text:style-name="T50"> </text:span><text:span text:style-name="T18">(</text:span><text:span text:style-name="T31">f</text:span><text:span text:style-name="T18">)</text:span><text:span text:style-name="T50"> </text:span><text:span text:style-name="T18">(</text:span><text:span text:style-name="T31">m</text:span><text:span text:style-name="T50"> </text:span><text:span text:style-name="T18">(</text:span><text:span text:style-name="T31">f</text:span><text:span text:style-name="T50"> </text:span><text:span text:style-name="T31">f</text:span><text:span text:style-name="T18">)))</text:span><text:span text:style-name="T50"> </text:span><text:span text:style-name="T18">(</text:span><text:span text:style-name="T31">λ</text:span><text:span text:style-name="T50"> </text:span><text:span text:style-name="T18">(</text:span><text:span text:style-name="T31">f</text:span><text:span text:style-name="T18">)</text:span><text:span text:style-name="T50"> </text:span><text:span text:style-name="T18">(</text:span><text:span text:style-name="T31">m</text:span><text:span text:style-name="T50"> </text:span><text:span text:style-name="T18">(</text:span><text:span text:style-name="T31">f</text:span><text:span text:style-name="T50"> </text:span><text:span text:style-name="T31">f</text:span><text:span text:style-name="T18">)))))</text:span><text:span text:style-name="T50"> ‹term›</text:span><text:span text:style-name="T18">)</text:span><text:span text:style-name="T13">)</text:span> =<text:tab/>Because line 2 = line 1.</text:p>
      <text:p text:style-name="P9">6<text:tab/><text:span text:style-name="T13">(</text:span>‹term› <text:span text:style-name="T18">(</text:span><text:span text:style-name="T32">Y</text:span><text:span text:style-name="T50"> ‹term›</text:span><text:span text:style-name="T18">)</text:span><text:span text:style-name="T13">)</text:span></text:p>
      <text:p text:style-name="Standard">For this reason <text:span text:style-name="T33">Y</text:span> is called a fixed point combinator. A combinator is a lambda term without free variables. Indeed, <text:span text:style-name="T33">Y</text:span> has no free variables. Given a term <text:span text:style-name="T4">M</text:span>, <text:span text:style-name="T33">Y</text:span> produces a term <text:span text:style-name="T4">N</text:span><text:span text:style-name="T40">  </text:span>≡ <text:span text:style-name="T13">(</text:span><text:span text:style-name="T33">Y</text:span> <text:span text:style-name="T4">M</text:span><text:span text:style-name="T13">)</text:span> such that <text:span text:style-name="T13">(</text:span><text:span text:style-name="T4">M</text:span><text:span text:style-name="T40"> </text:span><text:span text:style-name="T4">N</text:span><text:span text:style-name="T13">)</text:span> = <text:span text:style-name="T4">N</text:span>. Therefore <text:span text:style-name="T4">N</text:span> is called a fixed point of <text:span text:style-name="T4">M</text:span>. In general: if <text:span text:style-name="T4">f</text:span><text:span text:style-name="T13">(</text:span><text:span text:style-name="T4">x</text:span><text:span text:style-name="T13">)</text:span> = <text:span text:style-name="T4">x</text:span>, then <text:span text:style-name="T4">x</text:span> is called a fixed point of <text:span text:style-name="T4">f</text:span>. Now: <text:span text:style-name="T13">(</text:span><text:span text:style-name="T33">Y</text:span> <text:span text:style-name="T4">M</text:span><text:span text:style-name="T13">)</text:span> = <text:span text:style-name="T13">(</text:span><text:span text:style-name="T4">M </text:span><text:span text:style-name="T13">(</text:span><text:span text:style-name="T33">Y</text:span> <text:span text:style-name="T4">M</text:span><text:span text:style-name="T13">))</text:span> = <text:span text:style-name="T13">(</text:span><text:span text:style-name="T4">M </text:span><text:span text:style-name="T13">(</text:span><text:span text:style-name="T4">M </text:span><text:span text:style-name="T13">(</text:span><text:span text:style-name="T33">Y</text:span> <text:span text:style-name="T4">M</text:span><text:span text:style-name="T13">)))</text:span> = <text:span text:style-name="T13">(</text:span><text:span text:style-name="T4">M </text:span><text:span text:style-name="T13">(</text:span><text:span text:style-name="T4">M </text:span><text:span text:style-name="T13">(</text:span><text:span text:style-name="T4">M </text:span><text:span text:style-name="T13">(</text:span><text:span text:style-name="T33">Y</text:span> <text:span text:style-name="T4">M</text:span><text:span text:style-name="T13">))))</text:span> = <text:span text:style-name="T13">(</text:span><text:span text:style-name="T4">M</text:span> <text:span text:style-name="T13">(</text:span><text:span text:style-name="T4">M </text:span><text:span text:style-name="T13">(</text:span><text:span text:style-name="T4">M </text:span><text:span text:style-name="T13">(</text:span><text:span text:style-name="T4">M </text:span><text:span text:style-name="T13">(</text:span><text:span text:style-name="T33">Y</text:span> <text:span text:style-name="T4">M</text:span><text:span text:style-name="T13">)))))</text:span>, etc. Hence <text:span text:style-name="T13">(</text:span><text:span text:style-name="T33">Y</text:span> <text:span text:style-name="T4">M</text:span><text:span text:style-name="T13">)</text:span> is equal to a term that applies <text:span text:style-name="T4">M</text:span> as many times to <text:span text:style-name="T13">(</text:span><text:span text:style-name="T33">Y</text:span> <text:span text:style-name="T4">M</text:span><text:span text:style-name="T13">)</text:span> as we may wish. Now:</text:p>
      <text:p text:style-name="P27">7<text:tab/><text:span text:style-name="T13">(</text:span><text:span text:style-name="T33">Y</text:span> <text:span text:style-name="T13">(</text:span><text:span text:style-name="T36">λ</text:span> <text:span text:style-name="T13">(</text:span>‹var›<text:span text:style-name="T13">)</text:span> ‹body›<text:span text:style-name="T13">))</text:span> =</text:p>
      <text:p text:style-name="P27">8<text:tab/><text:span text:style-name="T13">((</text:span><text:span text:style-name="T36">λ</text:span> <text:span text:style-name="T13">(</text:span>‹var›<text:span text:style-name="T13">)</text:span> ‹body›<text:span text:style-name="T13">)</text:span> <text:span text:style-name="T13">(</text:span><text:span text:style-name="T33">Y</text:span> <text:span text:style-name="T13">(</text:span><text:span text:style-name="T36">λ</text:span> <text:span text:style-name="T13">(</text:span>‹var›<text:span text:style-name="T13">)</text:span> ‹body›<text:span text:style-name="T13">)))</text:span> =</text:p>
      <text:p text:style-name="P27">9<text:tab/>‹body› in which <text:span text:style-name="T13">(</text:span><text:span text:style-name="T33">Y</text:span> <text:span text:style-name="T13">(</text:span><text:span text:style-name="T36">λ</text:span> <text:span text:style-name="T13">(</text:span>‹var›<text:span text:style-name="T13">)</text:span> ‹body›<text:span text:style-name="T13">))</text:span> is substituted for ‹var› =</text:p>
      <text:p text:style-name="P110">10<text:tab/>‹body› in which ‹var› is replaced by a term equal to the updated ‹body› because lines 7-9 tell us that <text:span text:style-name="T13">(</text:span><text:span text:style-name="T33">Y</text:span> <text:span text:style-name="T13">(</text:span><text:span text:style-name="T36">λ</text:span> <text:span text:style-name="T13">(</text:span>‹var›<text:span text:style-name="T13">)</text:span> ‹body›<text:span text:style-name="T13">))</text:span> is equal to the updated ‹body›: self-reference!</text:p>
      <text:p text:style-name="Standard">We can use this fact for the construction of lambda terms representing recursive functions:</text:p>
      <text:p text:style-name="P21">11<text:tab/><text:span text:style-name="T13">(</text:span><text:span text:style-name="T33">Y</text:span> <text:span text:style-name="T13">(</text:span><text:span text:style-name="T36">λ</text:span> <text:span text:style-name="T13">(</text:span>‹var›<text:span text:style-name="T40">0</text:span><text:span text:style-name="T13">)</text:span> <text:span text:style-name="T13">(</text:span><text:span text:style-name="T36">λ</text:span> <text:span text:style-name="T13">(</text:span>‹var›<text:span text:style-name="T40">1</text:span><text:span text:style-name="T13">)</text:span> ‹body›<text:span text:style-name="T13">)))</text:span> =</text:p>
      <text:p text:style-name="P110">12<text:tab/><text:span text:style-name="T13">(</text:span><text:span text:style-name="T36">λ</text:span> <text:span text:style-name="T13">(</text:span>‹var›<text:span text:style-name="T40">1</text:span><text:span text:style-name="T13">)</text:span> ‹body›<text:span text:style-name="T13">)</text:span> in which ‹var›<text:span text:style-name="T40">0</text:span> is bound to a term equal to <text:span text:style-name="T13">(</text:span><text:span text:style-name="T36">λ</text:span> <text:span text:style-name="T13">(</text:span>‹var›<text:span text:style-name="T40">1</text:span><text:span text:style-name="T13">)</text:span> ‹body›<text:span text:style-name="T13">)</text:span>: recursion!</text:p>
      <text:p text:style-name="Standard">Hence in order to prepare a recursive function of the name ‹name›, formal argument ‹formal-argument› and body ‹body›, we write <text:span text:style-name="T13">(</text:span><text:span text:style-name="T33">Y</text:span> <text:span text:style-name="T13">(</text:span><text:span text:style-name="T26">λ</text:span> <text:span text:style-name="T13">(</text:span>‹name›<text:span text:style-name="T13">)</text:span> <text:span text:style-name="T13">(</text:span><text:span text:style-name="T26">λ</text:span> <text:span text:style-name="T13">(</text:span>‹formal-argument›<text:span text:style-name="T13">)</text:span> ‹body›<text:span text:style-name="T13">)))</text:span>. <text:span text:style-name="T33">Y</text:span> cannot be used in <text:soft-page-break/>Scheme. For example:</text:p>
      <text:p text:style-name="Standard"><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f</text:span> <text:span text:style-name="T26">f</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9">(</text:span><text:span text:style-name="T34">f</text:span><text:span text:style-name="T53"> </text:span><text:span text:style-name="T34">f</text:span><text:span text:style-name="T19">)</text:span><text:span text:style-name="T13">))))</text:span> <text:span text:style-name="T13">(</text:span><text:span text:style-name="T26">λ</text:span> <text:span text:style-name="T13">(</text:span><text:span text:style-name="T26">!</text:span><text:span text:style-name="T13">)</text:span> <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text:span> <text:span text:style-name="T13">(</text:span><text:span text:style-name="T26">sub1</text:span> <text:span text:style-name="T26">n</text:span><text:span text:style-name="T13">)))))))</text:span> <text:span text:style-name="T26">4</text:span><text:span text:style-name="T13">)</text:span></text:p>
      <text:p text:style-name="Standard">as an attempt to compute the factorial of 4, does not work. Copy the above expression into DrScheme’s definition window and use Debug to see what happens. The reason that the above factorial function does not work is that Scheme evaluates in applicative order. <text:span text:style-name="T33">Y</text:span> is not suited for this strategy of reduction. This has already been discussed in the previous section. For applicative order reduction use <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f</text:span> <text:span text:style-name="T26">f</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f</text:span><text:span text:style-name="T53"> </text:span><text:span text:style-name="T34">f</text:span><text:span text:style-name="T19">)</text:span><text:span text:style-name="T53"> </text:span><text:span text:style-name="T34">x</text:span><text:span text:style-name="T19">))</text:span><text:span text:style-name="T13">))))</text:span>.</text:p>
      <text:list text:style-name="Outline" text:continue-numbering="true">
        <text:list-item>
          <text:list text:continue-numbering="true">
            <text:list-item>
              <text:h text:style-name="Heading_20_2" text:outline-level="2">Undecidability</text:h>
            </text:list-item>
          </text:list>
        </text:list-item>
      </text:list>
      <text:p text:style-name="Standard">Write <text:span text:style-name="T33">T</text:span> ≡ <text:span text:style-name="T13">(</text:span><text:span text:style-name="T26">λ</text:span> <text:span text:style-name="T13">(</text:span><text:span text:style-name="T26">x</text:span> <text:span text:style-name="T26">y</text:span><text:span text:style-name="T13">)</text:span> <text:span text:style-name="T26">x</text:span><text:span text:style-name="T13">)</text:span> and <text:span text:style-name="T33">F</text:span> ≡ <text:span text:style-name="T13">(</text:span><text:span text:style-name="T26">λ</text:span> <text:span text:style-name="T13">(</text:span><text:span text:style-name="T26">x</text:span> <text:span text:style-name="T26">y</text:span><text:span text:style-name="T13">)</text:span> <text:span text:style-name="T26">y</text:span><text:span text:style-name="T13">)</text:span>. A lambda term, say <text:span text:style-name="T4">P</text:span>, is a predicate if for every arbitrary lambda term <text:span text:style-name="T4">M</text:span>, either <text:span text:style-name="T13">(</text:span><text:span text:style-name="T4">P M</text:span><text:span text:style-name="T13">)</text:span> = <text:span text:style-name="T33">T</text:span> or<text:span text:style-name="T4"> </text:span><text:span text:style-name="T13">(</text:span><text:span text:style-name="T4">P M</text:span><text:span text:style-name="T13">)</text:span> = <text:span text:style-name="T33">F</text:span>, or <text:span text:style-name="T13">(</text:span><text:span text:style-name="T4">P M</text:span><text:span text:style-name="T13">)</text:span> has no normal form. <text:span text:style-name="T4">P</text:span> is complete if <text:span text:style-name="T13">(</text:span><text:span text:style-name="T4">P</text:span> <text:span text:style-name="T4">M</text:span><text:span text:style-name="T13">)</text:span> has a normal form for every arbitrary <text:span text:style-name="T4">M</text:span>, meaning that <text:span text:style-name="T13">(</text:span><text:span text:style-name="T4">P</text:span> <text:span text:style-name="T4">M</text:span><text:span text:style-name="T13">)</text:span> is either <text:span text:style-name="T33">T</text:span> or <text:span text:style-name="T33">F</text:span>. <text:span text:style-name="T4">P</text:span> is not trivial if there are two terms <text:span text:style-name="T4">T</text:span> and <text:span text:style-name="T4">F</text:span> such that <text:span text:style-name="T13">(</text:span><text:span text:style-name="T4">P T</text:span><text:span text:style-name="T13">)</text:span> = <text:span text:style-name="T33">T</text:span> and <text:span text:style-name="T13">(</text:span><text:span text:style-name="T4">P F</text:span><text:span text:style-name="T13">)</text:span> = <text:span text:style-name="T33">F</text:span>.</text:p>
      <text:list text:style-name="Outline" text:continue-numbering="true">
        <text:list-item>
          <text:list text:continue-numbering="true">
            <text:list-item>
              <text:list text:continue-numbering="true">
                <text:list-item>
                  <text:h text:style-name="Heading_20_3" text:outline-level="3">Theorem</text:h>
                </text:list-item>
              </text:list>
            </text:list-item>
          </text:list>
        </text:list-item>
      </text:list>
      <text:p text:style-name="Standard">There is no non trivial complete predicate.</text:p>
      <text:list text:style-name="Outline" text:continue-numbering="true">
        <text:list-item>
          <text:list text:continue-numbering="true">
            <text:list-item>
              <text:list text:continue-numbering="true">
                <text:list-item>
                  <text:h text:style-name="Heading_20_3" text:outline-level="3">Proof</text:h>
                </text:list-item>
              </text:list>
            </text:list-item>
          </text:list>
        </text:list-item>
      </text:list>
      <text:p text:style-name="Standard">The theorem is proven by reductio ad absurdum. Suppose that <text:span text:style-name="T4">P</text:span> is a non trivial complete predicate. Then there is a <text:span text:style-name="T4">T</text:span> and an <text:span text:style-name="T4">F</text:span> such that <text:span text:style-name="T13">(</text:span><text:span text:style-name="T4">P T</text:span><text:span text:style-name="T13">)</text:span> = <text:span text:style-name="T33">T</text:span> and <text:span text:style-name="T13">(</text:span><text:span text:style-name="T4">P F</text:span><text:span text:style-name="T13">)</text:span> = <text:span text:style-name="T33">F</text:span>. Now define:</text:p>
      <text:p text:style-name="P22"><text:span text:style-name="T4">N</text:span> ≡ <text:span text:style-name="T13">(</text:span><text:span text:style-name="T26">λ</text:span> <text:span text:style-name="T13">(</text:span><text:span text:style-name="T26">x</text:span><text:span text:style-name="T13">)</text:span> <text:span text:style-name="T13">(</text:span><text:span text:style-name="T4">P</text:span> <text:span text:style-name="T26">x</text:span> <text:span text:style-name="T4">F</text:span> <text:span text:style-name="T4">T</text:span><text:span text:style-name="T13">))</text:span><text:tab/><text:span text:style-name="T6">N</text:span> for ‘negation’</text:p>
      <text:p text:style-name="P15"><text:span text:style-name="T4">A</text:span> ≡ <text:span text:style-name="T13">(</text:span><text:span text:style-name="T33">Y</text:span> <text:span text:style-name="T4">N</text:span><text:span text:style-name="T13">)</text:span> = <text:span text:style-name="T13">(</text:span><text:span text:style-name="T4">N</text:span> <text:span text:style-name="T13">(</text:span><text:span text:style-name="T33">Y</text:span> <text:span text:style-name="T4">N</text:span><text:span text:style-name="T13">))</text:span> = <text:span text:style-name="T13">(</text:span><text:span text:style-name="T4">N</text:span> <text:span text:style-name="T4">A</text:span><text:span text:style-name="T13">)<text:tab/></text:span><text:span text:style-name="T4">A</text:span> for ‘absurdum’</text:p>
      <text:p text:style-name="Standard">Because <text:span text:style-name="T4">P</text:span> is supposed to be complete we have either: <text:span text:style-name="T13">(</text:span><text:span text:style-name="T4">P</text:span> <text:span text:style-name="T33">A</text:span><text:span text:style-name="T13">)</text:span> = <text:span text:style-name="T33">T</text:span> or <text:span text:style-name="T13">(</text:span><text:span text:style-name="T4">P</text:span> <text:span text:style-name="T33">A</text:span><text:span text:style-name="T13">)</text:span> = <text:span text:style-name="T33">F</text:span>. However:</text:p>
      <text:p text:style-name="P23"><text:span text:style-name="T13">(</text:span><text:span text:style-name="T4">P</text:span> <text:span text:style-name="T4">A</text:span><text:span text:style-name="T13">)</text:span> = <text:span text:style-name="T33">T</text:span> <text:span text:style-name="T38"></text:span> <text:span text:style-name="T33">T</text:span> = <text:span text:style-name="T13">(</text:span><text:span text:style-name="T4">P</text:span> <text:span text:style-name="T4">A</text:span><text:span text:style-name="T13">)</text:span> = <text:span text:style-name="T13">(</text:span><text:span text:style-name="T4">P</text:span> <text:span text:style-name="T13">(</text:span><text:span text:style-name="T4">N</text:span> <text:span text:style-name="T4">A</text:span><text:span text:style-name="T13">))</text:span> = <text:span text:style-name="T13">(</text:span><text:span text:style-name="T4">P</text:span> <text:span text:style-name="T13">(</text:span><text:span text:style-name="T4">P</text:span> <text:span text:style-name="T4">A</text:span> <text:span text:style-name="T4">F</text:span> <text:span text:style-name="T4">T</text:span><text:span text:style-name="T13">))</text:span> = <text:span text:style-name="T13">(</text:span><text:span text:style-name="T4">P</text:span> <text:span text:style-name="T13">(</text:span><text:span text:style-name="T33">T</text:span> <text:span text:style-name="T4">F</text:span> <text:span text:style-name="T4">T</text:span><text:span text:style-name="T13">))</text:span> = <text:span text:style-name="T13">(</text:span><text:span text:style-name="T4">P</text:span><text:tab/> <text:span text:style-name="T4">F</text:span><text:span text:style-name="T13">)</text:span> = <text:span text:style-name="T33">F</text:span>, a contradiction.</text:p>
      <text:p text:style-name="P16"><text:span text:style-name="T13">(</text:span><text:span text:style-name="T4">P</text:span> <text:span text:style-name="T4">A</text:span><text:span text:style-name="T13">)</text:span> = <text:span text:style-name="T33">F</text:span> <text:span text:style-name="T38"></text:span> <text:span text:style-name="T33">F</text:span> = <text:span text:style-name="T13">(</text:span><text:span text:style-name="T4">P</text:span> <text:span text:style-name="T4">A</text:span><text:span text:style-name="T13">)</text:span> = <text:span text:style-name="T13">(</text:span><text:span text:style-name="T4">P</text:span> <text:span text:style-name="T13">(</text:span><text:span text:style-name="T4">N</text:span> <text:span text:style-name="T4">A</text:span><text:span text:style-name="T13">))</text:span> = <text:span text:style-name="T13">(</text:span><text:span text:style-name="T4">P</text:span> <text:span text:style-name="T13">(</text:span><text:span text:style-name="T4">P</text:span> <text:span text:style-name="T4">A</text:span> <text:span text:style-name="T4">F</text:span> <text:span text:style-name="T4">T</text:span><text:span text:style-name="T13">))</text:span> = <text:span text:style-name="T13">(</text:span><text:span text:style-name="T4">P</text:span> <text:span text:style-name="T13">(</text:span><text:span text:style-name="T33">F</text:span> <text:span text:style-name="T4">F</text:span> <text:span text:style-name="T4">T</text:span><text:span text:style-name="T13">))</text:span> = <text:span text:style-name="T13">(</text:span><text:span text:style-name="T4">P</text:span><text:tab/> <text:span text:style-name="T4">T</text:span><text:span text:style-name="T13">)</text:span> = <text:span text:style-name="T33">T</text:span>, a contradiction.</text:p>
      <text:p text:style-name="Standard">Hence <text:span text:style-name="T4">P</text:span> does not exist. QED.</text:p>
      <text:list text:style-name="Outline" text:continue-numbering="true">
        <text:list-item>
          <text:list text:continue-numbering="true">
            <text:list-item>
              <text:list text:continue-numbering="true">
                <text:list-item>
                  <text:h text:style-name="Heading_20_3" text:outline-level="3">Corollary</text:h>
                </text:list-item>
              </text:list>
            </text:list-item>
          </text:list>
        </text:list-item>
      </text:list>
      <text:p text:style-name="P8">From the above theorem it immediately follows that there is no complete non trivial predicate that can decide whether or not its argument has a normal form <text:span text:style-name="T13">(</text:span><text:a xlink:type="simple" xlink:href="http://en.wikipedia.org/wiki/Halting_problem"><text:span text:style-name="Internet_20_link">halting problem</text:span></text:a><text:span text:style-name="T13">)</text:span> It means that there is no program that for all programs can decide whether or not it will produce a result within a finite number of steps.</text:p>
      <text:list text:style-name="Outline" text:continue-numbering="true">
        <text:list-item>
          <text:list text:continue-numbering="true">
            <text:list-item>
              <text:list text:continue-numbering="true">
                <text:list-item>
                  <text:h text:style-name="Heading_20_3" text:outline-level="3">Corollary</text:h>
                </text:list-item>
              </text:list>
            </text:list-item>
          </text:list>
        </text:list-item>
      </text:list>
      <text:p text:style-name="Standard">There is no term <text:span text:style-name="T4">E</text:span> such that <text:span text:style-name="T13">(</text:span><text:span text:style-name="T4">E</text:span> <text:span text:style-name="T4">M</text:span> <text:span text:style-name="T4">N</text:span><text:span text:style-name="T13">)</text:span> = <text:span text:style-name="T33">T</text:span> if <text:span text:style-name="T4">N</text:span> = <text:span text:style-name="T4">M</text:span> and <text:span text:style-name="T13">(</text:span><text:span text:style-name="T4">E</text:span> <text:span text:style-name="T4">M</text:span> <text:span text:style-name="T4">N</text:span><text:span text:style-name="T13">)</text:span> = <text:span text:style-name="T33">F</text:span> if <text:span text:style-name="T4">N</text:span> ≠ <text:span text:style-name="T4">M</text:span>, for this would mean that for every <text:span text:style-name="T4">M</text:span> the term <text:span text:style-name="T13">(</text:span><text:span text:style-name="T4">E</text:span> <text:span text:style-name="T4">M</text:span><text:span text:style-name="T13">)</text:span> would have to be a complete non trivial predicate. If we restrict the domain to reducible terms <text:span text:style-name="T4">M</text:span> and <text:span text:style-name="T4">N</text:span>, then it is possible to construct <text:span text:style-name="T4">E</text:span> such that <text:span text:style-name="T13">(</text:span><text:span text:style-name="T4">E</text:span> <text:span text:style-name="T4">M</text:span> <text:span text:style-name="T4">N</text:span><text:span text:style-name="T13">)</text:span> = <text:span text:style-name="T33">T</text:span> if <text:span text:style-name="T4">N</text:span> = <text:span text:style-name="T4">M</text:span> and <text:span text:style-name="T13">(</text:span><text:span text:style-name="T4">E</text:span> <text:span text:style-name="T4">M</text:span> <text:span text:style-name="T4">N</text:span><text:span text:style-name="T13">)</text:span> = <text:span text:style-name="T33">F</text:span> if <text:span text:style-name="T4">N</text:span> ≠ <text:span text:style-name="T4">M</text:span>, for example by reducing <text:span text:style-name="T4">M</text:span> and <text:span text:style-name="T4">N</text:span> <text:s/>and check whether or not they are α-congruent. However, the set of reducible terms is not well defined for we have no predicate for that property, nor within the Lambda Calculus, nor when reasoning about the Lambda Calculus.</text:p>
      <text:p text:style-name="P8">One can even prove something stronger than the above theorem. The range of a lambda term <text:span text:style-name="T4">M</text:span> is the set {<text:span text:style-name="T13">(</text:span><text:span text:style-name="T4">M</text:span> <text:span text:style-name="T4">N</text:span><text:span text:style-name="T13">)</text:span>, <text:span text:style-name="T4">N</text:span> a lambda term}. A range either consists of one single element or is infinite. See <text:a xlink:type="simple" xlink:href="#Barendregt"><text:span text:style-name="Internet_20_link">Barendregt</text:span></text:a> for a proof.</text:p>
      <text:list text:style-name="Outline" text:continue-numbering="true">
        <text:list-item>
          <text:list text:continue-numbering="true">
            <text:list-item>
              <text:h text:style-name="P113" text:outline-level="2">Applicative order reduction</text:h>
            </text:list-item>
          </text:list>
        </text:list-item>
      </text:list>
      <text:p text:style-name="P71">Normal order reduction is effective, but not efficient. For example: <text:span text:style-name="T13">((</text:span><text:span text:style-name="T26">λ</text:span> <text:span text:style-name="T13">(</text:span><text:span text:style-name="T26">x</text:span><text:span text:style-name="T13">)</text:span> <text:span text:style-name="T13">(</text:span><text:span text:style-name="T26">x</text:span> <text:span text:style-name="T26">x</text:span><text:span text:style-name="T13">))</text:span> ‹argument›<text:span text:style-name="T13">)</text:span> →<text:line-break/><text:span text:style-name="T13">(</text:span>‹argument› ‹argument›<text:span text:style-name="T13">). </text:span>This means that both occurrences of the ‹argument› must yet be reduced. This can be avoided by reducing the ‹argument› before contracting the outermost redex. However, this strategy does not always find the normal form of reducible terms. For example:</text:p>
      <text:p text:style-name="P18"><text:span text:style-name="T13">((</text:span><text:span text:style-name="T26">λ</text:span> <text:span text:style-name="T13">(</text:span><text:span text:style-name="T26">x</text:span><text:span text:style-name="T13">)</text:span> <text:span text:style-name="T26">y</text:span><text:span text:style-name="T13">)</text:span> <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text:span text:style-name="T13">)</text:span> →<text:span text:style-name="T9">applicative-order</text:span> <text:span text:style-name="T13">((</text:span><text:span text:style-name="T26">λ</text:span> <text:span text:style-name="T13">(</text:span><text:span text:style-name="T26">x</text:span><text:span text:style-name="T13">)</text:span> <text:span text:style-name="T26">y</text:span><text:span text:style-name="T13">)</text:span> <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text:span text:style-name="T13">)</text:span> because</text:p>
      <text:p text:style-name="Standard"><text:soft-page-break/><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 → <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text:span text:style-name="T53"> </text:span><text:span text:style-name="T19">(</text:span><text:span text:style-name="T34">λ</text:span><text:span text:style-name="T53"> </text:span><text:span text:style-name="T19">(</text:span><text:span text:style-name="T34">x</text:span><text:span text:style-name="T19">)</text:span><text:span text:style-name="T53"> </text:span><text:span text:style-name="T19">(</text:span><text:span text:style-name="T34">x</text:span><text:span text:style-name="T53"> </text:span><text:span text:style-name="T34">x</text:span><text:span text:style-name="T19">)))</text:span>. Yet the term is reducible. Its normal form is <text:span text:style-name="T26">y</text:span>. This means that the applicative order strategy does not find the normal forms of all reducible terms. We have to limit the terms to be reduced to those in which a function is never applied to an irreducible argument. Another problem is the if-form. It is essential that in <text:span text:style-name="T13">(</text:span><text:span text:style-name="T26">if</text:span> ‹test› ‹then‑part› ‹else‑part›<text:span text:style-name="T13">)</text:span> the two alternatives are not evaluated before the test has decided which one to choose. Therefore <text:span text:style-name="T4">if</text:span> is necessarily a syntactic form in Scheme. Nevertheless we can write the if-form in terms of functions only. We only have to postpone the evaluation of the two alternatives. This can be done by wrapping them in abstractions:</text:p>
      <text:p text:style-name="Standard"><text:span text:style-name="T13">((</text:span>‹test› <text:span text:style-name="T13">(</text:span><text:span text:style-name="T26">λ</text:span> <text:span text:style-name="T13">(</text:span>‹ignore›<text:span text:style-name="T13">)</text:span> ‹then-part›<text:span text:style-name="T13">)</text:span> <text:span text:style-name="T13">(</text:span><text:span text:style-name="T26">λ</text:span> <text:span text:style-name="T13">(</text:span>‹ignore›<text:span text:style-name="T13">)</text:span> ‹else-part›<text:span text:style-name="T13">))</text:span> ‹to-be-ignored›<text:span text:style-name="T13">)</text:span></text:p>
      <text:p text:style-name="Standard">The test, which must yield either <text:span text:style-name="T33">T</text:span> or <text:span text:style-name="T33">F</text:span>, selects one of the two abstractions. The selected one is applied to ‹to-be-ignored›.</text:p>
      <text:list text:style-name="Outline" text:continue-numbering="true">
        <text:list-item>
          <text:list text:continue-numbering="true">
            <text:list-item>
              <text:h text:style-name="Heading_20_2" text:outline-level="2">Lazy-evaluator</text:h>
            </text:list-item>
          </text:list>
        </text:list-item>
      </text:list>
      <text:p text:style-name="Standard">Lazy reduction is yet another deterministic reduction strategy. When a function is applied to an actual argument, as in <text:span text:style-name="T13">((</text:span><text:span text:style-name="T26">λ</text:span> <text:span text:style-name="T13">(</text:span>‹formal-argument›<text:span text:style-name="T13">)</text:span> ‹body›<text:span text:style-name="T13">)</text:span> ‹actual-argument›<text:span text:style-name="T13">)</text:span>, we can attach a label to each free occurrence of the formal argument within the body. The label refers to the still uncontracted actual argument. For each application a fresh label must be chosen. Now the body can be reduced. If during the reduction of the body the formal argument is referenced, the corresponding actual argument is reduced and its normal form substituted for every variable that has the same label. This has the advantage of postponing the reduction of actual arguments that will never be needed, but avoids multiple reduction of the same argument. For reasons of efficiency a lazy evaluator will be used in the remainder of this essay. It is like Scheme, but with the following modifications:</text:p>
      <text:p text:style-name="P100">0<text:tab/>Each uncurried term is evaluated as though fully curried. This allows uncurried shorthand.</text:p>
      <text:p text:style-name="P100">1<text:tab/>Free variables are allowed and are self-evaluating.</text:p>
      <text:p text:style-name="P100">2<text:tab/>Abstractions are evaluated to Scheme procedures.</text:p>
      <text:p text:style-name="P99">3<text:tab/>Evaluation of an application does not involve the evaluation of the actual argument. The actual argument is wrapped in a promise and the latter is passed to the procedure. The Scheme procedures mentioned in item 2 know that their argument may be a promise rather than the value itself.</text:p>
      <text:p text:style-name="Standard">Syntax <text:span text:style-name="T4">ev</text:span> in file lazy-reductor.ss shows the implementation. It is not a reductor in the proper sense, because it may return a Scheme procedure, which is not a lambda term. </text:p>
      <text:p text:style-name="Standard">Syntax <text:span text:style-name="T4">def</text:span> allows the preparation of environments to be used during subsequent calls to syntax <text:span text:style-name="T4">ev</text:span>. <text:span text:style-name="T13">(</text:span><text:span text:style-name="T26">def</text:span> ‹var› ‹term›<text:span text:style-name="T13">)</text:span> differs from <text:span text:style-name="T13">(</text:span><text:span text:style-name="T26">define</text:span> ‹var› ‹term›<text:span text:style-name="T13">)</text:span> because <text:span text:style-name="T4">def</text:span> binds the variable only after evaluation of the term. Hence it does not allow forward or recursive references to any variable. <text:span text:style-name="T4">Def</text:span> cannot construct self reference or recursion as can be done with <text:span text:style-name="T4">define</text:span> or <text:span text:style-name="T4">letrec</text:span>. <text:span text:style-name="T4">Def</text:span> may be used to redefine a variable. The new definition shadows the old one, but does not affect any definition that was made before the variable was shadowed. A sequence of def-forms preceding an ev-form has the same effect as <text:span text:style-name="T13">(</text:span><text:span text:style-name="T26">ev</text:span> <text:span text:style-name="T13">(</text:span>let* <text:span text:style-name="T13">((</text:span>‹var› ‹term›<text:span text:style-name="T13">)</text:span> <text:span text:style-name="T22">...</text:span><text:span text:style-name="T13">)</text:span> ‹term›<text:span text:style-name="T13">))</text:span>, where the let*-form is expanded in terms of lambda, which can be done as follows:</text:p>
      <text:p text:style-name="P80"><text:span text:style-name="T26">#lang</text:span> <text:span text:style-name="T26">scheme</text:span><text:tab/><text:span text:style-name="T26">;</text:span> <text:a xlink:type="simple" xlink:href="http://let-star-in-terms-of-lambda.ss/"><text:span text:style-name="Internet_20_link">File let-star-in-terms-of-lambda.ss</text:span></text:a></text:p>
      <text:p text:style-name="P32"><text:span text:style-name="T13">(</text:span><text:span text:style-name="T26">define-syntax</text:span> <text:span text:style-name="T26">let*</text:span></text:p>
      <text:p text:style-name="P32"><text:span text:style-name="T26"> </text:span><text:span text:style-name="T13">(</text:span><text:span text:style-name="T26">syntax-rules</text:span> <text:span text:style-name="T13">(</text:span> <text:span text:style-name="T13">)</text:span></text:p>
      <text:p text:style-name="P54"><text:span text:style-name="T26">  </text:span><text:span text:style-name="T13">((</text:span><text:span text:style-name="T26">let*</text:span> <text:span text:style-name="T13">(</text:span> <text:span text:style-name="T13">)</text:span> <text:span text:style-name="T26">.</text:span> <text:span text:style-name="T26">body</text:span><text:span text:style-name="T13">)</text:span> <text:span text:style-name="T13">((</text:span><text:span text:style-name="T26">λ</text:span> <text:span text:style-name="T13">(</text:span> <text:span text:style-name="T13">)</text:span> <text:span text:style-name="T26">.</text:span> <text:span text:style-name="T26">body</text:span><text:span text:style-name="T13">)))</text:span></text:p>
      <text:p text:style-name="P54"><text:span text:style-name="T26">  </text:span><text:span text:style-name="T13">((</text:span><text:span text:style-name="T26">let*</text:span> <text:span text:style-name="T13">((</text:span><text:span text:style-name="T26">var</text:span> <text:span text:style-name="T26">expr</text:span><text:span text:style-name="T13">)</text:span> <text:span text:style-name="T26">binding</text:span> <text:span text:style-name="T22">...</text:span><text:span text:style-name="T13">)</text:span> <text:span text:style-name="T26">.</text:span> <text:span text:style-name="T26">body</text:span><text:span text:style-name="T13">)</text:span></text:p>
      <text:p text:style-name="P54"><text:span text:style-name="T26">   </text:span><text:span text:style-name="T13">((</text:span><text:span text:style-name="T26">λ</text:span> <text:span text:style-name="T13">(</text:span><text:span text:style-name="T26">var</text:span><text:span text:style-name="T13">)</text:span> <text:span text:style-name="T13">(</text:span><text:span text:style-name="T26">let*</text:span> <text:span text:style-name="T13">(</text:span><text:span text:style-name="T26">binding</text:span> <text:span text:style-name="T22">...</text:span><text:span text:style-name="T13">)</text:span> <text:span text:style-name="T26">.</text:span> <text:span text:style-name="T26">body</text:span><text:span text:style-name="T13">))</text:span> <text:span text:style-name="T26">expr</text:span><text:span text:style-name="T13">))))</text:span></text:p>
      <text:p text:style-name="P18"/>
      <text:p text:style-name="P80"><text:span text:style-name="T26">#lang</text:span> <text:span text:style-name="T26">scheme</text:span> <text:span text:style-name="T28">#|</text:span><text:tab/><text:span text:style-name="T26">;</text:span> <text:a xlink:type="simple" xlink:href="http://lazy-evaluator.ss/"><text:span text:style-name="Internet_20_link">File lazy-evaluator.ss</text:span></text:a></text:p>
      <text:p text:style-name="P30">Syntax: <text:span text:style-name="T13">(</text:span><text:span text:style-name="T26">ev</text:span> ‹term›<text:span text:style-name="T13">)</text:span> → value of the term</text:p>
      <text:p text:style-name="P73"><text:soft-page-break/>Curries the term and evaluates it in the current environment. Free variables are allowed and self-evaluating. When an application is evaluated, the operator must be a function. The actual-argument is not evaluated, but wrapped in a promise. The value of an abstraction is a procedure of one argument. If this procedure receives a promise, the promise will be forced when needed.</text:p>
      <text:p text:style-name="P30">Syntax: <text:span text:style-name="T13">(</text:span><text:span text:style-name="T26">def</text:span> ‹var› ‹term›<text:span text:style-name="T13">)</text:span></text:p>
      <text:p text:style-name="P73">First evaluates the term in the current environment, then adds the binding to the current environment. It is allowed to shadow an existing binding. Initially the current environment is empty.</text:p>
      <text:p text:style-name="P30">Procedure: <text:span text:style-name="T13">(</text:span><text:span text:style-name="T26">list-vars</text:span><text:span text:style-name="T13">)</text:span> → list of variables</text:p>
      <text:p text:style-name="P73">Returns the list of all variables bound in the current environment. Shadowed variables are included.</text:p>
      <text:p text:style-name="P30"><text:span text:style-name="T13">(</text:span><text:span text:style-name="T26">clear-env</text:span><text:span text:style-name="T13">)</text:span> → void</text:p>
      <text:p text:style-name="P73">Clears the current environment.<text:span text:style-name="T28">|#</text:span></text:p>
      <text:p text:style-name="P54"><text:span text:style-name="T13">(</text:span><text:span text:style-name="T26">define-syntax</text:span> <text:span text:style-name="T13">(</text:span><text:span text:style-name="T26">def</text:span> <text:span text:style-name="T26">stx</text:span><text:span text:style-name="T13">)</text:span></text:p>
      <text:p text:style-name="P54"><text:span text:style-name="T26"> </text:span><text:span text:style-name="T13">(</text:span><text:span text:style-name="T26">syntax-case</text:span> <text:span text:style-name="T26">stx</text:span> <text:span text:style-name="T13">( )</text:span></text:p>
      <text:p text:style-name="P83"><text:span text:style-name="T26">  </text:span><text:span text:style-name="T13">((</text:span><text:span text:style-name="T26">_</text:span> <text:span text:style-name="T26">var</text:span> <text:span text:style-name="T26">x</text:span><text:span text:style-name="T13">)</text:span> <text:span text:style-name="T26">#'</text:span><text:span text:style-name="T13">(</text:span><text:span text:style-name="T26">extend-env</text:span> <text:span text:style-name="T26">'var</text:span> <text:span text:style-name="T13">(</text:span><text:span text:style-name="T26">let</text:span> <text:span text:style-name="T13">((</text:span><text:span text:style-name="T26">e</text:span> <text:span text:style-name="T26">env</text:span><text:span text:style-name="T13">))</text:span> <text:span text:style-name="T13">(</text:span><text:span text:style-name="T26">lazy</text:span> <text:span text:style-name="T13">(</text:span><text:span text:style-name="T26">ev-aux</text:span> <text:span text:style-name="T26">'x</text:span> <text:span text:style-name="T26">e</text:span><text:span text:style-name="T13">)))))))</text:span></text:p>
      <text:p text:style-name="P83"><text:span text:style-name="T13">(</text:span><text:span text:style-name="T26">define-syntax</text:span> <text:span text:style-name="T26">ev</text:span> <text:span text:style-name="T13">(</text:span><text:span text:style-name="T26">syntax-rules</text:span> <text:span text:style-name="T13">( )</text:span> <text:span text:style-name="T13">((</text:span><text:span text:style-name="T26">_</text:span> <text:span text:style-name="T26">x</text:span><text:span text:style-name="T13">)</text:span> <text:span text:style-name="T13">(</text:span><text:span text:style-name="T26">ev-aux</text:span> <text:span text:style-name="T26">'x</text:span> <text:span text:style-name="T26">env</text:span><text:span text:style-name="T13">))))</text:span></text:p>
      <text:p text:style-name="P32"><text:span text:style-name="T13">(</text:span><text:span text:style-name="T26">define</text:span> <text:span text:style-name="T13">(</text:span><text:span text:style-name="T26">ev-aux</text:span> <text:span text:style-name="T26">x</text:span> <text:span text:style-name="T26">env</text:span><text:span text:style-name="T13">)</text:span></text:p>
      <text:p text:style-name="P32"><text:span text:style-name="T26"> </text:span><text:span text:style-name="T13">(</text:span><text:span text:style-name="T26">cond</text:span></text:p>
      <text:p text:style-name="P32"><text:span text:style-name="T26">  </text:span><text:span text:style-name="T13">((</text:span><text:span text:style-name="T26">var?</text:span> <text:span text:style-name="T26">x</text:span><text:span text:style-name="T13">)</text:span> <text:span text:style-name="T13">(</text:span><text:span text:style-name="T26">force</text:span> <text:span text:style-name="T13">(</text:span><text:span text:style-name="T26">lookup</text:span> <text:span text:style-name="T26">x</text:span> <text:span text:style-name="T26">env</text:span><text:span text:style-name="T13">)))</text:span></text:p>
      <text:p text:style-name="P32"><text:span text:style-name="T26">  </text:span><text:span text:style-name="T13">((</text:span><text:span text:style-name="T26">abstr?</text:span> <text:span text:style-name="T26">x</text:span><text:span text:style-name="T13">)</text:span> <text:span text:style-name="T13">(</text:span><text:span text:style-name="T26">make-fun</text:span> <text:span text:style-name="T13">(</text:span><text:span text:style-name="T26">cadr</text:span> <text:span text:style-name="T26">x</text:span><text:span text:style-name="T13">)</text:span> <text:span text:style-name="T13">(</text:span><text:span text:style-name="T26">caddr</text:span> <text:span text:style-name="T26">x</text:span><text:span text:style-name="T13">)</text:span> <text:span text:style-name="T26">env</text:span><text:span text:style-name="T13">))</text:span></text:p>
      <text:p text:style-name="P32"><text:span text:style-name="T26">  </text:span><text:span text:style-name="T13">((</text:span><text:span text:style-name="T26">appl?</text:span> <text:span text:style-name="T26">x</text:span><text:span text:style-name="T13">)</text:span> <text:span text:style-name="T13">(</text:span><text:span text:style-name="T26">make-appl</text:span> <text:span text:style-name="T13">(</text:span><text:span text:style-name="T26">ev-aux</text:span> <text:span text:style-name="T13">(</text:span><text:span text:style-name="T26">car</text:span> <text:span text:style-name="T26">x</text:span><text:span text:style-name="T13">)</text:span> <text:span text:style-name="T26">env</text:span><text:span text:style-name="T13">)</text:span> <text:span text:style-name="T13">(</text:span><text:span text:style-name="T26">cdr</text:span> <text:span text:style-name="T26">x</text:span><text:span text:style-name="T13">)</text:span> <text:span text:style-name="T26">env</text:span><text:span text:style-name="T13">))</text:span></text:p>
      <text:p text:style-name="P83"><text:span text:style-name="T26">  </text:span><text:span text:style-name="T13">(</text:span><text:span text:style-name="T26">else</text:span> <text:span text:style-name="T13">(</text:span><text:span text:style-name="T26">error</text:span> <text:span text:style-name="T26">'ev</text:span> <text:span text:style-name="T26">"incorrect</text:span> <text:span text:style-name="T13">(</text:span><text:span text:style-name="T26">sub</text:span><text:span text:style-name="T13">)</text:span><text:span text:style-name="T26">term</text:span> <text:span text:style-name="T26">~s"</text:span> <text:span text:style-name="T26">x</text:span><text:span text:style-name="T13">))))</text:span></text:p>
      <text:p text:style-name="P54"><text:span text:style-name="T13">(</text:span><text:span text:style-name="T26">define</text:span> <text:span text:style-name="T13">(</text:span><text:span text:style-name="T26">make-fun</text:span> <text:span text:style-name="T26">vars</text:span> <text:span text:style-name="T26">body</text:span> <text:span text:style-name="T26">env</text:span><text:span text:style-name="T13">)</text:span></text:p>
      <text:p text:style-name="P54"><text:span text:style-name="T26"> </text:span><text:span text:style-name="T13">(</text:span><text:span text:style-name="T26">if</text:span> <text:span text:style-name="T13">(</text:span><text:span text:style-name="T26">null?</text:span> <text:span text:style-name="T26">vars</text:span><text:span text:style-name="T13">)</text:span> <text:span text:style-name="T13">(</text:span><text:span text:style-name="T26">ev-aux</text:span> <text:span text:style-name="T26">body</text:span> <text:span text:style-name="T26">env</text:span><text:span text:style-name="T13">)</text:span></text:p>
      <text:p text:style-name="P54"><text:span text:style-name="T26">  </text:span><text:span text:style-name="T13">(</text:span><text:span text:style-name="T26">let</text:span> <text:span text:style-name="T13">((</text:span><text:span text:style-name="T26">var</text:span> <text:span text:style-name="T13">(</text:span><text:span text:style-name="T26">car</text:span> <text:span text:style-name="T26">vars</text:span><text:span text:style-name="T13">))</text:span> <text:span text:style-name="T13">(</text:span><text:span text:style-name="T26">vars</text:span> <text:span text:style-name="T13">(</text:span><text:span text:style-name="T26">cdr</text:span> <text:span text:style-name="T26">vars</text:span><text:span text:style-name="T13">)))</text:span></text:p>
      <text:p text:style-name="P83"><text:span text:style-name="T26">   </text:span><text:span text:style-name="T13">(</text:span><text:span text:style-name="T26">λ</text:span> <text:span text:style-name="T13">(</text:span><text:span text:style-name="T26">x</text:span><text:span text:style-name="T13">)</text:span> <text:span text:style-name="T13">(</text:span><text:span text:style-name="T26">make-fun</text:span> <text:span text:style-name="T26">vars</text:span> <text:span text:style-name="T26">body</text:span> <text:span text:style-name="T13">(</text:span><text:span text:style-name="T26">cons</text:span> <text:span text:style-name="T13">(</text:span><text:span text:style-name="T26">cons</text:span> <text:span text:style-name="T26">var</text:span> <text:span text:style-name="T26">x</text:span><text:span text:style-name="T13">)</text:span> <text:span text:style-name="T26">env</text:span><text:span text:style-name="T13">))))))</text:span></text:p>
      <text:p text:style-name="P32"><text:span text:style-name="T13">(</text:span><text:span text:style-name="T26">define</text:span> <text:span text:style-name="T13">(</text:span><text:span text:style-name="T26">make-appl</text:span> <text:span text:style-name="T26">op</text:span> <text:span text:style-name="T26">args</text:span> <text:span text:style-name="T26">env</text:span><text:span text:style-name="T13">)</text:span></text:p>
      <text:p text:style-name="P32"><text:span text:style-name="T26"> </text:span><text:span text:style-name="T13">(</text:span><text:span text:style-name="T26">if</text:span> <text:span text:style-name="T13">(</text:span><text:span text:style-name="T26">null?</text:span> <text:span text:style-name="T26">args</text:span><text:span text:style-name="T13">)</text:span> <text:span text:style-name="T26">op</text:span></text:p>
      <text:p text:style-name="P32"><text:span text:style-name="T26">  </text:span><text:span text:style-name="T13">(</text:span><text:span text:style-name="T26">let</text:span> <text:span text:style-name="T13">((</text:span><text:span text:style-name="T26">arg</text:span> <text:span text:style-name="T13">(</text:span><text:span text:style-name="T26">car</text:span> <text:span text:style-name="T26">args</text:span><text:span text:style-name="T13">))</text:span> <text:span text:style-name="T13">(</text:span><text:span text:style-name="T26">args</text:span> <text:span text:style-name="T13">(</text:span><text:span text:style-name="T26">cdr</text:span> <text:span text:style-name="T26">args</text:span><text:span text:style-name="T13">)))</text:span></text:p>
      <text:p text:style-name="P83"><text:span text:style-name="T26">   </text:span><text:span text:style-name="T13">(</text:span><text:span text:style-name="T26">make-appl</text:span> <text:span text:style-name="T13">(</text:span><text:span text:style-name="T26">op</text:span> <text:span text:style-name="T13">(</text:span><text:span text:style-name="T26">lazy</text:span> <text:span text:style-name="T13">(</text:span><text:span text:style-name="T26">ev-aux</text:span> <text:span text:style-name="T26">arg</text:span> <text:span text:style-name="T26">env</text:span><text:span text:style-name="T13">)))</text:span> <text:span text:style-name="T26">args</text:span> <text:span text:style-name="T26">env</text:span><text:span text:style-name="T13">))))</text:span></text:p>
      <text:p text:style-name="P54"><text:span text:style-name="T13">(</text:span><text:span text:style-name="T26">define</text:span> <text:span text:style-name="T13">(</text:span><text:span text:style-name="T26">abstr?</text:span> <text:span text:style-name="T26">x</text:span><text:span text:style-name="T13">)</text:span> <text:span text:style-name="T13">(</text:span><text:span text:style-name="T26">and</text:span> <text:span text:style-name="T13">(</text:span><text:span text:style-name="T26">list?</text:span> <text:span text:style-name="T26">x</text:span><text:span text:style-name="T13">)</text:span> <text:span text:style-name="T13">(</text:span><text:span text:style-name="T26">=</text:span> <text:span text:style-name="T13">(</text:span><text:span text:style-name="T26">length</text:span> <text:span text:style-name="T26">x</text:span><text:span text:style-name="T13">)</text:span> <text:span text:style-name="T26">3</text:span><text:span text:style-name="T13">)</text:span> <text:span text:style-name="T13">(</text:span><text:span text:style-name="T26">eq?</text:span> <text:span text:style-name="T13">(</text:span><text:span text:style-name="T26">car</text:span> <text:span text:style-name="T26">x</text:span><text:span text:style-name="T13">)</text:span> <text:span text:style-name="T26">'λ</text:span><text:span text:style-name="T13">)</text:span> <text:span text:style-name="T13">(</text:span><text:span text:style-name="T26">formals?</text:span> <text:span text:style-name="T13">(</text:span><text:span text:style-name="T26">cadr</text:span> <text:span text:style-name="T26">x</text:span><text:span text:style-name="T13">))))</text:span></text:p>
      <text:p text:style-name="P54"><text:span text:style-name="T13">(</text:span><text:span text:style-name="T26">define</text:span> <text:span text:style-name="T13">(</text:span><text:span text:style-name="T26">formals?</text:span> <text:span text:style-name="T26">x</text:span><text:span text:style-name="T13">)</text:span> <text:span text:style-name="T13">(</text:span><text:span text:style-name="T26">and</text:span> <text:span text:style-name="T13">(</text:span><text:span text:style-name="T26">list?</text:span> <text:span text:style-name="T26">x</text:span><text:span text:style-name="T13">)</text:span> <text:span text:style-name="T13">(</text:span><text:span text:style-name="T26">andmap</text:span> <text:span text:style-name="T26">var?</text:span> <text:span text:style-name="T26">x</text:span><text:span text:style-name="T13">)))</text:span></text:p>
      <text:p text:style-name="P54"><text:span text:style-name="T13">(</text:span><text:span text:style-name="T26">define</text:span> <text:span text:style-name="T13">(</text:span><text:span text:style-name="T26">appl?</text:span> <text:span text:style-name="T26">x</text:span><text:span text:style-name="T13">)</text:span> <text:span text:style-name="T13">(</text:span><text:span text:style-name="T26">and</text:span> <text:span text:style-name="T13">(</text:span><text:span text:style-name="T26">list?</text:span> <text:span text:style-name="T26">x</text:span><text:span text:style-name="T13">)</text:span> <text:span text:style-name="T13">(</text:span><text:span text:style-name="T26">pair?</text:span> <text:span text:style-name="T26">x</text:span><text:span text:style-name="T13">)</text:span> <text:span text:style-name="T13">(</text:span><text:span text:style-name="T26">not</text:span> <text:span text:style-name="T13">(</text:span><text:span text:style-name="T26">eq?</text:span> <text:span text:style-name="T13">(</text:span><text:span text:style-name="T26">car</text:span> <text:span text:style-name="T26">x</text:span><text:span text:style-name="T13">)</text:span> <text:span text:style-name="T26">'λ</text:span><text:span text:style-name="T13">))))</text:span></text:p>
      <text:p text:style-name="P54"><text:span text:style-name="T13">(</text:span><text:span text:style-name="T26">define</text:span> <text:span text:style-name="T13">(</text:span><text:span text:style-name="T26">var?</text:span> <text:span text:style-name="T26">x</text:span><text:span text:style-name="T13">)</text:span> <text:span text:style-name="T13">(</text:span><text:span text:style-name="T26">and</text:span> <text:span text:style-name="T13">(</text:span><text:span text:style-name="T26">symbol?</text:span> <text:span text:style-name="T26">x</text:span><text:span text:style-name="T13">)</text:span> <text:span text:style-name="T13">(</text:span><text:span text:style-name="T26">not</text:span> <text:span text:style-name="T13">(</text:span><text:span text:style-name="T26">eq?</text:span> <text:span text:style-name="T26">x</text:span> <text:span text:style-name="T26">'λ</text:span><text:span text:style-name="T13">))))</text:span></text:p>
      <text:p text:style-name="P54"><text:span text:style-name="T13">(</text:span><text:span text:style-name="T26">define</text:span> <text:span text:style-name="T26">env</text:span> <text:span text:style-name="T26">'</text:span><text:span text:style-name="T13">( ))</text:span></text:p>
      <text:p text:style-name="P54"><text:span text:style-name="T13">(</text:span><text:span text:style-name="T26">define</text:span> <text:span text:style-name="T13">(</text:span><text:span text:style-name="T26">clear-env</text:span><text:span text:style-name="T13">)</text:span> <text:span text:style-name="T13">(</text:span><text:span text:style-name="T26">set!</text:span> <text:span text:style-name="T26">env</text:span> <text:span text:style-name="T26">'</text:span><text:span text:style-name="T13">( )))</text:span></text:p>
      <text:p text:style-name="P54"><text:span text:style-name="T13">(</text:span><text:span text:style-name="T26">define</text:span> <text:span text:style-name="T13">(</text:span><text:span text:style-name="T26">list-vars</text:span><text:span text:style-name="T13">)</text:span> <text:span text:style-name="T13">(</text:span><text:span text:style-name="T26">map</text:span> <text:span text:style-name="T26">car</text:span> <text:span text:style-name="T26">env</text:span><text:span text:style-name="T13">))</text:span></text:p>
      <text:p text:style-name="P54"><text:span text:style-name="T13">(</text:span><text:span text:style-name="T26">define</text:span> <text:span text:style-name="T13">(</text:span><text:span text:style-name="T26">list-env</text:span><text:span text:style-name="T13">)</text:span> <text:span text:style-name="T26">env</text:span><text:span text:style-name="T13">)</text:span></text:p>
      <text:p text:style-name="P32"><text:span text:style-name="T13">(</text:span><text:span text:style-name="T26">define</text:span> <text:span text:style-name="T13">(</text:span><text:span text:style-name="T26">lookup</text:span> <text:span text:style-name="T26">var</text:span> <text:span text:style-name="T26">env</text:span><text:span text:style-name="T13">)</text:span> <text:span text:style-name="T13">(</text:span><text:span text:style-name="T26">let</text:span> <text:span text:style-name="T13">((</text:span><text:span text:style-name="T26">binding</text:span> <text:span text:style-name="T13">(</text:span><text:span text:style-name="T26">assq</text:span> <text:span text:style-name="T26">var</text:span> <text:span text:style-name="T26">env</text:span><text:span text:style-name="T13">)))</text:span> <text:span text:style-name="T13">(</text:span><text:span text:style-name="T26">if</text:span> <text:span text:style-name="T26">binding</text:span> <text:span text:style-name="T13">(</text:span><text:span text:style-name="T26">cdr</text:span> <text:span text:style-name="T26">binding</text:span><text:span text:style-name="T13">)</text:span> <text:span text:style-name="T26">var</text:span><text:span text:style-name="T13">)))</text:span></text:p>
      <text:p text:style-name="P54"><text:span text:style-name="T13">(</text:span><text:span text:style-name="T26">define</text:span> <text:span text:style-name="T13">(</text:span><text:span text:style-name="T26">extend-env</text:span> <text:span text:style-name="T26">var</text:span> <text:span text:style-name="T26">value</text:span><text:span text:style-name="T13">)</text:span> <text:span text:style-name="T13">(</text:span><text:span text:style-name="T26">set!</text:span> <text:span text:style-name="T26">env</text:span> <text:span text:style-name="T13">(</text:span><text:span text:style-name="T26">cons</text:span> <text:span text:style-name="T13">(</text:span><text:span text:style-name="T26">cons</text:span> <text:span text:style-name="T26">var</text:span> <text:span text:style-name="T26">value</text:span><text:span text:style-name="T13">)</text:span> <text:span text:style-name="T26">env</text:span><text:span text:style-name="T13">)))</text:span></text:p>
      <text:p text:style-name="P83"><text:span text:style-name="T13">(</text:span><text:span text:style-name="T26">provide</text:span> <text:span text:style-name="T26">ev</text:span> <text:span text:style-name="T26">def</text:span> <text:span text:style-name="T26">list-env</text:span> <text:span text:style-name="T26">list-vars</text:span> <text:span text:style-name="T26">clear-env</text:span><text:span text:style-name="T13">)</text:span></text:p>
      <text:list text:style-name="Outline" text:continue-numbering="true">
        <text:list-item>
          <text:list text:continue-numbering="true">
            <text:list-item>
              <text:h text:style-name="Heading_20_2" text:outline-level="2"><text:soft-page-break/>Booleans</text:h>
            </text:list-item>
          </text:list>
        </text:list-item>
      </text:list>
      <text:p text:style-name="P6">The main use of Booleans in a programming language is for Boolean logic and for the test in an if-form in order to choose one out of two options. Therefore we represent true and false by functions of two arguments returning the first cq. the second argument. Every function with this property is a Boolean. Other values cannot be used as Booleans. In fact the functions will be curried, of course. In our terminology a function of two arguments is a function of one argument producing another function of one argument.</text:p>
      <text:p text:style-name="P55"><text:span text:style-name="T26">#lang</text:span> <text:span text:style-name="T26">scheme</text:span><text:tab/><text:span text:style-name="T26">;</text:span> <text:a xlink:type="simple" xlink:href="http://booleans.ss/"><text:span text:style-name="Internet_20_link">File booleans.ss</text:span></text:a></text:p>
      <text:p text:style-name="P54"><text:span text:style-name="T13">(</text:span><text:span text:style-name="T26">require</text:span> <text:span text:style-name="T26">"lazy-evaluator.ss"</text:span><text:span text:style-name="T13">)</text:span></text:p>
      <text:p text:style-name="P65"><text:span text:style-name="T13">(</text:span><text:span text:style-name="T26">def</text:span> <text:span text:style-name="T26">True</text:span><text:tab/><text:span text:style-name="T13">(</text:span><text:span text:style-name="T26">λ</text:span> <text:span text:style-name="T13">(</text:span><text:span text:style-name="T26">x</text:span> <text:span text:style-name="T26">y</text:span><text:span text:style-name="T13">)</text:span> <text:span text:style-name="T26">x</text:span><text:span text:style-name="T13">))</text:span> <text:span text:style-name="T26">;</text:span> ≡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x</text:span><text:span text:style-name="T13">))</text:span></text:p>
      <text:p text:style-name="P65"><text:span text:style-name="T13">(</text:span><text:span text:style-name="T26">def</text:span> <text:span text:style-name="T26">False</text:span><text:tab/><text:span text:style-name="T13">(</text:span><text:span text:style-name="T26">λ</text:span> <text:span text:style-name="T13">(</text:span><text:span text:style-name="T26">x</text:span> <text:span text:style-name="T26">y</text:span><text:span text:style-name="T13">)</text:span> <text:span text:style-name="T26">y</text:span><text:span text:style-name="T13">))</text:span> <text:span text:style-name="T26">;</text:span> ≡ <text:span text:style-name="T13">(</text:span><text:span text:style-name="T26">λ</text:span> <text:span text:style-name="T13">(</text:span><text:span text:style-name="T26">x</text:span><text:span text:style-name="T13">)</text:span> <text:span text:style-name="T13">(</text:span><text:span text:style-name="T26">λ</text:span> <text:span text:style-name="T13">(</text:span><text:span text:style-name="T26">y</text:span><text:span text:style-name="T13">)</text:span> <text:span text:style-name="T26">y</text:span><text:span text:style-name="T13">))</text:span></text:p>
      <text:p text:style-name="P65"><text:span text:style-name="T13">(</text:span><text:span text:style-name="T26">def</text:span> <text:span text:style-name="T26">If</text:span><text:tab/><text:span text:style-name="T13">(</text:span><text:span text:style-name="T26">λ</text:span> <text:span text:style-name="T13">(</text:span><text:span text:style-name="T26">x</text:span> <text:span text:style-name="T26">y</text:span> <text:span text:style-name="T26">z</text:span><text:span text:style-name="T13">)</text:span> <text:span text:style-name="T13">(</text:span><text:span text:style-name="T26">x</text:span> <text:span text:style-name="T26">y</text:span> <text:span text:style-name="T26">z</text:span><text:span text:style-name="T13">)))</text:span> <text:span text:style-name="T26">;</text:span> A function! Unnecessary, but it may improve readability. </text:p>
      <text:p text:style-name="P65"><text:span text:style-name="T13">(</text:span><text:span text:style-name="T26">def</text:span> <text:span text:style-name="T26">And</text:span><text:tab/><text:span text:style-name="T13">(</text:span><text:span text:style-name="T26">λ</text:span> <text:span text:style-name="T13">(</text:span><text:span text:style-name="T26">x</text:span> <text:span text:style-name="T26">y</text:span><text:span text:style-name="T13">)</text:span> <text:span text:style-name="T13">(</text:span><text:span text:style-name="T26">If</text:span> <text:span text:style-name="T26">x</text:span> <text:span text:style-name="T26">y</text:span> <text:span text:style-name="T26">False</text:span><text:span text:style-name="T13">)))</text:span></text:p>
      <text:p text:style-name="P65"><text:span text:style-name="T13">(</text:span><text:span text:style-name="T26">def</text:span> <text:span text:style-name="T26">Or</text:span><text:tab/><text:span text:style-name="T13">(</text:span><text:span text:style-name="T26">λ</text:span> <text:span text:style-name="T13">(</text:span><text:span text:style-name="T26">x</text:span> <text:span text:style-name="T26">y</text:span><text:span text:style-name="T13">)</text:span> <text:span text:style-name="T13">(</text:span><text:span text:style-name="T26">If</text:span> <text:span text:style-name="T26">x</text:span> <text:span text:style-name="T26">x</text:span> <text:span text:style-name="T26">y</text:span><text:span text:style-name="T13">)))</text:span></text:p>
      <text:p text:style-name="P65"><text:span text:style-name="T13">(</text:span><text:span text:style-name="T26">def</text:span> <text:span text:style-name="T26">Not</text:span><text:tab/><text:span text:style-name="T13">(</text:span><text:span text:style-name="T26">λ</text:span> <text:span text:style-name="T13">(</text:span><text:span text:style-name="T26">x</text:span><text:span text:style-name="T13">)</text:span> <text:span text:style-name="T13">(</text:span><text:span text:style-name="T26">If</text:span> <text:span text:style-name="T26">x</text:span> <text:span text:style-name="T26">False</text:span> <text:span text:style-name="T26">True</text:span><text:span text:style-name="T13">)))</text:span></text:p>
      <text:p text:style-name="P18"/>
      <text:p text:style-name="P55"><text:span text:style-name="T26">#lang</text:span> <text:span text:style-name="T26">scheme</text:span><text:tab/><text:span text:style-name="T26">;</text:span> <text:a xlink:type="simple" xlink:href="http://test-booleans.ss/"><text:span text:style-name="Internet_20_link">File test-booleans.ss</text:span></text:a></text:p>
      <text:p text:style-name="P54"><text:span text:style-name="T13">(</text:span><text:span text:style-name="T26">require</text:span> <text:span text:style-name="T26">redex</text:span> <text:span text:style-name="T26">"booleans.ss"</text:span> <text:span text:style-name="T26">"curried-scheme.s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True</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False</text:span> <text:span text:style-name="T26">yes</text:span> <text:span text:style-name="T26">no</text:span><text:span text:style-name="T13">))</text:span> <text:span text:style-name="T23">'</text:span><text:span text:style-name="T26">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Not</text:span> <text:span text:style-name="T26">False</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Not</text:span> <text:span text:style-name="T26">True</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And</text:span> <text:span text:style-name="T26">True</text:span> <text:span text:style-name="T26">True</text:span><text:span text:style-name="T37"> </text:span><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And</text:span> <text:span text:style-name="T26">True</text:span> <text:span text:style-name="T26">False</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And</text:span> <text:span text:style-name="T26">False</text:span> <text:span text:style-name="T26">True</text:span><text:span text:style-name="T37"> </text:span><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And</text:span> <text:span text:style-name="T26">False</text:span> <text:span text:style-name="T26">False</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Or</text:span><text:span text:style-name="T37"> </text:span><text:span text:style-name="T26">True</text:span><text:span text:style-name="T37"> </text:span><text:span text:style-name="T26">True</text:span><text:span text:style-name="T37"> </text:span><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Or</text:span><text:span text:style-name="T37"> </text:span><text:span text:style-name="T26">True</text:span><text:span text:style-name="T37"> </text:span><text:span text:style-name="T26">False</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Or</text:span><text:span text:style-name="T37"> </text:span><text:span text:style-name="T26">False</text:span> <text:span text:style-name="T26">True</text:span><text:span text:style-name="T37"> </text:span><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Or</text:span><text:span text:style-name="T37"> </text:span><text:span text:style-name="T26">False</text:span> <text:span text:style-name="T26">False</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text:span text:style-name="T37"> </text:span><text:span text:style-name="T26">True</text:span><text:span text:style-name="T37"> </text:span><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text:span text:style-name="T37"> </text:span><text:span text:style-name="T26">False</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text:span text:style-name="T37"> </text:span><text:span text:style-name="T13">(</text:span><text:span text:style-name="T26">Not</text:span> <text:span text:style-name="T26">False</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text:span text:style-name="T37"> </text:span><text:span text:style-name="T13">(</text:span><text:span text:style-name="T26">Not</text:span> <text:span text:style-name="T26">True</text:span><text:span text:style-name="T13">)</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And</text:span> <text:span text:style-name="T26">True</text:span> <text:span text:style-name="T26">True</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And</text:span> <text:span text:style-name="T26">True</text:span> <text:span text:style-name="T26">False</text:span><text:span text:style-name="T13">)</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And</text:span> <text:span text:style-name="T26">False</text:span> <text:span text:style-name="T26">True</text:span><text:span text:style-name="T13">)</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And</text:span> <text:span text:style-name="T26">False</text:span> <text:span text:style-name="T26">False</text:span><text:span text:style-name="T13">)</text:span> <text:span text:style-name="T26">yes</text:span> <text:span text:style-name="T26">no</text:span><text:span text:style-name="T13">))</text:span> <text:span text:style-name="T24">'</text:span><text:span text:style-name="T27">no</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Or</text:span> <text:span text:style-name="T26">True</text:span> <text:span text:style-name="T26">True</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Or</text:span> <text:span text:style-name="T26">True</text:span> <text:span text:style-name="T26">False</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Or</text:span><text:span text:style-name="T37"> </text:span><text:span text:style-name="T26">False</text:span> <text:span text:style-name="T26">True</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curried-scheme</text:span> <text:span text:style-name="T13">(</text:span><text:span text:style-name="T26">If</text:span> <text:span text:style-name="T13">(</text:span><text:span text:style-name="T26">Or</text:span><text:span text:style-name="T37"> </text:span><text:span text:style-name="T26">False</text:span> <text:span text:style-name="T26">False</text:span><text:span text:style-name="T13">)</text:span> <text:span text:style-name="T26">yes</text:span> <text:span text:style-name="T26">no</text:span><text:span text:style-name="T13">))</text:span> <text:span text:style-name="T24">'</text:span><text:span text:style-name="T27">no</text:span><text:span text:style-name="T13">)</text:span></text:p>
      <text:p text:style-name="P83"><text:span text:style-name="T13">(</text:span><text:span text:style-name="T26">test-results</text:span><text:span text:style-name="T13">)</text:span> <text:span text:style-name="T26">;</text:span> Display: <text:span text:style-name="T26">All</text:span> <text:span text:style-name="T26">24</text:span> <text:span text:style-name="T26">tests</text:span> <text:span text:style-name="T26">passed.</text:span></text:p>
      <text:list text:style-name="Outline" text:continue-numbering="true">
        <text:list-item>
          <text:list text:continue-numbering="true">
            <text:list-item>
              <text:h text:style-name="Heading_20_2" text:outline-level="2">Pairs</text:h>
            </text:list-item>
          </text:list>
        </text:list-item>
      </text:list>
      <text:p text:style-name="P6">How shall we represent pairs? By functions of course, for we have no other equipment available. The essential property of a pair is that it must allow recollection of its car and its cdr. Therefore a pair will be a function that expects a Boolean for its argument and returns the car or cdr depending on the Boolean.</text:p>
      <text:p text:style-name="P35"><text:soft-page-break/><text:span text:style-name="T26">#lang</text:span> <text:span text:style-name="T26">scheme</text:span><text:tab/><text:span text:style-name="T26">;</text:span> <text:a xlink:type="simple" xlink:href="http://pairs.ss/"><text:span text:style-name="Internet_20_link">File pairs.ss</text:span></text:a></text:p>
      <text:p text:style-name="P32"><text:span text:style-name="T13">(</text:span><text:span text:style-name="T26">require</text:span> <text:span text:style-name="T26">"booleans.ss"</text:span> <text:span text:style-name="T26">"lazy-evaluator.ss"</text:span><text:span text:style-name="T13">)</text:span></text:p>
      <text:p text:style-name="P43"><text:span text:style-name="T13">(</text:span><text:span text:style-name="T26">def</text:span> <text:span text:style-name="T26">Cons</text:span><text:tab/><text:span text:style-name="T13">(</text:span><text:span text:style-name="T26">λ</text:span> <text:span text:style-name="T13">(</text:span><text:span text:style-name="T26">x</text:span> <text:span text:style-name="T26">y</text:span> <text:span text:style-name="T26">z</text:span><text:span text:style-name="T13">)</text:span> <text:span text:style-name="T13">(</text:span><text:span text:style-name="T26">If</text:span> <text:span text:style-name="T26">z</text:span> <text:span text:style-name="T26">x</text:span> <text:span text:style-name="T26">y</text:span><text:span text:style-name="T13">)))</text:span></text:p>
      <text:p text:style-name="P43"><text:span text:style-name="T13">(</text:span><text:span text:style-name="T26">def</text:span> <text:span text:style-name="T26">Car</text:span><text:tab/><text:span text:style-name="T13">(</text:span><text:span text:style-name="T26">λ</text:span> <text:span text:style-name="T13">(</text:span><text:span text:style-name="T26">x</text:span><text:span text:style-name="T13">)</text:span> <text:span text:style-name="T13">(</text:span><text:span text:style-name="T26">x</text:span> <text:span text:style-name="T26">True</text:span><text:span text:style-name="T13">)))</text:span></text:p>
      <text:p text:style-name="P97"><text:span text:style-name="T13">(</text:span><text:span text:style-name="T26">def</text:span> <text:span text:style-name="T26">Cdr</text:span><text:tab/><text:span text:style-name="T13">(</text:span><text:span text:style-name="T26">λ</text:span> <text:span text:style-name="T13">(</text:span><text:span text:style-name="T26">x</text:span><text:span text:style-name="T13">)</text:span> <text:span text:style-name="T13">(</text:span><text:span text:style-name="T26">x</text:span> <text:span text:style-name="T26">False</text:span><text:span text:style-name="T13">)))</text:span></text:p>
      <text:p text:style-name="P18">Now indeed:</text:p>
      <text:p text:style-name="P18"><text:span text:style-name="T13">(</text:span><text:span text:style-name="T26">Car</text:span> <text:span text:style-name="T13">(</text:span><text:span text:style-name="T26">Cons</text:span> ‹<text:span text:style-name="T26">x</text:span>› ‹<text:span text:style-name="T26">y</text:span>›<text:span text:style-name="T13">)</text:span> = <text:span text:style-name="T13">(</text:span><text:span text:style-name="T26">Car</text:span> <text:span text:style-name="T13">(</text:span><text:span text:style-name="T26">λ</text:span> <text:span text:style-name="T13">(</text:span><text:span text:style-name="T26">z</text:span><text:span text:style-name="T13">)</text:span> <text:span text:style-name="T13">(</text:span><text:span text:style-name="T26">z</text:span> ‹x› ‹y›<text:span text:style-name="T13">))</text:span> = <text:span text:style-name="T13">((</text:span><text:span text:style-name="T26">λ</text:span> <text:span text:style-name="T13">(</text:span><text:span text:style-name="T26">z</text:span><text:span text:style-name="T13">)</text:span> <text:span text:style-name="T13">(</text:span><text:span text:style-name="T26">z</text:span> ‹x› ‹y›<text:span text:style-name="T13">)</text:span> <text:span text:style-name="T26">True </text:span><text:span text:style-name="T13">)</text:span> = <text:span text:style-name="T13">(</text:span><text:span text:style-name="T26">True </text:span> ‹x› ‹y›<text:span text:style-name="T13">)</text:span> = ‹x›</text:p>
      <text:p text:style-name="Standard"><text:span text:style-name="T13">(</text:span><text:span text:style-name="T26">Cdr</text:span> <text:span text:style-name="T13">(</text:span><text:span text:style-name="T26">Cons</text:span> ‹<text:span text:style-name="T26">x</text:span>› ‹<text:span text:style-name="T26">y</text:span>›<text:span text:style-name="T13">)</text:span> = <text:span text:style-name="T13">(</text:span><text:span text:style-name="T26">Cdr</text:span> <text:span text:style-name="T13">(</text:span><text:span text:style-name="T26">λ</text:span> <text:span text:style-name="T13">(</text:span><text:span text:style-name="T26">z</text:span><text:span text:style-name="T13">)</text:span> <text:span text:style-name="T13">(</text:span><text:span text:style-name="T26">z</text:span> ‹x› ‹y›<text:span text:style-name="T13">))</text:span> = <text:span text:style-name="T13">((</text:span><text:span text:style-name="T26">λ</text:span> <text:span text:style-name="T13">(</text:span><text:span text:style-name="T26">z</text:span><text:span text:style-name="T13">)</text:span> <text:span text:style-name="T13">(</text:span><text:span text:style-name="T26">z</text:span> ‹x› ‹y›<text:span text:style-name="T13">)</text:span> <text:span text:style-name="T26">False</text:span><text:span text:style-name="T13">)</text:span> = <text:span text:style-name="T13">(</text:span><text:span text:style-name="T26">False</text:span> ‹x› ‹y›<text:span text:style-name="T13">)</text:span> = ‹y›</text:p>
      <text:p text:style-name="P35"><text:span text:style-name="T26">#lang</text:span> <text:span text:style-name="T26">scheme</text:span><text:tab/><text:span text:style-name="T26">;</text:span> <text:a xlink:type="simple" xlink:href="http://test-pairs.ss/"><text:span text:style-name="Internet_20_link">File test-pairs.ss</text:span></text:a></text:p>
      <text:p text:style-name="P32"><text:span text:style-name="T13">(</text:span><text:span text:style-name="T26">require</text:span> <text:span text:style-name="T26">redex</text:span> <text:span text:style-name="T26">"pairs.ss"</text:span> <text:span text:style-name="T26">"lazy-evaluator.ss"</text:span><text:span text:style-name="T13">)</text:span></text:p>
      <text:p text:style-name="P32"><text:span text:style-name="T13">(</text:span><text:span text:style-name="T26">test-equal</text:span> <text:span text:style-name="T13">(</text:span><text:span text:style-name="T26">ev</text:span> <text:span text:style-name="T13">(</text:span><text:span text:style-name="T26">Car</text:span> <text:span text:style-name="T13">(</text:span><text:span text:style-name="T26">Cons</text:span> <text:span text:style-name="T26">yes</text:span> <text:span text:style-name="T26">no</text:span><text:span text:style-name="T13">)))</text:span> <text:span text:style-name="T26">'yes</text:span><text:span text:style-name="T13">)</text:span></text:p>
      <text:p text:style-name="P32"><text:span text:style-name="T13">(</text:span><text:span text:style-name="T26">test-equal</text:span> <text:span text:style-name="T13">(</text:span><text:span text:style-name="T26">ev</text:span> <text:span text:style-name="T13">(</text:span><text:span text:style-name="T26">Cdr</text:span> <text:span text:style-name="T13">(</text:span><text:span text:style-name="T26">Cons</text:span> <text:span text:style-name="T26">yes</text:span> <text:span text:style-name="T26">no</text:span><text:span text:style-name="T13">)))</text:span> <text:span text:style-name="T26">'no</text:span><text:span text:style-name="T13">)</text:span></text:p>
      <text:p text:style-name="P83"><text:span text:style-name="T13">(</text:span><text:span text:style-name="T26">test-results</text:span><text:span text:style-name="T13">)</text:span></text:p>
      <text:list text:style-name="Outline" text:continue-numbering="true">
        <text:list-item>
          <text:list text:continue-numbering="true">
            <text:list-item>
              <text:h text:style-name="Heading_20_2" text:outline-level="2">Numbers</text:h>
            </text:list-item>
          </text:list>
        </text:list-item>
      </text:list>
      <text:p text:style-name="Standard">There are several ways to represent natural numbers in Lambda Calculus. The representation of a number is called a numeral. A numeral corresponding to natural number n will be written as [n].</text:p>
      <text:list text:style-name="Outline" text:continue-numbering="true">
        <text:list-item>
          <text:list text:continue-numbering="true">
            <text:list-item>
              <text:list text:continue-numbering="true">
                <text:list-item>
                  <text:h text:style-name="Heading_20_3" text:outline-level="3">Numbers represented by pairs</text:h>
                </text:list-item>
              </text:list>
            </text:list-item>
          </text:list>
        </text:list-item>
      </text:list>
      <text:p text:style-name="P17">[0] ≡ <text:span text:style-name="T13">(</text:span><text:span text:style-name="T26">λ</text:span> <text:span text:style-name="T13">(</text:span><text:span text:style-name="T26">x</text:span><text:span text:style-name="T13">)</text:span> <text:span text:style-name="T26">x</text:span><text:span text:style-name="T13">)</text:span>, [n+1] ≡ <text:span text:style-name="T13">(</text:span><text:span text:style-name="T26">Cons False</text:span> [n]<text:span text:style-name="T13">)</text:span></text:p>
      <text:p text:style-name="P55"><text:span text:style-name="T26">#lang</text:span> <text:span text:style-name="T26">scheme</text:span><text:tab/><text:span text:style-name="T26">;</text:span> <text:a xlink:type="simple" xlink:href="http://pair-numerals.ss/"><text:span text:style-name="Internet_20_link">File pair-numerals.ss</text:span></text:a></text:p>
      <text:p text:style-name="P83"><text:span text:style-name="T13">(</text:span><text:span text:style-name="T26">require</text:span> <text:span text:style-name="T26">"pairs.ss"</text:span> <text:span text:style-name="T26">"booleans.ss"</text:span> <text:span text:style-name="T26">"lazy-evaluator.ss"</text:span><text:span text:style-name="T13">)</text:span></text:p>
      <text:p text:style-name="P54"><text:span text:style-name="T13">(</text:span><text:span text:style-name="T26">def</text:span> <text:span text:style-name="T26">Zero</text:span> <text:span text:style-name="T13">(</text:span><text:span text:style-name="T26">λ</text:span> <text:span text:style-name="T13">(</text:span><text:span text:style-name="T26">x</text:span><text:span text:style-name="T13">)</text:span> <text:span text:style-name="T26">x</text:span><text:span text:style-name="T13">))</text:span></text:p>
      <text:p text:style-name="P54"><text:span text:style-name="T13">(</text:span><text:span text:style-name="T26">def</text:span> <text:span text:style-name="T26">Zero?</text:span> <text:span text:style-name="T26">Car</text:span><text:span text:style-name="T13">)</text:span></text:p>
      <text:p text:style-name="P54"><text:span text:style-name="T13">(</text:span><text:span text:style-name="T26">def</text:span> <text:span text:style-name="T26">Add1</text:span> <text:span text:style-name="T13">(</text:span><text:span text:style-name="T26">Cons</text:span> <text:span text:style-name="T26">False</text:span><text:span text:style-name="T13">))</text:span></text:p>
      <text:p text:style-name="P83"><text:span text:style-name="T13">(</text:span><text:span text:style-name="T26">def</text:span> <text:span text:style-name="T26">Sub1</text:span> <text:span text:style-name="T26">Cdr</text:span><text:span text:style-name="T13">)</text:span></text:p>
      <text:p text:style-name="P73"><text:span text:style-name="T12">#|</text:span>Now we must show that <text:span text:style-name="T4">Zero</text:span>, <text:span text:style-name="T4">Zero?</text:span>, <text:span text:style-name="T4">Add1</text:span> and <text:span text:style-name="T4">Sub1</text:span> form an adequate number system. We do this by proving that the <text:a xlink:type="simple" xlink:href="http://en.wikipedia.org/wiki/Peano_axioms"><text:span text:style-name="Internet_20_link">axioms of Peano</text:span></text:a> are satisfied. Here we are reasoning <text:span text:style-name="T4">about</text:span> the system!</text:p>
      <text:p text:style-name="P102">0<text:tab/>Consider <text:span text:style-name="T26">Zero</text:span> to be a number. For every number ‹n›, consider <text:span text:style-name="T13">(</text:span><text:span text:style-name="T26">Add1</text:span> ‹n›<text:span text:style-name="T13">)</text:span> to be a number too. Also assume that numbers are not made in any other way. This ensures that the axiom of mathematical induction applies.</text:p>
      <text:p text:style-name="P102">1<text:tab/><text:span text:style-name="T13">(</text:span><text:span text:style-name="T26">Zero?</text:span> <text:span text:style-name="T26">Zero</text:span><text:span text:style-name="T13">)</text:span> = <text:span text:style-name="T13">(</text:span><text:span text:style-name="T26">Car</text:span> <text:span text:style-name="T26">Zero</text:span><text:span text:style-name="T13">)</text:span> = <text:span text:style-name="T13">(</text:span><text:span text:style-name="T26">Zero</text:span> <text:span text:style-name="T26">True</text:span><text:span text:style-name="T13">)</text:span> = <text:span text:style-name="T13">((</text:span><text:span text:style-name="T26">λ</text:span> <text:span text:style-name="T13">(</text:span><text:span text:style-name="T26">x</text:span><text:span text:style-name="T13">)</text:span> <text:span text:style-name="T26">x</text:span><text:span text:style-name="T13">)</text:span> <text:span text:style-name="T26">True</text:span><text:span text:style-name="T13">)</text:span> = <text:span text:style-name="T26">True</text:span> and</text:p>
      <text:p text:style-name="P102"><text:span text:style-name="T26"><text:tab/></text:span><text:span text:style-name="T13">(</text:span><text:span text:style-name="T26">Zero?</text:span> <text:span text:style-name="T13">(</text:span><text:span text:style-name="T26">Add1</text:span> ‹n›<text:span text:style-name="T13">))</text:span> = <text:span text:style-name="T13">(</text:span><text:span text:style-name="T26">Car</text:span> <text:span text:style-name="T13">(</text:span><text:span text:style-name="T26">Cons</text:span> <text:span text:style-name="T26">False</text:span> ‹n›<text:span text:style-name="T13">))</text:span> = <text:span text:style-name="T26">False</text:span>.</text:p>
      <text:p text:style-name="P102"><text:tab/>Hence: <text:span text:style-name="T13">(</text:span><text:span text:style-name="T26">Add1</text:span> ‹n›<text:span text:style-name="T13">)</text:span> ≠ <text:span text:style-name="T26">Zero</text:span>.</text:p>
      <text:p text:style-name="P102">2<text:tab/><text:span text:style-name="T13">(</text:span><text:span text:style-name="T26">Sub1</text:span> <text:span text:style-name="T13">(</text:span><text:span text:style-name="T26">Add1</text:span> ‹n›<text:span text:style-name="T13">))</text:span> = <text:span text:style-name="T13">(</text:span><text:span text:style-name="T26">Cdr</text:span> <text:span text:style-name="T13">(</text:span><text:span text:style-name="T26">Cons</text:span> <text:span text:style-name="T26">False</text:span> ‹n›<text:span text:style-name="T13">))</text:span> = ‹n›.</text:p>
      <text:p text:style-name="P102"><text:tab/>Hence: <text:span text:style-name="T13">(</text:span><text:span text:style-name="T26">Add1</text:span> ‹n›<text:span text:style-name="T13">)</text:span> = <text:span text:style-name="T13">(</text:span><text:span text:style-name="T26">Add1</text:span> ‹m›<text:span text:style-name="T13">)</text:span> <text:span text:style-name="T38"></text:span> ‹n› = <text:span text:style-name="T13">(</text:span><text:span text:style-name="T26">Sub1</text:span> <text:span text:style-name="T13">(</text:span><text:span text:style-name="T26">Add1</text:span> ‹n›<text:span text:style-name="T13">))</text:span> = <text:span text:style-name="T13">(</text:span><text:span text:style-name="T26">Sub1</text:span> <text:span text:style-name="T13">(</text:span><text:span text:style-name="T26">Add1</text:span> ‹m›<text:span text:style-name="T13">))</text:span> = ‹m›, id est</text:p>
      <text:p text:style-name="P103"><text:tab/><text:span text:style-name="T13">(</text:span><text:span text:style-name="T26">Add1</text:span> ‹n›<text:span text:style-name="T13">)</text:span> = <text:span text:style-name="T13">(</text:span><text:span text:style-name="T26">Add1</text:span> ‹m›<text:span text:style-name="T13">)</text:span> <text:span text:style-name="T38"></text:span> ‹n› = ‹m›</text:p>
      <text:p text:style-name="P54"><text:span text:style-name="T13">(</text:span><text:span text:style-name="T26">def</text:span> <text:span text:style-name="T26">Y</text:span> <text:span text:style-name="T13">(</text:span><text:span text:style-name="T26">λ</text:span> <text:span text:style-name="T13">(</text:span><text:span text:style-name="T26">m</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f</text:span> <text:span text:style-name="T26">f</text:span><text:span text:style-name="T13">)))</text:span> <text:span text:style-name="T13">(</text:span><text:span text:style-name="T26">λ</text:span> <text:span text:style-name="T13">(</text:span><text:span text:style-name="T26">f</text:span><text:span text:style-name="T13">)</text:span> <text:span text:style-name="T13">(</text:span><text:span text:style-name="T26">m</text:span> <text:span text:style-name="T13">(</text:span><text:span text:style-name="T26">f</text:span> <text:span text:style-name="T26">f</text:span><text:span text:style-name="T13">))))))</text:span></text:p>
      <text:p text:style-name="P54"><text:span text:style-name="T13">(</text:span><text:span text:style-name="T26">def</text:span> <text:span text:style-name="T26">+</text:span> <text:span text:style-name="T13">(</text:span><text:span text:style-name="T26">Y</text:span> <text:span text:style-name="T13">(</text:span><text:span text:style-name="T26">λ</text:span> <text:span text:style-name="T13">(</text:span><text:span text:style-name="T26">+</text:span> <text:span text:style-name="T26">x</text:span> <text:span text:style-name="T26">y</text:span><text:span text:style-name="T13">)</text:span> <text:span text:style-name="T13">(</text:span><text:span text:style-name="T26">If</text:span> <text:span text:style-name="T13">(</text:span><text:span text:style-name="T26">Zero?</text:span> <text:span text:style-name="T26">x</text:span><text:span text:style-name="T13">)</text:span> <text:span text:style-name="T26">y</text:span> <text:span text:style-name="T13">(</text:span><text:span text:style-name="T26">If</text:span> <text:span text:style-name="T13">(</text:span><text:span text:style-name="T26">Zero?</text:span> <text:span text:style-name="T26">y</text:span><text:span text:style-name="T13">)</text:span> <text:span text:style-name="T26">x</text:span> <text:span text:style-name="T13">(</text:span><text:span text:style-name="T26">Add1</text:span> <text:span text:style-name="T13">(</text:span><text:span text:style-name="T26">Add1</text:span> <text:span text:style-name="T13">(</text:span><text:span text:style-name="T26">+</text:span> <text:span text:style-name="T13">(</text:span><text:span text:style-name="T26">Sub1</text:span> <text:span text:style-name="T26">x</text:span><text:span text:style-name="T13">)</text:span> <text:span text:style-name="T13">(</text:span><text:span text:style-name="T26">Sub1</text:span> <text:span text:style-name="T26">y</text:span><text:span text:style-name="T13">)))))))))</text:span></text:p>
      <text:p text:style-name="P54"><text:span text:style-name="T13">(</text:span><text:span text:style-name="T26">def</text:span> <text:span text:style-name="T26">-</text:span> <text:span text:style-name="T13">(</text:span><text:span text:style-name="T26">Y</text:span> <text:span text:style-name="T13">(</text:span><text:span text:style-name="T26">λ</text:span> <text:span text:style-name="T13">(</text:span><text:span text:style-name="T26">-</text:span> <text:span text:style-name="T26">x</text:span> <text:span text:style-name="T26">y</text:span><text:span text:style-name="T13">)</text:span> <text:span text:style-name="T13">(</text:span><text:span text:style-name="T26">If</text:span> <text:span text:style-name="T13">(</text:span><text:span text:style-name="T26">Zero?</text:span> <text:span text:style-name="T26">x</text:span><text:span text:style-name="T13">)</text:span> <text:span text:style-name="T26">Zero</text:span> <text:span text:style-name="T13">(</text:span><text:span text:style-name="T26">If</text:span> <text:span text:style-name="T13">(</text:span><text:span text:style-name="T26">Zero?</text:span> <text:span text:style-name="T26">y</text:span><text:span text:style-name="T13">)</text:span> <text:span text:style-name="T26">x</text:span> <text:span text:style-name="T13">(</text:span><text:span text:style-name="T26">-</text:span> <text:span text:style-name="T13">(</text:span><text:span text:style-name="T26">Sub1</text:span> <text:span text:style-name="T26">x</text:span><text:span text:style-name="T13">)</text:span> <text:span text:style-name="T13">(</text:span><text:span text:style-name="T26">Sub1</text:span> <text:span text:style-name="T26">y</text:span><text:span text:style-name="T13">)))))))</text:span></text:p>
      <text:p text:style-name="P54"><text:span text:style-name="T13">(</text:span><text:span text:style-name="T26">def</text:span> <text:span text:style-name="T26">*</text:span> <text:span text:style-name="T13">(</text:span><text:span text:style-name="T26">Y</text:span> <text:span text:style-name="T13">(</text:span><text:span text:style-name="T26">λ</text:span> <text:span text:style-name="T13">(</text:span><text:span text:style-name="T26">*</text:span> <text:span text:style-name="T26">x</text:span> <text:span text:style-name="T26">y</text:span><text:span text:style-name="T13">)</text:span> <text:span text:style-name="T13">(</text:span><text:span text:style-name="T26">If</text:span> <text:span text:style-name="T13">(</text:span><text:span text:style-name="T26">Zero?</text:span> <text:span text:style-name="T26">x</text:span><text:span text:style-name="T13">)</text:span> <text:span text:style-name="T26">Zero</text:span> <text:span text:style-name="T13">(</text:span><text:span text:style-name="T26">If</text:span> <text:span text:style-name="T13">(</text:span><text:span text:style-name="T26">Zero?</text:span> <text:span text:style-name="T26">y</text:span><text:span text:style-name="T13">)</text:span> <text:span text:style-name="T26">Zero</text:span> <text:span text:style-name="T13">(</text:span><text:span text:style-name="T26">Sub1</text:span> <text:span text:style-name="T13">(</text:span><text:span text:style-name="T26">+</text:span> <text:span text:style-name="T13">(</text:span><text:span text:style-name="T26">+</text:span> <text:span text:style-name="T13">(</text:span><text:span text:style-name="T26">*</text:span> <text:span text:style-name="T13">(</text:span><text:span text:style-name="T26">Sub1</text:span> <text:span text:style-name="T26">x</text:span><text:span text:style-name="T13">)</text:span> <text:span text:style-name="T13">(</text:span><text:span text:style-name="T26">Sub1</text:span> <text:span text:style-name="T26">y</text:span><text:span text:style-name="T13">))</text:span> <text:span text:style-name="T26">x</text:span><text:span text:style-name="T13">)</text:span> <text:span text:style-name="T26">y</text:span><text:span text:style-name="T13">)))))))</text:span></text:p>
      <text:p text:style-name="P54"><text:span text:style-name="T13">(</text:span><text:span text:style-name="T26">def</text:span> <text:span text:style-name="T26">=</text:span> <text:span text:style-name="T13">(</text:span><text:span text:style-name="T26">Y</text:span> <text:span text:style-name="T13">(</text:span><text:span text:style-name="T26">λ</text:span> <text:span text:style-name="T13">(</text:span><text:span text:style-name="T26">=</text:span> <text:span text:style-name="T26">x</text:span> <text:span text:style-name="T26">y</text:span><text:span text:style-name="T13">)</text:span> <text:span text:style-name="T13">(</text:span><text:span text:style-name="T26">If</text:span> <text:span text:style-name="T13">(</text:span><text:span text:style-name="T26">Zero?</text:span> <text:span text:style-name="T26">x</text:span><text:span text:style-name="T13">)</text:span> <text:span text:style-name="T13">(</text:span><text:span text:style-name="T26">Zero?</text:span> <text:span text:style-name="T26">y</text:span><text:span text:style-name="T13">)</text:span> <text:span text:style-name="T13">(</text:span><text:span text:style-name="T26">If</text:span> <text:span text:style-name="T13">(</text:span><text:span text:style-name="T26">Zero?</text:span> <text:span text:style-name="T26">y</text:span><text:span text:style-name="T13">)</text:span> <text:span text:style-name="T26">False</text:span> <text:span text:style-name="T13">(</text:span><text:span text:style-name="T26">=</text:span> <text:span text:style-name="T13">(</text:span><text:span text:style-name="T26">Sub1</text:span> <text:span text:style-name="T26">x</text:span><text:span text:style-name="T13">)</text:span> <text:span text:style-name="T13">(</text:span><text:span text:style-name="T26">Sub1</text:span> <text:span text:style-name="T26">y</text:span><text:span text:style-name="T13">)))))))</text:span></text:p>
      <text:p text:style-name="P54"><text:span text:style-name="T13">(</text:span><text:span text:style-name="T26">def</text:span> <text:span text:style-name="T26">&gt;</text:span> <text:span text:style-name="T13">(</text:span><text:span text:style-name="T26">Y</text:span> <text:span text:style-name="T13">(</text:span><text:span text:style-name="T26">λ</text:span> <text:span text:style-name="T13">(</text:span><text:span text:style-name="T26">&gt;</text:span> <text:span text:style-name="T26">x</text:span> <text:span text:style-name="T26">y</text:span><text:span text:style-name="T13">)</text:span> <text:span text:style-name="T13">(</text:span><text:span text:style-name="T26">If</text:span> <text:span text:style-name="T13">(</text:span><text:span text:style-name="T26">Zero?</text:span> <text:span text:style-name="T26">x</text:span><text:span text:style-name="T13">)</text:span> <text:span text:style-name="T26">False</text:span> <text:span text:style-name="T13">(</text:span><text:span text:style-name="T26">If</text:span> <text:span text:style-name="T13">(</text:span><text:span text:style-name="T26">Zero?</text:span> <text:span text:style-name="T26">y</text:span><text:span text:style-name="T13">)</text:span> <text:span text:style-name="T26">True</text:span> <text:span text:style-name="T13">(</text:span><text:span text:style-name="T26">&gt;</text:span> <text:span text:style-name="T13">(</text:span><text:span text:style-name="T26">Sub1</text:span> <text:span text:style-name="T26">x</text:span><text:span text:style-name="T13">)</text:span> <text:span text:style-name="T13">(</text:span><text:span text:style-name="T26">Sub1</text:span> <text:span text:style-name="T26">y</text:span><text:span text:style-name="T13">)))))))</text:span></text:p>
      <text:p text:style-name="P54"><text:span text:style-name="T13">(</text:span><text:span text:style-name="T26">def</text:span> <text:span text:style-name="T26">&lt;</text:span> <text:span text:style-name="T13">(</text:span><text:span text:style-name="T26">λ</text:span> <text:span text:style-name="T13">(</text:span><text:span text:style-name="T26">x</text:span> <text:span text:style-name="T26">y</text:span><text:span text:style-name="T13">)</text:span> <text:span text:style-name="T13">(</text:span><text:span text:style-name="T26">&gt;</text:span> <text:span text:style-name="T26">y</text:span> <text:span text:style-name="T26">x</text:span><text:span text:style-name="T13">)))</text:span></text:p>
      <text:p text:style-name="P54"><text:span text:style-name="T13">(</text:span><text:span text:style-name="T26">def</text:span> <text:span text:style-name="T26">&gt;=</text:span> <text:span text:style-name="T13">(</text:span><text:span text:style-name="T26">λ</text:span> <text:span text:style-name="T13">(</text:span><text:span text:style-name="T26">x</text:span> <text:span text:style-name="T26">y</text:span><text:span text:style-name="T13">)</text:span> <text:span text:style-name="T13">(</text:span><text:span text:style-name="T26">Not</text:span> <text:span text:style-name="T13">(</text:span><text:span text:style-name="T26">&lt;</text:span> <text:span text:style-name="T26">x</text:span> <text:span text:style-name="T26">y</text:span><text:span text:style-name="T13">))))</text:span></text:p>
      <text:p text:style-name="P54"><text:span text:style-name="T13">(</text:span><text:span text:style-name="T26">def</text:span> <text:span text:style-name="T26">&lt;=</text:span> <text:span text:style-name="T13">(</text:span><text:span text:style-name="T26">λ</text:span> <text:span text:style-name="T13">(</text:span><text:span text:style-name="T26">x</text:span> <text:span text:style-name="T26">y</text:span><text:span text:style-name="T13">)</text:span> <text:span text:style-name="T13">(</text:span><text:span text:style-name="T26">Not</text:span> <text:span text:style-name="T13">(</text:span><text:span text:style-name="T26">&gt;</text:span> <text:span text:style-name="T26">x</text:span> <text:span text:style-name="T26">y</text:span><text:span text:style-name="T13">))))</text:span></text:p>
      <text:p text:style-name="P54"><text:span text:style-name="T13">(</text:span><text:span text:style-name="T26">def</text:span> <text:span text:style-name="T26">Quotient</text:span> <text:span text:style-name="T13">(</text:span><text:span text:style-name="T26">Y</text:span> <text:span text:style-name="T13">(</text:span><text:span text:style-name="T26">λ</text:span> <text:span text:style-name="T13">(</text:span><text:span text:style-name="T26">Quotient</text:span> <text:span text:style-name="T26">x</text:span> <text:span text:style-name="T26">y</text:span><text:span text:style-name="T13">)</text:span> <text:span text:style-name="T13">(</text:span><text:span text:style-name="T26">If</text:span> <text:span text:style-name="T13">(</text:span><text:span text:style-name="T26">&lt;</text:span> <text:span text:style-name="T26">x</text:span> <text:span text:style-name="T26">y</text:span><text:span text:style-name="T13">)</text:span> <text:span text:style-name="T26">Zero</text:span> <text:span text:style-name="T13">(</text:span><text:span text:style-name="T26">Add1</text:span> <text:span text:style-name="T13">(</text:span><text:span text:style-name="T26">Quotient</text:span> <text:span text:style-name="T13">(</text:span><text:span text:style-name="T26">-</text:span> <text:span text:style-name="T26">x</text:span> <text:span text:style-name="T26">y</text:span><text:span text:style-name="T13">)</text:span> <text:span text:style-name="T26">y</text:span><text:span text:style-name="T13">))))))</text:span></text:p>
      <text:p text:style-name="P54"><text:span text:style-name="T13">(</text:span><text:span text:style-name="T26">def</text:span> <text:span text:style-name="T26">Modulo</text:span> <text:span text:style-name="T13">(</text:span><text:span text:style-name="T26">λ</text:span> <text:span text:style-name="T13">(</text:span><text:span text:style-name="T26">x</text:span> <text:span text:style-name="T26">y</text:span><text:span text:style-name="T13">)</text:span> <text:span text:style-name="T13">(</text:span><text:span text:style-name="T26">-</text:span> <text:span text:style-name="T26">x</text:span> <text:span text:style-name="T13">(</text:span><text:span text:style-name="T26">*</text:span> <text:span text:style-name="T13">(</text:span><text:span text:style-name="T26">Quotient</text:span> <text:span text:style-name="T26">x</text:span> <text:span text:style-name="T26">y</text:span><text:span text:style-name="T13">)</text:span> <text:span text:style-name="T26">y</text:span><text:span text:style-name="T13">))))</text:span></text:p>
      <text:p text:style-name="P83"><text:soft-page-break/><text:span text:style-name="T13">(</text:span><text:span text:style-name="T26">def</text:span> <text:span text:style-name="T26">Divisor?</text:span> <text:span text:style-name="T13">(</text:span><text:span text:style-name="T26">λ</text:span> <text:span text:style-name="T13">(</text:span><text:span text:style-name="T26">x</text:span> <text:span text:style-name="T26">y</text:span><text:span text:style-name="T13">)</text:span> <text:span text:style-name="T13">(</text:span><text:span text:style-name="T26">Zero?</text:span> <text:span text:style-name="T13">(</text:span><text:span text:style-name="T26">Modulo</text:span> <text:span text:style-name="T26">x</text:span> <text:span text:style-name="T26">y</text:span><text:span text:style-name="T13">))))</text:span></text:p>
      <text:p text:style-name="P54"><text:span text:style-name="T13">(</text:span><text:span text:style-name="T26">def</text:span> <text:span text:style-name="T26">Even?+Odd?</text:span> <text:span text:style-name="T26">;</text:span> a pair of mutually recursive functions.</text:p>
      <text:p text:style-name="P54"><text:span text:style-name="T26"> </text:span><text:span text:style-name="T13">(</text:span><text:span text:style-name="T26">Y</text:span></text:p>
      <text:p text:style-name="P54"><text:span text:style-name="T26">  </text:span><text:span text:style-name="T13">(</text:span><text:span text:style-name="T26">λ</text:span> <text:span text:style-name="T13">(</text:span><text:span text:style-name="T26">Even?+Odd?</text:span><text:span text:style-name="T13">)</text:span></text:p>
      <text:p text:style-name="P54"><text:span text:style-name="T26">   </text:span><text:span text:style-name="T13">((</text:span><text:span text:style-name="T26">λ</text:span> <text:span text:style-name="T13">(</text:span><text:span text:style-name="T26">Even?</text:span> <text:span text:style-name="T26">Odd?</text:span><text:span text:style-name="T13">)</text:span></text:p>
      <text:p text:style-name="P65"><text:span text:style-name="T26">     </text:span><text:span text:style-name="T13">(</text:span><text:span text:style-name="T26">Cons<text:tab/></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True</text:span> <text:span text:style-name="T13">(</text:span><text:span text:style-name="T26">Odd?</text:span> <text:span text:style-name="T13">(</text:span><text:span text:style-name="T26">Sub1</text:span> <text:span text:style-name="T26">n</text:span><text:span text:style-name="T13">))))</text:span></text:p>
      <text:p text:style-name="P65"><text:span text:style-name="T26"><text:tab/></text:span><text:span text:style-name="T13">(</text:span><text:span text:style-name="T26">λ</text:span> <text:span text:style-name="T13">(</text:span><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False</text:span> <text:span text:style-name="T13">(</text:span><text:span text:style-name="T26">Even?</text:span> <text:span text:style-name="T13">(</text:span><text:span text:style-name="T26">Sub1</text:span> <text:span text:style-name="T26">n</text:span><text:span text:style-name="T13">))))))</text:span></text:p>
      <text:p text:style-name="P54"><text:span text:style-name="T26">    </text:span><text:span text:style-name="T13">(</text:span><text:span text:style-name="T26">λ</text:span> <text:span text:style-name="T13">(</text:span><text:span text:style-name="T26">n</text:span><text:span text:style-name="T13">)</text:span> <text:span text:style-name="T13">(</text:span><text:span text:style-name="T26">Car</text:span> <text:span text:style-name="T26">Even?+Odd?</text:span> <text:span text:style-name="T26">n</text:span><text:span text:style-name="T13">))</text:span></text:p>
      <text:p text:style-name="P83"><text:span text:style-name="T26">    </text:span><text:span text:style-name="T13">(</text:span><text:span text:style-name="T26">λ</text:span> <text:span text:style-name="T13">(</text:span><text:span text:style-name="T26">n</text:span><text:span text:style-name="T13">)</text:span> <text:span text:style-name="T13">(</text:span><text:span text:style-name="T26">Cdr</text:span> <text:span text:style-name="T26">Even?+Odd?</text:span> <text:span text:style-name="T26">n</text:span><text:span text:style-name="T13">))))))</text:span></text:p>
      <text:p text:style-name="P83"><text:span text:style-name="T13">(</text:span><text:span text:style-name="T26">def</text:span> <text:span text:style-name="T26">Even?</text:span> <text:span text:style-name="T13">(</text:span><text:span text:style-name="T26">Car</text:span> <text:span text:style-name="T26">Even?+Odd?</text:span><text:span text:style-name="T13">))</text:span><text:span text:style-name="T26"> <text:s text:c="3"/></text:span><text:span text:style-name="T13">(</text:span><text:span text:style-name="T26">def</text:span> <text:span text:style-name="T26">Odd?</text:span> <text:span text:style-name="T13">(</text:span><text:span text:style-name="T26">Cdr</text:span> <text:span text:style-name="T26">Even?+Odd?</text:span><text:span text:style-name="T13">))</text:span></text:p>
      <text:p text:style-name="P32"><text:span text:style-name="T26">;</text:span> The following two functions provide conversion between natural numbers of Scheme</text:p>
      <text:p text:style-name="P76"><text:span text:style-name="T26">;</text:span> and numerals represented by pairs.</text:p>
      <text:p text:style-name="P32"><text:span text:style-name="T13">(</text:span><text:span text:style-name="T26">define</text:span> <text:span text:style-name="T13">(</text:span><text:span text:style-name="T26">number-&gt;pair-numeral</text:span> <text:span text:style-name="T26">n</text:span><text:span text:style-name="T13">)</text:span></text:p>
      <text:p text:style-name="P32"><text:span text:style-name="T26"> </text:span><text:span text:style-name="T13">(</text:span><text:span text:style-name="T26">if</text:span> <text:span text:style-name="T13">(</text:span><text:span text:style-name="T26">zero?</text:span> <text:span text:style-name="T26">n</text:span><text:span text:style-name="T13">)</text:span> <text:span text:style-name="T13">(</text:span><text:span text:style-name="T26">ev</text:span> <text:span text:style-name="T26">Zero</text:span><text:span text:style-name="T13">)</text:span></text:p>
      <text:p text:style-name="P83"><text:span text:style-name="T26">  </text:span><text:span text:style-name="T13">((</text:span><text:span text:style-name="T26">ev</text:span> <text:span text:style-name="T13">(</text:span><text:span text:style-name="T26">Cons</text:span> <text:span text:style-name="T26">False</text:span><text:span text:style-name="T13">))</text:span> <text:span text:style-name="T13">(</text:span><text:span text:style-name="T26">number-&gt;pair-numeral</text:span> <text:span text:style-name="T13">(</text:span><text:span text:style-name="T26">sub1</text:span> <text:span text:style-name="T26">n</text:span><text:span text:style-name="T13">)))))</text:span></text:p>
      <text:p text:style-name="P54"><text:span text:style-name="T13">(</text:span><text:span text:style-name="T26">define</text:span> <text:span text:style-name="T13">(</text:span><text:span text:style-name="T26">pair-numeral-&gt;number</text:span> <text:span text:style-name="T26">numeral</text:span><text:span text:style-name="T13">)</text:span></text:p>
      <text:p text:style-name="P54"><text:span text:style-name="T26"> </text:span><text:span text:style-name="T13">(</text:span><text:span text:style-name="T26">if</text:span> <text:span text:style-name="T13">(</text:span><text:span text:style-name="T26">eq?</text:span> <text:span text:style-name="T13">((</text:span><text:span text:style-name="T26">ev</text:span> <text:span text:style-name="T13">(</text:span><text:span text:style-name="T26">λ</text:span> <text:span text:style-name="T13">(</text:span><text:span text:style-name="T26">numeral</text:span><text:span text:style-name="T13">)</text:span> <text:span text:style-name="T13">(</text:span><text:span text:style-name="T26">If</text:span> <text:span text:style-name="T13">(</text:span><text:span text:style-name="T26">Zero?</text:span> <text:span text:style-name="T26">numeral</text:span><text:span text:style-name="T13">)</text:span> <text:span text:style-name="T26">yes</text:span> <text:span text:style-name="T26">no</text:span><text:span text:style-name="T13">)))</text:span> <text:span text:style-name="T26">numeral</text:span><text:span text:style-name="T13">)</text:span> <text:span text:style-name="T26">'yes</text:span><text:span text:style-name="T13">)</text:span> <text:span text:style-name="T26">0</text:span></text:p>
      <text:p text:style-name="P83"><text:span text:style-name="T26">  </text:span><text:span text:style-name="T13">(</text:span><text:span text:style-name="T26">add1</text:span> <text:span text:style-name="T13">(</text:span><text:span text:style-name="T26">pair-numeral-&gt;number</text:span> <text:span text:style-name="T13">((</text:span><text:span text:style-name="T26">ev</text:span> <text:span text:style-name="T26">Sub1</text:span><text:span text:style-name="T13">)</text:span> <text:span text:style-name="T26">numeral</text:span><text:span text:style-name="T13">)))))</text:span></text:p>
      <text:p text:style-name="P54"><text:span text:style-name="T13">(</text:span><text:span text:style-name="T26">provide</text:span> <text:span text:style-name="T26">number-&gt;pair-numeral</text:span> <text:span text:style-name="T26">pair-numeral-&gt;number</text:span><text:span text:style-name="T13">)</text:span></text:p>
      <text:p text:style-name="P18"/>
      <text:p text:style-name="P66"><text:span text:style-name="T26">#lang</text:span> <text:span text:style-name="T26">scheme</text:span><text:tab/><text:span text:style-name="T26">;</text:span> <text:a xlink:type="simple" xlink:href="http://test-pair-numerals.ss/"><text:span text:style-name="Internet_20_link">File test-pair-numerals.ss</text:span></text:a></text:p>
      <text:p text:style-name="P83"><text:span text:style-name="T13">(</text:span><text:span text:style-name="T26">require</text:span> <text:span text:style-name="T26">redex</text:span> <text:span text:style-name="T26">"pair-numerals.ss"</text:span> <text:span text:style-name="T26">"lazy-evaluator.ss"</text:span> <text:span text:style-name="T26">redex</text:span><text:span text:style-name="T13">)</text:span></text:p>
      <text:p text:style-name="P54"><text:span text:style-name="T13">(</text:span><text:span text:style-name="T26">for</text:span> <text:span text:style-name="T13">((</text:span><text:span text:style-name="T26">n</text:span> <text:span text:style-name="T13">(</text:span><text:span text:style-name="T26">in-range</text:span> <text:span text:style-name="T26">0</text:span> <text:span text:style-name="T26">25</text:span><text:span text:style-name="T13">)))</text:span></text:p>
      <text:p text:style-name="P83"><text:span text:style-name="T26"> </text:span><text:span text:style-name="T13">(</text:span><text:span text:style-name="T26">test-equal</text:span> <text:span text:style-name="T13">(</text:span><text:span text:style-name="T26">pair-numeral-&gt;number</text:span> <text:span text:style-name="T13">(</text:span><text:span text:style-name="T26">number-&gt;pair-numeral</text:span> <text:span text:style-name="T26">n</text:span><text:span text:style-name="T13">))</text:span> <text:span text:style-name="T26">n</text:span><text:span text:style-name="T13">))</text:span></text:p>
      <text:p text:style-name="P54"><text:span text:style-name="T13">(</text:span><text:span text:style-name="T26">for</text:span> <text:span text:style-name="T13">((</text:span><text:span text:style-name="T26">m</text:span> <text:span text:style-name="T13">(</text:span><text:span text:style-name="T26">in-range</text:span> <text:span text:style-name="T26">1</text:span> <text:span text:style-name="T26">11</text:span><text:span text:style-name="T13">))</text:span> <text:span text:style-name="T26">#:when</text:span> <text:span text:style-name="T26">#t</text:span> <text:span text:style-name="T13">(</text:span><text:span text:style-name="T26">n</text:span> <text:span text:style-name="T13">(</text:span><text:span text:style-name="T26">in-range</text:span> <text:span text:style-name="T26">1</text:span> <text:span text:style-name="T26">11</text:span><text:span text:style-name="T13">)))</text:span></text:p>
      <text:p text:style-name="P54"><text:span text:style-name="T26"> </text:span><text:span text:style-name="T13">(</text:span><text:span text:style-name="T26">for-each</text:span></text:p>
      <text:p text:style-name="P54"><text:span text:style-name="T26">  </text:span><text:span text:style-name="T13">(</text:span><text:span text:style-name="T26">λ</text:span> <text:span text:style-name="T13">(</text:span><text:span text:style-name="T26">function</text:span> <text:span text:style-name="T26">check-function</text:span><text:span text:style-name="T13">)</text:span></text:p>
      <text:p text:style-name="P54"><text:span text:style-name="T26">   </text:span><text:span text:style-name="T13">(</text:span><text:span text:style-name="T26">test-equal</text:span></text:p>
      <text:p text:style-name="P54"><text:span text:style-name="T26">    </text:span><text:span text:style-name="T13">(</text:span><text:span text:style-name="T26">pair-numeral-&gt;number</text:span></text:p>
      <text:p text:style-name="P54"><text:span text:style-name="T26">     </text:span><text:span text:style-name="T13">((</text:span><text:span text:style-name="T26">function</text:span> <text:span text:style-name="T13">(</text:span><text:span text:style-name="T26">number-&gt;pair-numeral</text:span> <text:span text:style-name="T26">m</text:span><text:span text:style-name="T13">))</text:span> <text:span text:style-name="T13">(</text:span><text:span text:style-name="T26">number-&gt;pair-numeral</text:span> <text:span text:style-name="T26">n</text:span><text:span text:style-name="T13">)))</text:span></text:p>
      <text:p text:style-name="P54"><text:span text:style-name="T26">    </text:span><text:span text:style-name="T13">(</text:span><text:span text:style-name="T26">check-function</text:span> <text:span text:style-name="T26">m</text:span> <text:span text:style-name="T26">n</text:span><text:span text:style-name="T13">)))</text:span></text:p>
      <text:p text:style-name="P54"><text:span text:style-name="T26">  </text:span><text:span text:style-name="T13">(</text:span><text:span text:style-name="T26">list</text:span> <text:span text:style-name="T13">(</text:span><text:span text:style-name="T26">ev</text:span> <text:span text:style-name="T26">+</text:span><text:span text:style-name="T13">)</text:span> <text:span text:style-name="T13">(</text:span><text:span text:style-name="T26">ev</text:span> <text:span text:style-name="T26">-</text:span><text:span text:style-name="T13">)</text:span> <text:span text:style-name="T13">(</text:span><text:span text:style-name="T26">ev</text:span> <text:span text:style-name="T26">*</text:span><text:span text:style-name="T13">)</text:span> <text:span text:style-name="T13">(</text:span><text:span text:style-name="T26">ev</text:span> <text:span text:style-name="T26">Modulo</text:span><text:span text:style-name="T13">)</text:span> <text:span text:style-name="T13">(</text:span><text:span text:style-name="T26">ev</text:span> <text:span text:style-name="T26">Quotient</text:span><text:span text:style-name="T13">))</text:span></text:p>
      <text:p text:style-name="P83"><text:span text:style-name="T26">  </text:span><text:span text:style-name="T13">(</text:span><text:span text:style-name="T26">list</text:span> <text:span text:style-name="T26">+</text:span> <text:span text:style-name="T13">(</text:span><text:span text:style-name="T26">λ</text:span> <text:span text:style-name="T13">(</text:span><text:span text:style-name="T26">m</text:span> <text:span text:style-name="T26">n</text:span><text:span text:style-name="T13">)</text:span> <text:span text:style-name="T13">(</text:span><text:span text:style-name="T26">max</text:span> <text:span text:style-name="T26">0</text:span> <text:span text:style-name="T13">(</text:span><text:span text:style-name="T26">-</text:span> <text:span text:style-name="T26">m</text:span> <text:span text:style-name="T26">n</text:span><text:span text:style-name="T13">)))</text:span> <text:span text:style-name="T26">*</text:span> <text:span text:style-name="T26">modulo</text:span> <text:span text:style-name="T26">quotient</text:span><text:span text:style-name="T13">)))</text:span></text:p>
      <text:p text:style-name="P54"><text:span text:style-name="T13">(</text:span><text:span text:style-name="T26">for</text:span> <text:span text:style-name="T13">((</text:span><text:span text:style-name="T26">n</text:span> <text:span text:style-name="T13">(</text:span><text:span text:style-name="T26">in-range</text:span> <text:span text:style-name="T26">0</text:span> <text:span text:style-name="T26">10</text:span><text:span text:style-name="T13">)))</text:span></text:p>
      <text:p text:style-name="P54"><text:span text:style-name="T26"> </text:span><text:span text:style-name="T13">(</text:span><text:span text:style-name="T26">test-equal</text:span> <text:span text:style-name="T13">((((</text:span><text:span text:style-name="T26">ev</text:span> <text:span text:style-name="T26">Even?</text:span><text:span text:style-name="T13">)</text:span> <text:span text:style-name="T13">(</text:span><text:span text:style-name="T26">number-&gt;pair-numeral</text:span> <text:span text:style-name="T26">n</text:span><text:span text:style-name="T13">))</text:span> <text:span text:style-name="T26">#t</text:span><text:span text:style-name="T13">)</text:span> <text:span text:style-name="T26">#f</text:span><text:span text:style-name="T13">)</text:span> <text:span text:style-name="T13">(</text:span><text:span text:style-name="T26">even?</text:span> <text:span text:style-name="T26">n</text:span><text:span text:style-name="T13">))</text:span></text:p>
      <text:p text:style-name="P83"><text:span text:style-name="T26"> </text:span><text:span text:style-name="T13">(</text:span><text:span text:style-name="T26">test-equal</text:span> <text:span text:style-name="T13">((((</text:span><text:span text:style-name="T26">ev</text:span> <text:span text:style-name="T26">Odd?</text:span><text:span text:style-name="T13">)</text:span> <text:span text:style-name="T13">(</text:span><text:span text:style-name="T26">number-&gt;pair-numeral</text:span> <text:span text:style-name="T26">n</text:span><text:span text:style-name="T13">))</text:span> <text:span text:style-name="T26">#t</text:span><text:span text:style-name="T13">)</text:span> <text:span text:style-name="T26">#f</text:span><text:span text:style-name="T13">)</text:span> <text:span text:style-name="T13">(</text:span><text:span text:style-name="T26">odd?</text:span> <text:span text:style-name="T26">n</text:span><text:span text:style-name="T13">)))</text:span></text:p>
      <text:p text:style-name="P54"><text:span text:style-name="T13">(</text:span><text:span text:style-name="T26">test-results</text:span><text:span text:style-name="T13">)</text:span></text:p>
      <text:p text:style-name="P18"/>
      <text:p text:style-name="P35"><text:span text:style-name="T26">#lang</text:span> <text:span text:style-name="T26">scheme<text:tab/>;</text:span> <text:a xlink:type="simple" xlink:href="http://primes.ss/"><text:span text:style-name="Internet_20_link">File primes.ss</text:span></text:a></text:p>
      <text:p text:style-name="P76"><text:span text:style-name="T13">(</text:span><text:span text:style-name="T26">require</text:span> <text:span text:style-name="T26">"lazy-evaluator.ss"</text:span> <text:span text:style-name="T26">"pair-numerals.ss"</text:span> <text:span text:style-name="T26">redex</text:span><text:span text:style-name="T13">)</text:span></text:p>
      <text:p text:style-name="P83"><text:span text:style-name="T13">(</text:span><text:span text:style-name="T26">def</text:span> <text:span text:style-name="T26">Naturals</text:span> <text:span text:style-name="T13">((</text:span><text:span text:style-name="T26">Y</text:span> <text:span text:style-name="T13">(</text:span><text:span text:style-name="T26">λ</text:span> <text:span text:style-name="T13">(</text:span><text:span text:style-name="T26">make-naturals</text:span> <text:span text:style-name="T26">n</text:span><text:span text:style-name="T13">)</text:span> <text:span text:style-name="T13">(</text:span><text:span text:style-name="T26">Cons</text:span> <text:span text:style-name="T26">n</text:span> <text:span text:style-name="T13">(</text:span><text:span text:style-name="T26">make-naturals</text:span> <text:span text:style-name="T13">(</text:span><text:span text:style-name="T26">Add1</text:span> <text:span text:style-name="T26">n</text:span><text:span text:style-name="T13">)))))</text:span> <text:span text:style-name="T26">Zero</text:span><text:span text:style-name="T13">))</text:span></text:p>
      <text:p text:style-name="P32"><text:span text:style-name="T13">(</text:span><text:span text:style-name="T26">def</text:span> <text:span text:style-name="T26">filter</text:span></text:p>
      <text:p text:style-name="P32"><text:span text:style-name="T26"> </text:span><text:span text:style-name="T13">(</text:span><text:span text:style-name="T26">Y</text:span></text:p>
      <text:p text:style-name="P32"><text:span text:style-name="T26">  </text:span><text:span text:style-name="T13">(</text:span><text:span text:style-name="T26">λ</text:span> <text:span text:style-name="T13">(</text:span><text:span text:style-name="T26">filter</text:span> <text:span text:style-name="T26">pred</text:span> <text:span text:style-name="T26">list</text:span><text:span text:style-name="T13">)</text:span></text:p>
      <text:p text:style-name="P83"><text:span text:style-name="T26">   </text:span><text:span text:style-name="T13">(</text:span><text:span text:style-name="T26">If</text:span> <text:span text:style-name="T13">(</text:span><text:span text:style-name="T26">pred</text:span> <text:span text:style-name="T13">(</text:span><text:span text:style-name="T26">Car</text:span> <text:span text:style-name="T26">list</text:span><text:span text:style-name="T13">))</text:span> <text:span text:style-name="T13">(</text:span><text:span text:style-name="T26">Cons</text:span> <text:span text:style-name="T13">(</text:span><text:span text:style-name="T26">Car</text:span> <text:span text:style-name="T26">list</text:span><text:span text:style-name="T13">)</text:span> <text:span text:style-name="T13">(</text:span><text:span text:style-name="T26">filter</text:span> <text:span text:style-name="T26">pred</text:span> <text:span text:style-name="T13">(</text:span><text:span text:style-name="T26">Cdr</text:span> <text:span text:style-name="T26">list</text:span><text:span text:style-name="T13">)))</text:span> <text:span text:style-name="T13">(</text:span><text:span text:style-name="T26">filter</text:span> <text:span text:style-name="T26">pred</text:span> <text:span text:style-name="T13">(</text:span><text:span text:style-name="T26">Cdr</text:span> <text:span text:style-name="T26">list</text:span><text:span text:style-name="T13">))))))</text:span></text:p>
      <text:p text:style-name="P32"><text:soft-page-break/><text:span text:style-name="T13">(</text:span><text:span text:style-name="T26">def</text:span> <text:span text:style-name="T26">Primes</text:span></text:p>
      <text:p text:style-name="P54"><text:span text:style-name="T26"> </text:span><text:span text:style-name="T13">((</text:span><text:span text:style-name="T26">Y</text:span></text:p>
      <text:p text:style-name="P54"><text:span text:style-name="T26">   </text:span><text:span text:style-name="T13">(</text:span><text:span text:style-name="T26">λ</text:span> <text:span text:style-name="T13">(</text:span><text:span text:style-name="T26">make-primes</text:span> <text:span text:style-name="T26">number-list</text:span><text:span text:style-name="T13">)</text:span></text:p>
      <text:p text:style-name="P54"><text:span text:style-name="T26">    </text:span><text:span text:style-name="T13">(</text:span><text:span text:style-name="T26">Cons</text:span> <text:span text:style-name="T13">(</text:span><text:span text:style-name="T26">Car</text:span> <text:span text:style-name="T26">number-list</text:span><text:span text:style-name="T13">)</text:span></text:p>
      <text:p text:style-name="P54"><text:span text:style-name="T26">     </text:span><text:span text:style-name="T13">(</text:span><text:span text:style-name="T26">make-primes</text:span></text:p>
      <text:p text:style-name="P54"><text:span text:style-name="T26">      </text:span><text:span text:style-name="T13">(</text:span><text:span text:style-name="T26">filter</text:span> <text:span text:style-name="T13">(</text:span><text:span text:style-name="T26">λ</text:span> <text:span text:style-name="T13">(</text:span><text:span text:style-name="T26">n</text:span><text:span text:style-name="T13">)</text:span> <text:span text:style-name="T13">(</text:span><text:span text:style-name="T26">Not</text:span> <text:span text:style-name="T13">(</text:span><text:span text:style-name="T26">Divisor?</text:span> <text:span text:style-name="T26">n</text:span> <text:span text:style-name="T13">(</text:span><text:span text:style-name="T26">Car</text:span> <text:span text:style-name="T26">number-list</text:span><text:span text:style-name="T13">))))</text:span> <text:span text:style-name="T13">(</text:span><text:span text:style-name="T26">Cdr</text:span> <text:span text:style-name="T26">number-list</text:span><text:span text:style-name="T13">))))))</text:span></text:p>
      <text:p text:style-name="P83"><text:span text:style-name="T26">  </text:span><text:span text:style-name="T13">(</text:span><text:span text:style-name="T26">Cdr</text:span> <text:span text:style-name="T13">(</text:span><text:span text:style-name="T26">Cdr</text:span> <text:span text:style-name="T26">Naturals</text:span><text:span text:style-name="T13">))))</text:span></text:p>
      <text:p text:style-name="P32"><text:span text:style-name="T13">(</text:span><text:span text:style-name="T26">define</text:span> <text:span text:style-name="T13">(</text:span><text:span text:style-name="T26">list-numbers</text:span> <text:span text:style-name="T26">numbers</text:span> <text:span text:style-name="T26">n</text:span><text:span text:style-name="T13">)</text:span></text:p>
      <text:p text:style-name="P32"><text:span text:style-name="T26"> </text:span><text:span text:style-name="T13">(</text:span><text:span text:style-name="T26">if</text:span> <text:span text:style-name="T13">(</text:span><text:span text:style-name="T26">zero?</text:span> <text:span text:style-name="T26">n</text:span><text:span text:style-name="T13">)</text:span> <text:span text:style-name="T26">'</text:span><text:span text:style-name="T13">( )</text:span></text:p>
      <text:p text:style-name="P32"><text:span text:style-name="T26">  </text:span><text:span text:style-name="T13">(</text:span><text:span text:style-name="T26">cons</text:span> <text:span text:style-name="T13">(</text:span><text:span text:style-name="T26">pair-numeral-&gt;number</text:span> <text:span text:style-name="T13">((</text:span><text:span text:style-name="T26">ev</text:span> <text:span text:style-name="T26">Car</text:span><text:span text:style-name="T13">)</text:span> <text:span text:style-name="T26">numbers</text:span><text:span text:style-name="T13">))</text:span></text:p>
      <text:p text:style-name="P83"><text:span text:style-name="T26">   </text:span><text:span text:style-name="T13">(</text:span><text:span text:style-name="T26">list-numbers</text:span> <text:span text:style-name="T13">((</text:span><text:span text:style-name="T26">ev</text:span> <text:span text:style-name="T26">Cdr</text:span><text:span text:style-name="T13">)</text:span> <text:span text:style-name="T26">numbers</text:span><text:span text:style-name="T13">)</text:span> <text:span text:style-name="T13">(</text:span><text:span text:style-name="T26">sub1</text:span> <text:span text:style-name="T26">n</text:span><text:span text:style-name="T13">)))))</text:span></text:p>
      <text:p text:style-name="P54"><text:span text:style-name="T13">(</text:span><text:span text:style-name="T26">test-equal</text:span> <text:span text:style-name="T13">(</text:span><text:span text:style-name="T26">list-numbers</text:span> <text:span text:style-name="T13">(</text:span><text:span text:style-name="T26">ev</text:span> <text:span text:style-name="T26">Naturals</text:span><text:span text:style-name="T13">)</text:span> <text:span text:style-name="T26">20</text:span><text:span text:style-name="T13">)</text:span></text:p>
      <text:p text:style-name="P83"><text:span text:style-name="T26">'</text:span><text:span text:style-name="T13">(</text:span><text:span text:style-name="T26">0</text:span> <text:span text:style-name="T26">1</text:span> <text:span text:style-name="T26">2</text:span> <text:span text:style-name="T26">3</text:span> <text:span text:style-name="T26">4</text:span> <text:span text:style-name="T26">5</text:span> <text:span text:style-name="T26">6</text:span> <text:span text:style-name="T26">7</text:span> <text:span text:style-name="T26">8</text:span> <text:span text:style-name="T26">9</text:span> <text:span text:style-name="T26">10</text:span> <text:span text:style-name="T26">11</text:span> <text:span text:style-name="T26">12</text:span> <text:span text:style-name="T26">13</text:span> <text:span text:style-name="T26">14</text:span> <text:span text:style-name="T26">15</text:span> <text:span text:style-name="T26">16</text:span> <text:span text:style-name="T26">17</text:span> <text:span text:style-name="T26">18</text:span> <text:span text:style-name="T26">19</text:span><text:span text:style-name="T13">))</text:span></text:p>
      <text:p text:style-name="P54"><text:span text:style-name="T13">(</text:span><text:span text:style-name="T26">define</text:span> <text:span text:style-name="T13">(</text:span><text:span text:style-name="T26">primes</text:span> <text:span text:style-name="T26">n</text:span><text:span text:style-name="T13">)</text:span></text:p>
      <text:p text:style-name="P54"><text:span text:style-name="T26"> </text:span><text:span text:style-name="T13">(</text:span><text:span text:style-name="T26">let</text:span> <text:span text:style-name="T26">loop</text:span> <text:span text:style-name="T13">((</text:span><text:span text:style-name="T26">primes</text:span> <text:span text:style-name="T26">'</text:span><text:span text:style-name="T13">( ))</text:span> <text:span text:style-name="T13">(</text:span><text:span text:style-name="T26">n</text:span> <text:span text:style-name="T26">2</text:span><text:span text:style-name="T13">)</text:span> <text:span text:style-name="T13">(</text:span><text:span text:style-name="T26">k</text:span> <text:span text:style-name="T26">n</text:span><text:span text:style-name="T13">))</text:span></text:p>
      <text:p text:style-name="P54"><text:span text:style-name="T26">  </text:span><text:span text:style-name="T13">(</text:span><text:span text:style-name="T26">cond</text:span></text:p>
      <text:p text:style-name="P54"><text:span text:style-name="T26">   </text:span><text:span text:style-name="T13">((</text:span><text:span text:style-name="T26">zero?</text:span> <text:span text:style-name="T26">k</text:span><text:span text:style-name="T13">)</text:span> <text:span text:style-name="T13">(</text:span><text:span text:style-name="T26">reverse</text:span> <text:span text:style-name="T26">primes</text:span><text:span text:style-name="T13">))</text:span></text:p>
      <text:p text:style-name="P54"><text:span text:style-name="T26">   </text:span><text:span text:style-name="T13">((</text:span><text:span text:style-name="T26">ormap</text:span> <text:span text:style-name="T13">(</text:span><text:span text:style-name="T26">λ</text:span> <text:span text:style-name="T13">(</text:span><text:span text:style-name="T26">p</text:span><text:span text:style-name="T13">)</text:span> <text:span text:style-name="T13">(</text:span><text:span text:style-name="T26">zero?</text:span> <text:span text:style-name="T13">(</text:span><text:span text:style-name="T26">modulo</text:span> <text:span text:style-name="T26">n</text:span> <text:span text:style-name="T26">p</text:span><text:span text:style-name="T13">)))</text:span> <text:span text:style-name="T26">primes</text:span><text:span text:style-name="T13">)</text:span> <text:span text:style-name="T13">(</text:span><text:span text:style-name="T26">loop</text:span> <text:span text:style-name="T26">primes</text:span> <text:span text:style-name="T13">(</text:span><text:span text:style-name="T26">add1</text:span> <text:span text:style-name="T26">n</text:span><text:span text:style-name="T13">)</text:span> <text:span text:style-name="T26">k</text:span><text:span text:style-name="T13">))</text:span></text:p>
      <text:p text:style-name="P83"><text:span text:style-name="T26">   </text:span><text:span text:style-name="T13">(</text:span><text:span text:style-name="T26">else</text:span> <text:span text:style-name="T13">(</text:span><text:span text:style-name="T26">loop</text:span> <text:span text:style-name="T13">(</text:span><text:span text:style-name="T26">cons</text:span> <text:span text:style-name="T26">n</text:span> <text:span text:style-name="T26">primes</text:span><text:span text:style-name="T13">)</text:span> <text:span text:style-name="T13">(</text:span><text:span text:style-name="T26">add1</text:span> <text:span text:style-name="T26">n</text:span><text:span text:style-name="T13">)</text:span> <text:span text:style-name="T13">(</text:span><text:span text:style-name="T26">sub1</text:span> <text:span text:style-name="T26">k</text:span><text:span text:style-name="T13">))))))</text:span></text:p>
      <text:p text:style-name="P83"><text:span text:style-name="T13">(</text:span><text:span text:style-name="T26">test-equal</text:span> <text:span text:style-name="T13">(</text:span><text:span text:style-name="T26">list-numbers</text:span> <text:span text:style-name="T13">(</text:span><text:span text:style-name="T26">ev</text:span> <text:span text:style-name="T26">Primes</text:span><text:span text:style-name="T13">)</text:span> <text:span text:style-name="T26">25</text:span><text:span text:style-name="T13">)</text:span> <text:span text:style-name="T13">(</text:span><text:span text:style-name="T26">primes</text:span> <text:span text:style-name="T26">25</text:span><text:span text:style-name="T13">))</text:span></text:p>
      <text:p text:style-name="P83"><text:span text:style-name="T13">(</text:span><text:span text:style-name="T26">test-results</text:span><text:span text:style-name="T13">)</text:span></text:p>
      <text:list text:style-name="Outline" text:continue-numbering="true">
        <text:list-item>
          <text:list text:continue-numbering="true">
            <text:list-item>
              <text:list text:continue-numbering="true">
                <text:list-item>
                  <text:h text:style-name="P115" text:outline-level="3">Church numerals</text:h>
                </text:list-item>
              </text:list>
            </text:list-item>
          </text:list>
        </text:list-item>
      </text:list>
      <text:p text:style-name="P8">n represented by [n]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13">(</text:span><text:span text:style-name="T26">f</text:span><text:span text:style-name="T9">n</text:span> <text:span text:style-name="T26">x</text:span><text:span text:style-name="T13">)))</text:span>, where <text:span text:style-name="T13">(</text:span><text:span text:style-name="T26">f</text:span><text:span text:style-name="T9">0</text:span> <text:span text:style-name="T26">x</text:span><text:span text:style-name="T13">)</text:span> ≡ <text:span text:style-name="T26">x</text:span> and <text:span text:style-name="T13">(</text:span><text:span text:style-name="T26">f</text:span><text:span text:style-name="T9">n+1</text:span> <text:span text:style-name="T26">x</text:span><text:span text:style-name="T13">)</text:span> ≡ <text:span text:style-name="T13">(</text:span><text:span text:style-name="T26">f</text:span> <text:span text:style-name="T13">(</text:span><text:span text:style-name="T26">f</text:span><text:span text:style-name="T9">n</text:span> <text:span text:style-name="T26">x</text:span><text:span text:style-name="T13">))</text:span>. Hence a Church numeral is a function that given a function <text:span text:style-name="T26">f</text:span> returns a function <text:span text:style-name="T26">f</text:span><text:span text:style-name="T9">n</text:span> of argument <text:span text:style-name="T26">x</text:span><text:span text:style-name="T4"> </text:span>that applies <text:span text:style-name="T26">f</text:span> n times to argument <text:span text:style-name="T26">x</text:span>. For example:</text:p>
      <text:p text:style-name="P25">[0]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26">x</text:span><text:span text:style-name="T13">))</text:span></text:p>
      <text:p text:style-name="P25">[1]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13">(</text:span><text:span text:style-name="T26">f</text:span> <text:span text:style-name="T26">x</text:span><text:span text:style-name="T13">)))</text:span></text:p>
      <text:p text:style-name="P25">[2]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13">(</text:span><text:span text:style-name="T26">f</text:span> <text:span text:style-name="T13">(</text:span><text:span text:style-name="T26">f</text:span> <text:span text:style-name="T26">x</text:span><text:span text:style-name="T13">))))</text:span></text:p>
      <text:p text:style-name="P25">[3]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25">[4]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8">[5] ≡ <text:span text:style-name="T13">(</text:span><text:span text:style-name="T26">λ</text:span> <text:span text:style-name="T13">(</text:span><text:span text:style-name="T26">f</text:span><text:span text:style-name="T13">)</text:span> <text:span text:style-name="T13">(</text:span><text:span text:style-name="T26">λ</text:span> <text:span text:style-name="T13">(</text:span><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8">Notice that <text:span text:style-name="T13">(</text:span><text:span text:style-name="T26">f</text:span> <text:span text:style-name="T13">(</text:span><text:span text:style-name="T26">f</text:span><text:span text:style-name="T9">n</text:span> <text:span text:style-name="T26">x</text:span><text:span text:style-name="T13">))</text:span> ≡ <text:span text:style-name="T13">(</text:span><text:span text:style-name="T26">f</text:span><text:span text:style-name="T9">n</text:span> <text:span text:style-name="T13">(</text:span><text:span text:style-name="T26">f</text:span> <text:span text:style-name="T26">x</text:span><text:span text:style-name="T13">))</text:span> and more generally <text:span text:style-name="T13">(</text:span><text:span text:style-name="T26">f</text:span><text:span text:style-name="T9">n</text:span> <text:span text:style-name="T13">(</text:span><text:span text:style-name="T26">f</text:span><text:span text:style-name="T9">m</text:span> <text:span text:style-name="T26">x</text:span><text:span text:style-name="T13">))</text:span> ≡ <text:span text:style-name="T13">(</text:span><text:span text:style-name="T26">f</text:span><text:span text:style-name="T9">n+m</text:span> <text:span text:style-name="T26">x</text:span><text:span text:style-name="T13">)</text:span>. Also notice that in file church-numerals.ss no Y combinator is used for the preparation of the basic numerical functions.</text:p>
      <text:p text:style-name="P35"><text:span text:style-name="T26">#lang</text:span> <text:span text:style-name="T26">scheme</text:span><text:tab/><text:span text:style-name="T26">;</text:span> <text:a xlink:type="simple" xlink:href="http://church-numerals.ss/"><text:span text:style-name="Internet_20_link">File church-numerals.ss</text:span></text:a></text:p>
      <text:p text:style-name="P96"><text:span text:style-name="T13">(</text:span><text:span text:style-name="T26">require</text:span> <text:span text:style-name="T26">redex</text:span> <text:span text:style-name="T26">"lazy-evaluator.ss"</text:span> <text:span text:style-name="T26">"booleans.ss"</text:span><text:span text:style-name="T13">)</text:span></text:p>
      <text:p text:style-name="P32"><text:span text:style-name="T13">(</text:span><text:span text:style-name="T26">define-syntax</text:span> <text:span text:style-name="T26">Church-numeral-&gt;number</text:span></text:p>
      <text:p text:style-name="P32"><text:span text:style-name="T26"> </text:span><text:span text:style-name="T13">(</text:span><text:span text:style-name="T26">syntax-rules</text:span> <text:span text:style-name="T13">( )</text:span></text:p>
      <text:p text:style-name="P83"><text:span text:style-name="T26">  </text:span><text:span text:style-name="T13">((</text:span><text:span text:style-name="T26">_</text:span> <text:span text:style-name="T26">numeral</text:span><text:span text:style-name="T13">)</text:span> <text:span text:style-name="T13">(((</text:span><text:span text:style-name="T26">ev</text:span> <text:span text:style-name="T26">numeral</text:span><text:span text:style-name="T13">)</text:span> <text:span text:style-name="T13">(</text:span><text:span text:style-name="T26">λ</text:span> <text:span text:style-name="T13">(</text:span><text:span text:style-name="T26">n</text:span><text:span text:style-name="T13">)</text:span> <text:span text:style-name="T13">(</text:span><text:span text:style-name="T26">add1</text:span> <text:span text:style-name="T13">(</text:span><text:span text:style-name="T26">force</text:span> <text:span text:style-name="T26">n</text:span><text:span text:style-name="T13">))))</text:span> <text:span text:style-name="T26">0</text:span><text:span text:style-name="T13">))))</text:span></text:p>
      <text:p text:style-name="P32"><text:span text:style-name="T13">(</text:span><text:span text:style-name="T26">define-syntax</text:span> <text:span text:style-name="T26">test-Church</text:span></text:p>
      <text:p text:style-name="P32"><text:span text:style-name="T26"> </text:span><text:span text:style-name="T13">(</text:span><text:span text:style-name="T26">syntax-rules</text:span> <text:span text:style-name="T13">( )</text:span></text:p>
      <text:p text:style-name="P32"><text:span text:style-name="T26">  </text:span><text:span text:style-name="T13">((</text:span><text:span text:style-name="T26">_</text:span> <text:span text:style-name="T26">numeral</text:span> <text:span text:style-name="T26">expect</text:span><text:span text:style-name="T13">)</text:span></text:p>
      <text:p text:style-name="P83"><text:span text:style-name="T26">   </text:span><text:span text:style-name="T13">(</text:span><text:span text:style-name="T26">test-equal</text:span> <text:span text:style-name="T13">(((</text:span><text:span text:style-name="T26">ev</text:span> <text:span text:style-name="T26">numeral</text:span><text:span text:style-name="T13">)</text:span> <text:span text:style-name="T13">(</text:span><text:span text:style-name="T26">λ</text:span> <text:span text:style-name="T13">(</text:span><text:span text:style-name="T26">n</text:span><text:span text:style-name="T13">)</text:span> <text:span text:style-name="T13">(</text:span><text:span text:style-name="T26">add1</text:span> <text:span text:style-name="T13">(</text:span><text:span text:style-name="T26">force</text:span> <text:span text:style-name="T26">n</text:span><text:span text:style-name="T13">))))</text:span> <text:span text:style-name="T26">0</text:span><text:span text:style-name="T13">)</text:span> <text:span text:style-name="T26">expect</text:span><text:span text:style-name="T13">))))</text:span></text:p>
      <text:p text:style-name="P54"><text:span text:style-name="T13">(</text:span><text:span text:style-name="T26">def</text:span> <text:span text:style-name="T26">C-add1</text:span> <text:span text:style-name="T13">(</text:span><text:span text:style-name="T26">λ</text:span> <text:span text:style-name="T13">(</text:span><text:span text:style-name="T26">n</text:span> <text:span text:style-name="T26">f</text:span> <text:span text:style-name="T26">x</text:span><text:span text:style-name="T13">)</text:span> <text:span text:style-name="T13">(</text:span><text:span text:style-name="T26">f</text:span> <text:span text:style-name="T13">(</text:span><text:span text:style-name="T26">n</text:span> <text:span text:style-name="T26">f</text:span> <text:span text:style-name="T26">x</text:span><text:span text:style-name="T13">))))</text:span></text:p>
      <text:p text:style-name="P54"><text:span text:style-name="T13">(</text:span><text:span text:style-name="T26">def</text:span> <text:span text:style-name="T26">C-sub1</text:span> <text:span text:style-name="T13">(</text:span><text:span text:style-name="T26">λ</text:span> <text:span text:style-name="T13">(</text:span><text:span text:style-name="T26">n</text:span> <text:span text:style-name="T26">f</text:span> <text:span text:style-name="T26">x</text:span><text:span text:style-name="T13">)</text:span> <text:span text:style-name="T13">(</text:span><text:span text:style-name="T26">n</text:span> <text:span text:style-name="T13">(</text:span><text:span text:style-name="T26">λ</text:span> <text:span text:style-name="T13">(</text:span><text:span text:style-name="T26">g</text:span> <text:span text:style-name="T26">h</text:span><text:span text:style-name="T13">)</text:span> <text:span text:style-name="T13">(</text:span><text:span text:style-name="T26">h</text:span> <text:span text:style-name="T13">(</text:span><text:span text:style-name="T26">g</text:span> <text:span text:style-name="T26">f</text:span><text:span text:style-name="T13">)))</text:span> <text:span text:style-name="T13">(</text:span><text:span text:style-name="T26">λ</text:span> <text:span text:style-name="T13">(</text:span><text:span text:style-name="T26">f</text:span><text:span text:style-name="T13">)</text:span> <text:span text:style-name="T26">x</text:span><text:span text:style-name="T13">)</text:span> <text:span text:style-name="T13">(</text:span><text:span text:style-name="T26">λ</text:span> <text:span text:style-name="T13">(</text:span><text:span text:style-name="T26">f</text:span><text:span text:style-name="T13">)</text:span> <text:span text:style-name="T26">f</text:span><text:span text:style-name="T13">))))</text:span></text:p>
      <text:p text:style-name="P54"><text:span text:style-name="T13">(</text:span><text:span text:style-name="T26">def</text:span> <text:span text:style-name="T26">C-plus</text:span> <text:span text:style-name="T13">(</text:span><text:span text:style-name="T26">λ</text:span> <text:span text:style-name="T13">(</text:span><text:span text:style-name="T26">m</text:span> <text:span text:style-name="T26">n</text:span> <text:span text:style-name="T26">f</text:span> <text:span text:style-name="T26">x</text:span><text:span text:style-name="T13">)</text:span> <text:span text:style-name="T13">(</text:span><text:span text:style-name="T26">m</text:span> <text:span text:style-name="T26">f</text:span> <text:span text:style-name="T13">(</text:span><text:span text:style-name="T26">n</text:span> <text:span text:style-name="T26">f</text:span> <text:span text:style-name="T26">x</text:span><text:span text:style-name="T13">))))</text:span></text:p>
      <text:p text:style-name="P54"><text:span text:style-name="T13">(</text:span><text:span text:style-name="T26">def</text:span> <text:span text:style-name="T26">C-mult</text:span> <text:span text:style-name="T13">(</text:span><text:span text:style-name="T26">λ</text:span> <text:span text:style-name="T13">(</text:span><text:span text:style-name="T26">m</text:span> <text:span text:style-name="T26">n</text:span> <text:span text:style-name="T26">f</text:span><text:span text:style-name="T13">)</text:span> <text:span text:style-name="T13">(</text:span><text:span text:style-name="T26">n</text:span> <text:span text:style-name="T13">(</text:span><text:span text:style-name="T26">m</text:span> <text:span text:style-name="T26">f</text:span><text:span text:style-name="T13">))))</text:span></text:p>
      <text:p text:style-name="P54"><text:soft-page-break/><text:span text:style-name="T13">(</text:span><text:span text:style-name="T26">def</text:span> <text:span text:style-name="T26">C-expt</text:span> <text:span text:style-name="T13">(</text:span><text:span text:style-name="T26">λ</text:span> <text:span text:style-name="T13">(</text:span><text:span text:style-name="T26">m</text:span> <text:span text:style-name="T26">n</text:span><text:span text:style-name="T13">)</text:span> <text:span text:style-name="T13">(</text:span><text:span text:style-name="T26">n</text:span> <text:span text:style-name="T26">m</text:span><text:span text:style-name="T13">)))</text:span></text:p>
      <text:p text:style-name="P54"><text:span text:style-name="T13">(</text:span><text:span text:style-name="T26">def</text:span> <text:span text:style-name="T26">C-zero?</text:span> <text:span text:style-name="T13">(</text:span><text:span text:style-name="T26">λ</text:span> <text:span text:style-name="T13">(</text:span><text:span text:style-name="T26">n</text:span><text:span text:style-name="T13">)</text:span> <text:span text:style-name="T13">(</text:span><text:span text:style-name="T26">n</text:span> <text:span text:style-name="T13">(</text:span><text:span text:style-name="T26">λ</text:span> <text:span text:style-name="T13">(</text:span><text:span text:style-name="T26">x</text:span><text:span text:style-name="T13">)</text:span> <text:span text:style-name="T26">false</text:span><text:span text:style-name="T13">)</text:span> <text:span text:style-name="T26">True</text:span><text:span text:style-name="T13">)))</text:span></text:p>
      <text:p text:style-name="P54"><text:span text:style-name="T13">(</text:span><text:span text:style-name="T26">def</text:span> <text:span text:style-name="T26">C-minus</text:span> <text:span text:style-name="T13">(</text:span><text:span text:style-name="T26">λ</text:span> <text:span text:style-name="T13">(</text:span><text:span text:style-name="T26">m</text:span> <text:span text:style-name="T26">n</text:span><text:span text:style-name="T13">)</text:span> <text:span text:style-name="T13">(</text:span><text:span text:style-name="T26">n</text:span> <text:span text:style-name="T26">C-sub1</text:span> <text:span text:style-name="T26">m</text:span><text:span text:style-name="T13">)))</text:span></text:p>
      <text:p text:style-name="P54"><text:span text:style-name="T13">(</text:span><text:span text:style-name="T26">def</text:span> <text:span text:style-name="T26">C-eq?</text:span> <text:span text:style-name="T13">(</text:span><text:span text:style-name="T26">λ</text:span> <text:span text:style-name="T13">(</text:span><text:span text:style-name="T26">m</text:span> <text:span text:style-name="T26">n</text:span><text:span text:style-name="T13">)</text:span> <text:span text:style-name="T13">(</text:span><text:span text:style-name="T26">And</text:span> <text:span text:style-name="T13">(</text:span><text:span text:style-name="T26">C-zero?</text:span> <text:span text:style-name="T13">(</text:span><text:span text:style-name="T26">C-minus</text:span> <text:span text:style-name="T26">m</text:span> <text:span text:style-name="T26">n</text:span><text:span text:style-name="T13">))</text:span> <text:span text:style-name="T13">(</text:span><text:span text:style-name="T26">C-zero?</text:span> <text:span text:style-name="T13">(</text:span><text:span text:style-name="T26">C-minus</text:span> <text:span text:style-name="T26">n</text:span> <text:span text:style-name="T26">m</text:span><text:span text:style-name="T13">)))))</text:span></text:p>
      <text:p text:style-name="P54"><text:span text:style-name="T13">(</text:span><text:span text:style-name="T26">def</text:span> <text:span text:style-name="T26">C0</text:span> <text:span text:style-name="T13">(</text:span><text:span text:style-name="T26">λ</text:span> <text:span text:style-name="T13">(</text:span><text:span text:style-name="T26">f</text:span> <text:span text:style-name="T26">x</text:span><text:span text:style-name="T13">)</text:span> <text:span text:style-name="T26">x</text:span><text:span text:style-name="T13">))</text:span></text:p>
      <text:p text:style-name="P54"><text:span text:style-name="T13">(</text:span><text:span text:style-name="T26">def</text:span> <text:span text:style-name="T26">C1</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26">x</text:span><text:span text:style-name="T13">)))</text:span></text:p>
      <text:p text:style-name="P54"><text:span text:style-name="T13">(</text:span><text:span text:style-name="T26">def</text:span> <text:span text:style-name="T26">C2</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def</text:span> <text:span text:style-name="T26">C3</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def</text:span> <text:span text:style-name="T26">C4</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def</text:span> <text:span text:style-name="T26">C5</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def</text:span> <text:span text:style-name="T26">C6</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def</text:span> <text:span text:style-name="T26">C7</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def</text:span> <text:span text:style-name="T26">C8</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83"><text:span text:style-name="T13">(</text:span><text:span text:style-name="T26">def</text:span> <text:span text:style-name="T26">C9</text:span> <text:span text:style-name="T13">(</text:span><text:span text:style-name="T26">λ</text:span> <text:span text:style-name="T13">(</text:span><text:span text:style-name="T26">f</text:span> <text:span text:style-name="T26">x</text:span><text:span text:style-name="T13">)</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13">(</text:span><text:span text:style-name="T26">f</text:span> <text:span text:style-name="T26">x</text:span><text:span text:style-name="T13">)))))))))))</text:span></text:p>
      <text:p text:style-name="P54"><text:span text:style-name="T13">(</text:span><text:span text:style-name="T26">test-Church</text:span> <text:span text:style-name="T26">C0</text:span> <text:span text:style-name="T26">0</text:span><text:span text:style-name="T13">)</text:span></text:p>
      <text:p text:style-name="P54"><text:span text:style-name="T13">(</text:span><text:span text:style-name="T26">test-Church</text:span> <text:span text:style-name="T26">C1</text:span> <text:span text:style-name="T26">1</text:span><text:span text:style-name="T13">)</text:span></text:p>
      <text:p text:style-name="P54"><text:span text:style-name="T13">(</text:span><text:span text:style-name="T26">test-Church</text:span> <text:span text:style-name="T26">C2</text:span> <text:span text:style-name="T26">2</text:span><text:span text:style-name="T13">)</text:span></text:p>
      <text:p text:style-name="P54"><text:span text:style-name="T13">(</text:span><text:span text:style-name="T26">test-Church</text:span> <text:span text:style-name="T26">C3</text:span> <text:span text:style-name="T26">3</text:span><text:span text:style-name="T13">)</text:span></text:p>
      <text:p text:style-name="P54"><text:span text:style-name="T13">(</text:span><text:span text:style-name="T26">test-Church</text:span> <text:span text:style-name="T26">C4</text:span> <text:span text:style-name="T26">4</text:span><text:span text:style-name="T13">)</text:span></text:p>
      <text:p text:style-name="P54"><text:span text:style-name="T13">(</text:span><text:span text:style-name="T26">test-Church</text:span> <text:span text:style-name="T26">C5</text:span> <text:span text:style-name="T26">5</text:span><text:span text:style-name="T13">)</text:span></text:p>
      <text:p text:style-name="P54"><text:span text:style-name="T13">(</text:span><text:span text:style-name="T26">test-Church</text:span> <text:span text:style-name="T26">C6</text:span> <text:span text:style-name="T26">6</text:span><text:span text:style-name="T13">)</text:span></text:p>
      <text:p text:style-name="P54"><text:span text:style-name="T13">(</text:span><text:span text:style-name="T26">test-Church</text:span> <text:span text:style-name="T26">C7</text:span> <text:span text:style-name="T26">7</text:span><text:span text:style-name="T13">)</text:span></text:p>
      <text:p text:style-name="P54"><text:span text:style-name="T13">(</text:span><text:span text:style-name="T26">test-Church</text:span> <text:span text:style-name="T26">C8</text:span> <text:span text:style-name="T26">8</text:span><text:span text:style-name="T13">)</text:span></text:p>
      <text:p text:style-name="P54"><text:span text:style-name="T13">(</text:span><text:span text:style-name="T26">test-Church</text:span> <text:span text:style-name="T26">C9</text:span> <text:span text:style-name="T26">9</text:span><text:span text:style-name="T13">)</text:span></text:p>
      <text:p text:style-name="P54"><text:span text:style-name="T13">(</text:span><text:span text:style-name="T26">test-Church</text:span> <text:span text:style-name="T13">(</text:span><text:span text:style-name="T26">C-add1</text:span> <text:span text:style-name="T26">C7</text:span><text:span text:style-name="T13">)</text:span> <text:span text:style-name="T26">8</text:span><text:span text:style-name="T13">)</text:span></text:p>
      <text:p text:style-name="P54"><text:span text:style-name="T13">(</text:span><text:span text:style-name="T26">test-Church</text:span> <text:span text:style-name="T13">(</text:span><text:span text:style-name="T26">C-sub1</text:span> <text:span text:style-name="T26">C7</text:span><text:span text:style-name="T13">)</text:span> <text:span text:style-name="T26">6</text:span><text:span text:style-name="T13">)</text:span></text:p>
      <text:p text:style-name="P54"><text:span text:style-name="T13">(</text:span><text:span text:style-name="T26">test-Church</text:span> <text:span text:style-name="T13">(</text:span><text:span text:style-name="T26">C-sub1</text:span> <text:span text:style-name="T26">C0</text:span><text:span text:style-name="T13">)</text:span> <text:span text:style-name="T26">0</text:span><text:span text:style-name="T13">)</text:span></text:p>
      <text:p text:style-name="P54"><text:span text:style-name="T13">(</text:span><text:span text:style-name="T26">test-Church</text:span> <text:span text:style-name="T13">(</text:span><text:span text:style-name="T26">C-plus</text:span> <text:span text:style-name="T26">C5</text:span> <text:span text:style-name="T26">C7</text:span><text:span text:style-name="T13">)</text:span> <text:span text:style-name="T26">12</text:span><text:span text:style-name="T13">)</text:span></text:p>
      <text:p text:style-name="P54"><text:span text:style-name="T13">(</text:span><text:span text:style-name="T26">test-Church</text:span> <text:span text:style-name="T13">(</text:span><text:span text:style-name="T26">C-mult</text:span> <text:span text:style-name="T26">C5</text:span> <text:span text:style-name="T26">C7</text:span><text:span text:style-name="T13">)</text:span> <text:span text:style-name="T26">35</text:span><text:span text:style-name="T13">)</text:span></text:p>
      <text:p text:style-name="P54"><text:span text:style-name="T13">(</text:span><text:span text:style-name="T26">test-Church</text:span> <text:span text:style-name="T13">(</text:span><text:span text:style-name="T26">C-minus</text:span> <text:span text:style-name="T26">C5</text:span> <text:span text:style-name="T26">C5</text:span><text:span text:style-name="T13">)</text:span> <text:span text:style-name="T26">0</text:span><text:span text:style-name="T13">)</text:span></text:p>
      <text:p text:style-name="P54"><text:span text:style-name="T13">(</text:span><text:span text:style-name="T26">test-Church</text:span> <text:span text:style-name="T13">(</text:span><text:span text:style-name="T26">C-minus</text:span> <text:span text:style-name="T26">C7</text:span> <text:span text:style-name="T26">C5</text:span><text:span text:style-name="T13">)</text:span> <text:span text:style-name="T26">2</text:span><text:span text:style-name="T13">)</text:span></text:p>
      <text:p text:style-name="P54"><text:span text:style-name="T13">(</text:span><text:span text:style-name="T26">test-Church</text:span> <text:span text:style-name="T13">(</text:span><text:span text:style-name="T26">C-expt</text:span> <text:span text:style-name="T26">C7</text:span> <text:span text:style-name="T26">C3</text:span><text:span text:style-name="T13">)</text:span> <text:span text:style-name="T26">343</text:span><text:span text:style-name="T13">)</text:span></text:p>
      <text:p text:style-name="P54"><text:span text:style-name="T13">(</text:span><text:span text:style-name="T26">test-Church</text:span> <text:span text:style-name="T13">(</text:span><text:span text:style-name="T26">C-expt</text:span> <text:span text:style-name="T26">C5</text:span> <text:span text:style-name="T26">C4</text:span><text:span text:style-name="T13">)</text:span> <text:span text:style-name="T26">625</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eq?</text:span> <text:span text:style-name="T26">C7</text:span> <text:span text:style-name="T26">C5</text:span><text:span text:style-name="T13">)</text:span> <text:span text:style-name="T26">yes</text:span> <text:span text:style-name="T26">no</text:span><text:span text:style-name="T13">))</text:span> <text:span text:style-name="T26">'no</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eq?</text:span> <text:span text:style-name="T26">C5</text:span> <text:span text:style-name="T26">C7</text:span><text:span text:style-name="T13">)</text:span> <text:span text:style-name="T26">yes</text:span> <text:span text:style-name="T26">no</text:span><text:span text:style-name="T13">))</text:span> <text:span text:style-name="T26">'no</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eq?</text:span> <text:span text:style-name="T26">C0</text:span> <text:span text:style-name="T26">C0</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eq?</text:span> <text:span text:style-name="T26">C1</text:span> <text:span text:style-name="T26">C1</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eq?</text:span> <text:span text:style-name="T26">C7</text:span> <text:span text:style-name="T26">C7</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zero?</text:span> <text:span text:style-name="T13">(</text:span><text:span text:style-name="T26">C-minus</text:span> <text:span text:style-name="T26">C5</text:span> <text:span text:style-name="T26">C5</text:span><text:span text:style-name="T13">))</text:span> <text:span text:style-name="T26">yes</text:span> <text:span text:style-name="T26">no</text:span><text:span text:style-name="T13">))</text:span> <text:span text:style-name="T26">'yes</text:span><text:span text:style-name="T13">)</text:span></text:p>
      <text:p text:style-name="P54"><text:span text:style-name="T13">(</text:span><text:span text:style-name="T26">test-equal</text:span> <text:span text:style-name="T13">(</text:span><text:span text:style-name="T26">ev</text:span> <text:span text:style-name="T13">(</text:span><text:span text:style-name="T26">If</text:span> <text:span text:style-name="T13">(</text:span><text:span text:style-name="T26">C-zero?</text:span> <text:span text:style-name="T13">(</text:span><text:span text:style-name="T26">C-minus</text:span> <text:span text:style-name="T26">C5</text:span> <text:span text:style-name="T26">C7</text:span><text:span text:style-name="T13">))</text:span> <text:span text:style-name="T26">yes</text:span> <text:span text:style-name="T26">no</text:span><text:span text:style-name="T13">))</text:span> <text:span text:style-name="T26">'yes</text:span><text:span text:style-name="T13">)</text:span></text:p>
      <text:p text:style-name="P83"><text:span text:style-name="T13">(</text:span><text:span text:style-name="T26">test-equal</text:span> <text:span text:style-name="T13">(</text:span><text:span text:style-name="T26">ev</text:span> <text:span text:style-name="T13">(</text:span><text:span text:style-name="T26">If</text:span> <text:span text:style-name="T13">(</text:span><text:span text:style-name="T26">C-zero?</text:span> <text:span text:style-name="T13">(</text:span><text:span text:style-name="T26">C-minus</text:span> <text:span text:style-name="T26">C5</text:span> <text:span text:style-name="T26">C4</text:span><text:span text:style-name="T13">))</text:span> <text:span text:style-name="T26">yes</text:span> <text:span text:style-name="T26">no</text:span><text:span text:style-name="T13">))</text:span> <text:span text:style-name="T26">'no</text:span><text:span text:style-name="T13">)</text:span></text:p>
      <text:p text:style-name="P83"><text:span text:style-name="T13">(</text:span><text:span text:style-name="T26">test-results</text:span><text:span text:style-name="T13">)</text:span> <text:span text:style-name="T26">;</text:span> <text:span text:style-name="T26">Displays:</text:span> <text:span text:style-name="T26">All</text:span> <text:span text:style-name="T26">28</text:span> <text:span text:style-name="T26">tests</text:span> <text:span text:style-name="T26">passed.</text:span></text:p>
      <text:list text:style-name="Outline" text:continue-numbering="true">
        <text:list-item>
          <text:list text:continue-numbering="true">
            <text:list-item>
              <text:h text:style-name="Heading_20_2" text:outline-level="2">Combinatory logic</text:h>
            </text:list-item>
          </text:list>
        </text:list-item>
      </text:list>
      <text:p text:style-name="P71">Consider the following combinators <text:span text:style-name="T13">(</text:span>lambda terms without free variables<text:span text:style-name="T13">)</text:span>:</text:p>
      <text:p text:style-name="P25"><text:span text:style-name="T33">I</text:span> ≡ <text:span text:style-name="T13">(</text:span><text:span text:style-name="T26">λ</text:span> <text:span text:style-name="T13">(</text:span><text:span text:style-name="T26">x</text:span><text:span text:style-name="T13">)</text:span> <text:span text:style-name="T26">x</text:span><text:span text:style-name="T13">)</text:span></text:p>
      <text:p text:style-name="P25"><text:span text:style-name="T33">K</text:span> ≡ <text:span text:style-name="T13">(</text:span><text:span text:style-name="T26">λ</text:span> <text:span text:style-name="T13">(</text:span><text:span text:style-name="T26">x</text:span> <text:span text:style-name="T26">y</text:span><text:span text:style-name="T13">)</text:span> <text:span text:style-name="T26">x</text:span><text:span text:style-name="T13">)</text:span></text:p>
      <text:p text:style-name="P25"><text:span text:style-name="T33">S</text:span> ≡ <text:span text:style-name="T13">(</text:span><text:span text:style-name="T36">λ</text:span> <text:span text:style-name="T13">(</text:span><text:span text:style-name="T36">x</text:span> <text:span text:style-name="T36">y</text:span> <text:span text:style-name="T36">z</text:span><text:span text:style-name="T13">)</text:span> <text:span text:style-name="T13">((</text:span><text:span text:style-name="T36">x</text:span> <text:span text:style-name="T36">z</text:span><text:span text:style-name="T13">)</text:span> <text:span text:style-name="T13">(</text:span><text:span text:style-name="T36">y</text:span> <text:span text:style-name="T36">z</text:span><text:span text:style-name="T13">)))</text:span></text:p>
      <text:p text:style-name="P8"><text:span text:style-name="T33">X</text:span> ≡ <text:span text:style-name="T13">(</text:span><text:span text:style-name="T26">λ</text:span> <text:span text:style-name="T13">(</text:span><text:span text:style-name="T26">x</text:span><text:span text:style-name="T13">)</text:span> <text:span text:style-name="T13">(</text:span><text:span text:style-name="T26">x</text:span> <text:span text:style-name="T33">K</text:span> <text:span text:style-name="T33">S</text:span> <text:span text:style-name="T33">K</text:span><text:span text:style-name="T13">))</text:span></text:p>
      <text:p text:style-name="P8"><text:soft-page-break/>Now we have:</text:p>
      <text:p text:style-name="P25"><text:span text:style-name="T13">(</text:span><text:span text:style-name="T33">K</text:span> <text:span text:style-name="T4">A</text:span> <text:span text:style-name="T4">B</text:span><text:span text:style-name="T13">)</text:span> = <text:span text:style-name="T4">A</text:span> </text:p>
      <text:p text:style-name="P25"><text:span text:style-name="T13">(</text:span><text:span text:style-name="T33">S</text:span> <text:span text:style-name="T4">A</text:span> <text:span text:style-name="T4">B</text:span> <text:span text:style-name="T4">C</text:span><text:span text:style-name="T13">)</text:span> = <text:span text:style-name="T13">((</text:span><text:span text:style-name="T4">A</text:span> <text:span text:style-name="T4">C</text:span><text:span text:style-name="T13">)</text:span> <text:span text:style-name="T13">(</text:span><text:span text:style-name="T4">A</text:span> <text:span text:style-name="T4">C</text:span><text:span text:style-name="T13">))</text:span></text:p>
      <text:p text:style-name="P8"><text:span text:style-name="T13">(</text:span><text:span text:style-name="T33">X</text:span> <text:span text:style-name="T4">A</text:span><text:span text:style-name="T13">)</text:span> = <text:span text:style-name="T13">(</text:span><text:span text:style-name="T4">A</text:span> <text:span text:style-name="T33">K</text:span> <text:span text:style-name="T33">S</text:span> <text:span text:style-name="T33">K</text:span><text:span text:style-name="T13">)</text:span></text:p>
      <text:p text:style-name="P8">Now:</text:p>
      <text:p text:style-name="P25"><text:span text:style-name="T13">(</text:span><text:span text:style-name="T33">X</text:span><text:span text:style-name="T22"> </text:span><text:span text:style-name="T33">X</text:span><text:span text:style-name="T22"> </text:span><text:span text:style-name="T33">X</text:span><text:span text:style-name="T13">)</text:span> = <text:span text:style-name="T13">((</text:span><text:span text:style-name="T33">X</text:span> <text:span text:style-name="T33">K</text:span> <text:span text:style-name="T33">S</text:span> <text:span text:style-name="T33">K</text:span><text:span text:style-name="T13">)</text:span> <text:span text:style-name="T33">X</text:span><text:span text:style-name="T13">)</text:span> = <text:span text:style-name="T13">(((</text:span><text:span text:style-name="T33">K</text:span><text:span text:style-name="T22"> </text:span><text:span text:style-name="T33">K</text:span><text:span text:style-name="T22"> </text:span><text:span text:style-name="T33">S</text:span><text:span text:style-name="T22"> </text:span><text:span text:style-name="T33">K</text:span><text:span text:style-name="T13">)</text:span> <text:span text:style-name="T33">S</text:span> <text:span text:style-name="T33">K</text:span><text:span text:style-name="T13">)</text:span> <text:span text:style-name="T33">X</text:span><text:span text:style-name="T13">)</text:span> = <text:span text:style-name="T13">(((</text:span><text:span text:style-name="T33">K</text:span><text:span text:style-name="T22"> </text:span><text:span text:style-name="T33">K</text:span><text:span text:style-name="T13">)</text:span> <text:span text:style-name="T33">S</text:span> <text:span text:style-name="T33">K</text:span><text:span text:style-name="T13">)</text:span> <text:span text:style-name="T33">X</text:span><text:span text:style-name="T13">)</text:span> <text:span text:style-name="T13">=</text:span> <text:span text:style-name="T13">(</text:span><text:span text:style-name="T33">K</text:span> <text:span text:style-name="T33">K</text:span> <text:span text:style-name="T33">X</text:span><text:span text:style-name="T13">)</text:span> = <text:span text:style-name="T33">K</text:span></text:p>
      <text:p text:style-name="P24"><text:span text:style-name="T21">(</text:span><text:span text:style-name="T33">X</text:span> <text:span text:style-name="T13">(</text:span><text:span text:style-name="T33">X</text:span><text:span text:style-name="T22"> </text:span><text:span text:style-name="T33">X</text:span><text:span text:style-name="T13">))</text:span> = <text:span text:style-name="T13">(</text:span><text:span text:style-name="T33">X</text:span><text:span text:style-name="T22"> </text:span><text:span text:style-name="T33">X</text:span><text:span text:style-name="T22"> </text:span><text:span text:style-name="T33">K</text:span><text:span text:style-name="T22"> </text:span><text:span text:style-name="T33">S</text:span><text:span text:style-name="T22"> </text:span><text:span text:style-name="T33">K</text:span><text:span text:style-name="T13">)</text:span> = <text:span text:style-name="T13">(</text:span><text:span text:style-name="T33">X</text:span><text:span text:style-name="T22"> </text:span><text:span text:style-name="T33">K</text:span><text:span text:style-name="T22"> </text:span><text:span text:style-name="T33">S</text:span><text:span text:style-name="T22"> </text:span><text:span text:style-name="T33">K</text:span><text:span text:style-name="T22"> </text:span><text:span text:style-name="T33">K</text:span><text:span text:style-name="T22"> </text:span><text:span text:style-name="T33">S</text:span><text:span text:style-name="T22"> </text:span><text:span text:style-name="T33">K</text:span><text:span text:style-name="T13">)</text:span> = <text:span text:style-name="T13">(</text:span><text:span text:style-name="T33">K</text:span><text:span text:style-name="T22"> </text:span><text:span text:style-name="T33">K</text:span><text:span text:style-name="T22"> </text:span><text:span text:style-name="T33">S</text:span><text:span text:style-name="T22"> </text:span><text:span text:style-name="T33">K</text:span><text:span text:style-name="T22"> </text:span><text:span text:style-name="T33">S</text:span><text:span text:style-name="T22"> </text:span><text:span text:style-name="T33">K</text:span><text:span text:style-name="T22"> </text:span><text:span text:style-name="T33">K</text:span><text:span text:style-name="T22"> </text:span><text:span text:style-name="T33">S</text:span><text:span text:style-name="T22"> </text:span><text:span text:style-name="T33">K</text:span><text:span text:style-name="T13">)</text:span> = <text:span text:style-name="T13">(</text:span><text:span text:style-name="T33">K</text:span><text:span text:style-name="T22"> </text:span><text:span text:style-name="T33">K</text:span><text:span text:style-name="T22"> </text:span><text:span text:style-name="T33">S</text:span><text:span text:style-name="T22"> </text:span><text:span text:style-name="T33">K</text:span><text:span text:style-name="T22"> </text:span><text:span text:style-name="T33">K</text:span><text:span text:style-name="T22"> </text:span><text:span text:style-name="T33">S</text:span><text:span text:style-name="T22"> </text:span><text:span text:style-name="T33">K</text:span><text:span text:style-name="T13">)</text:span> = <text:span text:style-name="T13">(</text:span><text:span text:style-name="T33">K</text:span><text:span text:style-name="T22"> </text:span><text:span text:style-name="T33">K</text:span><text:span text:style-name="T22"> </text:span><text:span text:style-name="T33">K</text:span><text:span text:style-name="T22"> </text:span><text:span text:style-name="T33">S</text:span><text:span text:style-name="T22"> </text:span><text:span text:style-name="T33">K</text:span><text:span text:style-name="T13">)</text:span> = <text:span text:style-name="T13">(</text:span><text:span text:style-name="T33">K</text:span><text:span text:style-name="T22"> </text:span><text:span text:style-name="T33">S</text:span><text:span text:style-name="T22"> </text:span><text:span text:style-name="T33">K</text:span><text:span text:style-name="T13">)</text:span> = <text:span text:style-name="T33">S</text:span></text:p>
      <text:p text:style-name="P8"><text:span text:style-name="T13">(</text:span><text:span text:style-name="T33">S</text:span><text:span text:style-name="T22"> </text:span><text:span text:style-name="T33">K</text:span><text:span text:style-name="T22"> </text:span><text:span text:style-name="T4">A</text:span><text:span text:style-name="T13">)</text:span> = <text:span text:style-name="T13">(</text:span><text:span text:style-name="T26">λ</text:span> <text:span text:style-name="T13">(</text:span>‹var›<text:span text:style-name="T13">)</text:span> <text:span text:style-name="T13">(</text:span><text:span text:style-name="T33">S</text:span><text:span text:style-name="T22"> </text:span><text:span text:style-name="T33">K</text:span><text:span text:style-name="T22"> </text:span><text:span text:style-name="T4">A</text:span> ‹var›<text:span text:style-name="T13">))</text:span> = <text:span text:style-name="T13">(</text:span><text:span text:style-name="T26">λ</text:span> <text:span text:style-name="T13">(</text:span>‹var›<text:span text:style-name="T13">)</text:span> <text:span text:style-name="T13">((</text:span><text:span text:style-name="T33">K</text:span> ‹var›<text:span text:style-name="T13">)</text:span> <text:span text:style-name="T13">(</text:span><text:span text:style-name="T4">A</text:span> ‹var›<text:span text:style-name="T13">)))</text:span> = <text:span text:style-name="T13">(</text:span><text:span text:style-name="T26">λ</text:span> <text:span text:style-name="T13">(</text:span>‹var›<text:span text:style-name="T13">)</text:span> ‹var›<text:span text:style-name="T13">)</text:span> ≡ <text:span text:style-name="T33">I</text:span>, for arbitrary term <text:span text:style-name="T4">A</text:span> and assuming that ‹var› is chosen such as having no free occurrence in <text:span text:style-name="T4">A</text:span>. Hence:</text:p>
      <text:p text:style-name="P25"><text:span text:style-name="T33">I</text:span> = <text:span text:style-name="T13">(</text:span><text:span text:style-name="T33">S</text:span><text:span text:style-name="T22"> </text:span><text:span text:style-name="T33">K</text:span><text:span text:style-name="T22"> </text:span><text:span text:style-name="T33">K</text:span><text:span text:style-name="T13">)</text:span> = <text:span text:style-name="T13">((</text:span><text:span text:style-name="T33">X</text:span><text:span text:style-name="T22"> </text:span><text:span text:style-name="T14">(</text:span><text:span text:style-name="T33">X</text:span><text:span text:style-name="T22"> </text:span><text:span text:style-name="T33">X</text:span><text:span text:style-name="T13">))</text:span> <text:span text:style-name="T13">(</text:span><text:span text:style-name="T33">X</text:span><text:span text:style-name="T22"> </text:span><text:span text:style-name="T33">X</text:span><text:span text:style-name="T22"> </text:span><text:span text:style-name="T33">X</text:span><text:span text:style-name="T13">)</text:span> <text:span text:style-name="T13">(</text:span><text:span text:style-name="T33">X</text:span><text:span text:style-name="T22"> </text:span><text:span text:style-name="T33">X</text:span><text:span text:style-name="T22"> </text:span><text:span text:style-name="T33">X</text:span><text:span text:style-name="T13">))</text:span></text:p>
      <text:p text:style-name="P25"><text:span text:style-name="T33">K</text:span> = <text:span text:style-name="T13">(</text:span><text:span text:style-name="T33">X</text:span><text:span text:style-name="T22"> </text:span><text:span text:style-name="T33">X</text:span><text:span text:style-name="T22"> </text:span><text:span text:style-name="T33">X</text:span><text:span text:style-name="T13">)</text:span></text:p>
      <text:p text:style-name="P8"><text:span text:style-name="T33">S</text:span> = <text:span text:style-name="T13">(</text:span><text:span text:style-name="T33">X</text:span><text:span text:style-name="T22"> </text:span><text:span text:style-name="T14">(</text:span><text:span text:style-name="T33">X</text:span><text:span text:style-name="T22"> </text:span><text:span text:style-name="T33">X</text:span><text:span text:style-name="T13">))</text:span></text:p>
      <text:p text:style-name="Standard">Hence we only need <text:span text:style-name="T33">X</text:span> in order to make <text:span text:style-name="T33">K</text:span>, <text:span text:style-name="T33">S</text:span> and <text:span text:style-name="T33">I</text:span> as well. {<text:span text:style-name="T33">X</text:span>} is a one point basis for the set of all lambda terms modulo equality. There are more terms like <text:span text:style-name="T33">X</text:span> that form a one point basis. The following scheme shows how abstractions can be eliminated from every term.</text:p>
      <text:p text:style-name="P28"><text:span text:style-name="T13">(</text:span><text:span text:style-name="T26">λ</text:span> <text:span text:style-name="T13">(</text:span>‹var›<text:span text:style-name="T40">0</text:span><text:span text:style-name="T13">)</text:span> ‹var›<text:span text:style-name="T40">0</text:span><text:span text:style-name="T13">))</text:span><text:tab/>= <text:span text:style-name="T33">I</text:span></text:p>
      <text:p text:style-name="P28"><text:span text:style-name="T13">(</text:span><text:span text:style-name="T26">λ</text:span> <text:span text:style-name="T13">(</text:span>‹var›<text:span text:style-name="T40">0</text:span><text:span text:style-name="T13">)</text:span> ‹term›<text:span text:style-name="T13">)</text:span><text:tab/>= <text:span text:style-name="T13">(</text:span><text:span text:style-name="T33">K</text:span> ‹term›<text:span text:style-name="T13">)</text:span> if ‹var›<text:span text:style-name="T40">0</text:span> has no free occurrence in ‹term›</text:p>
      <text:p text:style-name="P10"><text:span text:style-name="T13">(</text:span><text:span text:style-name="T26">λ</text:span> <text:span text:style-name="T13">(</text:span>‹var›<text:span text:style-name="T13">)</text:span> <text:span text:style-name="T13">(</text:span>‹term›<text:span text:style-name="T40">0</text:span> ‹term›<text:span text:style-name="T40">1</text:span><text:span text:style-name="T13">))</text:span><text:tab/>= <text:span text:style-name="T13">(</text:span><text:span text:style-name="T33">S</text:span> <text:span text:style-name="T13">(</text:span><text:span text:style-name="T26">λ</text:span> <text:span text:style-name="T13">(</text:span>‹var›<text:span text:style-name="T13">)</text:span> <text:span text:style-name="T13">(</text:span>‹term›<text:span text:style-name="T40">0</text:span><text:span text:style-name="T4"> </text:span>‹var›<text:span text:style-name="T13">))</text:span> <text:span text:style-name="T13">(</text:span><text:span text:style-name="T26">λ</text:span> <text:span text:style-name="T13">(</text:span>‹var›<text:span text:style-name="T13">)</text:span> <text:span text:style-name="T13">(</text:span>‹term›<text:span text:style-name="T40">1</text:span><text:span text:style-name="T4"> </text:span>‹var›<text:span text:style-name="T13">)))</text:span></text:p>
      <text:p text:style-name="P8">By repeating these rules on a given term, an equal term is obtained in terms of <text:span text:style-name="T33">I</text:span>, <text:span text:style-name="T33">K</text:span> and <text:span text:style-name="T33">S</text:span>, free variables and application. furthermore <text:span text:style-name="T33">I</text:span>, <text:span text:style-name="T33">K</text:span> and <text:span text:style-name="T33">S</text:span> can be expressed in <text:span text:style-name="T33">X</text:span> such as to obtain a term with <text:span text:style-name="T33">X</text:span>, free variables and application only. The transformation is showed in the following program:</text:p>
      <text:p text:style-name="P35"><text:span text:style-name="T26">#lang</text:span> <text:span text:style-name="T26">scheme<text:tab/>;</text:span> <text:a xlink:type="simple" xlink:href="http://one-point-basis.ss/"><text:span text:style-name="Internet_20_link">File one-point-basis.ss</text:span></text:a></text:p>
      <text:p text:style-name="P67"><text:span text:style-name="T26">#lang</text:span> <text:span text:style-name="T26">scheme</text:span> <text:span text:style-name="T26">;</text:span> <text:span text:style-name="T26">File</text:span> <text:span text:style-name="T26">one-point-basis</text:span></text:p>
      <text:p text:style-name="P96"><text:span text:style-name="T13">(</text:span><text:span text:style-name="T26">require</text:span> <text:span text:style-name="T26">redex</text:span> <text:span text:style-name="T26">"curry.ss"</text:span> <text:span text:style-name="T26">"curried-lc-grammar.ss"</text:span> <text:span text:style-name="T26">"free-vars.ss"</text:span><text:span text:style-name="T13">)</text:span></text:p>
      <text:p text:style-name="P67"><text:span text:style-name="T13">(</text:span><text:span text:style-name="T26">define-metafunction</text:span> <text:span text:style-name="T26">curried-lc-grammar</text:span> <text:span text:style-name="T26">Trafo</text:span> <text:span text:style-name="T26">:</text:span> ‹<text:span text:style-name="T26">term</text:span>› <text:span text:style-name="T26">-&gt;</text:span> ‹<text:span text:style-name="T26">term</text:span>›</text:p>
      <text:p text:style-name="P67"><text:span text:style-name="T26"> </text:span><text:span text:style-name="T13">((</text:span><text:span text:style-name="T26">Trafo</text:span> <text:span text:style-name="T26">I</text:span><text:span text:style-name="T13">)</text:span> <text:span text:style-name="T13">(</text:span><text:span text:style-name="T26">Trafo</text:span> <text:span text:style-name="T13">((</text:span><text:span text:style-name="T26">S</text:span> <text:span text:style-name="T26">K</text:span><text:span text:style-name="T13">)</text:span> <text:span text:style-name="T26">K</text:span><text:span text:style-name="T13">)))</text:span></text:p>
      <text:p text:style-name="P67"><text:span text:style-name="T26"> </text:span><text:span text:style-name="T13">((</text:span><text:span text:style-name="T26">Trafo</text:span> <text:span text:style-name="T26">K</text:span><text:span text:style-name="T13">)</text:span> <text:span text:style-name="T13">((</text:span><text:span text:style-name="T26">X</text:span> <text:span text:style-name="T26">X</text:span><text:span text:style-name="T13">)</text:span> <text:span text:style-name="T26">X</text:span><text:span text:style-name="T13">))</text:span></text:p>
      <text:p text:style-name="P67"><text:span text:style-name="T26"> </text:span><text:span text:style-name="T13">((</text:span><text:span text:style-name="T26">Trafo</text:span> <text:span text:style-name="T26">S</text:span><text:span text:style-name="T13">)</text:span> <text:span text:style-name="T13">(</text:span><text:span text:style-name="T26">X</text:span> <text:span text:style-name="T13">(</text:span><text:span text:style-name="T26">X</text:span> <text:span text:style-name="T26">X</text:span><text:span text:style-name="T13">)))</text:span></text:p>
      <text:p text:style-name="P67"><text:span text:style-name="T26"> </text:span><text:span text:style-name="T13">((</text:span><text:span text:style-name="T26">Trafo</text:span> <text:span text:style-name="T26">X</text:span><text:span text:style-name="T13">)</text:span> <text:span text:style-name="T26">X</text:span><text:span text:style-name="T13">)</text:span></text:p>
      <text:p text:style-name="P67"><text:span text:style-name="T26"> </text:span><text:span text:style-name="T13">((</text:span><text:span text:style-name="T26">Trafo</text:span> ‹<text:span text:style-name="T26">var</text:span>›<text:span text:style-name="T13">)</text:span> ‹<text:span text:style-name="T26">var</text:span>›<text:span text:style-name="T13">)</text:span></text:p>
      <text:p text:style-name="P67"><text:span text:style-name="T26"> </text:span><text:span text:style-name="T13">((</text:span><text:span text:style-name="T26">Trafo</text:span> <text:span text:style-name="T13">(</text:span><text:span text:style-name="T26">λ</text:span> <text:span text:style-name="T13">(</text:span>‹<text:span text:style-name="T26">var</text:span>›<text:span text:style-name="T26">_0</text:span><text:span text:style-name="T13">)</text:span> ‹<text:span text:style-name="T26">var</text:span>›<text:span text:style-name="T26">_0</text:span><text:span text:style-name="T13">))</text:span> <text:span text:style-name="T13">(</text:span><text:span text:style-name="T26">Trafo</text:span> <text:span text:style-name="T26">I</text:span><text:span text:style-name="T13">))</text:span></text:p>
      <text:p text:style-name="P67"><text:span text:style-name="T26"> </text:span><text:span text:style-name="T13">((</text:span><text:span text:style-name="T26">Trafo</text:span></text:p>
      <text:p text:style-name="P67"><text:span text:style-name="T26">   </text:span><text:span text:style-name="T13">(</text:span><text:span text:style-name="T26">side-condition</text:span></text:p>
      <text:p text:style-name="P67"><text:span text:style-name="T26">    </text:span><text:span text:style-name="T13">(</text:span><text:span text:style-name="T26">λ</text:span> <text:span text:style-name="T13">(</text:span>‹<text:span text:style-name="T26">var</text:span>›<text:span text:style-name="T26">_0</text:span><text:span text:style-name="T13">)</text:span> ‹<text:span text:style-name="T26">term</text:span>›<text:span text:style-name="T26">_0</text:span><text:span text:style-name="T13">)</text:span></text:p>
      <text:p text:style-name="P67"><text:span text:style-name="T26">    </text:span><text:span text:style-name="T13">(</text:span><text:span text:style-name="T26">not</text:span> <text:span text:style-name="T13">(</text:span><text:span text:style-name="T26">term</text:span> <text:span text:style-name="T13">(</text:span><text:span text:style-name="T26">Var-free-in?</text:span> ‹<text:span text:style-name="T26">var</text:span>›<text:span text:style-name="T26">_0</text:span> ‹<text:span text:style-name="T26">term</text:span>›<text:span text:style-name="T26">_0</text:span><text:span text:style-name="T13">)))))</text:span></text:p>
      <text:p text:style-name="P67"><text:span text:style-name="T26">  </text:span><text:span text:style-name="T13">((</text:span><text:span text:style-name="T26">Trafo</text:span> <text:span text:style-name="T26">K</text:span><text:span text:style-name="T13">)</text:span> <text:span text:style-name="T13">(</text:span><text:span text:style-name="T26">Trafo</text:span> ‹<text:span text:style-name="T26">term</text:span>›<text:span text:style-name="T26">_0</text:span><text:span text:style-name="T13">)))</text:span></text:p>
      <text:p text:style-name="P67"><text:span text:style-name="T26"> </text:span><text:span text:style-name="T13">((</text:span><text:span text:style-name="T26">Trafo</text:span> <text:span text:style-name="T13">(</text:span><text:span text:style-name="T26">λ</text:span> <text:span text:style-name="T13">(</text:span>‹<text:span text:style-name="T26">var</text:span>›<text:span text:style-name="T13">)</text:span> <text:span text:style-name="T13">(</text:span>‹<text:span text:style-name="T26">term</text:span>›<text:span text:style-name="T26">_0</text:span> ‹<text:span text:style-name="T26">term</text:span>›<text:span text:style-name="T26">_1</text:span><text:span text:style-name="T13">)))</text:span></text:p>
      <text:p text:style-name="P67"><text:span text:style-name="T26">  </text:span><text:span text:style-name="T13">(((</text:span><text:span text:style-name="T26">Trafo</text:span> <text:span text:style-name="T26">S</text:span><text:span text:style-name="T13">)</text:span> <text:span text:style-name="T13">(</text:span><text:span text:style-name="T26">Trafo</text:span> <text:span text:style-name="T13">(</text:span><text:span text:style-name="T26">λ</text:span> <text:span text:style-name="T13">(</text:span>‹<text:span text:style-name="T26">var</text:span>›<text:span text:style-name="T13">)</text:span> ‹<text:span text:style-name="T26">term</text:span>›<text:span text:style-name="T26">_0</text:span><text:span text:style-name="T13">)))</text:span> <text:span text:style-name="T13">(</text:span><text:span text:style-name="T26">Trafo</text:span> <text:span text:style-name="T13">(</text:span><text:span text:style-name="T26">λ</text:span> <text:span text:style-name="T13">(</text:span>‹<text:span text:style-name="T26">var</text:span>›<text:span text:style-name="T13">)</text:span> ‹<text:span text:style-name="T26">term</text:span>›<text:span text:style-name="T26">_1</text:span><text:span text:style-name="T13">))))</text:span></text:p>
      <text:p text:style-name="P67"><text:span text:style-name="T26"> </text:span><text:span text:style-name="T13">((</text:span><text:span text:style-name="T26">Trafo</text:span> <text:span text:style-name="T13">(</text:span><text:span text:style-name="T26">λ</text:span> <text:span text:style-name="T13">(</text:span>‹<text:span text:style-name="T26">var</text:span>›<text:span text:style-name="T13">)</text:span> ‹<text:span text:style-name="T26">term</text:span>›<text:span text:style-name="T13">))</text:span> <text:span text:style-name="T13">(</text:span><text:span text:style-name="T26">Trafo</text:span> <text:span text:style-name="T13">(</text:span><text:span text:style-name="T26">λ</text:span> <text:span text:style-name="T13">(</text:span>‹<text:span text:style-name="T26">var</text:span>›<text:span text:style-name="T13">)</text:span> <text:span text:style-name="T13">(</text:span><text:span text:style-name="T26">Trafo</text:span> ‹<text:span text:style-name="T26">term</text:span>›<text:span text:style-name="T13">))))</text:span></text:p>
      <text:p text:style-name="P96"><text:span text:style-name="T26"> </text:span><text:span text:style-name="T13">((</text:span><text:span text:style-name="T26">Trafo</text:span> <text:span text:style-name="T13">(</text:span>‹<text:span text:style-name="T26">term</text:span>›<text:span text:style-name="T26">_0</text:span> ‹<text:span text:style-name="T26">term</text:span>›<text:span text:style-name="T26">_1</text:span><text:span text:style-name="T13">))</text:span> <text:span text:style-name="T13">((</text:span><text:span text:style-name="T26">Trafo</text:span> ‹<text:span text:style-name="T26">term</text:span>›<text:span text:style-name="T26">_0</text:span><text:span text:style-name="T13">)</text:span> <text:span text:style-name="T13">(</text:span><text:span text:style-name="T26">Trafo</text:span> ‹<text:span text:style-name="T26">term</text:span>›<text:span text:style-name="T26">_1</text:span><text:span text:style-name="T13">))))</text:span></text:p>
      <text:p text:style-name="P32"><text:span text:style-name="T13">(</text:span><text:span text:style-name="T26">define</text:span> <text:span text:style-name="T26">K</text:span> <text:span text:style-name="T13">(</text:span><text:span text:style-name="T26">term</text:span> <text:span text:style-name="T13">(</text:span><text:span text:style-name="T26">Curry</text:span> <text:span text:style-name="T13">(</text:span><text:span text:style-name="T26">λ</text:span> <text:span text:style-name="T13">(</text:span><text:span text:style-name="T26">x</text:span> <text:span text:style-name="T26">y</text:span><text:span text:style-name="T13">)</text:span> <text:span text:style-name="T26">x</text:span><text:span text:style-name="T13">))))</text:span></text:p>
      <text:p text:style-name="P67"><text:span text:style-name="T13">(</text:span><text:span text:style-name="T26">define</text:span> <text:span text:style-name="T26">S</text:span> <text:span text:style-name="T13">(</text:span><text:span text:style-name="T26">term</text:span> <text:span text:style-name="T13">(</text:span><text:span text:style-name="T26">Curry</text:span> <text:span text:style-name="T13">(</text:span><text:span text:style-name="T26">λ</text:span> <text:span text:style-name="T13">(</text:span><text:span text:style-name="T26">x</text:span> <text:span text:style-name="T26">y</text:span> <text:span text:style-name="T26">z</text:span><text:span text:style-name="T13">)</text:span> <text:span text:style-name="T13">((</text:span><text:span text:style-name="T26">x</text:span> <text:span text:style-name="T26">z</text:span><text:span text:style-name="T13">)</text:span> <text:span text:style-name="T13">(</text:span><text:span text:style-name="T26">y</text:span> <text:span text:style-name="T26">z</text:span><text:span text:style-name="T13">))))))</text:span></text:p>
      <text:p text:style-name="P96"><text:span text:style-name="T13">(</text:span><text:span text:style-name="T26">define</text:span> <text:span text:style-name="T26">X</text:span> <text:span text:style-name="T13">(</text:span><text:span text:style-name="T26">term</text:span> <text:span text:style-name="T13">(</text:span><text:span text:style-name="T26">Curry</text:span> <text:span text:style-name="T13">(</text:span><text:span text:style-name="T26">λ</text:span> <text:span text:style-name="T13">(</text:span><text:span text:style-name="T26">x</text:span><text:span text:style-name="T13">)</text:span> <text:span text:style-name="T13">(</text:span><text:span text:style-name="T26">x</text:span> <text:span text:style-name="T26">,K</text:span> <text:span text:style-name="T26">,S</text:span> <text:span text:style-name="T26">,K</text:span><text:span text:style-name="T13">)))))</text:span></text:p>
      <text:p text:style-name="P67"><text:span text:style-name="T13">(</text:span><text:span text:style-name="T26">define</text:span> <text:span text:style-name="T26">ns</text:span> <text:span text:style-name="T13">(</text:span><text:span text:style-name="T26">make-base-namespace</text:span><text:span text:style-name="T13">))</text:span></text:p>
      <text:p text:style-name="P67"><text:span text:style-name="T13">(</text:span><text:span text:style-name="T26">define</text:span> <text:span text:style-name="T13">(</text:span><text:span text:style-name="T26">ev</text:span> <text:span text:style-name="T26">x</text:span><text:span text:style-name="T13">)</text:span> <text:span text:style-name="T13">(</text:span><text:span text:style-name="T26">eval</text:span> <text:span text:style-name="T26">x</text:span> <text:span text:style-name="T26">ns</text:span><text:span text:style-name="T13">))</text:span></text:p>
      <text:p text:style-name="P96"><text:span text:style-name="T13">(</text:span><text:span text:style-name="T26">ev</text:span> <text:span text:style-name="T26">'</text:span><text:span text:style-name="T13">(</text:span><text:span text:style-name="T26">require</text:span> <text:span text:style-name="T26">"free-vars-in-scheme.ss"</text:span><text:span text:style-name="T13">))</text:span></text:p>
      <text:p text:style-name="P32"><text:soft-page-break/><text:span text:style-name="T13">(</text:span><text:span text:style-name="T26">define-syntax</text:span> <text:span text:style-name="T26">test</text:span></text:p>
      <text:p text:style-name="P32"><text:span text:style-name="T26"> </text:span><text:span text:style-name="T13">(</text:span><text:span text:style-name="T26">syntax-rules</text:span> <text:span text:style-name="T13">( )</text:span></text:p>
      <text:p text:style-name="P32"><text:span text:style-name="T26">  </text:span><text:span text:style-name="T13">((</text:span><text:span text:style-name="T26">_</text:span> <text:span text:style-name="T26">p</text:span> <text:span text:style-name="T26">q</text:span><text:span text:style-name="T13">)</text:span></text:p>
      <text:p text:style-name="P32"><text:span text:style-name="T26">   </text:span><text:span text:style-name="T13">(</text:span><text:span text:style-name="T26">let*</text:span> <text:span text:style-name="T13">((</text:span><text:span text:style-name="T26">x</text:span> <text:span text:style-name="T13">(</text:span><text:span text:style-name="T26">term</text:span> <text:span text:style-name="T13">(</text:span><text:span text:style-name="T26">Trafo</text:span> <text:span text:style-name="T13">(</text:span><text:span text:style-name="T26">Curry</text:span> <text:span text:style-name="T26">p</text:span><text:span text:style-name="T13">))))</text:span> <text:span text:style-name="T13">(</text:span><text:span text:style-name="T26">x-term</text:span> <text:span text:style-name="T13">(</text:span><text:span text:style-name="T26">term</text:span> <text:span text:style-name="T13">((</text:span><text:span text:style-name="T26">λ</text:span> <text:span text:style-name="T13">(</text:span><text:span text:style-name="T26">X</text:span><text:span text:style-name="T13">)</text:span> <text:span text:style-name="T26">,x</text:span><text:span text:style-name="T13">)</text:span> <text:span text:style-name="T26">,X</text:span><text:span text:style-name="T13">))))</text:span></text:p>
      <text:p text:style-name="P32"><text:span text:style-name="T26">    </text:span><text:span text:style-name="T13">(</text:span><text:span text:style-name="T26">printf</text:span> <text:span text:style-name="T26">"~s</text:span> <text:span text:style-name="T26">-&gt;~n"</text:span> <text:span text:style-name="T26">'x</text:span><text:span text:style-name="T13">)</text:span></text:p>
      <text:p text:style-name="P32"><text:span text:style-name="T26">    </text:span><text:span text:style-name="T13">(</text:span><text:span text:style-name="T26">pretty-display</text:span> <text:span text:style-name="T26">x</text:span><text:span text:style-name="T13">)</text:span></text:p>
      <text:p text:style-name="P67"><text:span text:style-name="T26">    </text:span><text:span text:style-name="T13">(</text:span><text:span text:style-name="T26">printf</text:span> <text:span text:style-name="T26">"-&gt;</text:span> <text:span text:style-name="T26">~s~n~n"</text:span> <text:span text:style-name="T26">'q</text:span><text:span text:style-name="T13">)</text:span></text:p>
      <text:p text:style-name="P96"><text:span text:style-name="T26">    </text:span><text:span text:style-name="T13">(</text:span><text:span text:style-name="T26">test-equal</text:span> <text:span text:style-name="T13">(</text:span><text:span text:style-name="T26">ev</text:span> <text:span text:style-name="T26">x-term</text:span><text:span text:style-name="T13">)</text:span> <text:span text:style-name="T26">'q</text:span><text:span text:style-name="T13">)))))</text:span></text:p>
      <text:p text:style-name="P67"><text:span text:style-name="T13">(</text:span><text:span text:style-name="T26">test</text:span> <text:span text:style-name="T13">((</text:span><text:span text:style-name="T26">λ</text:span> <text:span text:style-name="T13">(</text:span><text:span text:style-name="T26">x</text:span><text:span text:style-name="T13">)</text:span> <text:span text:style-name="T26">x</text:span><text:span text:style-name="T13">)</text:span> <text:span text:style-name="T26">yes</text:span><text:span text:style-name="T13">)</text:span> <text:span text:style-name="T26">yes</text:span><text:span text:style-name="T13">)</text:span></text:p>
      <text:p text:style-name="P67"><text:span text:style-name="T13">(</text:span><text:span text:style-name="T26">test</text:span> <text:span text:style-name="T13">((</text:span><text:span text:style-name="T26">λ</text:span> <text:span text:style-name="T13">(</text:span><text:span text:style-name="T26">x</text:span> <text:span text:style-name="T26">y</text:span><text:span text:style-name="T13">)</text:span> <text:span text:style-name="T26">x</text:span><text:span text:style-name="T13">)</text:span> <text:span text:style-name="T26">yes</text:span> <text:span text:style-name="T26">no</text:span><text:span text:style-name="T13">)</text:span> <text:span text:style-name="T26">yes</text:span><text:span text:style-name="T13">)</text:span></text:p>
      <text:p text:style-name="P67"><text:span text:style-name="T13">(</text:span><text:span text:style-name="T26">test</text:span> <text:span text:style-name="T13">((</text:span><text:span text:style-name="T26">λ</text:span> <text:span text:style-name="T13">(</text:span><text:span text:style-name="T26">x</text:span> <text:span text:style-name="T26">y</text:span><text:span text:style-name="T13">)</text:span> <text:span text:style-name="T26">y</text:span><text:span text:style-name="T13">)</text:span> <text:span text:style-name="T26">yes</text:span> <text:span text:style-name="T26">no</text:span><text:span text:style-name="T13">)</text:span> <text:span text:style-name="T26">no</text:span><text:span text:style-name="T13">)</text:span></text:p>
      <text:p text:style-name="P67"><text:span text:style-name="T13">(</text:span><text:span text:style-name="T26">test</text:span> <text:span text:style-name="T13">(</text:span><text:span text:style-name="T26">X</text:span> <text:span text:style-name="T26">X</text:span> <text:span text:style-name="T26">a</text:span> <text:span text:style-name="T26">b</text:span> <text:span text:style-name="T26">c</text:span><text:span text:style-name="T13">)</text:span> <text:span text:style-name="T26">b</text:span><text:span text:style-name="T13">)</text:span></text:p>
      <text:p text:style-name="P67"><text:span text:style-name="T13">(</text:span><text:span text:style-name="T26">test</text:span> <text:span text:style-name="T13">(</text:span><text:span text:style-name="T26">S</text:span> <text:span text:style-name="T26">K</text:span> <text:span text:style-name="T26">X</text:span> <text:span text:style-name="T13">(</text:span><text:span text:style-name="T26">S</text:span> <text:span text:style-name="T26">K</text:span> <text:span text:style-name="T26">K</text:span><text:span text:style-name="T13">)</text:span> <text:span text:style-name="T26">b</text:span><text:span text:style-name="T13">)</text:span> <text:span text:style-name="T26">b</text:span><text:span text:style-name="T13">)</text:span></text:p>
      <text:p text:style-name="P67"><text:span text:style-name="T13">(</text:span><text:span text:style-name="T26">test</text:span> <text:span text:style-name="T13">(</text:span><text:span text:style-name="T26">S</text:span> <text:span text:style-name="T26">K</text:span> <text:span text:style-name="T26">K</text:span> <text:span text:style-name="T26">b</text:span><text:span text:style-name="T13">)</text:span> <text:span text:style-name="T26">b</text:span><text:span text:style-name="T13">)</text:span></text:p>
      <text:p text:style-name="P67"><text:span text:style-name="T13">(</text:span><text:span text:style-name="T26">test</text:span> <text:span text:style-name="T13">(</text:span><text:span text:style-name="T26">S</text:span> <text:span text:style-name="T26">K</text:span> <text:span text:style-name="T26">S</text:span> <text:span text:style-name="T26">b</text:span><text:span text:style-name="T13">)</text:span> <text:span text:style-name="T26">b</text:span><text:span text:style-name="T13">)</text:span></text:p>
      <text:p text:style-name="P67"><text:span text:style-name="T13">(</text:span><text:span text:style-name="T26">test</text:span> <text:span text:style-name="T13">(</text:span><text:span text:style-name="T26">K</text:span> <text:span text:style-name="T26">yes</text:span> <text:span text:style-name="T26">no</text:span><text:span text:style-name="T13">)</text:span> <text:span text:style-name="T26">yes</text:span><text:span text:style-name="T13">)</text:span></text:p>
      <text:p text:style-name="P67"><text:span text:style-name="T13">(</text:span><text:span text:style-name="T26">test</text:span> <text:span text:style-name="T13">(</text:span><text:span text:style-name="T26">K</text:span> <text:span text:style-name="T26">I</text:span> <text:span text:style-name="T26">yes</text:span> <text:span text:style-name="T26">no</text:span><text:span text:style-name="T13">)</text:span> <text:span text:style-name="T26">no</text:span><text:span text:style-name="T13">)</text:span></text:p>
      <text:p text:style-name="P67"><text:span text:style-name="T13">(</text:span><text:span text:style-name="T26">test</text:span> <text:span text:style-name="T13">(</text:span><text:span text:style-name="T26">K</text:span> <text:span text:style-name="T26">I</text:span> <text:span text:style-name="T26">I</text:span> <text:span text:style-name="T26">yes</text:span><text:span text:style-name="T13">)</text:span> <text:span text:style-name="T26">yes</text:span><text:span text:style-name="T13">)</text:span></text:p>
      <text:p text:style-name="P67"><text:span text:style-name="T13">(</text:span><text:span text:style-name="T26">test</text:span> <text:span text:style-name="T13">(</text:span><text:span text:style-name="T26">K</text:span> <text:span text:style-name="T26">I</text:span> <text:span text:style-name="T26">I</text:span> <text:span text:style-name="T26">I</text:span> <text:span text:style-name="T26">I</text:span> <text:span text:style-name="T26">yes</text:span><text:span text:style-name="T13">)</text:span> <text:span text:style-name="T26">yes</text:span><text:span text:style-name="T13">)</text:span></text:p>
      <text:p text:style-name="P67"><text:span text:style-name="T13">(</text:span><text:span text:style-name="T26">test</text:span> <text:span text:style-name="T13">(</text:span><text:span text:style-name="T26">S</text:span> <text:span text:style-name="T26">I</text:span> <text:span text:style-name="T26">I</text:span> <text:span text:style-name="T26">K</text:span> <text:span text:style-name="T26">a</text:span> <text:span text:style-name="T26">b</text:span> <text:span text:style-name="T26">c</text:span><text:span text:style-name="T13">)</text:span> <text:span text:style-name="T26">b</text:span><text:span text:style-name="T13">)</text:span></text:p>
      <text:p text:style-name="P67"><text:span text:style-name="T13">(</text:span><text:span text:style-name="T26">test</text:span> <text:span text:style-name="T13">(</text:span><text:span text:style-name="T26">S</text:span> <text:span text:style-name="T26">S</text:span> <text:span text:style-name="T26">S</text:span> <text:span text:style-name="T26">S</text:span> <text:span text:style-name="T26">S</text:span> <text:span text:style-name="T26">S</text:span> <text:span text:style-name="T26">S</text:span> <text:span text:style-name="T26">I</text:span> <text:span text:style-name="T26">I</text:span> <text:span text:style-name="T26">I</text:span> <text:span text:style-name="T26">yes</text:span><text:span text:style-name="T13">)</text:span> <text:span text:style-name="T26">yes</text:span><text:span text:style-name="T13">)</text:span></text:p>
      <text:p text:style-name="P67"><text:span text:style-name="T13">(</text:span><text:span text:style-name="T26">test</text:span> <text:span text:style-name="T13">(</text:span><text:span text:style-name="T26">S</text:span> <text:span text:style-name="T13">(</text:span><text:span text:style-name="T26">S</text:span> <text:span text:style-name="T26">S</text:span><text:span text:style-name="T13">)</text:span> <text:span text:style-name="T13">(</text:span><text:span text:style-name="T26">S</text:span> <text:span text:style-name="T26">S</text:span><text:span text:style-name="T13">)</text:span> <text:span text:style-name="T13">(</text:span><text:span text:style-name="T26">S</text:span> <text:span text:style-name="T26">S</text:span><text:span text:style-name="T13">)</text:span> <text:span text:style-name="T26">S</text:span> <text:span text:style-name="T26">S</text:span> <text:span text:style-name="T26">K</text:span> <text:span text:style-name="T26">yes</text:span><text:span text:style-name="T13">)</text:span> <text:span text:style-name="T26">yes</text:span><text:span text:style-name="T13">)</text:span></text:p>
      <text:p text:style-name="P67"><text:span text:style-name="T13">(</text:span><text:span text:style-name="T26">test</text:span> <text:span text:style-name="T13">(</text:span><text:span text:style-name="T26">X</text:span> <text:span text:style-name="T26">X</text:span> <text:span text:style-name="T26">X</text:span> <text:span text:style-name="T26">X</text:span> <text:span text:style-name="T26">X</text:span> <text:span text:style-name="T26">X</text:span> <text:span text:style-name="T26">X</text:span> <text:span text:style-name="T26">I</text:span> <text:span text:style-name="T26">I</text:span> <text:span text:style-name="T26">yes</text:span><text:span text:style-name="T13">)</text:span> <text:span text:style-name="T26">yes</text:span><text:span text:style-name="T13">)</text:span></text:p>
      <text:p text:style-name="P67"><text:span text:style-name="T13">(</text:span><text:span text:style-name="T26">test</text:span> <text:span text:style-name="T13">(</text:span><text:span text:style-name="T26">X</text:span> <text:span text:style-name="T13">(</text:span><text:span text:style-name="T26">X</text:span> <text:span text:style-name="T26">X</text:span><text:span text:style-name="T13">)</text:span> <text:span text:style-name="T13">(</text:span><text:span text:style-name="T26">X</text:span> <text:span text:style-name="T26">X</text:span><text:span text:style-name="T13">)</text:span> <text:span text:style-name="T13">(</text:span><text:span text:style-name="T26">X</text:span> <text:span text:style-name="T26">X</text:span><text:span text:style-name="T13">)</text:span> <text:span text:style-name="T26">X</text:span> <text:span text:style-name="T26">X</text:span> <text:span text:style-name="T26">I</text:span> <text:span text:style-name="T26">I</text:span> <text:span text:style-name="T26">yes</text:span><text:span text:style-name="T13">)</text:span> <text:span text:style-name="T26">yes</text:span><text:span text:style-name="T13">)</text:span></text:p>
      <text:p text:style-name="P96"><text:span text:style-name="T13">(</text:span><text:span text:style-name="T26">test-results</text:span><text:span text:style-name="T13">)</text:span></text:p>
      <text:list text:style-name="Outline" text:continue-numbering="true">
        <text:list-item>
          <text:list text:continue-numbering="true">
            <text:list-item>
              <text:h text:style-name="Heading_20_2" text:outline-level="2">Listing all combinators modulo equality</text:h>
            </text:list-item>
          </text:list>
        </text:list-item>
      </text:list>
      <text:p text:style-name="P7">Because every combinator <text:span text:style-name="T13">(</text:span>term without free variables<text:span text:style-name="T13">)</text:span> can be expressed in <text:span text:style-name="T33">X</text:span> with application but without abstractions and without free variables, it is possible to prepare a combinator that lists all combinators modulo equality. The list is infinite of course. A finite solution is a combinator <text:span text:style-name="T33">E</text:span> such that <text:span text:style-name="T13">(</text:span><text:span text:style-name="T33">E</text:span> [n]<text:span text:style-name="T13">)</text:span> is the n<text:span text:style-name="T9">th</text:span> term of the list. The list certainly has duplicates. It is very well possible that <text:span text:style-name="T13">(</text:span><text:span text:style-name="T33">E</text:span> [n]<text:span text:style-name="T13">)</text:span> = <text:span text:style-name="T13">(</text:span><text:span text:style-name="T33">E</text:span> [m]<text:span text:style-name="T13">)</text:span> for some n≠m. The construction of term <text:span text:style-name="T33">E</text:span> is not shown here <text:span text:style-name="T13">(</text:span>See <text:a xlink:type="simple" xlink:href="#Barendregt"><text:span text:style-name="Internet_20_link">Barendregt</text:span></text:a><text:span text:style-name="T13">)</text:span> Below Scheme and <text:span text:style-name="T4">redex</text:span> are used. Let the number of occurrences of <text:span text:style-name="T33">X</text:span> be the length of an X-term. We make a function that lists all X-terms with length n. Concatenation of all these lists results in the infinite list of all combinators.</text:p>
      <text:p text:style-name="P55"><text:span text:style-name="T26">#lang</text:span> <text:span text:style-name="T26">scheme<text:tab/>;</text:span> <text:a xlink:type="simple" xlink:href="http://term-generator.ss/"><text:span text:style-name="Internet_20_link">file term-generator.ss</text:span></text:a></text:p>
      <text:p text:style-name="P83"><text:span text:style-name="T13">(</text:span><text:span text:style-name="T26">require</text:span> <text:span text:style-name="T26">redex</text:span><text:span text:style-name="T13">)</text:span></text:p>
      <text:p text:style-name="P54"><text:span text:style-name="T13">(</text:span><text:span text:style-name="T26">define-language</text:span> <text:span text:style-name="T26">x-lang</text:span></text:p>
      <text:p text:style-name="P54"><text:span text:style-name="T26"> </text:span><text:span text:style-name="T13">(</text:span>‹<text:span text:style-name="T26">term</text:span>› <text:span text:style-name="T26">X</text:span> <text:span text:style-name="T13">(</text:span>‹<text:span text:style-name="T26">term</text:span>› ‹<text:span text:style-name="T26">term</text:span>›<text:span text:style-name="T13">))</text:span></text:p>
      <text:p text:style-name="P83"><text:span text:style-name="T26"> </text:span><text:span text:style-name="T13">(</text:span>‹<text:span text:style-name="T26">hole</text:span>› <text:span text:style-name="T13">(</text:span>‹<text:span text:style-name="T26">hole</text:span>› ‹<text:span text:style-name="T26">term</text:span>›<text:span text:style-name="T13">)</text:span> <text:span text:style-name="T13">(</text:span>‹<text:span text:style-name="T26">term</text:span>› ‹<text:span text:style-name="T26">hole</text:span>›<text:span text:style-name="T13">)</text:span> <text:span text:style-name="T26">hole</text:span><text:span text:style-name="T13">))</text:span></text:p>
      <text:p text:style-name="P54"><text:span text:style-name="T13">(</text:span><text:span text:style-name="T26">define</text:span> <text:span text:style-name="T26">extend</text:span></text:p>
      <text:p text:style-name="P68"><text:span text:style-name="T26"> </text:span><text:span text:style-name="T13">(</text:span><text:span text:style-name="T26">reduction-relation</text:span> <text:span text:style-name="T26">x-lang<text:tab/></text:span><text:span text:style-name="T13">(</text:span><text:span text:style-name="T26">--&gt;</text:span> <text:span text:style-name="T26">X</text:span> <text:span text:style-name="T13">(</text:span><text:span text:style-name="T26">X</text:span> <text:span text:style-name="T26">X</text:span><text:span text:style-name="T13">))</text:span></text:p>
      <text:p text:style-name="P98"><text:span text:style-name="T26"><text:tab/></text:span><text:span text:style-name="T13">(</text:span><text:span text:style-name="T26">--&gt;</text:span> <text:span text:style-name="T13">(</text:span><text:span text:style-name="T26">in-hole</text:span> ‹<text:span text:style-name="T26">hole</text:span>› <text:span text:style-name="T26">X</text:span><text:span text:style-name="T13">)</text:span> <text:span text:style-name="T13">(</text:span><text:span text:style-name="T26">in-hole</text:span> ‹<text:span text:style-name="T26">hole</text:span>› <text:span text:style-name="T13">(</text:span><text:span text:style-name="T26">X</text:span> <text:span text:style-name="T26">X</text:span><text:span text:style-name="T13">)))))</text:span></text:p>
      <text:p text:style-name="P32"><text:span text:style-name="T13">(</text:span><text:span text:style-name="T26">define</text:span> <text:span text:style-name="T13">(</text:span><text:span text:style-name="T26">list-terms</text:span> <text:span text:style-name="T26">n</text:span><text:span text:style-name="T13">)</text:span> <text:span text:style-name="T26">;</text:span> Lists all terms with n occurrences of <text:span text:style-name="T33">X</text:span>.</text:p>
      <text:p text:style-name="P32"><text:span text:style-name="T26"> </text:span><text:span text:style-name="T13">(</text:span><text:span text:style-name="T26">case</text:span> <text:span text:style-name="T26">n</text:span></text:p>
      <text:p text:style-name="P32"><text:span text:style-name="T26">  </text:span><text:span text:style-name="T13">((</text:span><text:span text:style-name="T26">0</text:span><text:span text:style-name="T13">)</text:span> <text:span text:style-name="T26">'</text:span><text:span text:style-name="T13">(</text:span> <text:span text:style-name="T13">))</text:span></text:p>
      <text:p text:style-name="P54"><text:span text:style-name="T26">  </text:span><text:span text:style-name="T13">((</text:span><text:span text:style-name="T26">1</text:span><text:span text:style-name="T13">)</text:span> <text:span text:style-name="T26">'</text:span><text:span text:style-name="T13">(</text:span><text:span text:style-name="T26">X</text:span><text:span text:style-name="T13">))</text:span></text:p>
      <text:p text:style-name="P83"><text:span text:style-name="T26">  </text:span><text:span text:style-name="T13">(</text:span><text:span text:style-name="T26">else</text:span> <text:span text:style-name="T13">(</text:span><text:span text:style-name="T26">remove-duplicates</text:span> <text:span text:style-name="T13">(</text:span><text:span text:style-name="T26">apply</text:span> <text:span text:style-name="T26">append</text:span> <text:span text:style-name="T13">(</text:span><text:span text:style-name="T26">map</text:span> <text:span text:style-name="T26">apply-extend</text:span> <text:span text:style-name="T13">(</text:span><text:span text:style-name="T26">list-terms</text:span> <text:span text:style-name="T13">(</text:span><text:span text:style-name="T26">sub1</text:span> <text:span text:style-name="T26">n</text:span><text:span text:style-name="T13">))))))))</text:span></text:p>
      <text:p text:style-name="P54"><text:soft-page-break/><text:span text:style-name="T13">(</text:span><text:span text:style-name="T26">define-metafunction</text:span> <text:span text:style-name="T26">x-lang</text:span> <text:span text:style-name="T26">Term&lt;?</text:span> <text:span text:style-name="T26">:</text:span> ‹<text:span text:style-name="T26">term</text:span>› ‹<text:span text:style-name="T26">term</text:span>› <text:span text:style-name="T26">-&gt;</text:span> <text:span text:style-name="T26">any</text:span></text:p>
      <text:p text:style-name="P54"><text:span text:style-name="T26"> </text:span><text:span text:style-name="T13">((</text:span><text:span text:style-name="T26">Term&lt;?</text:span> <text:span text:style-name="T26">X</text:span> <text:span text:style-name="T26">X</text:span><text:span text:style-name="T13">)</text:span> <text:span text:style-name="T26">#f</text:span><text:span text:style-name="T13">)</text:span></text:p>
      <text:p text:style-name="P54"><text:span text:style-name="T26"> </text:span><text:span text:style-name="T13">((</text:span><text:span text:style-name="T26">Term&lt;?</text:span> <text:span text:style-name="T26">X</text:span> ‹<text:span text:style-name="T26">term</text:span>›<text:span text:style-name="T13">)</text:span> <text:span text:style-name="T26">#t</text:span><text:span text:style-name="T13">)</text:span></text:p>
      <text:p text:style-name="P54"><text:span text:style-name="T26"> </text:span><text:span text:style-name="T13">((</text:span><text:span text:style-name="T26">Term&lt;?</text:span> ‹<text:span text:style-name="T26">term</text:span>› <text:span text:style-name="T26">X</text:span><text:span text:style-name="T13">)</text:span> <text:span text:style-name="T26">#f</text:span><text:span text:style-name="T13">)</text:span></text:p>
      <text:p text:style-name="P54"><text:span text:style-name="T26"> </text:span><text:span text:style-name="T13">((</text:span><text:span text:style-name="T26">Term&lt;?</text:span> <text:span text:style-name="T13">(</text:span>‹<text:span text:style-name="T26">term</text:span>›<text:span text:style-name="T26">_0</text:span> ‹<text:span text:style-name="T26">term</text:span>›<text:span text:style-name="T26">_1</text:span><text:span text:style-name="T13">)</text:span> <text:span text:style-name="T13">(</text:span>‹<text:span text:style-name="T26">term</text:span>›<text:span text:style-name="T26">_0</text:span> ‹<text:span text:style-name="T26">term</text:span>›<text:span text:style-name="T26">_2</text:span><text:span text:style-name="T13">))</text:span> <text:span text:style-name="T13">(</text:span><text:span text:style-name="T26">Term&lt;?</text:span> ‹<text:span text:style-name="T26">term</text:span>›<text:span text:style-name="T26">_1</text:span> ‹<text:span text:style-name="T26">term</text:span>›<text:span text:style-name="T26">_2</text:span><text:span text:style-name="T13">))</text:span></text:p>
      <text:p text:style-name="P83"><text:span text:style-name="T26"> </text:span><text:span text:style-name="T13">((</text:span><text:span text:style-name="T26">Term&lt;?</text:span> <text:span text:style-name="T13">(</text:span>‹<text:span text:style-name="T26">term</text:span>›<text:span text:style-name="T26">_0</text:span> ‹<text:span text:style-name="T26">term</text:span>›<text:span text:style-name="T26">_1</text:span><text:span text:style-name="T13">)</text:span> <text:span text:style-name="T13">(</text:span>‹<text:span text:style-name="T26">term</text:span>›<text:span text:style-name="T26">_2</text:span> ‹<text:span text:style-name="T26">term</text:span>›<text:span text:style-name="T26">_3</text:span><text:span text:style-name="T13">))</text:span> <text:span text:style-name="T13">(</text:span><text:span text:style-name="T26">Term&lt;?</text:span> ‹<text:span text:style-name="T26">term</text:span>›<text:span text:style-name="T26">_0</text:span> ‹<text:span text:style-name="T26">term</text:span>›<text:span text:style-name="T26">_2</text:span><text:span text:style-name="T13">)))</text:span></text:p>
      <text:p text:style-name="P32"><text:span text:style-name="T13">(</text:span><text:span text:style-name="T26">define</text:span> <text:span text:style-name="T13">(</text:span><text:span text:style-name="T26">Catalan</text:span> <text:span text:style-name="T26">n</text:span><text:span text:style-name="T13">)</text:span> <text:span text:style-name="T13">(</text:span><text:span text:style-name="T26">quotient</text:span> <text:span text:style-name="T13">(</text:span><text:span text:style-name="T26">!</text:span> <text:span text:style-name="T13">(</text:span><text:span text:style-name="T26">*</text:span> <text:span text:style-name="T26">2</text:span> <text:span text:style-name="T26">n</text:span><text:span text:style-name="T13">))</text:span> <text:span text:style-name="T13">(</text:span><text:span text:style-name="T26">*</text:span> <text:span text:style-name="T13">(</text:span><text:span text:style-name="T26">!</text:span> <text:span text:style-name="T26">n</text:span><text:span text:style-name="T13">)</text:span> <text:span text:style-name="T13">(</text:span><text:span text:style-name="T26">!</text:span> <text:span text:style-name="T13">(</text:span><text:span text:style-name="T26">add1</text:span> <text:span text:style-name="T26">n</text:span><text:span text:style-name="T13">)))))</text:span>  <text:span text:style-name="T26">;</text:span> (2n)!/(n!(n+1)!)</text:p>
      <text:p text:style-name="P54"><text:span text:style-name="T26">;</text:span> These are <text:a xlink:type="simple" xlink:href="http://en.wikipedia.org/wiki/Catalan_numbers"><text:span text:style-name="Internet_20_link">Catalan numbers</text:span></text:a>. They solve many counting problems.</text:p>
      <text:p text:style-name="P83"><text:span text:style-name="T26">;</text:span> Here they are used to count the number of fully curried X-terms with n+1 occurrences of <text:span text:style-name="T33">X</text:span>, n ≥ 0.</text:p>
      <text:p text:style-name="P54"><text:span text:style-name="T13">(</text:span><text:span text:style-name="T26">define</text:span> <text:span text:style-name="T13">(</text:span><text:span text:style-name="T26">sort-terms</text:span> <text:span text:style-name="T26">x</text:span><text:span text:style-name="T13">)</text:span> <text:span text:style-name="T13">(</text:span><text:span text:style-name="T26">sort</text:span> <text:span text:style-name="T26">x</text:span> <text:span text:style-name="T26">term&lt;?</text:span><text:span text:style-name="T13">))</text:span></text:p>
      <text:p text:style-name="P54"><text:span text:style-name="T13">(</text:span><text:span text:style-name="T26">define</text:span> <text:span text:style-name="T13">(</text:span><text:span text:style-name="T26">term&lt;?</text:span> <text:span text:style-name="T26">x</text:span> <text:span text:style-name="T26">y</text:span><text:span text:style-name="T13">)</text:span> <text:span text:style-name="T13">(</text:span><text:span text:style-name="T26">term</text:span> <text:span text:style-name="T13">(</text:span><text:span text:style-name="T26">Term&lt;?</text:span> <text:span text:style-name="T26">,x</text:span> <text:span text:style-name="T26">,y</text:span><text:span text:style-name="T13">)))</text:span></text:p>
      <text:p text:style-name="P54"><text:span text:style-name="T13">(</text:span><text:span text:style-name="T26">define</text:span> <text:span text:style-name="T13">(</text:span><text:span text:style-name="T26">apply-extend</text:span> <text:span text:style-name="T26">x</text:span><text:span text:style-name="T13">)</text:span> <text:span text:style-name="T13">(</text:span><text:span text:style-name="T26">apply-reduction-relation</text:span> <text:span text:style-name="T26">extend</text:span> <text:span text:style-name="T26">x</text:span><text:span text:style-name="T13">))</text:span></text:p>
      <text:p text:style-name="P54"><text:span text:style-name="T13">(</text:span><text:span text:style-name="T26">define</text:span> <text:span text:style-name="T13">(</text:span><text:span text:style-name="T26">!</text:span> <text:span text:style-name="T26">n</text:span><text:span text:style-name="T13">)</text:span> <text:span text:style-name="T13">(</text:span><text:span text:style-name="T26">if</text:span> <text:span text:style-name="T13">(</text:span><text:span text:style-name="T26">zero?</text:span> <text:span text:style-name="T26">n</text:span><text:span text:style-name="T13">)</text:span> <text:span text:style-name="T26">1</text:span> <text:span text:style-name="T13">(</text:span><text:span text:style-name="T26">*</text:span> <text:span text:style-name="T26">n</text:span> <text:span text:style-name="T13">(</text:span><text:span text:style-name="T26">!</text:span> <text:span text:style-name="T13">(</text:span><text:span text:style-name="T26">sub1</text:span> <text:span text:style-name="T26">n</text:span><text:span text:style-name="T13">)))))</text:span></text:p>
      <text:p text:style-name="P83"><text:span text:style-name="T13">(</text:span><text:span text:style-name="T26">define</text:span> <text:span text:style-name="T26">print-terms</text:span> <text:span text:style-name="T26">#f</text:span><text:span text:style-name="T13">)</text:span> <text:span text:style-name="T26">;</text:span> Replace <text:span text:style-name="T26">#f</text:span> by <text:span text:style-name="T26">#t</text:span> if you want to see the lists of terms.</text:p>
      <text:p text:style-name="P54"><text:span text:style-name="T13">(</text:span><text:span text:style-name="T26">for</text:span> <text:span text:style-name="T13">((</text:span><text:span text:style-name="T26">n</text:span> <text:span text:style-name="T13">(</text:span><text:span text:style-name="T26">in-range</text:span> <text:span text:style-name="T26">1</text:span> <text:span text:style-name="T26">10</text:span><text:span text:style-name="T13">)))</text:span></text:p>
      <text:p text:style-name="P54"><text:span text:style-name="T26"> </text:span><text:span text:style-name="T13">(</text:span><text:span text:style-name="T26">let*</text:span> <text:span text:style-name="T13">((</text:span><text:span text:style-name="T26">r</text:span> <text:span text:style-name="T13">(</text:span><text:span text:style-name="T26">sort</text:span> <text:span text:style-name="T13">(</text:span><text:span text:style-name="T26">list-terms</text:span> <text:span text:style-name="T26">n</text:span><text:span text:style-name="T13">)</text:span> <text:span text:style-name="T26">term&lt;?</text:span><text:span text:style-name="T13">))</text:span> <text:span text:style-name="T13">(</text:span><text:span text:style-name="T26">c</text:span> <text:span text:style-name="T13">(</text:span><text:span text:style-name="T26">length</text:span> <text:span text:style-name="T26">r</text:span><text:span text:style-name="T13">))</text:span> <text:span text:style-name="T13">(</text:span><text:span text:style-name="T26">C</text:span> <text:span text:style-name="T13">(</text:span><text:span text:style-name="T26">Catalan</text:span> <text:span text:style-name="T13">(</text:span><text:span text:style-name="T26">sub1</text:span> <text:span text:style-name="T26">n</text:span><text:span text:style-name="T13">))))</text:span></text:p>
      <text:p text:style-name="P54"><text:span text:style-name="T26">  </text:span><text:span text:style-name="T13">(</text:span><text:span text:style-name="T26">printf</text:span> <text:span text:style-name="T26">"nr</text:span> <text:span text:style-name="T26">of</text:span> <text:span text:style-name="T26">X:</text:span> <text:span text:style-name="T26">~s,</text:span> <text:span text:style-name="T26">nr</text:span> <text:span text:style-name="T26">of</text:span> <text:span text:style-name="T26">terms:</text:span> <text:span text:style-name="T26">~s~n"</text:span> <text:span text:style-name="T26">n</text:span> <text:span text:style-name="T26">c</text:span><text:span text:style-name="T13">)</text:span></text:p>
      <text:p text:style-name="P54"><text:span text:style-name="T26">  </text:span><text:span text:style-name="T13">(</text:span><text:span text:style-name="T26">when</text:span> <text:span text:style-name="T26">print-terms</text:span> <text:span text:style-name="T13">(</text:span><text:span text:style-name="T26">for-each</text:span> <text:span text:style-name="T13">(</text:span><text:span text:style-name="T26">λ</text:span> <text:span text:style-name="T13">(</text:span><text:span text:style-name="T26">r</text:span><text:span text:style-name="T13">)</text:span> <text:span text:style-name="T13">(</text:span><text:span text:style-name="T26">printf</text:span> <text:span text:style-name="T26">"~s~n"</text:span> <text:span text:style-name="T26">r</text:span><text:span text:style-name="T13">))</text:span> <text:span text:style-name="T26">r</text:span><text:span text:style-name="T13">)</text:span> <text:span text:style-name="T13">(</text:span><text:span text:style-name="T26">newline</text:span><text:span text:style-name="T13">))</text:span></text:p>
      <text:p text:style-name="P83"><text:span text:style-name="T26">  </text:span><text:span text:style-name="T13">(</text:span><text:span text:style-name="T26">test-equal</text:span> <text:span text:style-name="T26">c</text:span> <text:span text:style-name="T26">C</text:span><text:span text:style-name="T13">)))</text:span></text:p>
      <text:p text:style-name="P83"><text:span text:style-name="T13">(</text:span><text:span text:style-name="T26">test-results</text:span><text:span text:style-name="T13">)</text:span></text:p>
      <text:p text:style-name="Standard">Results:</text:p>
      <text:p text:style-name="P54"><text:span text:style-name="T26">nr</text:span> <text:span text:style-name="T26">of</text:span> <text:span text:style-name="T26">X:</text:span> <text:span text:style-name="T26">1,</text:span> <text:span text:style-name="T26">nr</text:span> <text:span text:style-name="T26">of</text:span> <text:span text:style-name="T26">terms:</text:span> <text:span text:style-name="T26">1</text:span></text:p>
      <text:p text:style-name="P54"><text:span text:style-name="T26">nr</text:span> <text:span text:style-name="T26">of</text:span> <text:span text:style-name="T26">X:</text:span> <text:span text:style-name="T26">2,</text:span> <text:span text:style-name="T26">nr</text:span> <text:span text:style-name="T26">of</text:span> <text:span text:style-name="T26">terms:</text:span> <text:span text:style-name="T26">1</text:span></text:p>
      <text:p text:style-name="P54"><text:span text:style-name="T26">nr</text:span> <text:span text:style-name="T26">of</text:span> <text:span text:style-name="T26">X:</text:span> <text:span text:style-name="T26">3,</text:span> <text:span text:style-name="T26">nr</text:span> <text:span text:style-name="T26">of</text:span> <text:span text:style-name="T26">terms:</text:span> <text:span text:style-name="T26">2</text:span></text:p>
      <text:p text:style-name="P54"><text:span text:style-name="T26">nr</text:span> <text:span text:style-name="T26">of</text:span> <text:span text:style-name="T26">X:</text:span> <text:span text:style-name="T26">4,</text:span> <text:span text:style-name="T26">nr</text:span> <text:span text:style-name="T26">of</text:span> <text:span text:style-name="T26">terms:</text:span> <text:span text:style-name="T26">5</text:span></text:p>
      <text:p text:style-name="P54"><text:span text:style-name="T26">nr</text:span> <text:span text:style-name="T26">of</text:span> <text:span text:style-name="T26">X:</text:span> <text:span text:style-name="T26">5,</text:span> <text:span text:style-name="T26">nr</text:span> <text:span text:style-name="T26">of</text:span> <text:span text:style-name="T26">terms:</text:span> <text:span text:style-name="T26">14</text:span></text:p>
      <text:p text:style-name="P54"><text:span text:style-name="T26">nr</text:span> <text:span text:style-name="T26">of</text:span> <text:span text:style-name="T26">X:</text:span> <text:span text:style-name="T26">6,</text:span> <text:span text:style-name="T26">nr</text:span> <text:span text:style-name="T26">of</text:span> <text:span text:style-name="T26">terms:</text:span> <text:span text:style-name="T26">42</text:span></text:p>
      <text:p text:style-name="P54"><text:span text:style-name="T26">nr</text:span> <text:span text:style-name="T26">of</text:span> <text:span text:style-name="T26">X:</text:span> <text:span text:style-name="T26">7,</text:span> <text:span text:style-name="T26">nr</text:span> <text:span text:style-name="T26">of</text:span> <text:span text:style-name="T26">terms:</text:span> <text:span text:style-name="T26">132</text:span></text:p>
      <text:p text:style-name="P54"><text:span text:style-name="T26">nr</text:span> <text:span text:style-name="T26">of</text:span> <text:span text:style-name="T26">X:</text:span> <text:span text:style-name="T26">8,</text:span> <text:span text:style-name="T26">nr</text:span> <text:span text:style-name="T26">of</text:span> <text:span text:style-name="T26">terms:</text:span> <text:span text:style-name="T26">429</text:span></text:p>
      <text:p text:style-name="P54"><text:span text:style-name="T26">nr</text:span> <text:span text:style-name="T26">of</text:span> <text:span text:style-name="T26">X:</text:span> <text:span text:style-name="T26">9,</text:span> <text:span text:style-name="T26">nr</text:span> <text:span text:style-name="T26">of</text:span> <text:span text:style-name="T26">terms:</text:span> <text:span text:style-name="T26">1430</text:span></text:p>
      <text:p text:style-name="P83"><text:span text:style-name="T26">All</text:span> <text:span text:style-name="T26">9</text:span> <text:span text:style-name="T26">tests</text:span> <text:span text:style-name="T26">passed.</text:span></text:p>
      <text:list text:style-name="Outline" text:continue-numbering="true">
        <text:list-item>
          <text:list text:continue-numbering="true">
            <text:list-item>
              <text:h text:style-name="P114" text:outline-level="2"><text:bookmark-start text:name="_Appendix_A"/><text:bookmark-end text:name="_Appendix_A"/>Appendix A</text:h>
            </text:list-item>
          </text:list>
        </text:list-item>
      </text:list>
      <text:p text:style-name="Standard">If you don’t yet have DrScheme, download it from <text:a xlink:type="simple" xlink:href="http://download.plt-scheme.org/"><text:span text:style-name="Internet_20_link">the PLT Scheme download page</text:span></text:a>, execute the downloaded installer and click ‘next’ until the installer starts. DrScheme is free. After the installer completes click ‘finish’ and DrScheme opens. Select ‘Language Module’ in menu item ‘Language/Choose Language. Also select menu item ‘Edit/Preferences/General’ and enable ‘Auto­matically switch to module language when opening a module’. Personally I also prefer the options ‘Open files in separate tabs’ and ‘Put interactions window beside the definitions window’. It may be handy to enable the option ‘Automatically compile source files’ in menu item ‘Language/Choose Language’. Show details when hidden in order to get the option visible. Setting the language and the preferences is a one time job. DrScheme memorizes the settings. If you are not yet familiar with DrScheme, you may want to have a look at <text:a xlink:type="simple" xlink:href="http://docs.plt-scheme.org/drscheme/index.html"><text:span text:style-name="Internet_20_link"><text:span text:style-name="T56">DrScheme: PLT Programming Environment</text:span></text:span></text:a>, <text:span text:style-name="T56">a</text:span>lthough in principle, the user interface hardly requires any explanation. In the present essay frequent use is made of PLT’s <text:a xlink:type="simple" xlink:href="http://docs.plt-scheme.org/redex/index.html"><text:span text:style-name="Internet_20_link"><text:span text:style-name="T4">redex</text:span></text:span></text:a>. It has a <text:a xlink:type="simple" xlink:href="http://redex.plt-scheme.org/"><text:span text:style-name="Internet_20_link"><text:span text:style-name="T56">beginner friendly introduction</text:span></text:span></text:a>, but the latter requires some know­ledge of Lambda Calculus. In the present essay the first examples referring to <text:span text:style-name="T4">redex</text:span> are self evident. Take a look at the introduction when you feel you are up to it. I make frequent use of <text:a xlink:type="simple" xlink:href="http://docs.plt-scheme.org/drscheme/buttons.html#(idx._(gentag._8._(lib._scribblings/drscheme/drscheme..scrbl)))"><text:span text:style-name="Internet_20_link">Check Syntax</text:span></text:a>. It provides a lot of information about the structure of the program. Many typo errors can be traced by means of Check Syntax.</text:p>
      <text:p text:style-name="Standard">The tools and source codes are available as a zip file: <text:a xlink:type="simple" xlink:href="http://www.telefonica.net/web2/koot/lc-with-redex.zip"><text:span text:style-name="Internet_20_link">lc-with-redex.zip</text:span></text:a>. Download it and unzip. All files must be kept in the same directory. The directory contains the original copy of the present essay. Always use the copy in the directory. Many hyperlinks in this essay assume the referenced material to be present in the same directory as the essay itself. Run examples by following a hyperlink in this essay or by opening one of the ‘.ss’ files in the directory. Run DrScheme.exe for your own programs. Enter your program in the definitions window. Results are shown in the interactions window after clicking the Run button. The interactions window also provides a read-eval-print-loop, but I rarely use it.</text:p>
      <text:list text:style-name="Outline" text:continue-numbering="true">
        <text:list-item>
          <text:list text:continue-numbering="true">
            <text:list-item>
              <text:h text:style-name="Heading_20_2" text:outline-level="2">Copyright</text:h>
            </text:list-item>
          </text:list>
        </text:list-item>
      </text:list>
      <text:p text:style-name="Standard">You can use this essay and the sources in directory <text:a xlink:type="simple" xlink:href="http://www.telefonica.net/web2/koot/lc-with-redex.zip"><text:span text:style-name="Internet_20_link">lc-with-redex.zip</text:span></text:a> as you like, but if do you this in public, it would be nice to refer to the origin: Jacob J. A. Koot or less formally Jos Koot. I must demand, though, that you make sure that when referring to parts that I borrowed from others, the related acknowledments are mainta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marker draw:name="msArrowOpenEnd_20_5" draw:display-name="msArrowOpenEnd 5" svg:viewBox="0 0 315 315" svg:d="m158 0 157 287-47 28-110-202-111 202-47-28z"/>
    <draw:stroke-dash draw:name="Dash_20_2" draw:display-name="Dash 2" draw:style="rect" draw:dots2="1" draw:dots2-length="0.105cm" draw:distance="0.079cm"/>
    <draw:stroke-dash draw:name="Dash_20_3" draw:display-name="Dash 3" draw:style="rect" draw:dots1="1" draw:dots1-length="0.026cm" draw:distance="0.026cm"/>
    <draw:stroke-dash draw:name="Dash_20_4" draw:display-name="Dash 4" draw:style="round"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line-height="0.494cm" fo:text-align="justify" style:justify-single-word="false" fo:orphans="0" fo:widows="0" fo:hyphenation-ladder-count="no-limit"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cm" fo:margin-bottom="0cm" style:line-height-at-least="0.423cm" fo:padding-left="0.141cm" fo:padding-right="0.141cm" fo:padding-top="0.035cm" fo:padding-bottom="0.035cm" fo:border="0.035cm solid #000000"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padding="0cm" fo:border="none"/>
      <style:text-properties style:font-size-complex="14pt" style:font-style-complex="italic" style:font-weight-complex="normal"/>
    </style:style>
    <style:style style:name="Heading_20_3" style:display-name="Heading 3" style:family="paragraph" style:parent-style-name="Standard" style:next-style-name="Standard" style:list-style-name="Outline" style:class="text" style:default-outline-level="3">
      <style:paragraph-properties fo:margin-top="0cm" fo:margin-bottom="0cm" fo:keep-with-next="always"/>
      <style:text-properties fo:font-weight="bold"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01cm" fo:margin-right="0cm" fo:margin-top="0cm" fo:margin-bottom="0cm" fo:line-height="0.353cm" fo:text-indent="-0.501cm" style:auto-text-indent="false"/>
      <style:text-properties fo:font-size="9pt" style:font-size-asian="9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w-formatted-date" style:family="text" style:parent-style-name="Default_20_Paragraph_20_Font"/>
    <style:style style:name="Heading_20_3_20_Char" style:display-name="Heading 3 Char" style:family="text" style:parent-style-name="Default_20_Paragraph_20_Font">
      <style:text-properties fo:font-size="12pt" fo:language="en" fo:country="GB" fo:font-weight="bold" style:font-size-asian="12pt" style:font-weight-asian="bold" style:font-name-complex="Arial" style:font-size-complex="13pt" style:language-complex="ar" style:country-complex="SA"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margin-top="0cm" fo:margin-bottom="0cm">
        <style:tab-stops>
          <style:tab-stop style:position="8.266cm" style:type="center"/>
          <style:tab-stop style:position="17.032cm" style:type="right"/>
        </style:tab-stops>
      </style:paragraph-properties>
    </style:style>
    <style:style style:name="P2" style:family="paragraph" style:parent-style-name="Header">
      <style:paragraph-properties>
        <style:tab-stops>
          <style:tab-stop style:position="8.255cm" style:type="center"/>
          <style:tab-stop style:position="16.51cm" style:type="right"/>
        </style:tab-stops>
      </style:paragraph-properties>
    </style:style>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bottom="0.901cm" style:dynamic-spacing="true"/>
      </style:header-style>
      <style:footer-style/>
    </style:page-layout>
  </office:automatic-styles>
  <office:master-styles>
    <style:master-page style:name="Standard" style:page-layout-name="pm1">
      <style:header>
        <text:p text:style-name="P1"><text:span text:style-name="T1">The Lambda Calculus as a programming language<text:tab/>page </text:span><text:span text:style-name="Page_20_Number"><text:span text:style-name="T1"><text:page-number text:select-page="current">33</text:page-number></text:span></text:span><text:span text:style-name="Page_20_Number"><text:span text:style-name="T1"> of </text:span></text:span><text:span text:style-name="Page_20_Number"><text:span text:style-name="T1"><text:page-count style:num-format="1">33</text:page-count></text:span></text:span><text:span text:style-name="Page_20_Number"><text:span text:style-name="T1"><text:tab/>Jacob J. A. Koot</text:span></text:span></text:p>
      </style:header>
    </style:master-page>
    <style:master-page style:name="First_20_Page" style:display-name="First Page" style:page-layout-name="pm1" style:next-style-name="Standard">
      <style:header>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Introduction to Lambda Calculus for Functional Programmers</dc:title>
    <meta:initial-creator>Jos Koot</meta:initial-creator>
    <meta:creation-date>2009-03-08T09:08:00</meta:creation-date>
    <dc:creator>Koot</dc:creator>
    <dc:date>2009-06-07T16:50:00</dc:date>
    <meta:print-date>2009-06-03T10:00:00</meta:print-date>
    <meta:editing-cycles>203</meta:editing-cycles>
    <meta:editing-duration>PT5H19M0S</meta:editing-duration>
    <meta:user-defined meta:name="Info 1"/>
    <meta:user-defined meta:name="Info 2"/>
    <meta:user-defined meta:name="Info 3"/>
    <meta:user-defined meta:name="Info 4"/>
    <meta:document-statistic meta:table-count="0" meta:image-count="0" meta:object-count="0" meta:page-count="33" meta:paragraph-count="1006" meta:word-count="14140" meta:character-count="77899"/>
  </office:meta>
</office:document-meta>
</file>